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9.61mm"/>
    </style:style>
    <style:style style:name="co10" style:family="table-column">
      <style:table-column-properties fo:break-before="auto" style:column-width="30.3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18.04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20.5mm"/>
    </style:style>
    <style:style style:name="co15" style:family="table-column">
      <style:table-column-properties fo:break-before="auto" style:column-width="21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2.8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33.3mm"/>
    </style:style>
    <style:style style:name="co21" style:family="table-column">
      <style:table-column-properties fo:break-before="auto" style:column-width="36.02mm"/>
    </style:style>
    <style:style style:name="co22" style:family="table-column">
      <style:table-column-properties fo:break-before="auto" style:column-width="31.66mm"/>
    </style:style>
    <style:style style:name="co23" style:family="table-column">
      <style:table-column-properties fo:break-before="auto" style:column-width="32.49mm"/>
    </style:style>
    <style:style style:name="co24" style:family="table-column">
      <style:table-column-properties fo:break-before="auto" style:column-width="8.38mm"/>
    </style:style>
    <style:style style:name="co25" style:family="table-column">
      <style:table-column-properties fo:break-before="auto" style:column-width="12.29mm"/>
    </style:style>
    <style:style style:name="co26" style:family="table-column">
      <style:table-column-properties fo:break-before="auto" style:column-width="23.28mm"/>
    </style:style>
    <style:style style:name="co27" style:family="table-column">
      <style:table-column-properties fo:break-before="auto" style:column-width="5.5mm"/>
    </style:style>
    <style:style style:name="co28" style:family="table-column">
      <style:table-column-properties fo:break-before="auto" style:column-width="6.28mm"/>
    </style:style>
    <style:style style:name="co29" style:family="table-column">
      <style:table-column-properties fo:break-before="auto" style:column-width="7.07mm"/>
    </style:style>
    <style:style style:name="co30" style:family="table-column">
      <style:table-column-properties fo:break-before="auto" style:column-width="2.08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5.59mm"/>
    </style:style>
    <style:style style:name="co33" style:family="table-column">
      <style:table-column-properties fo:break-before="auto" style:column-width="5.33mm"/>
    </style:style>
    <style:style style:name="co34" style:family="table-column">
      <style:table-column-properties fo:break-before="auto" style:column-width="5.08mm"/>
    </style:style>
    <style:style style:name="co35" style:family="table-column">
      <style:table-column-properties fo:break-before="auto" style:column-width="7.39mm"/>
    </style:style>
    <style:style style:name="co36" style:family="table-column">
      <style:table-column-properties fo:break-before="auto" style:column-width="9.45mm"/>
    </style:style>
    <style:style style:name="co37" style:family="table-column">
      <style:table-column-properties fo:break-before="auto" style:column-width="12.33mm"/>
    </style:style>
    <style:style style:name="co38" style:family="table-column">
      <style:table-column-properties fo:break-before="auto" style:column-width="1.57mm"/>
    </style:style>
    <style:style style:name="co39" style:family="table-column">
      <style:table-column-properties fo:break-before="auto" style:column-width="2.36mm"/>
    </style:style>
    <style:style style:name="co40" style:family="table-column">
      <style:table-column-properties fo:break-before="auto" style:column-width="7.58mm"/>
    </style:style>
    <style:style style:name="co41" style:family="table-column">
      <style:table-column-properties fo:break-before="auto" style:column-width="29.49mm"/>
    </style:style>
    <style:style style:name="co42" style:family="table-column">
      <style:table-column-properties fo:break-before="auto" style:column-width="8.78mm"/>
    </style:style>
    <style:style style:name="co43" style:family="table-column">
      <style:table-column-properties fo:break-before="auto" style:column-width="6.01mm"/>
    </style:style>
    <style:style style:name="co44" style:family="table-column">
      <style:table-column-properties fo:break-before="auto" style:column-width="4.18mm"/>
    </style:style>
    <style:style style:name="co45" style:family="table-column">
      <style:table-column-properties fo:break-before="auto" style:column-width="14.66mm"/>
    </style:style>
    <style:style style:name="co46" style:family="table-column">
      <style:table-column-properties fo:break-before="auto" style:column-width="24.85mm"/>
    </style:style>
    <style:style style:name="co47" style:family="table-column">
      <style:table-column-properties fo:break-before="auto" style:column-width="9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9" style:family="table-cell" style:parent-style-name="Default">
      <style:table-cell-properties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cell-protect="protected formula-hidden" style:print-content="true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ff00" style:cell-protect="none" style:print-content="true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'Partite Gironi'.A1"/>
    </style:style>
    <style:style style:name="ce26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order-bottom="0.74pt soli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ext-properties style:font-name="Liberation Sans" fo:font-size="11pt" style:font-size-asian="11pt" style:font-size-complex="11pt"/>
    </style:style>
    <style:style style:name="ce3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'Partite Gironi'.B1"/>
    </style:style>
    <style:style style:name="ce31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4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5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6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'Partite Gironi'.B1"/>
    </style:style>
    <style:style style:name="ce357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8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59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'Partite Gironi'.E1"/>
    </style:style>
    <style:style style:name="ce36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'Partite Gironi'.E1"/>
    </style:style>
    <style:style style:name="ce36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Partite Gironi'.C2"/>
    </style:style>
    <style:style style:name="ce365" style:family="table-cell" style:parent-style-name="Default">
      <style:table-cell-properties fo:border-bottom="0.74pt dotte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6" style:family="table-cell" style:parent-style-name="Default">
      <style:table-cell-properties fo:border-bottom="0.74pt dotte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7" style:family="table-cell" style:parent-style-name="Default">
      <style:table-cell-properties fo:border-bottom="0.74pt solid #000000" fo:background-color="#fff2c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'Partite Gironi'.G2"/>
    </style:style>
    <style:style style:name="ce368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6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0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1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2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3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4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5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6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7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8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79" style:family="table-cell" style:parent-style-name="Excel_20_Built-in_20_Hyperlink" style:data-style-name="N125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Partite Gironi'.H2"/>
    </style:style>
    <style:style style:name="ce38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4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382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3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4" style:family="table-cell" style:parent-style-name="Excel_20_Built-in_20_Normal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5" style:family="table-cell" style:parent-style-name="Excel_20_Built-in_20_Hyperlink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5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6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7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3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132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3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4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8" style:family="table-cell" style:parent-style-name="Excel_20_Built-in_20_Hyperlink" style:data-style-name="N127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9" style:family="table-cell" style:parent-style-name="Excel_20_Built-in_20_Hyperlink" style:data-style-name="N127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40" style:family="table-cell" style:parent-style-name="Excel_20_Built-in_20_Hyperlink" style:data-style-name="N127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5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5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[.$Q$5]=&quot;Black and White&quot;)" style:apply-style-name="ConditionalStyle_5f_204" style:base-cell-address="'Calendario e Tabellone'.A1"/>
    </style:style>
    <style:style style:name="ce145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6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28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A4"/>
    </style:style>
    <style:style style:name="ce429" style:family="table-cell" style:parent-style-name="Excel_20_Built-in_20_Normal" style:data-style-name="N100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0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1" style:family="table-cell" style:parent-style-name="Excel_20_Built-in_20_Normal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0.06pt solid #3366ff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2" style:family="table-cell" style:parent-style-name="Excel_20_Built-in_20_Normal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3" style:family="table-cell" style:parent-style-name="Default" style:data-style-name="N118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4" style:family="table-cell" style:parent-style-name="Default" style:data-style-name="N118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5" style:family="table-cell" style:parent-style-name="Default" style:data-style-name="N114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6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43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8" style:family="table-cell" style:parent-style-name="Excel_20_Built-in_20_Normal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9" style:family="table-cell" style:parent-style-name="Excel_20_Built-in_20_Normal" style:data-style-name="N116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06pt solid #3366ff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0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9" style:base-cell-address="'Calendario e Tabellone'.A4"/>
    </style:style>
    <style:style style:name="ce441" style:family="table-cell" style:parent-style-name="Excel_20_Built-in_20_Normal" style:data-style-name="N100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2" style:family="table-cell" style:parent-style-name="Excel_20_Built-in_20_Normal" style:data-style-name="N116">
      <style:table-cell-properties fo:border-bottom="0.06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3" style:family="table-cell" style:parent-style-name="Excel_20_Built-in_20_Normal" style:data-style-name="N116">
      <style:table-cell-properties fo:border-bottom="0.06pt solid #3366ff" fo:background-color="#c5e0b4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4" style:family="table-cell" style:parent-style-name="Excel_20_Built-in_20_Normal" style:data-style-name="N116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5" style:family="table-cell" style:parent-style-name="Default" style:data-style-name="N116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6" style:family="table-cell" style:parent-style-name="Default" style:data-style-name="N116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7" style:family="table-cell" style:parent-style-name="Default" style:data-style-name="N116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4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5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4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5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CONCATENATE([.$D4];&quot;_win&quot;);1;0))" style:apply-style-name="ConditionalStyle_5f_227" style:base-cell-address="'Calendario e Tabellone'.D5"/>
    </style:style>
    <style:style style:name="ce456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1.76pt solid #000000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3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4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6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4];&quot;_win&quot;);1;0))" style:apply-style-name="ConditionalStyle_5f_227" style:base-cell-address="'Calendario e Tabellone'.D5"/>
    </style:style>
    <style:style style:name="ce467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8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9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0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1" style:family="table-cell" style:parent-style-name="Default">
      <style:table-cell-properties fo:background-color="#c5e0b4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2" style:family="table-cell" style:parent-style-name="Default">
      <style:table-cell-properties fo:border-bottom="0.74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4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6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7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8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0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CONCATENATE([.$I5];&quot;_win&quot;);1;0))" style:apply-style-name="ConditionalStyle_5f_226" style:base-cell-address="'Calendario e Tabellone'.D5"/>
    </style:style>
    <style:style style:name="ce484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23];&quot;_win&quot;);1;0))" style:apply-style-name="ConditionalStyle_5f_224" style:base-cell-address="'Calendario e Tabellone'.I23"/>
    </style:style>
    <style:style style:name="ce485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36];&quot;_win&quot;);1;0))" style:apply-style-name="ConditionalStyle_5f_186" style:base-cell-address="'Calendario e Tabellone'.I36"/>
    </style:style>
    <style:style style:name="ce486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7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0.06pt solid #2f5597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8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I5];&quot;_win&quot;);1;0))" style:apply-style-name="ConditionalStyle_5f_226" style:base-cell-address="'Calendario e Tabellone'.D5"/>
    </style:style>
    <style:style style:name="ce4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3" style:family="table-cell" style:parent-style-name="Default">
      <style:table-cell-properties fo:border-bottom="0.06pt solid #2f5597" fo:background-color="#c5e0b4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4" style:family="table-cell" style:parent-style-name="Default">
      <style:table-cell-properties fo:border-bottom="0.74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8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0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50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8" style:base-cell-address="'Calendario e Tabellone'.L5"/>
    </style:style>
    <style:style style:name="ce50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6" style:base-cell-address="'Calendario e Tabellone'.L6"/>
    </style:style>
    <style:style style:name="ce50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7" style:base-cell-address="'Calendario e Tabellone'.L7"/>
    </style:style>
    <style:style style:name="ce504" style:family="table-cell" style:parent-style-name="Excel_20_Built-in_20_Normal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05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1" style:base-cell-address="'Calendario e Tabellone'.L10"/>
    </style:style>
    <style:style style:name="ce506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9" style:base-cell-address="'Calendario e Tabellone'.L11"/>
    </style:style>
    <style:style style:name="ce507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0" style:base-cell-address="'Calendario e Tabellone'.L12"/>
    </style:style>
    <style:style style:name="ce508" style:family="table-cell" style:parent-style-name="Excel_20_Built-in_20_Normal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09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4" style:base-cell-address="'Calendario e Tabellone'.L15"/>
    </style:style>
    <style:style style:name="ce510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2" style:base-cell-address="'Calendario e Tabellone'.L16"/>
    </style:style>
    <style:style style:name="ce511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3" style:base-cell-address="'Calendario e Tabellone'.L17"/>
    </style:style>
    <style:style style:name="ce512" style:family="table-cell" style:parent-style-name="Excel_20_Built-in_20_Normal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13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7" style:base-cell-address="'Calendario e Tabellone'.L20"/>
    </style:style>
    <style:style style:name="ce514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5" style:base-cell-address="'Calendario e Tabellone'.L21"/>
    </style:style>
    <style:style style:name="ce515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6" style:base-cell-address="'Calendario e Tabellone'.L22"/>
    </style:style>
    <style:style style:name="ce51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517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518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34" style:base-cell-address="'Calendario e Tabellone'.L26"/>
    </style:style>
    <style:style style:name="ce519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5" style:base-cell-address="'Calendario e Tabellone'.L27"/>
    </style:style>
    <style:style style:name="ce52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0" style:base-cell-address="'Calendario e Tabellone'.L30"/>
    </style:style>
    <style:style style:name="ce52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79" style:base-cell-address="'Calendario e Tabellone'.L31"/>
    </style:style>
    <style:style style:name="ce52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78" style:base-cell-address="'Calendario e Tabellone'.L32"/>
    </style:style>
    <style:style style:name="ce524" style:family="table-cell" style:parent-style-name="Excel_20_Built-in_20_Normal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1" style:base-cell-address="'Calendario e Tabellone'.L34"/>
    </style:style>
    <style:style style:name="ce525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6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4" style:base-cell-address="'Calendario e Tabellone'.L42"/>
    </style:style>
    <style:style style:name="ce527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" style:base-cell-address="'Calendario e Tabellone'.L43"/>
    </style:style>
    <style:style style:name="ce5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3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6" style:base-cell-address="'Calendario e Tabellone'.L4"/>
    </style:style>
    <style:style style:name="ce53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53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7" style:base-cell-address="'Calendario e Tabellone'.M6"/>
    </style:style>
    <style:style style:name="ce53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8" style:base-cell-address="'Calendario e Tabellone'.M7"/>
    </style:style>
    <style:style style:name="ce53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9" style:base-cell-address="'Calendario e Tabellone'.M8"/>
    </style:style>
    <style:style style:name="ce535" style:family="table-cell" style:parent-style-name="Excel_20_Built-in_20_Normal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3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53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6" style:base-cell-address="'Calendario e Tabellone'.M11"/>
    </style:style>
    <style:style style:name="ce53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7" style:base-cell-address="'Calendario e Tabellone'.M12"/>
    </style:style>
    <style:style style:name="ce53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8" style:base-cell-address="'Calendario e Tabellone'.M13"/>
    </style:style>
    <style:style style:name="ce540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4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54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5" style:base-cell-address="'Calendario e Tabellone'.M16"/>
    </style:style>
    <style:style style:name="ce54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6" style:base-cell-address="'Calendario e Tabellone'.M17"/>
    </style:style>
    <style:style style:name="ce54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7" style:base-cell-address="'Calendario e Tabellone'.M18"/>
    </style:style>
    <style:style style:name="ce545" style:family="table-cell" style:parent-style-name="Excel_20_Built-in_20_Normal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208" style:base-cell-address="'Calendario e Tabellone'.L9"/>
    </style:style>
    <style:style style:name="ce54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54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4" style:base-cell-address="'Calendario e Tabellone'.M21"/>
    </style:style>
    <style:style style:name="ce54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5" style:base-cell-address="'Calendario e Tabellone'.M22"/>
    </style:style>
    <style:style style:name="ce54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6" style:base-cell-address="'Calendario e Tabellone'.M23"/>
    </style:style>
    <style:style style:name="ce550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55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5" style:base-cell-address="'Calendario e Tabellone'.M26"/>
    </style:style>
    <style:style style:name="ce55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4" style:base-cell-address="'Calendario e Tabellone'.M27"/>
    </style:style>
    <style:style style:name="ce55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5" style:base-cell-address="'Calendario e Tabellone'.M28"/>
    </style:style>
    <style:style style:name="ce555" style:family="table-cell" style:parent-style-name="Excel_20_Built-in_20_Normal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55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55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1" style:base-cell-address="'Calendario e Tabellone'.M32"/>
    </style:style>
    <style:style style:name="ce55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82" style:base-cell-address="'Calendario e Tabellone'.M33"/>
    </style:style>
    <style:style style:name="ce560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0" style:base-cell-address="'Calendario e Tabellone'.M34"/>
    </style:style>
    <style:style style:name="ce561" style:family="table-cell" style:parent-style-name="Excel_20_Built-in_20_Normal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" style:base-cell-address="'Calendario e Tabellone'.M42"/>
    </style:style>
    <style:style style:name="ce56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" style:base-cell-address="'Calendario e Tabellone'.M43"/>
    </style:style>
    <style:style style:name="ce56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56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4" style:base-cell-address="'Calendario e Tabellone'.N7"/>
    </style:style>
    <style:style style:name="ce56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3" style:base-cell-address="'Calendario e Tabellone'.N8"/>
    </style:style>
    <style:style style:name="ce56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56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3" style:base-cell-address="'Calendario e Tabellone'.N12"/>
    </style:style>
    <style:style style:name="ce56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2" style:base-cell-address="'Calendario e Tabellone'.N13"/>
    </style:style>
    <style:style style:name="ce570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57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2" style:base-cell-address="'Calendario e Tabellone'.N17"/>
    </style:style>
    <style:style style:name="ce57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1" style:base-cell-address="'Calendario e Tabellone'.N18"/>
    </style:style>
    <style:style style:name="ce57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57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1" style:base-cell-address="'Calendario e Tabellone'.N22"/>
    </style:style>
    <style:style style:name="ce57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0" style:base-cell-address="'Calendario e Tabellone'.N23"/>
    </style:style>
    <style:style style:name="ce576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57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57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3" style:base-cell-address="'Calendario e Tabellone'.N27"/>
    </style:style>
    <style:style style:name="ce57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2" style:base-cell-address="'Calendario e Tabellone'.N28"/>
    </style:style>
    <style:style style:name="ce58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581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89" style:base-cell-address="'Calendario e Tabellone'.N34"/>
    </style:style>
    <style:style style:name="ce58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58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58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2" style:base-cell-address="'Calendario e Tabellone'.O7"/>
    </style:style>
    <style:style style:name="ce58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1" style:base-cell-address="'Calendario e Tabellone'.O12"/>
    </style:style>
    <style:style style:name="ce58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0" style:base-cell-address="'Calendario e Tabellone'.O17"/>
    </style:style>
    <style:style style:name="ce587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9" style:base-cell-address="'Calendario e Tabellone'.O22"/>
    </style:style>
    <style:style style:name="ce58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1" style:base-cell-address="'Calendario e Tabellone'.O27"/>
    </style:style>
    <style:style style:name="ce58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59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59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59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59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59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5" style:base-cell-address="'Calendario e Tabellone'.M5"/>
    </style:style>
    <style:style style:name="ce595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0" style:base-cell-address="'Calendario e Tabellone'.N6"/>
    </style:style>
    <style:style style:name="ce596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31" style:base-cell-address="'Calendario e Tabellone'.P7"/>
    </style:style>
    <style:style style:name="ce59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4" style:base-cell-address="'Calendario e Tabellone'.M10"/>
    </style:style>
    <style:style style:name="ce59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39" style:base-cell-address="'Calendario e Tabellone'.N11"/>
    </style:style>
    <style:style style:name="ce59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0" style:base-cell-address="'Calendario e Tabellone'.P12"/>
    </style:style>
    <style:style style:name="ce600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3" style:base-cell-address="'Calendario e Tabellone'.M15"/>
    </style:style>
    <style:style style:name="ce60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48" style:base-cell-address="'Calendario e Tabellone'.N16"/>
    </style:style>
    <style:style style:name="ce602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49" style:base-cell-address="'Calendario e Tabellone'.P17"/>
    </style:style>
    <style:style style:name="ce603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2" style:base-cell-address="'Calendario e Tabellone'.M20"/>
    </style:style>
    <style:style style:name="ce60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57" style:base-cell-address="'Calendario e Tabellone'.N21"/>
    </style:style>
    <style:style style:name="ce605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58" style:base-cell-address="'Calendario e Tabellone'.P22"/>
    </style:style>
    <style:style style:name="ce60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L24"/>
    </style:style>
    <style:style style:name="ce60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92" style:base-cell-address="'Calendario e Tabellone'.L25"/>
    </style:style>
    <style:style style:name="ce60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129" style:base-cell-address="'Calendario e Tabellone'.N26"/>
    </style:style>
    <style:style style:name="ce60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30" style:base-cell-address="'Calendario e Tabellone'.P27"/>
    </style:style>
    <style:style style:name="ce61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83" style:base-cell-address="'Calendario e Tabellone'.M30"/>
    </style:style>
    <style:style style:name="ce612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Q$5]=&quot;Black and White&quot;)" style:apply-style-name="ConditionalStyle_5f_64" style:base-cell-address="'Calendario e Tabellone'.M31"/>
    </style:style>
    <style:style style:name="ce613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63" style:base-cell-address="'Calendario e Tabellone'.N32"/>
    </style:style>
    <style:style style:name="ce614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7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1" style:base-cell-address="'Calendario e Tabellone'.N42"/>
    </style:style>
    <style:style style:name="ce618" style:family="table-cell" style:parent-style-name="Excel_20_Built-in_20_Normal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Q$5]=&quot;Black and White&quot;)" style:apply-style-name="ConditionalStyle_5f_2" style:base-cell-address="'Calendario e Tabellone'.N43"/>
    </style:style>
    <style:style style:name="ce61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0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1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2" style:family="table-cell" style:parent-style-name="Excel_20_Built-in_20_Hyperlink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4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5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9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9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0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2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3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6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200" style:base-cell-address="'Calendario e Tabellone'.X7"/>
    </style:style>
    <style:style style:name="ce63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99" style:base-cell-address="'Calendario e Tabellone'.X8"/>
    </style:style>
    <style:style style:name="ce638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3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2]=#REF!;1;0))" style:apply-style-name="ConditionalStyle_5f_219" style:base-cell-address="'Calendario e Tabellone'.X12"/>
      <style:map style:condition="is-true-formula(IF([.$AX11]=#REF!;1;0))" style:apply-style-name="ConditionalStyle_5f_218" style:base-cell-address="'Calendario e Tabellone'.X12"/>
    </style:style>
    <style:style style:name="ce64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6]=#REF!;1;0))" style:apply-style-name="ConditionalStyle_5f_211" style:base-cell-address="'Calendario e Tabellone'.X16"/>
      <style:map style:condition="is-true-formula(IF([.$AX15]=#REF!;1;0))" style:apply-style-name="ConditionalStyle_5f_210" style:base-cell-address="'Calendario e Tabellone'.X16"/>
    </style:style>
    <style:style style:name="ce64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0]=#REF!;1;0))" style:apply-style-name="ConditionalStyle_5f_198" style:base-cell-address="'Calendario e Tabellone'.X20"/>
      <style:map style:condition="is-true-formula(IF([.$AX19]=#REF!;1;0))" style:apply-style-name="ConditionalStyle_5f_197" style:base-cell-address="'Calendario e Tabellone'.X20"/>
    </style:style>
    <style:style style:name="ce64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24]=#REF!;1;0))" style:apply-style-name="ConditionalStyle_5f_215" style:base-cell-address="'Calendario e Tabellone'.X24"/>
      <style:map style:condition="is-true-formula(IF([.$AX23]=#REF!;1;0))" style:apply-style-name="ConditionalStyle_5f_214" style:base-cell-address="'Calendario e Tabellone'.X24"/>
    </style:style>
    <style:style style:name="ce64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4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11]=#REF!;1;0))" style:apply-style-name="ConditionalStyle_5f_213" style:base-cell-address="'Calendario e Tabellone'.X11"/>
      <style:map style:condition="is-true-formula(IF([.$AX12]=#REF!;1;0))" style:apply-style-name="ConditionalStyle_5f_212" style:base-cell-address="'Calendario e Tabellone'.X11"/>
    </style:style>
    <style:style style:name="ce64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2]=#REF!;1;0))" style:apply-style-name="ConditionalStyle_5f_217" style:base-cell-address="'Calendario e Tabellone'.X32"/>
      <style:map style:condition="is-true-formula(IF([.$AX31]=#REF!;1;0))" style:apply-style-name="ConditionalStyle_5f_216" style:base-cell-address="'Calendario e Tabellone'.X32"/>
    </style:style>
    <style:style style:name="ce64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5]=#REF!;1;0))" style:apply-style-name="ConditionalStyle_5f_196" style:base-cell-address="'Calendario e Tabellone'.X35"/>
      <style:map style:condition="is-true-formula(IF([.$AX36]=#REF!;1;0))" style:apply-style-name="ConditionalStyle_5f_195" style:base-cell-address="'Calendario e Tabellone'.X35"/>
    </style:style>
    <style:style style:name="ce64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X36]=#REF!;1;0))" style:apply-style-name="ConditionalStyle_5f_194" style:base-cell-address="'Calendario e Tabellone'.X36"/>
      <style:map style:condition="is-true-formula(IF([.$AX35]=#REF!;1;0))" style:apply-style-name="ConditionalStyle_5f_193" style:base-cell-address="'Calendario e Tabellone'.X36"/>
    </style:style>
    <style:style style:name="ce648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Y7"/>
    </style:style>
    <style:style style:name="ce65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Y8"/>
    </style:style>
    <style:style style:name="ce6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1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6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5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6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7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4" style:base-cell-address="'Calendario e Tabellone'.AC9"/>
    </style:style>
    <style:style style:name="ce66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3" style:base-cell-address="'Calendario e Tabellone'.AC10"/>
    </style:style>
    <style:style style:name="ce670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11" style:base-cell-address="'Calendario e Tabellone'.AC18"/>
    </style:style>
    <style:style style:name="ce671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9" style:base-cell-address="'Calendario e Tabellone'.AC26"/>
    </style:style>
    <style:style style:name="ce672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7" style:base-cell-address="'Calendario e Tabellone'.AC34"/>
    </style:style>
    <style:style style:name="ce67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D9"/>
    </style:style>
    <style:style style:name="ce67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D10"/>
    </style:style>
    <style:style style:name="ce67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D17"/>
    </style:style>
    <style:style style:name="ce67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D18"/>
    </style:style>
    <style:style style:name="ce67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D25"/>
    </style:style>
    <style:style style:name="ce67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D26"/>
    </style:style>
    <style:style style:name="ce67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D33"/>
    </style:style>
    <style:style style:name="ce6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D34"/>
    </style:style>
    <style:style style:name="ce68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8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1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8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5" style:base-cell-address="'Calendario e Tabellone'.AH14"/>
    </style:style>
    <style:style style:name="ce68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3" style:base-cell-address="'Calendario e Tabellone'.AH30"/>
    </style:style>
    <style:style style:name="ce68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I13"/>
    </style:style>
    <style:style style:name="ce69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I14"/>
    </style:style>
    <style:style style:name="ce69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I29"/>
    </style:style>
    <style:style style:name="ce69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I30"/>
    </style:style>
    <style:style style:name="ce6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5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6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Q$5]=&quot;Black and White&quot;)" style:apply-style-name="ConditionalStyle_5f_101" style:base-cell-address="'Calendario e Tabellone'.AM21"/>
    </style:style>
    <style:style style:name="ce698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N20"/>
    </style:style>
    <style:style style:name="ce699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N21"/>
    </style:style>
    <style:style style:name="ce700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O26"/>
    </style:style>
    <style:style style:name="ce701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2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3" style:family="table-cell" style:parent-style-name="Excel_20_Built-in_20_Normal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4" style:family="table-cell" style:parent-style-name="Excel_20_Built-in_20_Normal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5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Y19"/>
    </style:style>
    <style:style style:name="ce706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Y24"/>
    </style:style>
    <style:style style:name="ce707" style:family="table-cell" style:parent-style-name="Excel_20_Built-in_20_Normal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8" style:family="table-cell" style:parent-style-name="Excel_20_Built-in_20_Normal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9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711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2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3" style:family="table-cell" style:parent-style-name="Excel_20_Built-in_20_Normal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Y41"/>
    </style:style>
    <style:style style:name="ce715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quadre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18"/>
        <table:table-column table:style-name="co4" table:default-cell-style-name="ce18"/>
        <table:table-column table:style-name="co5" table:number-columns-repeated="60" table:default-cell-style-name="ce24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Nome Squadra</text:p>
          </table:table-cell>
          <table:table-cell table:style-name="ce17" office:value-type="string" calcext:value-type="string">
            <text:p>Girone</text:p>
          </table:table-cell>
          <table:table-cell table:style-name="ce17" office:value-type="string" calcext:value-type="string">
            <text:p>IDG</text:p>
          </table:table-cell>
          <table:table-cell table:style-name="ce23"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Leon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anter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Tigr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Ghepard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Giaguar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Pum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Linc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erval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Elefant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Giraff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Ippopotam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Iguan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Coccodrill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Piton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Aquile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Falch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Bisont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Buf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Cerv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Cinghi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Balen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Gabbia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Delfi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Fenicotter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Istric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Gorilla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Mul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Orche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Piranha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Scorpio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Ton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Zebre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mpi" table:style-name="ta1">
        <table:table-column table:style-name="co6" table:default-cell-style-name="ce18"/>
        <table:table-column table:style-name="co7" table:default-cell-style-name="ce20"/>
        <table:table-column table:style-name="co5" table:number-columns-repeated="62" table:default-cell-style-name="ce24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Nome</text:p>
          </table:table-cell>
          <table:table-cell table:style-name="ce23"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Campo Rosso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Campo Giallo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Cambo Blu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Campo Nero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tite Gironi" table:style-name="ta1">
        <table:table-column table:style-name="co8" table:default-cell-style-name="ce29"/>
        <table:table-column table:style-name="co3" table:default-cell-style-name="ce29"/>
        <table:table-column table:style-name="co9" table:default-cell-style-name="ce29"/>
        <table:table-column table:style-name="co10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8" table:visibility="collapse" table:default-cell-style-name="ce29"/>
        <table:table-column table:style-name="co12" table:visibility="collapse" table:default-cell-style-name="ce29"/>
        <table:table-column table:style-name="co13" table:visibility="collapse" table:default-cell-style-name="ce29"/>
        <table:table-column table:style-name="co14" table:visibility="collapse" table:default-cell-style-name="ce29"/>
        <table:table-column table:style-name="co15" table:visibility="collapse" table:default-cell-style-name="ce29"/>
        <table:table-column table:style-name="co12" table:default-cell-style-name="ce29"/>
        <table:table-column table:style-name="co8" table:visibility="collapse" table:default-cell-style-name="ce29"/>
        <table:table-column table:style-name="co12" table:visibility="collapse" table:default-cell-style-name="ce29"/>
        <table:table-column table:style-name="co13" table:visibility="collapse" table:default-cell-style-name="ce29"/>
        <table:table-column table:style-name="co14" table:visibility="collapse" table:default-cell-style-name="ce29"/>
        <table:table-column table:style-name="co15" table:visibility="collapse" table:default-cell-style-name="ce29"/>
        <table:table-column table:style-name="co12" table:default-cell-style-name="ce29"/>
        <table:table-column table:style-name="co5" table:number-columns-repeated="45" table:default-cell-style-name="ce29"/>
        <table:table-row table:style-name="ro2">
          <table:table-cell table:style-name="ce25" office:value-type="string" calcext:value-type="string">
            <text:p>Gara n.</text:p>
          </table:table-cell>
          <table:table-cell table:style-name="ce30" office:value-type="string" calcext:value-type="string">
            <text:p>Girone</text:p>
          </table:table-cell>
          <table:table-cell table:style-name="ce30" office:value-type="string" calcext:value-type="string">
            <text:p>Def</text:p>
          </table:table-cell>
          <table:table-cell table:style-name="ce356" office:value-type="string" calcext:value-type="string">
            <text:p>Partita (A</text:p>
          </table:table-cell>
          <table:table-cell table:style-name="ce360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361" office:value-type="string" calcext:value-type="string">
            <text:p>B)</text:p>
          </table:table-cell>
          <table:table-cell table:style-name="ce360" office:value-type="string" calcext:value-type="string">
            <text:p>Risultato</text:p>
          </table:table-cell>
          <table:table-cell table:style-name="ce360" office:value-type="string" calcext:value-type="string">
            <text:p>Vinta A</text:p>
          </table:table-cell>
          <table:table-cell table:style-name="ce360" office:value-type="string" calcext:value-type="string">
            <text:p>Persa A</text:p>
          </table:table-cell>
          <table:table-cell table:style-name="ce360" office:value-type="string" calcext:value-type="string">
            <text:p>Forfait A</text:p>
          </table:table-cell>
          <table:table-cell table:style-name="ce360" office:value-type="string" calcext:value-type="string">
            <text:p>Punti F.A</text:p>
          </table:table-cell>
          <table:table-cell table:style-name="ce360" office:value-type="string" calcext:value-type="string">
            <text:p>Punti S.A</text:p>
          </table:table-cell>
          <table:table-cell table:style-name="ce25" office:value-type="string" calcext:value-type="string">
            <text:p>Diff.C.A</text:p>
          </table:table-cell>
          <table:table-cell table:style-name="ce25" office:value-type="string" calcext:value-type="string">
            <text:p>Vinta B</text:p>
          </table:table-cell>
          <table:table-cell table:style-name="ce30" office:value-type="string" calcext:value-type="string">
            <text:p>Persa B</text:p>
          </table:table-cell>
          <table:table-cell table:style-name="ce30" office:value-type="string" calcext:value-type="string">
            <text:p>Forfait B</text:p>
          </table:table-cell>
          <table:table-cell table:style-name="ce30" office:value-type="string" calcext:value-type="string">
            <text:p>Punti F.B</text:p>
          </table:table-cell>
          <table:table-cell table:style-name="ce360" office:value-type="string" calcext:value-type="string">
            <text:p>Punti S.B</text:p>
          </table:table-cell>
          <table:table-cell table:style-name="ce360" office:value-type="string" calcext:value-type="string">
            <text:p>Diff.C.B</text:p>
          </table:table-cell>
          <table:table-cell/>
          <table:table-cell table:style-name="ce380" table:number-columns-repeated="44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];&quot;ABCDEFGH&quot;;1)&gt;0;INDEX([$Squadre.A$3:$Squadre.D$34];MATCH(1;([$Squadre.C$3:$Squadre.C$34]=[.B2])*([$Squadre.D$3:$Squadre.D$34]=INT([.C2]/10));0);2)&amp;&quot; (&quot;&amp;INDEX([$Squadre.A$3:$Squadre.D$34];MATCH(1;([$Squadre.C$3:$Squadre.C$34]=[.B2])*([$Squadre.D$3:$Squadre.D$34]=INT([.C2]/10));0);1)&amp;&quot;)&quot;;&quot;DA SISTEMARE&quot;)" office:value-type="string" office:string-value="Leoni (1)" calcext:value-type="string">
            <text:p>Leoni (1)</text:p>
          </table:table-cell>
          <table:table-cell table:style-name="ce353" table:formula="of:=IF(AND([.D2]&lt;&gt;&quot;&quot;;[.F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];&quot;ABCDEFGH&quot;;1)&gt;0;INDEX([$Squadre.A$3:$Squadre.D$34];MATCH(1;([$Squadre.C$3:$Squadre.C$34]=[.B2])*([$Squadre.D$3:$Squadre.D$34]=[.C2]-10*INT([.C2]/10));0);2)&amp;&quot; (&quot;&amp;INDEX([$Squadre.A$3:$Squadre.D$34];MATCH(1;([$Squadre.C$3:$Squadre.C$34]=[.B2])*([$Squadre.D$3:$Squadre.D$34]=[.C2]-10*INT([.C2]/10));0);1)&amp;&quot;)&quot;;&quot;DA SISTEMARE&quot;)" office:value-type="string" office:string-value="Pantere (2)" calcext:value-type="string">
            <text:p>Pantere (2)</text:p>
          </table:table-cell>
          <table:table-cell table:style-name="ce365" office:value-type="string" calcext:value-type="string">
            <text:p>72-49</text:p>
          </table:table-cell>
          <table:table-cell table:style-name="ce368" table:formula="of:=IF([.$G2]=&quot;&quot;;&quot;&quot;;IF(FIND(&quot;-&quot;;[.$G2])=0;&quot;&quot;;1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68" table:formula="of:=IF([.$G2]=&quot;&quot;;&quot;&quot;;IF(FIND(&quot;-&quot;;[.$G2])=0;&quot;&quot;;1*NOT([.$G2]=&quot;0-20&quot;)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1*([.$G2]=&quot;0-20&quot;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68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1" table:formula="of:=IF([.$G2]=&quot;&quot;;&quot;&quot;;IF(FIND(&quot;-&quot;;[.$G2])=0;&quot;&quot;;NUMBERVALUE(MID([.$G2];1;FIND(&quot;-&quot;;[.$G2])-1))-NUMBERVALUE(MID([.$G2];FIND(&quot;-&quot;;[.$G2])+1;LEN([.$G2])-FIND(&quot;-&quot;;[.$G2])))))" office:value-type="float" office:value="23" calcext:value-type="float">
            <text:p>+23</text:p>
          </table:table-cell>
          <table:table-cell table:style-name="ce374" table:formula="of:=IF([.$G2]=&quot;&quot;;&quot;&quot;;IF(FIND(&quot;-&quot;;[.$G2])=0;&quot;&quot;;1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1*NOT([.$G2]=&quot;20-0&quot;)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74" table:formula="of:=IF([.$G2]=&quot;&quot;;&quot;&quot;;IF(FIND(&quot;-&quot;;[.$G2])=0;&quot;&quot;;1*([.$G2]=&quot;20-0&quot;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4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77" table:formula="of:=IF([.$G2]=&quot;&quot;;&quot;&quot;;IF(FIND(&quot;-&quot;;[.$G2])=0;&quot;&quot;;-NUMBERVALUE(MID([.$G2];1;FIND(&quot;-&quot;;[.$G2])-1))+NUMBERVALUE(MID([.$G2];FIND(&quot;-&quot;;[.$G2])+1;LEN([.$G2])-FIND(&quot;-&quot;;[.$G2])))))" office:value-type="float" office:value="-23" calcext:value-type="float">
            <text:p>-23</text:p>
          </table:table-cell>
          <table:table-cell table:number-columns-repeated="45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];&quot;ABCDEFGH&quot;;1)&gt;0;INDEX([$Squadre.A$3:$Squadre.D$34];MATCH(1;([$Squadre.C$3:$Squadre.C$34]=[.B3])*([$Squadre.D$3:$Squadre.D$34]=INT([.C3]/10));0);2)&amp;&quot; (&quot;&amp;INDEX([$Squadre.A$3:$Squadre.D$34];MATCH(1;([$Squadre.C$3:$Squadre.C$34]=[.B3])*([$Squadre.D$3:$Squadre.D$34]=INT([.C3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];&quot;ABCDEFGH&quot;;1)&gt;0;INDEX([$Squadre.A$3:$Squadre.D$34];MATCH(1;([$Squadre.C$3:$Squadre.C$34]=[.B3])*([$Squadre.D$3:$Squadre.D$34]=[.C3]-10*INT([.C3]/10));0);2)&amp;&quot; (&quot;&amp;INDEX([$Squadre.A$3:$Squadre.D$34];MATCH(1;([$Squadre.C$3:$Squadre.C$34]=[.B3])*([$Squadre.D$3:$Squadre.D$34]=[.C3]-10*INT([.C3]/10));0);1)&amp;&quot;)&quot;;&quot;DA SISTEMARE&quot;)" office:value-type="string" office:string-value="Tigri (3)" calcext:value-type="string">
            <text:p>Tigri (3)</text:p>
          </table:table-cell>
          <table:table-cell table:style-name="ce366" office:value-type="string" calcext:value-type="string">
            <text:p>90-22</text:p>
          </table:table-cell>
          <table:table-cell table:style-name="ce369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69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69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2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68" calcext:value-type="float">
            <text:p>+68</text:p>
          </table:table-cell>
          <table:table-cell table:style-name="ce375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75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5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78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68" calcext:value-type="float">
            <text:p>-68</text:p>
          </table:table-cell>
          <table:table-cell table:number-columns-repeated="45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];&quot;ABCDEFGH&quot;;1)&gt;0;INDEX([$Squadre.A$3:$Squadre.D$34];MATCH(1;([$Squadre.C$3:$Squadre.C$34]=[.B4])*([$Squadre.D$3:$Squadre.D$34]=INT([.C4]/10));0);2)&amp;&quot; (&quot;&amp;INDEX([$Squadre.A$3:$Squadre.D$34];MATCH(1;([$Squadre.C$3:$Squadre.C$34]=[.B4])*([$Squadre.D$3:$Squadre.D$34]=INT([.C4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];&quot;ABCDEFGH&quot;;1)&gt;0;INDEX([$Squadre.A$3:$Squadre.D$34];MATCH(1;([$Squadre.C$3:$Squadre.C$34]=[.B4])*([$Squadre.D$3:$Squadre.D$34]=[.C4]-10*INT([.C4]/10));0);2)&amp;&quot; (&quot;&amp;INDEX([$Squadre.A$3:$Squadre.D$34];MATCH(1;([$Squadre.C$3:$Squadre.C$34]=[.B4])*([$Squadre.D$3:$Squadre.D$34]=[.C4]-10*INT([.C4]/10));0);1)&amp;&quot;)&quot;;&quot;DA SISTEMARE&quot;)" office:value-type="string" office:string-value="Ghepardi (4)" calcext:value-type="string">
            <text:p>Ghepardi (4)</text:p>
          </table:table-cell>
          <table:table-cell table:style-name="ce366" office:value-type="string" calcext:value-type="string">
            <text:p>25-82</text:p>
          </table:table-cell>
          <table:table-cell table:style-name="ce369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69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69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2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-57" calcext:value-type="float">
            <text:p>-57</text:p>
          </table:table-cell>
          <table:table-cell table:style-name="ce375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75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5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78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57" calcext:value-type="float">
            <text:p>+57</text:p>
          </table:table-cell>
          <table:table-cell table:number-columns-repeated="45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5];&quot;ABCDEFGH&quot;;1)&gt;0;INDEX([$Squadre.A$3:$Squadre.D$34];MATCH(1;([$Squadre.C$3:$Squadre.C$34]=[.B5])*([$Squadre.D$3:$Squadre.D$34]=INT([.C5]/10));0);2)&amp;&quot; (&quot;&amp;INDEX([$Squadre.A$3:$Squadre.D$34];MATCH(1;([$Squadre.C$3:$Squadre.C$34]=[.B5])*([$Squadre.D$3:$Squadre.D$34]=INT([.C5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5];&quot;ABCDEFGH&quot;;1)&gt;0;INDEX([$Squadre.A$3:$Squadre.D$34];MATCH(1;([$Squadre.C$3:$Squadre.C$34]=[.B5])*([$Squadre.D$3:$Squadre.D$34]=[.C5]-10*INT([.C5]/10));0);2)&amp;&quot; (&quot;&amp;INDEX([$Squadre.A$3:$Squadre.D$34];MATCH(1;([$Squadre.C$3:$Squadre.C$34]=[.B5])*([$Squadre.D$3:$Squadre.D$34]=[.C5]-10*INT([.C5]/10));0);1)&amp;&quot;)&quot;;&quot;DA SISTEMARE&quot;)" office:value-type="string" office:string-value="Tigri (3)" calcext:value-type="string">
            <text:p>Tigri (3)</text:p>
          </table:table-cell>
          <table:table-cell table:style-name="ce366" office:value-type="string" calcext:value-type="string">
            <text:p>93-30</text:p>
          </table:table-cell>
          <table:table-cell table:style-name="ce369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69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69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2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63" calcext:value-type="float">
            <text:p>+63</text:p>
          </table:table-cell>
          <table:table-cell table:style-name="ce375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75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5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78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-63" calcext:value-type="float">
            <text:p>-63</text:p>
          </table:table-cell>
          <table:table-cell table:number-columns-repeated="45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6];&quot;ABCDEFGH&quot;;1)&gt;0;INDEX([$Squadre.A$3:$Squadre.D$34];MATCH(1;([$Squadre.C$3:$Squadre.C$34]=[.B6])*([$Squadre.D$3:$Squadre.D$34]=INT([.C6]/10));0);2)&amp;&quot; (&quot;&amp;INDEX([$Squadre.A$3:$Squadre.D$34];MATCH(1;([$Squadre.C$3:$Squadre.C$34]=[.B6])*([$Squadre.D$3:$Squadre.D$34]=INT([.C6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6];&quot;ABCDEFGH&quot;;1)&gt;0;INDEX([$Squadre.A$3:$Squadre.D$34];MATCH(1;([$Squadre.C$3:$Squadre.C$34]=[.B6])*([$Squadre.D$3:$Squadre.D$34]=[.C6]-10*INT([.C6]/10));0);2)&amp;&quot; (&quot;&amp;INDEX([$Squadre.A$3:$Squadre.D$34];MATCH(1;([$Squadre.C$3:$Squadre.C$34]=[.B6])*([$Squadre.D$3:$Squadre.D$34]=[.C6]-10*INT([.C6]/10));0);1)&amp;&quot;)&quot;;&quot;DA SISTEMARE&quot;)" office:value-type="string" office:string-value="Ghepardi (4)" calcext:value-type="string">
            <text:p>Ghepardi (4)</text:p>
          </table:table-cell>
          <table:table-cell table:style-name="ce366" office:value-type="string" calcext:value-type="string">
            <text:p>57-21</text:p>
          </table:table-cell>
          <table:table-cell table:style-name="ce369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69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69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2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36" calcext:value-type="float">
            <text:p>+36</text:p>
          </table:table-cell>
          <table:table-cell table:style-name="ce375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75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5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78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36" calcext:value-type="float">
            <text:p>-36</text:p>
          </table:table-cell>
          <table:table-cell table:number-columns-repeated="45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A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7];&quot;ABCDEFGH&quot;;1)&gt;0;INDEX([$Squadre.A$3:$Squadre.D$34];MATCH(1;([$Squadre.C$3:$Squadre.C$34]=[.B7])*([$Squadre.D$3:$Squadre.D$34]=INT([.C7]/10));0);2)&amp;&quot; (&quot;&amp;INDEX([$Squadre.A$3:$Squadre.D$34];MATCH(1;([$Squadre.C$3:$Squadre.C$34]=[.B7])*([$Squadre.D$3:$Squadre.D$34]=INT([.C7]/10));0);1)&amp;&quot;)&quot;;&quot;DA SISTEMARE&quot;)" office:value-type="string" office:string-value="Tigri (3)" calcext:value-type="string">
            <text:p>Tigri (3)</text:p>
          </table:table-cell>
          <table:table-cell table:style-name="ce355"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7];&quot;ABCDEFGH&quot;;1)&gt;0;INDEX([$Squadre.A$3:$Squadre.D$34];MATCH(1;([$Squadre.C$3:$Squadre.C$34]=[.B7])*([$Squadre.D$3:$Squadre.D$34]=[.C7]-10*INT([.C7]/10));0);2)&amp;&quot; (&quot;&amp;INDEX([$Squadre.A$3:$Squadre.D$34];MATCH(1;([$Squadre.C$3:$Squadre.C$34]=[.B7])*([$Squadre.D$3:$Squadre.D$34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367" office:value-type="string" calcext:value-type="string">
            <text:p>79-48</text:p>
          </table:table-cell>
          <table:table-cell table:style-name="ce370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0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0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3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1" calcext:value-type="float">
            <text:p>+31</text:p>
          </table:table-cell>
          <table:table-cell table:style-name="ce376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6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6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9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1" calcext:value-type="float">
            <text:p>-31</text:p>
          </table:table-cell>
          <table:table-cell table:number-columns-repeated="45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4" office:value-type="string" calcext:value-type="string">
            <text:p>B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8];&quot;ABCDEFGH&quot;;1)&gt;0;INDEX([$Squadre.A$3:$Squadre.D$34];MATCH(1;([$Squadre.C$3:$Squadre.C$34]=[.B8])*([$Squadre.D$3:$Squadre.D$34]=INT([.C8]/10));0);2)&amp;&quot; (&quot;&amp;INDEX([$Squadre.A$3:$Squadre.D$34];MATCH(1;([$Squadre.C$3:$Squadre.C$34]=[.B8])*([$Squadre.D$3:$Squadre.D$34]=INT([.C8]/10));0);1)&amp;&quot;)&quot;;&quot;DA SISTEMARE&quot;)" office:value-type="string" office:string-value="Giaguari (5)" calcext:value-type="string">
            <text:p>Giaguari (5)</text:p>
          </table:table-cell>
          <table:table-cell table:style-name="ce353"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8];&quot;ABCDEFGH&quot;;1)&gt;0;INDEX([$Squadre.A$3:$Squadre.D$34];MATCH(1;([$Squadre.C$3:$Squadre.C$34]=[.B8])*([$Squadre.D$3:$Squadre.D$34]=[.C8]-10*INT([.C8]/10));0);2)&amp;&quot; (&quot;&amp;INDEX([$Squadre.A$3:$Squadre.D$34];MATCH(1;([$Squadre.C$3:$Squadre.C$34]=[.B8])*([$Squadre.D$3:$Squadre.D$34]=[.C8]-10*INT([.C8]/10));0);1)&amp;&quot;)&quot;;&quot;DA SISTEMARE&quot;)" office:value-type="string" office:string-value="Puma (6)" calcext:value-type="string">
            <text:p>Puma (6)</text:p>
          </table:table-cell>
          <table:table-cell table:style-name="ce365" office:value-type="string" calcext:value-type="string">
            <text:p>51-67</text:p>
          </table:table-cell>
          <table:table-cell table:style-name="ce368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68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68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1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-16" calcext:value-type="float">
            <text:p>-16</text:p>
          </table:table-cell>
          <table:table-cell table:style-name="ce374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74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4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77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16" calcext:value-type="float">
            <text:p>+16</text:p>
          </table:table-cell>
          <table:table-cell table:number-columns-repeated="45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9];&quot;ABCDEFGH&quot;;1)&gt;0;INDEX([$Squadre.A$3:$Squadre.D$34];MATCH(1;([$Squadre.C$3:$Squadre.C$34]=[.B9])*([$Squadre.D$3:$Squadre.D$34]=INT([.C9]/10));0);2)&amp;&quot; (&quot;&amp;INDEX([$Squadre.A$3:$Squadre.D$34];MATCH(1;([$Squadre.C$3:$Squadre.C$34]=[.B9])*([$Squadre.D$3:$Squadre.D$34]=INT([.C9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9];&quot;ABCDEFGH&quot;;1)&gt;0;INDEX([$Squadre.A$3:$Squadre.D$34];MATCH(1;([$Squadre.C$3:$Squadre.C$34]=[.B9])*([$Squadre.D$3:$Squadre.D$34]=[.C9]-10*INT([.C9]/10));0);2)&amp;&quot; (&quot;&amp;INDEX([$Squadre.A$3:$Squadre.D$34];MATCH(1;([$Squadre.C$3:$Squadre.C$34]=[.B9])*([$Squadre.D$3:$Squadre.D$34]=[.C9]-10*INT([.C9]/10));0);1)&amp;&quot;)&quot;;&quot;DA SISTEMARE&quot;)" office:value-type="string" office:string-value="Linci (7)" calcext:value-type="string">
            <text:p>Linci (7)</text:p>
          </table:table-cell>
          <table:table-cell table:style-name="ce366" office:value-type="string" calcext:value-type="string">
            <text:p>47-56</text:p>
          </table:table-cell>
          <table:table-cell table:style-name="ce369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69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69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2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9" calcext:value-type="float">
            <text:p>-9</text:p>
          </table:table-cell>
          <table:table-cell table:style-name="ce375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75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5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78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9" calcext:value-type="float">
            <text:p>+9</text:p>
          </table:table-cell>
          <table:table-cell table:number-columns-repeated="45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0];&quot;ABCDEFGH&quot;;1)&gt;0;INDEX([$Squadre.A$3:$Squadre.D$34];MATCH(1;([$Squadre.C$3:$Squadre.C$34]=[.B10])*([$Squadre.D$3:$Squadre.D$34]=INT([.C10]/10));0);2)&amp;&quot; (&quot;&amp;INDEX([$Squadre.A$3:$Squadre.D$34];MATCH(1;([$Squadre.C$3:$Squadre.C$34]=[.B10])*([$Squadre.D$3:$Squadre.D$34]=INT([.C10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0];&quot;ABCDEFGH&quot;;1)&gt;0;INDEX([$Squadre.A$3:$Squadre.D$34];MATCH(1;([$Squadre.C$3:$Squadre.C$34]=[.B10])*([$Squadre.D$3:$Squadre.D$34]=[.C10]-10*INT([.C10]/10));0);2)&amp;&quot; (&quot;&amp;INDEX([$Squadre.A$3:$Squadre.D$34];MATCH(1;([$Squadre.C$3:$Squadre.C$34]=[.B10])*([$Squadre.D$3:$Squadre.D$34]=[.C10]-10*INT([.C10]/10));0);1)&amp;&quot;)&quot;;&quot;DA SISTEMARE&quot;)" office:value-type="string" office:string-value="Serval (8)" calcext:value-type="string">
            <text:p>Serval (8)</text:p>
          </table:table-cell>
          <table:table-cell table:style-name="ce366" office:value-type="string" calcext:value-type="string">
            <text:p>76-94</text:p>
          </table:table-cell>
          <table:table-cell table:style-name="ce369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69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69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2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18" calcext:value-type="float">
            <text:p>-18</text:p>
          </table:table-cell>
          <table:table-cell table:style-name="ce375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75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5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78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18" calcext:value-type="float">
            <text:p>+18</text:p>
          </table:table-cell>
          <table:table-cell table:number-columns-repeated="45"/>
        </table:table-row>
        <table:table-row table:style-name="ro2">
          <table:table-cell table:style-name="ce27" office:value-type="float" office:value="10" calcext:value-type="float">
            <text:p>10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1];&quot;ABCDEFGH&quot;;1)&gt;0;INDEX([$Squadre.A$3:$Squadre.D$34];MATCH(1;([$Squadre.C$3:$Squadre.C$34]=[.B11])*([$Squadre.D$3:$Squadre.D$34]=INT([.C11]/10));0);2)&amp;&quot; (&quot;&amp;INDEX([$Squadre.A$3:$Squadre.D$34];MATCH(1;([$Squadre.C$3:$Squadre.C$34]=[.B11])*([$Squadre.D$3:$Squadre.D$34]=INT([.C11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1];&quot;ABCDEFGH&quot;;1)&gt;0;INDEX([$Squadre.A$3:$Squadre.D$34];MATCH(1;([$Squadre.C$3:$Squadre.C$34]=[.B11])*([$Squadre.D$3:$Squadre.D$34]=[.C11]-10*INT([.C11]/10));0);2)&amp;&quot; (&quot;&amp;INDEX([$Squadre.A$3:$Squadre.D$34];MATCH(1;([$Squadre.C$3:$Squadre.C$34]=[.B11])*([$Squadre.D$3:$Squadre.D$34]=[.C11]-10*INT([.C11]/10));0);1)&amp;&quot;)&quot;;&quot;DA SISTEMARE&quot;)" office:value-type="string" office:string-value="Linci (7)" calcext:value-type="string">
            <text:p>Linci (7)</text:p>
          </table:table-cell>
          <table:table-cell table:style-name="ce366" office:value-type="string" calcext:value-type="string">
            <text:p>72-97</text:p>
          </table:table-cell>
          <table:table-cell table:style-name="ce369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69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69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2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25" calcext:value-type="float">
            <text:p>-25</text:p>
          </table:table-cell>
          <table:table-cell table:style-name="ce375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75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5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78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25" calcext:value-type="float">
            <text:p>+25</text:p>
          </table:table-cell>
          <table:table-cell table:number-columns-repeated="45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2];&quot;ABCDEFGH&quot;;1)&gt;0;INDEX([$Squadre.A$3:$Squadre.D$34];MATCH(1;([$Squadre.C$3:$Squadre.C$34]=[.B12])*([$Squadre.D$3:$Squadre.D$34]=INT([.C12]/10));0);2)&amp;&quot; (&quot;&amp;INDEX([$Squadre.A$3:$Squadre.D$34];MATCH(1;([$Squadre.C$3:$Squadre.C$34]=[.B12])*([$Squadre.D$3:$Squadre.D$34]=INT([.C12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2];&quot;ABCDEFGH&quot;;1)&gt;0;INDEX([$Squadre.A$3:$Squadre.D$34];MATCH(1;([$Squadre.C$3:$Squadre.C$34]=[.B12])*([$Squadre.D$3:$Squadre.D$34]=[.C12]-10*INT([.C12]/10));0);2)&amp;&quot; (&quot;&amp;INDEX([$Squadre.A$3:$Squadre.D$34];MATCH(1;([$Squadre.C$3:$Squadre.C$34]=[.B12])*([$Squadre.D$3:$Squadre.D$34]=[.C12]-10*INT([.C12]/10));0);1)&amp;&quot;)&quot;;&quot;DA SISTEMARE&quot;)" office:value-type="string" office:string-value="Serval (8)" calcext:value-type="string">
            <text:p>Serval (8)</text:p>
          </table:table-cell>
          <table:table-cell table:style-name="ce366" office:value-type="string" calcext:value-type="string">
            <text:p>45-68</text:p>
          </table:table-cell>
          <table:table-cell table:style-name="ce369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69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69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2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3" calcext:value-type="float">
            <text:p>-23</text:p>
          </table:table-cell>
          <table:table-cell table:style-name="ce375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75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5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78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3" calcext:value-type="float">
            <text:p>+23</text:p>
          </table:table-cell>
          <table:table-cell table:number-columns-repeated="45"/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36" office:value-type="string" calcext:value-type="string">
            <text:p>B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3];&quot;ABCDEFGH&quot;;1)&gt;0;INDEX([$Squadre.A$3:$Squadre.D$34];MATCH(1;([$Squadre.C$3:$Squadre.C$34]=[.B13])*([$Squadre.D$3:$Squadre.D$34]=INT([.C13]/10));0);2)&amp;&quot; (&quot;&amp;INDEX([$Squadre.A$3:$Squadre.D$34];MATCH(1;([$Squadre.C$3:$Squadre.C$34]=[.B13])*([$Squadre.D$3:$Squadre.D$34]=INT([.C13]/10));0);1)&amp;&quot;)&quot;;&quot;DA SISTEMARE&quot;)" office:value-type="string" office:string-value="Linci (7)" calcext:value-type="string">
            <text:p>Linci (7)</text:p>
          </table:table-cell>
          <table:table-cell table:style-name="ce355"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3];&quot;ABCDEFGH&quot;;1)&gt;0;INDEX([$Squadre.A$3:$Squadre.D$34];MATCH(1;([$Squadre.C$3:$Squadre.C$34]=[.B13])*([$Squadre.D$3:$Squadre.D$34]=[.C13]-10*INT([.C13]/10));0);2)&amp;&quot; (&quot;&amp;INDEX([$Squadre.A$3:$Squadre.D$34];MATCH(1;([$Squadre.C$3:$Squadre.C$34]=[.B13])*([$Squadre.D$3:$Squadre.D$34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367" office:value-type="string" calcext:value-type="string">
            <text:p>88-62</text:p>
          </table:table-cell>
          <table:table-cell table:style-name="ce370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0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0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3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26" calcext:value-type="float">
            <text:p>+26</text:p>
          </table:table-cell>
          <table:table-cell table:style-name="ce376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6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6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9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office:value-type="string" calcext:value-type="string">
            <text:p>C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14];&quot;ABCDEFGH&quot;;1)&gt;0;INDEX([$Squadre.A$3:$Squadre.D$34];MATCH(1;([$Squadre.C$3:$Squadre.C$34]=[.B14])*([$Squadre.D$3:$Squadre.D$34]=INT([.C14]/10));0);2)&amp;&quot; (&quot;&amp;INDEX([$Squadre.A$3:$Squadre.D$34];MATCH(1;([$Squadre.C$3:$Squadre.C$34]=[.B14])*([$Squadre.D$3:$Squadre.D$34]=INT([.C14]/10));0);1)&amp;&quot;)&quot;;&quot;DA SISTEMARE&quot;)" office:value-type="string" office:string-value="Elefanti (9)" calcext:value-type="string">
            <text:p>Elefanti (9)</text:p>
          </table:table-cell>
          <table:table-cell table:style-name="ce353"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14];&quot;ABCDEFGH&quot;;1)&gt;0;INDEX([$Squadre.A$3:$Squadre.D$34];MATCH(1;([$Squadre.C$3:$Squadre.C$34]=[.B14])*([$Squadre.D$3:$Squadre.D$34]=[.C14]-10*INT([.C14]/10));0);2)&amp;&quot; (&quot;&amp;INDEX([$Squadre.A$3:$Squadre.D$34];MATCH(1;([$Squadre.C$3:$Squadre.C$34]=[.B14])*([$Squadre.D$3:$Squadre.D$34]=[.C14]-10*INT([.C14]/10));0);1)&amp;&quot;)&quot;;&quot;DA SISTEMARE&quot;)" office:value-type="string" office:string-value="Giraffe (10)" calcext:value-type="string">
            <text:p>Giraffe (10)</text:p>
          </table:table-cell>
          <table:table-cell table:style-name="ce365" office:value-type="string" calcext:value-type="string">
            <text:p>31-100</text:p>
          </table:table-cell>
          <table:table-cell table:style-name="ce368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68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68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1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-69" calcext:value-type="float">
            <text:p>-69</text:p>
          </table:table-cell>
          <table:table-cell table:style-name="ce374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74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4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77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69" calcext:value-type="float">
            <text:p>+69</text:p>
          </table:table-cell>
          <table:table-cell table:number-columns-repeated="45"/>
        </table:table-row>
        <table:table-row table:style-name="ro2">
          <table:table-cell table:style-name="ce27" office:value-type="float" office:value="14" calcext:value-type="float">
            <text:p>14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15];&quot;ABCDEFGH&quot;;1)&gt;0;INDEX([$Squadre.A$3:$Squadre.D$34];MATCH(1;([$Squadre.C$3:$Squadre.C$34]=[.B15])*([$Squadre.D$3:$Squadre.D$34]=INT([.C15]/10));0);2)&amp;&quot; (&quot;&amp;INDEX([$Squadre.A$3:$Squadre.D$34];MATCH(1;([$Squadre.C$3:$Squadre.C$34]=[.B15])*([$Squadre.D$3:$Squadre.D$34]=INT([.C15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5];&quot;ABCDEFGH&quot;;1)&gt;0;INDEX([$Squadre.A$3:$Squadre.D$34];MATCH(1;([$Squadre.C$3:$Squadre.C$34]=[.B15])*([$Squadre.D$3:$Squadre.D$34]=[.C15]-10*INT([.C15]/10));0);2)&amp;&quot; (&quot;&amp;INDEX([$Squadre.A$3:$Squadre.D$34];MATCH(1;([$Squadre.C$3:$Squadre.C$34]=[.B15])*([$Squadre.D$3:$Squadre.D$34]=[.C15]-10*INT([.C15]/10));0);1)&amp;&quot;)&quot;;&quot;DA SISTEMARE&quot;)" office:value-type="string" office:string-value="Ippopotami (11)" calcext:value-type="string">
            <text:p>Ippopotami (11)</text:p>
          </table:table-cell>
          <table:table-cell table:style-name="ce366" office:value-type="string" calcext:value-type="string">
            <text:p>66-95</text:p>
          </table:table-cell>
          <table:table-cell table:style-name="ce369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69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69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2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29" calcext:value-type="float">
            <text:p>-29</text:p>
          </table:table-cell>
          <table:table-cell table:style-name="ce375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75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5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78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29" calcext:value-type="float">
            <text:p>+29</text:p>
          </table:table-cell>
          <table:table-cell table:number-columns-repeated="45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6];&quot;ABCDEFGH&quot;;1)&gt;0;INDEX([$Squadre.A$3:$Squadre.D$34];MATCH(1;([$Squadre.C$3:$Squadre.C$34]=[.B16])*([$Squadre.D$3:$Squadre.D$34]=INT([.C16]/10));0);2)&amp;&quot; (&quot;&amp;INDEX([$Squadre.A$3:$Squadre.D$34];MATCH(1;([$Squadre.C$3:$Squadre.C$34]=[.B16])*([$Squadre.D$3:$Squadre.D$34]=INT([.C16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6];&quot;ABCDEFGH&quot;;1)&gt;0;INDEX([$Squadre.A$3:$Squadre.D$34];MATCH(1;([$Squadre.C$3:$Squadre.C$34]=[.B16])*([$Squadre.D$3:$Squadre.D$34]=[.C16]-10*INT([.C16]/10));0);2)&amp;&quot; (&quot;&amp;INDEX([$Squadre.A$3:$Squadre.D$34];MATCH(1;([$Squadre.C$3:$Squadre.C$34]=[.B16])*([$Squadre.D$3:$Squadre.D$34]=[.C16]-10*INT([.C16]/10));0);1)&amp;&quot;)&quot;;&quot;DA SISTEMARE&quot;)" office:value-type="string" office:string-value="Iguane (12)" calcext:value-type="string">
            <text:p>Iguane (12)</text:p>
          </table:table-cell>
          <table:table-cell table:style-name="ce366" office:value-type="string" calcext:value-type="string">
            <text:p>57-42</text:p>
          </table:table-cell>
          <table:table-cell table:style-name="ce369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69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69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2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15" calcext:value-type="float">
            <text:p>+15</text:p>
          </table:table-cell>
          <table:table-cell table:style-name="ce375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75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5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78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-15" calcext:value-type="float">
            <text:p>-15</text:p>
          </table:table-cell>
          <table:table-cell table:number-columns-repeated="45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7];&quot;ABCDEFGH&quot;;1)&gt;0;INDEX([$Squadre.A$3:$Squadre.D$34];MATCH(1;([$Squadre.C$3:$Squadre.C$34]=[.B17])*([$Squadre.D$3:$Squadre.D$34]=INT([.C17]/10));0);2)&amp;&quot; (&quot;&amp;INDEX([$Squadre.A$3:$Squadre.D$34];MATCH(1;([$Squadre.C$3:$Squadre.C$34]=[.B17])*([$Squadre.D$3:$Squadre.D$34]=INT([.C17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7];&quot;ABCDEFGH&quot;;1)&gt;0;INDEX([$Squadre.A$3:$Squadre.D$34];MATCH(1;([$Squadre.C$3:$Squadre.C$34]=[.B17])*([$Squadre.D$3:$Squadre.D$34]=[.C17]-10*INT([.C17]/10));0);2)&amp;&quot; (&quot;&amp;INDEX([$Squadre.A$3:$Squadre.D$34];MATCH(1;([$Squadre.C$3:$Squadre.C$34]=[.B17])*([$Squadre.D$3:$Squadre.D$34]=[.C17]-10*INT([.C17]/10));0);1)&amp;&quot;)&quot;;&quot;DA SISTEMARE&quot;)" office:value-type="string" office:string-value="Ippopotami (11)" calcext:value-type="string">
            <text:p>Ippopotami (11)</text:p>
          </table:table-cell>
          <table:table-cell table:style-name="ce366" office:value-type="string" calcext:value-type="string">
            <text:p>98-89</text:p>
          </table:table-cell>
          <table:table-cell table:style-name="ce369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69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69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2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9" calcext:value-type="float">
            <text:p>+9</text:p>
          </table:table-cell>
          <table:table-cell table:style-name="ce375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75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5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78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9" calcext:value-type="float">
            <text:p>-9</text:p>
          </table:table-cell>
          <table:table-cell table:number-columns-repeated="45"/>
        </table:table-row>
        <table:table-row table:style-name="ro2">
          <table:table-cell table:style-name="ce27" office:value-type="float" office:value="17" calcext:value-type="float">
            <text:p>17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8];&quot;ABCDEFGH&quot;;1)&gt;0;INDEX([$Squadre.A$3:$Squadre.D$34];MATCH(1;([$Squadre.C$3:$Squadre.C$34]=[.B18])*([$Squadre.D$3:$Squadre.D$34]=INT([.C18]/10));0);2)&amp;&quot; (&quot;&amp;INDEX([$Squadre.A$3:$Squadre.D$34];MATCH(1;([$Squadre.C$3:$Squadre.C$34]=[.B18])*([$Squadre.D$3:$Squadre.D$34]=INT([.C18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8];&quot;ABCDEFGH&quot;;1)&gt;0;INDEX([$Squadre.A$3:$Squadre.D$34];MATCH(1;([$Squadre.C$3:$Squadre.C$34]=[.B18])*([$Squadre.D$3:$Squadre.D$34]=[.C18]-10*INT([.C18]/10));0);2)&amp;&quot; (&quot;&amp;INDEX([$Squadre.A$3:$Squadre.D$34];MATCH(1;([$Squadre.C$3:$Squadre.C$34]=[.B18])*([$Squadre.D$3:$Squadre.D$34]=[.C18]-10*INT([.C18]/10));0);1)&amp;&quot;)&quot;;&quot;DA SISTEMARE&quot;)" office:value-type="string" office:string-value="Iguane (12)" calcext:value-type="string">
            <text:p>Iguane (12)</text:p>
          </table:table-cell>
          <table:table-cell table:style-name="ce366" office:value-type="string" calcext:value-type="string">
            <text:p>60-34</text:p>
          </table:table-cell>
          <table:table-cell table:style-name="ce369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69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69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2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26" calcext:value-type="float">
            <text:p>+26</text:p>
          </table:table-cell>
          <table:table-cell table:style-name="ce375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75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5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78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39" office:value-type="string" calcext:value-type="string">
            <text:p>C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9];&quot;ABCDEFGH&quot;;1)&gt;0;INDEX([$Squadre.A$3:$Squadre.D$34];MATCH(1;([$Squadre.C$3:$Squadre.C$34]=[.B19])*([$Squadre.D$3:$Squadre.D$34]=INT([.C19]/10));0);2)&amp;&quot; (&quot;&amp;INDEX([$Squadre.A$3:$Squadre.D$34];MATCH(1;([$Squadre.C$3:$Squadre.C$34]=[.B19])*([$Squadre.D$3:$Squadre.D$34]=INT([.C19]/10));0);1)&amp;&quot;)&quot;;&quot;DA SISTEMARE&quot;)" office:value-type="string" office:string-value="Ippopotami (11)" calcext:value-type="string">
            <text:p>Ippopotami (11)</text:p>
          </table:table-cell>
          <table:table-cell table:style-name="ce355"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9];&quot;ABCDEFGH&quot;;1)&gt;0;INDEX([$Squadre.A$3:$Squadre.D$34];MATCH(1;([$Squadre.C$3:$Squadre.C$34]=[.B19])*([$Squadre.D$3:$Squadre.D$34]=[.C19]-10*INT([.C19]/10));0);2)&amp;&quot; (&quot;&amp;INDEX([$Squadre.A$3:$Squadre.D$34];MATCH(1;([$Squadre.C$3:$Squadre.C$34]=[.B19])*([$Squadre.D$3:$Squadre.D$34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367" office:value-type="string" calcext:value-type="string">
            <text:p>96-25</text:p>
          </table:table-cell>
          <table:table-cell table:style-name="ce370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0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0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3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71" calcext:value-type="float">
            <text:p>+71</text:p>
          </table:table-cell>
          <table:table-cell table:style-name="ce376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6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6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9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71" calcext:value-type="float">
            <text:p>-71</text:p>
          </table:table-cell>
          <table:table-cell table:number-columns-repeated="45"/>
        </table:table-row>
        <table:table-row table:style-name="ro2">
          <table:table-cell table:style-name="ce26" office:value-type="float" office:value="19" calcext:value-type="float">
            <text:p>19</text:p>
          </table:table-cell>
          <table:table-cell table:style-name="ce40" office:value-type="string" calcext:value-type="string">
            <text:p>D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0];&quot;ABCDEFGH&quot;;1)&gt;0;INDEX([$Squadre.A$3:$Squadre.D$34];MATCH(1;([$Squadre.C$3:$Squadre.C$34]=[.B20])*([$Squadre.D$3:$Squadre.D$34]=INT([.C20]/10));0);2)&amp;&quot; (&quot;&amp;INDEX([$Squadre.A$3:$Squadre.D$34];MATCH(1;([$Squadre.C$3:$Squadre.C$34]=[.B20])*([$Squadre.D$3:$Squadre.D$34]=INT([.C20]/10));0);1)&amp;&quot;)&quot;;&quot;DA SISTEMARE&quot;)" office:value-type="string" office:string-value="Coccodrilli (13)" calcext:value-type="string">
            <text:p>Coccodrilli (13)</text:p>
          </table:table-cell>
          <table:table-cell table:style-name="ce353"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0];&quot;ABCDEFGH&quot;;1)&gt;0;INDEX([$Squadre.A$3:$Squadre.D$34];MATCH(1;([$Squadre.C$3:$Squadre.C$34]=[.B20])*([$Squadre.D$3:$Squadre.D$34]=[.C20]-10*INT([.C20]/10));0);2)&amp;&quot; (&quot;&amp;INDEX([$Squadre.A$3:$Squadre.D$34];MATCH(1;([$Squadre.C$3:$Squadre.C$34]=[.B20])*([$Squadre.D$3:$Squadre.D$34]=[.C20]-10*INT([.C20]/10));0);1)&amp;&quot;)&quot;;&quot;DA SISTEMARE&quot;)" office:value-type="string" office:string-value="Pitoni (14)" calcext:value-type="string">
            <text:p>Pitoni (14)</text:p>
          </table:table-cell>
          <table:table-cell table:style-name="ce365" office:value-type="string" calcext:value-type="string">
            <text:p>96-68</text:p>
          </table:table-cell>
          <table:table-cell table:style-name="ce368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68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68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1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28" calcext:value-type="float">
            <text:p>+28</text:p>
          </table:table-cell>
          <table:table-cell table:style-name="ce374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74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4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77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28" calcext:value-type="float">
            <text:p>-28</text:p>
          </table:table-cell>
          <table:table-cell table:number-columns-repeated="45"/>
        </table:table-row>
        <table:table-row table:style-name="ro2">
          <table:table-cell table:style-name="ce27" office:value-type="float" office:value="20" calcext:value-type="float">
            <text:p>20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1];&quot;ABCDEFGH&quot;;1)&gt;0;INDEX([$Squadre.A$3:$Squadre.D$34];MATCH(1;([$Squadre.C$3:$Squadre.C$34]=[.B21])*([$Squadre.D$3:$Squadre.D$34]=INT([.C21]/10));0);2)&amp;&quot; (&quot;&amp;INDEX([$Squadre.A$3:$Squadre.D$34];MATCH(1;([$Squadre.C$3:$Squadre.C$34]=[.B21])*([$Squadre.D$3:$Squadre.D$34]=INT([.C21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1];&quot;ABCDEFGH&quot;;1)&gt;0;INDEX([$Squadre.A$3:$Squadre.D$34];MATCH(1;([$Squadre.C$3:$Squadre.C$34]=[.B21])*([$Squadre.D$3:$Squadre.D$34]=[.C21]-10*INT([.C21]/10));0);2)&amp;&quot; (&quot;&amp;INDEX([$Squadre.A$3:$Squadre.D$34];MATCH(1;([$Squadre.C$3:$Squadre.C$34]=[.B21])*([$Squadre.D$3:$Squadre.D$34]=[.C21]-10*INT([.C21]/10));0);1)&amp;&quot;)&quot;;&quot;DA SISTEMARE&quot;)" office:value-type="string" office:string-value="Aquile (15)" calcext:value-type="string">
            <text:p>Aquile (15)</text:p>
          </table:table-cell>
          <table:table-cell table:style-name="ce366" office:value-type="string" calcext:value-type="string">
            <text:p>21-29</text:p>
          </table:table-cell>
          <table:table-cell table:style-name="ce369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69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69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2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-8" calcext:value-type="float">
            <text:p>-8</text:p>
          </table:table-cell>
          <table:table-cell table:style-name="ce375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75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5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78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8" calcext:value-type="float">
            <text:p>+8</text:p>
          </table:table-cell>
          <table:table-cell table:number-columns-repeated="45"/>
        </table:table-row>
        <table:table-row table:style-name="ro2">
          <table:table-cell table:style-name="ce27" office:value-type="float" office:value="21" calcext:value-type="float">
            <text:p>21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2];&quot;ABCDEFGH&quot;;1)&gt;0;INDEX([$Squadre.A$3:$Squadre.D$34];MATCH(1;([$Squadre.C$3:$Squadre.C$34]=[.B22])*([$Squadre.D$3:$Squadre.D$34]=INT([.C22]/10));0);2)&amp;&quot; (&quot;&amp;INDEX([$Squadre.A$3:$Squadre.D$34];MATCH(1;([$Squadre.C$3:$Squadre.C$34]=[.B22])*([$Squadre.D$3:$Squadre.D$34]=INT([.C22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2];&quot;ABCDEFGH&quot;;1)&gt;0;INDEX([$Squadre.A$3:$Squadre.D$34];MATCH(1;([$Squadre.C$3:$Squadre.C$34]=[.B22])*([$Squadre.D$3:$Squadre.D$34]=[.C22]-10*INT([.C22]/10));0);2)&amp;&quot; (&quot;&amp;INDEX([$Squadre.A$3:$Squadre.D$34];MATCH(1;([$Squadre.C$3:$Squadre.C$34]=[.B22])*([$Squadre.D$3:$Squadre.D$34]=[.C22]-10*INT([.C22]/10));0);1)&amp;&quot;)&quot;;&quot;DA SISTEMARE&quot;)" office:value-type="string" office:string-value="Falchi (16)" calcext:value-type="string">
            <text:p>Falchi (16)</text:p>
          </table:table-cell>
          <table:table-cell table:style-name="ce366" office:value-type="string" calcext:value-type="string">
            <text:p>54-64</text:p>
          </table:table-cell>
          <table:table-cell table:style-name="ce369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69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69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2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10" calcext:value-type="float">
            <text:p>-10</text:p>
          </table:table-cell>
          <table:table-cell table:style-name="ce375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75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5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78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10" calcext:value-type="float">
            <text:p>+10</text:p>
          </table:table-cell>
          <table:table-cell table:number-columns-repeated="45"/>
        </table:table-row>
        <table:table-row table:style-name="ro2">
          <table:table-cell table:style-name="ce27" office:value-type="float" office:value="22" calcext:value-type="float">
            <text:p>22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3];&quot;ABCDEFGH&quot;;1)&gt;0;INDEX([$Squadre.A$3:$Squadre.D$34];MATCH(1;([$Squadre.C$3:$Squadre.C$34]=[.B23])*([$Squadre.D$3:$Squadre.D$34]=INT([.C23]/10));0);2)&amp;&quot; (&quot;&amp;INDEX([$Squadre.A$3:$Squadre.D$34];MATCH(1;([$Squadre.C$3:$Squadre.C$34]=[.B23])*([$Squadre.D$3:$Squadre.D$34]=INT([.C23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3];&quot;ABCDEFGH&quot;;1)&gt;0;INDEX([$Squadre.A$3:$Squadre.D$34];MATCH(1;([$Squadre.C$3:$Squadre.C$34]=[.B23])*([$Squadre.D$3:$Squadre.D$34]=[.C23]-10*INT([.C23]/10));0);2)&amp;&quot; (&quot;&amp;INDEX([$Squadre.A$3:$Squadre.D$34];MATCH(1;([$Squadre.C$3:$Squadre.C$34]=[.B23])*([$Squadre.D$3:$Squadre.D$34]=[.C23]-10*INT([.C23]/10));0);1)&amp;&quot;)&quot;;&quot;DA SISTEMARE&quot;)" office:value-type="string" office:string-value="Aquile (15)" calcext:value-type="string">
            <text:p>Aquile (15)</text:p>
          </table:table-cell>
          <table:table-cell table:style-name="ce366" office:value-type="string" calcext:value-type="string">
            <text:p>67-53</text:p>
          </table:table-cell>
          <table:table-cell table:style-name="ce369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69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69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2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14" calcext:value-type="float">
            <text:p>+14</text:p>
          </table:table-cell>
          <table:table-cell table:style-name="ce375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75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5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78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-14" calcext:value-type="float">
            <text:p>-14</text:p>
          </table:table-cell>
          <table:table-cell table:number-columns-repeated="45"/>
        </table:table-row>
        <table:table-row table:style-name="ro2">
          <table:table-cell table:style-name="ce27" office:value-type="float" office:value="23" calcext:value-type="float">
            <text:p>23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24];&quot;ABCDEFGH&quot;;1)&gt;0;INDEX([$Squadre.A$3:$Squadre.D$34];MATCH(1;([$Squadre.C$3:$Squadre.C$34]=[.B24])*([$Squadre.D$3:$Squadre.D$34]=INT([.C24]/10));0);2)&amp;&quot; (&quot;&amp;INDEX([$Squadre.A$3:$Squadre.D$34];MATCH(1;([$Squadre.C$3:$Squadre.C$34]=[.B24])*([$Squadre.D$3:$Squadre.D$34]=INT([.C24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4];&quot;ABCDEFGH&quot;;1)&gt;0;INDEX([$Squadre.A$3:$Squadre.D$34];MATCH(1;([$Squadre.C$3:$Squadre.C$34]=[.B24])*([$Squadre.D$3:$Squadre.D$34]=[.C24]-10*INT([.C24]/10));0);2)&amp;&quot; (&quot;&amp;INDEX([$Squadre.A$3:$Squadre.D$34];MATCH(1;([$Squadre.C$3:$Squadre.C$34]=[.B24])*([$Squadre.D$3:$Squadre.D$34]=[.C24]-10*INT([.C24]/10));0);1)&amp;&quot;)&quot;;&quot;DA SISTEMARE&quot;)" office:value-type="string" office:string-value="Falchi (16)" calcext:value-type="string">
            <text:p>Falchi (16)</text:p>
          </table:table-cell>
          <table:table-cell table:style-name="ce366" office:value-type="string" calcext:value-type="string">
            <text:p>83-57</text:p>
          </table:table-cell>
          <table:table-cell table:style-name="ce369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69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69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2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26" calcext:value-type="float">
            <text:p>+26</text:p>
          </table:table-cell>
          <table:table-cell table:style-name="ce375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75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5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78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53" office:value-type="string" calcext:value-type="string">
            <text:p>D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25];&quot;ABCDEFGH&quot;;1)&gt;0;INDEX([$Squadre.A$3:$Squadre.D$34];MATCH(1;([$Squadre.C$3:$Squadre.C$34]=[.B25])*([$Squadre.D$3:$Squadre.D$34]=INT([.C25]/10));0);2)&amp;&quot; (&quot;&amp;INDEX([$Squadre.A$3:$Squadre.D$34];MATCH(1;([$Squadre.C$3:$Squadre.C$34]=[.B25])*([$Squadre.D$3:$Squadre.D$34]=INT([.C25]/10));0);1)&amp;&quot;)&quot;;&quot;DA SISTEMARE&quot;)" office:value-type="string" office:string-value="Aquile (15)" calcext:value-type="string">
            <text:p>Aquile (15)</text:p>
          </table:table-cell>
          <table:table-cell table:style-name="ce355"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25];&quot;ABCDEFGH&quot;;1)&gt;0;INDEX([$Squadre.A$3:$Squadre.D$34];MATCH(1;([$Squadre.C$3:$Squadre.C$34]=[.B25])*([$Squadre.D$3:$Squadre.D$34]=[.C25]-10*INT([.C25]/10));0);2)&amp;&quot; (&quot;&amp;INDEX([$Squadre.A$3:$Squadre.D$34];MATCH(1;([$Squadre.C$3:$Squadre.C$34]=[.B25])*([$Squadre.D$3:$Squadre.D$34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367" office:value-type="string" calcext:value-type="string">
            <text:p>72-52</text:p>
          </table:table-cell>
          <table:table-cell table:style-name="ce370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0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0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3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0" calcext:value-type="float">
            <text:p>+20</text:p>
          </table:table-cell>
          <table:table-cell table:style-name="ce376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6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6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9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6" office:value-type="float" office:value="25" calcext:value-type="float">
            <text:p>25</text:p>
          </table:table-cell>
          <table:table-cell table:style-name="ce54" office:value-type="string" calcext:value-type="string">
            <text:p>E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6];&quot;ABCDEFGH&quot;;1)&gt;0;INDEX([$Squadre.A$3:$Squadre.D$34];MATCH(1;([$Squadre.C$3:$Squadre.C$34]=[.B26])*([$Squadre.D$3:$Squadre.D$34]=INT([.C26]/10));0);2)&amp;&quot; (&quot;&amp;INDEX([$Squadre.A$3:$Squadre.D$34];MATCH(1;([$Squadre.C$3:$Squadre.C$34]=[.B26])*([$Squadre.D$3:$Squadre.D$34]=INT([.C26]/10));0);1)&amp;&quot;)&quot;;&quot;DA SISTEMARE&quot;)" office:value-type="string" office:string-value="Bisonti (17)" calcext:value-type="string">
            <text:p>Bisonti (17)</text:p>
          </table:table-cell>
          <table:table-cell table:style-name="ce353"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6];&quot;ABCDEFGH&quot;;1)&gt;0;INDEX([$Squadre.A$3:$Squadre.D$34];MATCH(1;([$Squadre.C$3:$Squadre.C$34]=[.B26])*([$Squadre.D$3:$Squadre.D$34]=[.C26]-10*INT([.C26]/10));0);2)&amp;&quot; (&quot;&amp;INDEX([$Squadre.A$3:$Squadre.D$34];MATCH(1;([$Squadre.C$3:$Squadre.C$34]=[.B26])*([$Squadre.D$3:$Squadre.D$34]=[.C26]-10*INT([.C26]/10));0);1)&amp;&quot;)&quot;;&quot;DA SISTEMARE&quot;)" office:value-type="string" office:string-value="Bufali (18)" calcext:value-type="string">
            <text:p>Bufali (18)</text:p>
          </table:table-cell>
          <table:table-cell table:style-name="ce365" office:value-type="string" calcext:value-type="string">
            <text:p>86-97</text:p>
          </table:table-cell>
          <table:table-cell table:style-name="ce368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68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68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1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-11" calcext:value-type="float">
            <text:p>-11</text:p>
          </table:table-cell>
          <table:table-cell table:style-name="ce374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74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4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77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11" calcext:value-type="float">
            <text:p>+11</text:p>
          </table:table-cell>
          <table:table-cell table:number-columns-repeated="45"/>
        </table:table-row>
        <table:table-row table:style-name="ro2">
          <table:table-cell table:style-name="ce27" office:value-type="float" office:value="26" calcext:value-type="float">
            <text:p>26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7];&quot;ABCDEFGH&quot;;1)&gt;0;INDEX([$Squadre.A$3:$Squadre.D$34];MATCH(1;([$Squadre.C$3:$Squadre.C$34]=[.B27])*([$Squadre.D$3:$Squadre.D$34]=INT([.C27]/10));0);2)&amp;&quot; (&quot;&amp;INDEX([$Squadre.A$3:$Squadre.D$34];MATCH(1;([$Squadre.C$3:$Squadre.C$34]=[.B27])*([$Squadre.D$3:$Squadre.D$34]=INT([.C27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7];&quot;ABCDEFGH&quot;;1)&gt;0;INDEX([$Squadre.A$3:$Squadre.D$34];MATCH(1;([$Squadre.C$3:$Squadre.C$34]=[.B27])*([$Squadre.D$3:$Squadre.D$34]=[.C27]-10*INT([.C27]/10));0);2)&amp;&quot; (&quot;&amp;INDEX([$Squadre.A$3:$Squadre.D$34];MATCH(1;([$Squadre.C$3:$Squadre.C$34]=[.B27])*([$Squadre.D$3:$Squadre.D$34]=[.C27]-10*INT([.C27]/10));0);1)&amp;&quot;)&quot;;&quot;DA SISTEMARE&quot;)" office:value-type="string" office:string-value="Cervi (19)" calcext:value-type="string">
            <text:p>Cervi (19)</text:p>
          </table:table-cell>
          <table:table-cell table:style-name="ce366" office:value-type="string" calcext:value-type="string">
            <text:p>20-0</text:p>
          </table:table-cell>
          <table:table-cell table:style-name="ce369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369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69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2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20" calcext:value-type="float">
            <text:p>+20</text:p>
          </table:table-cell>
          <table:table-cell table:style-name="ce375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([.$G27]=&quot;20-0&quot;)))" office:value-type="float" office:value="1" calcext:value-type="float">
            <text:p>1</text:p>
          </table:table-cell>
          <table:table-cell table:style-name="ce375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78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7" office:value-type="float" office:value="27" calcext:value-type="float">
            <text:p>27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8];&quot;ABCDEFGH&quot;;1)&gt;0;INDEX([$Squadre.A$3:$Squadre.D$34];MATCH(1;([$Squadre.C$3:$Squadre.C$34]=[.B28])*([$Squadre.D$3:$Squadre.D$34]=INT([.C28]/10));0);2)&amp;&quot; (&quot;&amp;INDEX([$Squadre.A$3:$Squadre.D$34];MATCH(1;([$Squadre.C$3:$Squadre.C$34]=[.B28])*([$Squadre.D$3:$Squadre.D$34]=INT([.C28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8];&quot;ABCDEFGH&quot;;1)&gt;0;INDEX([$Squadre.A$3:$Squadre.D$34];MATCH(1;([$Squadre.C$3:$Squadre.C$34]=[.B28])*([$Squadre.D$3:$Squadre.D$34]=[.C28]-10*INT([.C28]/10));0);2)&amp;&quot; (&quot;&amp;INDEX([$Squadre.A$3:$Squadre.D$34];MATCH(1;([$Squadre.C$3:$Squadre.C$34]=[.B28])*([$Squadre.D$3:$Squadre.D$34]=[.C28]-10*INT([.C28]/10));0);1)&amp;&quot;)&quot;;&quot;DA SISTEMARE&quot;)" office:value-type="string" office:string-value="Cinghiali (20)" calcext:value-type="string">
            <text:p>Cinghiali (20)</text:p>
          </table:table-cell>
          <table:table-cell table:style-name="ce366" office:value-type="string" calcext:value-type="string">
            <text:p>42-82</text:p>
          </table:table-cell>
          <table:table-cell table:style-name="ce369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69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69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2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-40" calcext:value-type="float">
            <text:p>-40</text:p>
          </table:table-cell>
          <table:table-cell table:style-name="ce375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75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1*([.$G28]=&quot;20-0&quot;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5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78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40" calcext:value-type="float">
            <text:p>+40</text:p>
          </table:table-cell>
          <table:table-cell table:number-columns-repeated="45"/>
        </table:table-row>
        <table:table-row table:style-name="ro2">
          <table:table-cell table:style-name="ce27" office:value-type="float" office:value="28" calcext:value-type="float">
            <text:p>28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9];&quot;ABCDEFGH&quot;;1)&gt;0;INDEX([$Squadre.A$3:$Squadre.D$34];MATCH(1;([$Squadre.C$3:$Squadre.C$34]=[.B29])*([$Squadre.D$3:$Squadre.D$34]=INT([.C29]/10));0);2)&amp;&quot; (&quot;&amp;INDEX([$Squadre.A$3:$Squadre.D$34];MATCH(1;([$Squadre.C$3:$Squadre.C$34]=[.B29])*([$Squadre.D$3:$Squadre.D$34]=INT([.C29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9];&quot;ABCDEFGH&quot;;1)&gt;0;INDEX([$Squadre.A$3:$Squadre.D$34];MATCH(1;([$Squadre.C$3:$Squadre.C$34]=[.B29])*([$Squadre.D$3:$Squadre.D$34]=[.C29]-10*INT([.C29]/10));0);2)&amp;&quot; (&quot;&amp;INDEX([$Squadre.A$3:$Squadre.D$34];MATCH(1;([$Squadre.C$3:$Squadre.C$34]=[.B29])*([$Squadre.D$3:$Squadre.D$34]=[.C29]-10*INT([.C29]/10));0);1)&amp;&quot;)&quot;;&quot;DA SISTEMARE&quot;)" office:value-type="string" office:string-value="Cervi (19)" calcext:value-type="string">
            <text:p>Cervi (19)</text:p>
          </table:table-cell>
          <table:table-cell table:style-name="ce366" office:value-type="string" calcext:value-type="string">
            <text:p>66-49</text:p>
          </table:table-cell>
          <table:table-cell table:style-name="ce369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69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69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2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17" calcext:value-type="float">
            <text:p>+17</text:p>
          </table:table-cell>
          <table:table-cell table:style-name="ce375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75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5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78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-17" calcext:value-type="float">
            <text:p>-17</text:p>
          </table:table-cell>
          <table:table-cell table:number-columns-repeated="45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0];&quot;ABCDEFGH&quot;;1)&gt;0;INDEX([$Squadre.A$3:$Squadre.D$34];MATCH(1;([$Squadre.C$3:$Squadre.C$34]=[.B30])*([$Squadre.D$3:$Squadre.D$34]=INT([.C30]/10));0);2)&amp;&quot; (&quot;&amp;INDEX([$Squadre.A$3:$Squadre.D$34];MATCH(1;([$Squadre.C$3:$Squadre.C$34]=[.B30])*([$Squadre.D$3:$Squadre.D$34]=INT([.C30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0];&quot;ABCDEFGH&quot;;1)&gt;0;INDEX([$Squadre.A$3:$Squadre.D$34];MATCH(1;([$Squadre.C$3:$Squadre.C$34]=[.B30])*([$Squadre.D$3:$Squadre.D$34]=[.C30]-10*INT([.C30]/10));0);2)&amp;&quot; (&quot;&amp;INDEX([$Squadre.A$3:$Squadre.D$34];MATCH(1;([$Squadre.C$3:$Squadre.C$34]=[.B30])*([$Squadre.D$3:$Squadre.D$34]=[.C30]-10*INT([.C30]/10));0);1)&amp;&quot;)&quot;;&quot;DA SISTEMARE&quot;)" office:value-type="string" office:string-value="Cinghiali (20)" calcext:value-type="string">
            <text:p>Cinghiali (20)</text:p>
          </table:table-cell>
          <table:table-cell table:style-name="ce366" office:value-type="string" calcext:value-type="string">
            <text:p>0-20</text:p>
          </table:table-cell>
          <table:table-cell table:style-name="ce369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([.$G30]=&quot;0-20&quot;)))" office:value-type="float" office:value="1" calcext:value-type="float">
            <text:p>1</text:p>
          </table:table-cell>
          <table:table-cell table:style-name="ce369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2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-20" calcext:value-type="float">
            <text:p>-20</text:p>
          </table:table-cell>
          <table:table-cell table:style-name="ce375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375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5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78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11" office:value-type="string" calcext:value-type="string">
            <text:p>E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1];&quot;ABCDEFGH&quot;;1)&gt;0;INDEX([$Squadre.A$3:$Squadre.D$34];MATCH(1;([$Squadre.C$3:$Squadre.C$34]=[.B31])*([$Squadre.D$3:$Squadre.D$34]=INT([.C31]/10));0);2)&amp;&quot; (&quot;&amp;INDEX([$Squadre.A$3:$Squadre.D$34];MATCH(1;([$Squadre.C$3:$Squadre.C$34]=[.B31])*([$Squadre.D$3:$Squadre.D$34]=INT([.C31]/10));0);1)&amp;&quot;)&quot;;&quot;DA SISTEMARE&quot;)" office:value-type="string" office:string-value="Cervi (19)" calcext:value-type="string">
            <text:p>Cervi (19)</text:p>
          </table:table-cell>
          <table:table-cell table:style-name="ce355"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1];&quot;ABCDEFGH&quot;;1)&gt;0;INDEX([$Squadre.A$3:$Squadre.D$34];MATCH(1;([$Squadre.C$3:$Squadre.C$34]=[.B31])*([$Squadre.D$3:$Squadre.D$34]=[.C31]-10*INT([.C31]/10));0);2)&amp;&quot; (&quot;&amp;INDEX([$Squadre.A$3:$Squadre.D$34];MATCH(1;([$Squadre.C$3:$Squadre.C$34]=[.B31])*([$Squadre.D$3:$Squadre.D$34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367" office:value-type="string" calcext:value-type="string">
            <text:p>0-20</text:p>
          </table:table-cell>
          <table:table-cell table:style-name="ce370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370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3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376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376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6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9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45"/>
        </table:table-row>
        <table:table-row table:style-name="ro2">
          <table:table-cell table:style-name="ce26" office:value-type="float" office:value="31" calcext:value-type="float">
            <text:p>31</text:p>
          </table:table-cell>
          <table:table-cell table:style-name="ce344" office:value-type="string" calcext:value-type="string">
            <text:p>F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2];&quot;ABCDEFGH&quot;;1)&gt;0;INDEX([$Squadre.A$3:$Squadre.D$34];MATCH(1;([$Squadre.C$3:$Squadre.C$34]=[.B32])*([$Squadre.D$3:$Squadre.D$34]=INT([.C32]/10));0);2)&amp;&quot; (&quot;&amp;INDEX([$Squadre.A$3:$Squadre.D$34];MATCH(1;([$Squadre.C$3:$Squadre.C$34]=[.B32])*([$Squadre.D$3:$Squadre.D$34]=INT([.C32]/10));0);1)&amp;&quot;)&quot;;&quot;DA SISTEMARE&quot;)" office:value-type="string" office:string-value="Balene (21)" calcext:value-type="string">
            <text:p>Balene (21)</text:p>
          </table:table-cell>
          <table:table-cell table:style-name="ce353"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2];&quot;ABCDEFGH&quot;;1)&gt;0;INDEX([$Squadre.A$3:$Squadre.D$34];MATCH(1;([$Squadre.C$3:$Squadre.C$34]=[.B32])*([$Squadre.D$3:$Squadre.D$34]=[.C32]-10*INT([.C32]/10));0);2)&amp;&quot; (&quot;&amp;INDEX([$Squadre.A$3:$Squadre.D$34];MATCH(1;([$Squadre.C$3:$Squadre.C$34]=[.B32])*([$Squadre.D$3:$Squadre.D$34]=[.C32]-10*INT([.C32]/10));0);1)&amp;&quot;)&quot;;&quot;DA SISTEMARE&quot;)" office:value-type="string" office:string-value="Gabbiani (22)" calcext:value-type="string">
            <text:p>Gabbiani (22)</text:p>
          </table:table-cell>
          <table:table-cell table:style-name="ce365" office:value-type="string" calcext:value-type="string">
            <text:p>61-41</text:p>
          </table:table-cell>
          <table:table-cell table:style-name="ce368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68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1*([.$G32]=&quot;0-20&quot;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68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1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20" calcext:value-type="float">
            <text:p>+20</text:p>
          </table:table-cell>
          <table:table-cell table:style-name="ce374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74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4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77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-20" calcext:value-type="float">
            <text:p>-20</text:p>
          </table:table-cell>
          <table:table-cell table:number-columns-repeated="45"/>
        </table:table-row>
        <table:table-row table:style-name="ro2">
          <table:table-cell table:style-name="ce27" office:value-type="float" office:value="32" calcext:value-type="float">
            <text:p>32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3];&quot;ABCDEFGH&quot;;1)&gt;0;INDEX([$Squadre.A$3:$Squadre.D$34];MATCH(1;([$Squadre.C$3:$Squadre.C$34]=[.B33])*([$Squadre.D$3:$Squadre.D$34]=INT([.C33]/10));0);2)&amp;&quot; (&quot;&amp;INDEX([$Squadre.A$3:$Squadre.D$34];MATCH(1;([$Squadre.C$3:$Squadre.C$34]=[.B33])*([$Squadre.D$3:$Squadre.D$34]=INT([.C33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3];&quot;ABCDEFGH&quot;;1)&gt;0;INDEX([$Squadre.A$3:$Squadre.D$34];MATCH(1;([$Squadre.C$3:$Squadre.C$34]=[.B33])*([$Squadre.D$3:$Squadre.D$34]=[.C33]-10*INT([.C33]/10));0);2)&amp;&quot; (&quot;&amp;INDEX([$Squadre.A$3:$Squadre.D$34];MATCH(1;([$Squadre.C$3:$Squadre.C$34]=[.B33])*([$Squadre.D$3:$Squadre.D$34]=[.C33]-10*INT([.C33]/10));0);1)&amp;&quot;)&quot;;&quot;DA SISTEMARE&quot;)" office:value-type="string" office:string-value="Delfini (23)" calcext:value-type="string">
            <text:p>Delfini (23)</text:p>
          </table:table-cell>
          <table:table-cell table:style-name="ce366" office:value-type="string" calcext:value-type="string">
            <text:p>64-24</text:p>
          </table:table-cell>
          <table:table-cell table:style-name="ce369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69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69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2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40" calcext:value-type="float">
            <text:p>+40</text:p>
          </table:table-cell>
          <table:table-cell table:style-name="ce375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75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5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78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40" calcext:value-type="float">
            <text:p>-40</text:p>
          </table:table-cell>
          <table:table-cell table:number-columns-repeated="45"/>
        </table:table-row>
        <table:table-row table:style-name="ro2">
          <table:table-cell table:style-name="ce27" office:value-type="float" office:value="33" calcext:value-type="float">
            <text:p>33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34];&quot;ABCDEFGH&quot;;1)&gt;0;INDEX([$Squadre.A$3:$Squadre.D$34];MATCH(1;([$Squadre.C$3:$Squadre.C$34]=[.B34])*([$Squadre.D$3:$Squadre.D$34]=INT([.C34]/10));0);2)&amp;&quot; (&quot;&amp;INDEX([$Squadre.A$3:$Squadre.D$34];MATCH(1;([$Squadre.C$3:$Squadre.C$34]=[.B34])*([$Squadre.D$3:$Squadre.D$34]=INT([.C34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4];&quot;ABCDEFGH&quot;;1)&gt;0;INDEX([$Squadre.A$3:$Squadre.D$34];MATCH(1;([$Squadre.C$3:$Squadre.C$34]=[.B34])*([$Squadre.D$3:$Squadre.D$34]=[.C34]-10*INT([.C34]/10));0);2)&amp;&quot; (&quot;&amp;INDEX([$Squadre.A$3:$Squadre.D$34];MATCH(1;([$Squadre.C$3:$Squadre.C$34]=[.B34])*([$Squadre.D$3:$Squadre.D$34]=[.C34]-10*INT([.C34]/10));0);1)&amp;&quot;)&quot;;&quot;DA SISTEMARE&quot;)" office:value-type="string" office:string-value="Fenicotteri (24)" calcext:value-type="string">
            <text:p>Fenicotteri (24)</text:p>
          </table:table-cell>
          <table:table-cell table:style-name="ce366" office:value-type="string" calcext:value-type="string">
            <text:p>24-23</text:p>
          </table:table-cell>
          <table:table-cell table:style-name="ce369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69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69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2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1" calcext:value-type="float">
            <text:p>+1</text:p>
          </table:table-cell>
          <table:table-cell table:style-name="ce375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75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5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78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1" calcext:value-type="float">
            <text:p>-1</text:p>
          </table:table-cell>
          <table:table-cell table:number-columns-repeated="45"/>
        </table:table-row>
        <table:table-row table:style-name="ro2">
          <table:table-cell table:style-name="ce27" office:value-type="float" office:value="34" calcext:value-type="float">
            <text:p>34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35];&quot;ABCDEFGH&quot;;1)&gt;0;INDEX([$Squadre.A$3:$Squadre.D$34];MATCH(1;([$Squadre.C$3:$Squadre.C$34]=[.B35])*([$Squadre.D$3:$Squadre.D$34]=INT([.C35]/10));0);2)&amp;&quot; (&quot;&amp;INDEX([$Squadre.A$3:$Squadre.D$34];MATCH(1;([$Squadre.C$3:$Squadre.C$34]=[.B35])*([$Squadre.D$3:$Squadre.D$34]=INT([.C35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5];&quot;ABCDEFGH&quot;;1)&gt;0;INDEX([$Squadre.A$3:$Squadre.D$34];MATCH(1;([$Squadre.C$3:$Squadre.C$34]=[.B35])*([$Squadre.D$3:$Squadre.D$34]=[.C35]-10*INT([.C35]/10));0);2)&amp;&quot; (&quot;&amp;INDEX([$Squadre.A$3:$Squadre.D$34];MATCH(1;([$Squadre.C$3:$Squadre.C$34]=[.B35])*([$Squadre.D$3:$Squadre.D$34]=[.C35]-10*INT([.C35]/10));0);1)&amp;&quot;)&quot;;&quot;DA SISTEMARE&quot;)" office:value-type="string" office:string-value="Delfini (23)" calcext:value-type="string">
            <text:p>Delfini (23)</text:p>
          </table:table-cell>
          <table:table-cell table:style-name="ce366" office:value-type="string" calcext:value-type="string">
            <text:p>94-38</text:p>
          </table:table-cell>
          <table:table-cell table:style-name="ce369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69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69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2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56" calcext:value-type="float">
            <text:p>+56</text:p>
          </table:table-cell>
          <table:table-cell table:style-name="ce375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75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5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78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56" calcext:value-type="float">
            <text:p>-56</text:p>
          </table:table-cell>
          <table:table-cell table:number-columns-repeated="45"/>
        </table:table-row>
        <table:table-row table:style-name="ro2">
          <table:table-cell table:style-name="ce27" office:value-type="float" office:value="35" calcext:value-type="float">
            <text:p>35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6];&quot;ABCDEFGH&quot;;1)&gt;0;INDEX([$Squadre.A$3:$Squadre.D$34];MATCH(1;([$Squadre.C$3:$Squadre.C$34]=[.B36])*([$Squadre.D$3:$Squadre.D$34]=INT([.C36]/10));0);2)&amp;&quot; (&quot;&amp;INDEX([$Squadre.A$3:$Squadre.D$34];MATCH(1;([$Squadre.C$3:$Squadre.C$34]=[.B36])*([$Squadre.D$3:$Squadre.D$34]=INT([.C36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6];&quot;ABCDEFGH&quot;;1)&gt;0;INDEX([$Squadre.A$3:$Squadre.D$34];MATCH(1;([$Squadre.C$3:$Squadre.C$34]=[.B36])*([$Squadre.D$3:$Squadre.D$34]=[.C36]-10*INT([.C36]/10));0);2)&amp;&quot; (&quot;&amp;INDEX([$Squadre.A$3:$Squadre.D$34];MATCH(1;([$Squadre.C$3:$Squadre.C$34]=[.B36])*([$Squadre.D$3:$Squadre.D$34]=[.C36]-10*INT([.C36]/10));0);1)&amp;&quot;)&quot;;&quot;DA SISTEMARE&quot;)" office:value-type="string" office:string-value="Fenicotteri (24)" calcext:value-type="string">
            <text:p>Fenicotteri (24)</text:p>
          </table:table-cell>
          <table:table-cell table:style-name="ce366" office:value-type="string" calcext:value-type="string">
            <text:p>41-35</text:p>
          </table:table-cell>
          <table:table-cell table:style-name="ce369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69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69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2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6" calcext:value-type="float">
            <text:p>+6</text:p>
          </table:table-cell>
          <table:table-cell table:style-name="ce375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75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5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78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6" calcext:value-type="float">
            <text:p>-6</text:p>
          </table:table-cell>
          <table:table-cell table:number-columns-repeated="45"/>
        </table:table-row>
        <table:table-row table:style-name="ro2">
          <table:table-cell table:style-name="ce28" office:value-type="float" office:value="36" calcext:value-type="float">
            <text:p>36</text:p>
          </table:table-cell>
          <table:table-cell table:style-name="ce346" office:value-type="string" calcext:value-type="string">
            <text:p>F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7];&quot;ABCDEFGH&quot;;1)&gt;0;INDEX([$Squadre.A$3:$Squadre.D$34];MATCH(1;([$Squadre.C$3:$Squadre.C$34]=[.B37])*([$Squadre.D$3:$Squadre.D$34]=INT([.C37]/10));0);2)&amp;&quot; (&quot;&amp;INDEX([$Squadre.A$3:$Squadre.D$34];MATCH(1;([$Squadre.C$3:$Squadre.C$34]=[.B37])*([$Squadre.D$3:$Squadre.D$34]=INT([.C37]/10));0);1)&amp;&quot;)&quot;;&quot;DA SISTEMARE&quot;)" office:value-type="string" office:string-value="Delfini (23)" calcext:value-type="string">
            <text:p>Delfini (23)</text:p>
          </table:table-cell>
          <table:table-cell table:style-name="ce355"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7];&quot;ABCDEFGH&quot;;1)&gt;0;INDEX([$Squadre.A$3:$Squadre.D$34];MATCH(1;([$Squadre.C$3:$Squadre.C$34]=[.B37])*([$Squadre.D$3:$Squadre.D$34]=[.C37]-10*INT([.C37]/10));0);2)&amp;&quot; (&quot;&amp;INDEX([$Squadre.A$3:$Squadre.D$34];MATCH(1;([$Squadre.C$3:$Squadre.C$34]=[.B37])*([$Squadre.D$3:$Squadre.D$34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367" office:value-type="string" calcext:value-type="string">
            <text:p>72-46</text:p>
          </table:table-cell>
          <table:table-cell table:style-name="ce370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0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0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3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26" calcext:value-type="float">
            <text:p>+26</text:p>
          </table:table-cell>
          <table:table-cell table:style-name="ce376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6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6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9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6" office:value-type="float" office:value="37" calcext:value-type="float">
            <text:p>37</text:p>
          </table:table-cell>
          <table:table-cell table:style-name="ce347" office:value-type="string" calcext:value-type="string">
            <text:p>G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8];&quot;ABCDEFGH&quot;;1)&gt;0;INDEX([$Squadre.A$3:$Squadre.D$34];MATCH(1;([$Squadre.C$3:$Squadre.C$34]=[.B38])*([$Squadre.D$3:$Squadre.D$34]=INT([.C38]/10));0);2)&amp;&quot; (&quot;&amp;INDEX([$Squadre.A$3:$Squadre.D$34];MATCH(1;([$Squadre.C$3:$Squadre.C$34]=[.B38])*([$Squadre.D$3:$Squadre.D$34]=INT([.C38]/10));0);1)&amp;&quot;)&quot;;&quot;DA SISTEMARE&quot;)" office:value-type="string" office:string-value="Istrici (25)" calcext:value-type="string">
            <text:p>Istrici (25)</text:p>
          </table:table-cell>
          <table:table-cell table:style-name="ce353"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8];&quot;ABCDEFGH&quot;;1)&gt;0;INDEX([$Squadre.A$3:$Squadre.D$34];MATCH(1;([$Squadre.C$3:$Squadre.C$34]=[.B38])*([$Squadre.D$3:$Squadre.D$34]=[.C38]-10*INT([.C38]/10));0);2)&amp;&quot; (&quot;&amp;INDEX([$Squadre.A$3:$Squadre.D$34];MATCH(1;([$Squadre.C$3:$Squadre.C$34]=[.B38])*([$Squadre.D$3:$Squadre.D$34]=[.C38]-10*INT([.C38]/10));0);1)&amp;&quot;)&quot;;&quot;DA SISTEMARE&quot;)" office:value-type="string" office:string-value="Gorilla (26)" calcext:value-type="string">
            <text:p>Gorilla (26)</text:p>
          </table:table-cell>
          <table:table-cell table:style-name="ce365" office:value-type="string" calcext:value-type="string">
            <text:p>57-55</text:p>
          </table:table-cell>
          <table:table-cell table:style-name="ce368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68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68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1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" calcext:value-type="float">
            <text:p>+2</text:p>
          </table:table-cell>
          <table:table-cell table:style-name="ce374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74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4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77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" calcext:value-type="float">
            <text:p>-2</text:p>
          </table:table-cell>
          <table:table-cell table:number-columns-repeated="45"/>
        </table:table-row>
        <table:table-row table:style-name="ro2">
          <table:table-cell table:style-name="ce27" office:value-type="float" office:value="38" calcext:value-type="float">
            <text:p>38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9];&quot;ABCDEFGH&quot;;1)&gt;0;INDEX([$Squadre.A$3:$Squadre.D$34];MATCH(1;([$Squadre.C$3:$Squadre.C$34]=[.B39])*([$Squadre.D$3:$Squadre.D$34]=INT([.C39]/10));0);2)&amp;&quot; (&quot;&amp;INDEX([$Squadre.A$3:$Squadre.D$34];MATCH(1;([$Squadre.C$3:$Squadre.C$34]=[.B39])*([$Squadre.D$3:$Squadre.D$34]=INT([.C39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9];&quot;ABCDEFGH&quot;;1)&gt;0;INDEX([$Squadre.A$3:$Squadre.D$34];MATCH(1;([$Squadre.C$3:$Squadre.C$34]=[.B39])*([$Squadre.D$3:$Squadre.D$34]=[.C39]-10*INT([.C39]/10));0);2)&amp;&quot; (&quot;&amp;INDEX([$Squadre.A$3:$Squadre.D$34];MATCH(1;([$Squadre.C$3:$Squadre.C$34]=[.B39])*([$Squadre.D$3:$Squadre.D$34]=[.C39]-10*INT([.C39]/10));0);1)&amp;&quot;)&quot;;&quot;DA SISTEMARE&quot;)" office:value-type="string" office:string-value="Muli (27)" calcext:value-type="string">
            <text:p>Muli (27)</text:p>
          </table:table-cell>
          <table:table-cell table:style-name="ce366" office:value-type="string" calcext:value-type="string">
            <text:p>48-36</text:p>
          </table:table-cell>
          <table:table-cell table:style-name="ce369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69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69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2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12" calcext:value-type="float">
            <text:p>+12</text:p>
          </table:table-cell>
          <table:table-cell table:style-name="ce375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75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5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78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12" calcext:value-type="float">
            <text:p>-12</text:p>
          </table:table-cell>
          <table:table-cell table:number-columns-repeated="45"/>
        </table:table-row>
        <table:table-row table:style-name="ro2">
          <table:table-cell table:style-name="ce27" office:value-type="float" office:value="39" calcext:value-type="float">
            <text:p>39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0];&quot;ABCDEFGH&quot;;1)&gt;0;INDEX([$Squadre.A$3:$Squadre.D$34];MATCH(1;([$Squadre.C$3:$Squadre.C$34]=[.B40])*([$Squadre.D$3:$Squadre.D$34]=INT([.C40]/10));0);2)&amp;&quot; (&quot;&amp;INDEX([$Squadre.A$3:$Squadre.D$34];MATCH(1;([$Squadre.C$3:$Squadre.C$34]=[.B40])*([$Squadre.D$3:$Squadre.D$34]=INT([.C40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0];&quot;ABCDEFGH&quot;;1)&gt;0;INDEX([$Squadre.A$3:$Squadre.D$34];MATCH(1;([$Squadre.C$3:$Squadre.C$34]=[.B40])*([$Squadre.D$3:$Squadre.D$34]=[.C40]-10*INT([.C40]/10));0);2)&amp;&quot; (&quot;&amp;INDEX([$Squadre.A$3:$Squadre.D$34];MATCH(1;([$Squadre.C$3:$Squadre.C$34]=[.B40])*([$Squadre.D$3:$Squadre.D$34]=[.C40]-10*INT([.C40]/10));0);1)&amp;&quot;)&quot;;&quot;DA SISTEMARE&quot;)" office:value-type="string" office:string-value="Orche (28)" calcext:value-type="string">
            <text:p>Orche (28)</text:p>
          </table:table-cell>
          <table:table-cell table:style-name="ce366" office:value-type="string" calcext:value-type="string">
            <text:p>32-31</text:p>
          </table:table-cell>
          <table:table-cell table:style-name="ce369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69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69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2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" calcext:value-type="float">
            <text:p>+1</text:p>
          </table:table-cell>
          <table:table-cell table:style-name="ce375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75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5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78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" calcext:value-type="float">
            <text:p>-1</text:p>
          </table:table-cell>
          <table:table-cell table:number-columns-repeated="45"/>
        </table:table-row>
        <table:table-row table:style-name="ro2">
          <table:table-cell table:style-name="ce27" office:value-type="float" office:value="40" calcext:value-type="float">
            <text:p>40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1];&quot;ABCDEFGH&quot;;1)&gt;0;INDEX([$Squadre.A$3:$Squadre.D$34];MATCH(1;([$Squadre.C$3:$Squadre.C$34]=[.B41])*([$Squadre.D$3:$Squadre.D$34]=INT([.C41]/10));0);2)&amp;&quot; (&quot;&amp;INDEX([$Squadre.A$3:$Squadre.D$34];MATCH(1;([$Squadre.C$3:$Squadre.C$34]=[.B41])*([$Squadre.D$3:$Squadre.D$34]=INT([.C41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1];&quot;ABCDEFGH&quot;;1)&gt;0;INDEX([$Squadre.A$3:$Squadre.D$34];MATCH(1;([$Squadre.C$3:$Squadre.C$34]=[.B41])*([$Squadre.D$3:$Squadre.D$34]=[.C41]-10*INT([.C41]/10));0);2)&amp;&quot; (&quot;&amp;INDEX([$Squadre.A$3:$Squadre.D$34];MATCH(1;([$Squadre.C$3:$Squadre.C$34]=[.B41])*([$Squadre.D$3:$Squadre.D$34]=[.C41]-10*INT([.C41]/10));0);1)&amp;&quot;)&quot;;&quot;DA SISTEMARE&quot;)" office:value-type="string" office:string-value="Muli (27)" calcext:value-type="string">
            <text:p>Muli (27)</text:p>
          </table:table-cell>
          <table:table-cell table:style-name="ce366" office:value-type="string" calcext:value-type="string">
            <text:p>56-58</text:p>
          </table:table-cell>
          <table:table-cell table:style-name="ce369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69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69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2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-2" calcext:value-type="float">
            <text:p>-2</text:p>
          </table:table-cell>
          <table:table-cell table:style-name="ce375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75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5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78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2" calcext:value-type="float">
            <text:p>+2</text:p>
          </table:table-cell>
          <table:table-cell table:number-columns-repeated="45"/>
        </table:table-row>
        <table:table-row table:style-name="ro2">
          <table:table-cell table:style-name="ce27" office:value-type="float" office:value="41" calcext:value-type="float">
            <text:p>41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2];&quot;ABCDEFGH&quot;;1)&gt;0;INDEX([$Squadre.A$3:$Squadre.D$34];MATCH(1;([$Squadre.C$3:$Squadre.C$34]=[.B42])*([$Squadre.D$3:$Squadre.D$34]=INT([.C42]/10));0);2)&amp;&quot; (&quot;&amp;INDEX([$Squadre.A$3:$Squadre.D$34];MATCH(1;([$Squadre.C$3:$Squadre.C$34]=[.B42])*([$Squadre.D$3:$Squadre.D$34]=INT([.C42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2];&quot;ABCDEFGH&quot;;1)&gt;0;INDEX([$Squadre.A$3:$Squadre.D$34];MATCH(1;([$Squadre.C$3:$Squadre.C$34]=[.B42])*([$Squadre.D$3:$Squadre.D$34]=[.C42]-10*INT([.C42]/10));0);2)&amp;&quot; (&quot;&amp;INDEX([$Squadre.A$3:$Squadre.D$34];MATCH(1;([$Squadre.C$3:$Squadre.C$34]=[.B42])*([$Squadre.D$3:$Squadre.D$34]=[.C42]-10*INT([.C42]/10));0);1)&amp;&quot;)&quot;;&quot;DA SISTEMARE&quot;)" office:value-type="string" office:string-value="Orche (28)" calcext:value-type="string">
            <text:p>Orche (28)</text:p>
          </table:table-cell>
          <table:table-cell table:style-name="ce366" office:value-type="string" calcext:value-type="string">
            <text:p>50-64</text:p>
          </table:table-cell>
          <table:table-cell table:style-name="ce369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69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69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2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14" calcext:value-type="float">
            <text:p>-14</text:p>
          </table:table-cell>
          <table:table-cell table:style-name="ce375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75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5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78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2">
          <table:table-cell table:style-name="ce28" office:value-type="float" office:value="42" calcext:value-type="float">
            <text:p>42</text:p>
          </table:table-cell>
          <table:table-cell table:style-name="ce349" office:value-type="string" calcext:value-type="string">
            <text:p>G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3];&quot;ABCDEFGH&quot;;1)&gt;0;INDEX([$Squadre.A$3:$Squadre.D$34];MATCH(1;([$Squadre.C$3:$Squadre.C$34]=[.B43])*([$Squadre.D$3:$Squadre.D$34]=INT([.C43]/10));0);2)&amp;&quot; (&quot;&amp;INDEX([$Squadre.A$3:$Squadre.D$34];MATCH(1;([$Squadre.C$3:$Squadre.C$34]=[.B43])*([$Squadre.D$3:$Squadre.D$34]=INT([.C43]/10));0);1)&amp;&quot;)&quot;;&quot;DA SISTEMARE&quot;)" office:value-type="string" office:string-value="Muli (27)" calcext:value-type="string">
            <text:p>Muli (27)</text:p>
          </table:table-cell>
          <table:table-cell table:style-name="ce355"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3];&quot;ABCDEFGH&quot;;1)&gt;0;INDEX([$Squadre.A$3:$Squadre.D$34];MATCH(1;([$Squadre.C$3:$Squadre.C$34]=[.B43])*([$Squadre.D$3:$Squadre.D$34]=[.C43]-10*INT([.C43]/10));0);2)&amp;&quot; (&quot;&amp;INDEX([$Squadre.A$3:$Squadre.D$34];MATCH(1;([$Squadre.C$3:$Squadre.C$34]=[.B43])*([$Squadre.D$3:$Squadre.D$34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367" office:value-type="string" calcext:value-type="string">
            <text:p>49-88</text:p>
          </table:table-cell>
          <table:table-cell table:style-name="ce370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0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0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3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39" calcext:value-type="float">
            <text:p>-39</text:p>
          </table:table-cell>
          <table:table-cell table:style-name="ce376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6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6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9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39" calcext:value-type="float">
            <text:p>+39</text:p>
          </table:table-cell>
          <table:table-cell table:number-columns-repeated="45"/>
        </table:table-row>
        <table:table-row table:style-name="ro2">
          <table:table-cell table:style-name="ce26" office:value-type="float" office:value="43" calcext:value-type="float">
            <text:p>43</text:p>
          </table:table-cell>
          <table:table-cell table:style-name="ce350" office:value-type="string" calcext:value-type="string">
            <text:p>H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44];&quot;ABCDEFGH&quot;;1)&gt;0;INDEX([$Squadre.A$3:$Squadre.D$34];MATCH(1;([$Squadre.C$3:$Squadre.C$34]=[.B44])*([$Squadre.D$3:$Squadre.D$34]=INT([.C44]/10));0);2)&amp;&quot; (&quot;&amp;INDEX([$Squadre.A$3:$Squadre.D$34];MATCH(1;([$Squadre.C$3:$Squadre.C$34]=[.B44])*([$Squadre.D$3:$Squadre.D$34]=INT([.C44]/10));0);1)&amp;&quot;)&quot;;&quot;DA SISTEMARE&quot;)" office:value-type="string" office:string-value="Piranha (29)" calcext:value-type="string">
            <text:p>Piranha (29)</text:p>
          </table:table-cell>
          <table:table-cell table:style-name="ce353"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44];&quot;ABCDEFGH&quot;;1)&gt;0;INDEX([$Squadre.A$3:$Squadre.D$34];MATCH(1;([$Squadre.C$3:$Squadre.C$34]=[.B44])*([$Squadre.D$3:$Squadre.D$34]=[.C44]-10*INT([.C44]/10));0);2)&amp;&quot; (&quot;&amp;INDEX([$Squadre.A$3:$Squadre.D$34];MATCH(1;([$Squadre.C$3:$Squadre.C$34]=[.B44])*([$Squadre.D$3:$Squadre.D$34]=[.C44]-10*INT([.C44]/10));0);1)&amp;&quot;)&quot;;&quot;DA SISTEMARE&quot;)" office:value-type="string" office:string-value="Scorpioni (30)" calcext:value-type="string">
            <text:p>Scorpioni (30)</text:p>
          </table:table-cell>
          <table:table-cell table:style-name="ce365" office:value-type="string" calcext:value-type="string">
            <text:p>28-93</text:p>
          </table:table-cell>
          <table:table-cell table:style-name="ce368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68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68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1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65" calcext:value-type="float">
            <text:p>-65</text:p>
          </table:table-cell>
          <table:table-cell table:style-name="ce374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74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4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77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65" calcext:value-type="float">
            <text:p>+65</text:p>
          </table:table-cell>
          <table:table-cell table:number-columns-repeated="45"/>
        </table:table-row>
        <table:table-row table:style-name="ro2">
          <table:table-cell table:style-name="ce27" office:value-type="float" office:value="44" calcext:value-type="float">
            <text:p>44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45];&quot;ABCDEFGH&quot;;1)&gt;0;INDEX([$Squadre.A$3:$Squadre.D$34];MATCH(1;([$Squadre.C$3:$Squadre.C$34]=[.B45])*([$Squadre.D$3:$Squadre.D$34]=INT([.C45]/10));0);2)&amp;&quot; (&quot;&amp;INDEX([$Squadre.A$3:$Squadre.D$34];MATCH(1;([$Squadre.C$3:$Squadre.C$34]=[.B45])*([$Squadre.D$3:$Squadre.D$34]=INT([.C45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5];&quot;ABCDEFGH&quot;;1)&gt;0;INDEX([$Squadre.A$3:$Squadre.D$34];MATCH(1;([$Squadre.C$3:$Squadre.C$34]=[.B45])*([$Squadre.D$3:$Squadre.D$34]=[.C45]-10*INT([.C45]/10));0);2)&amp;&quot; (&quot;&amp;INDEX([$Squadre.A$3:$Squadre.D$34];MATCH(1;([$Squadre.C$3:$Squadre.C$34]=[.B45])*([$Squadre.D$3:$Squadre.D$34]=[.C45]-10*INT([.C45]/10));0);1)&amp;&quot;)&quot;;&quot;DA SISTEMARE&quot;)" office:value-type="string" office:string-value="Tonni (31)" calcext:value-type="string">
            <text:p>Tonni (31)</text:p>
          </table:table-cell>
          <table:table-cell table:style-name="ce366" office:value-type="string" calcext:value-type="string">
            <text:p>75-49</text:p>
          </table:table-cell>
          <table:table-cell table:style-name="ce369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69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69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2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26" calcext:value-type="float">
            <text:p>+26</text:p>
          </table:table-cell>
          <table:table-cell table:style-name="ce375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75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5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78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-26" calcext:value-type="float">
            <text:p>-26</text:p>
          </table:table-cell>
          <table:table-cell table:number-columns-repeated="45"/>
        </table:table-row>
        <table:table-row table:style-name="ro2">
          <table:table-cell table:style-name="ce27" office:value-type="float" office:value="45" calcext:value-type="float">
            <text:p>45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6];&quot;ABCDEFGH&quot;;1)&gt;0;INDEX([$Squadre.A$3:$Squadre.D$34];MATCH(1;([$Squadre.C$3:$Squadre.C$34]=[.B46])*([$Squadre.D$3:$Squadre.D$34]=INT([.C46]/10));0);2)&amp;&quot; (&quot;&amp;INDEX([$Squadre.A$3:$Squadre.D$34];MATCH(1;([$Squadre.C$3:$Squadre.C$34]=[.B46])*([$Squadre.D$3:$Squadre.D$34]=INT([.C46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6];&quot;ABCDEFGH&quot;;1)&gt;0;INDEX([$Squadre.A$3:$Squadre.D$34];MATCH(1;([$Squadre.C$3:$Squadre.C$34]=[.B46])*([$Squadre.D$3:$Squadre.D$34]=[.C46]-10*INT([.C46]/10));0);2)&amp;&quot; (&quot;&amp;INDEX([$Squadre.A$3:$Squadre.D$34];MATCH(1;([$Squadre.C$3:$Squadre.C$34]=[.B46])*([$Squadre.D$3:$Squadre.D$34]=[.C46]-10*INT([.C46]/10));0);1)&amp;&quot;)&quot;;&quot;DA SISTEMARE&quot;)" office:value-type="string" office:string-value="Zebre (32)" calcext:value-type="string">
            <text:p>Zebre (32)</text:p>
          </table:table-cell>
          <table:table-cell table:style-name="ce366" office:value-type="string" calcext:value-type="string">
            <text:p>86-73</text:p>
          </table:table-cell>
          <table:table-cell table:style-name="ce369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69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69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2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13" calcext:value-type="float">
            <text:p>+13</text:p>
          </table:table-cell>
          <table:table-cell table:style-name="ce375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75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5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78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13" calcext:value-type="float">
            <text:p>-13</text:p>
          </table:table-cell>
          <table:table-cell table:number-columns-repeated="45"/>
        </table:table-row>
        <table:table-row table:style-name="ro2">
          <table:table-cell table:style-name="ce27" office:value-type="float" office:value="46" calcext:value-type="float">
            <text:p>46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7];&quot;ABCDEFGH&quot;;1)&gt;0;INDEX([$Squadre.A$3:$Squadre.D$34];MATCH(1;([$Squadre.C$3:$Squadre.C$34]=[.B47])*([$Squadre.D$3:$Squadre.D$34]=INT([.C47]/10));0);2)&amp;&quot; (&quot;&amp;INDEX([$Squadre.A$3:$Squadre.D$34];MATCH(1;([$Squadre.C$3:$Squadre.C$34]=[.B47])*([$Squadre.D$3:$Squadre.D$34]=INT([.C47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7];&quot;ABCDEFGH&quot;;1)&gt;0;INDEX([$Squadre.A$3:$Squadre.D$34];MATCH(1;([$Squadre.C$3:$Squadre.C$34]=[.B47])*([$Squadre.D$3:$Squadre.D$34]=[.C47]-10*INT([.C47]/10));0);2)&amp;&quot; (&quot;&amp;INDEX([$Squadre.A$3:$Squadre.D$34];MATCH(1;([$Squadre.C$3:$Squadre.C$34]=[.B47])*([$Squadre.D$3:$Squadre.D$34]=[.C47]-10*INT([.C47]/10));0);1)&amp;&quot;)&quot;;&quot;DA SISTEMARE&quot;)" office:value-type="string" office:string-value="Tonni (31)" calcext:value-type="string">
            <text:p>Tonni (31)</text:p>
          </table:table-cell>
          <table:table-cell table:style-name="ce366" office:value-type="string" calcext:value-type="string">
            <text:p>39-81</text:p>
          </table:table-cell>
          <table:table-cell table:style-name="ce369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69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69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2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-42" calcext:value-type="float">
            <text:p>-42</text:p>
          </table:table-cell>
          <table:table-cell table:style-name="ce375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75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5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78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42" calcext:value-type="float">
            <text:p>+42</text:p>
          </table:table-cell>
          <table:table-cell table:number-columns-repeated="45"/>
        </table:table-row>
        <table:table-row table:style-name="ro2">
          <table:table-cell table:style-name="ce27" office:value-type="float" office:value="47" calcext:value-type="float">
            <text:p>47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8];&quot;ABCDEFGH&quot;;1)&gt;0;INDEX([$Squadre.A$3:$Squadre.D$34];MATCH(1;([$Squadre.C$3:$Squadre.C$34]=[.B48])*([$Squadre.D$3:$Squadre.D$34]=INT([.C48]/10));0);2)&amp;&quot; (&quot;&amp;INDEX([$Squadre.A$3:$Squadre.D$34];MATCH(1;([$Squadre.C$3:$Squadre.C$34]=[.B48])*([$Squadre.D$3:$Squadre.D$34]=INT([.C48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8];&quot;ABCDEFGH&quot;;1)&gt;0;INDEX([$Squadre.A$3:$Squadre.D$34];MATCH(1;([$Squadre.C$3:$Squadre.C$34]=[.B48])*([$Squadre.D$3:$Squadre.D$34]=[.C48]-10*INT([.C48]/10));0);2)&amp;&quot; (&quot;&amp;INDEX([$Squadre.A$3:$Squadre.D$34];MATCH(1;([$Squadre.C$3:$Squadre.C$34]=[.B48])*([$Squadre.D$3:$Squadre.D$34]=[.C48]-10*INT([.C48]/10));0);1)&amp;&quot;)&quot;;&quot;DA SISTEMARE&quot;)" office:value-type="string" office:string-value="Zebre (32)" calcext:value-type="string">
            <text:p>Zebre (32)</text:p>
          </table:table-cell>
          <table:table-cell table:style-name="ce366" office:value-type="string" calcext:value-type="string">
            <text:p>82-74</text:p>
          </table:table-cell>
          <table:table-cell table:style-name="ce369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69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69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2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8" calcext:value-type="float">
            <text:p>+8</text:p>
          </table:table-cell>
          <table:table-cell table:style-name="ce375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75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5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78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-8" calcext:value-type="float">
            <text:p>-8</text:p>
          </table:table-cell>
          <table:table-cell table:number-columns-repeated="45"/>
        </table:table-row>
        <table:table-row table:style-name="ro2">
          <table:table-cell table:style-name="ce28" office:value-type="float" office:value="48" calcext:value-type="float">
            <text:p>48</text:p>
          </table:table-cell>
          <table:table-cell table:style-name="ce352" office:value-type="string" calcext:value-type="string">
            <text:p>H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9];&quot;ABCDEFGH&quot;;1)&gt;0;INDEX([$Squadre.A$3:$Squadre.D$34];MATCH(1;([$Squadre.C$3:$Squadre.C$34]=[.B49])*([$Squadre.D$3:$Squadre.D$34]=INT([.C49]/10));0);2)&amp;&quot; (&quot;&amp;INDEX([$Squadre.A$3:$Squadre.D$34];MATCH(1;([$Squadre.C$3:$Squadre.C$34]=[.B49])*([$Squadre.D$3:$Squadre.D$34]=INT([.C49]/10));0);1)&amp;&quot;)&quot;;&quot;DA SISTEMARE&quot;)" office:value-type="string" office:string-value="Tonni (31)" calcext:value-type="string">
            <text:p>Tonni (31)</text:p>
          </table:table-cell>
          <table:table-cell table:style-name="ce355"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9];&quot;ABCDEFGH&quot;;1)&gt;0;INDEX([$Squadre.A$3:$Squadre.D$34];MATCH(1;([$Squadre.C$3:$Squadre.C$34]=[.B49])*([$Squadre.D$3:$Squadre.D$34]=[.C49]-10*INT([.C49]/10));0);2)&amp;&quot; (&quot;&amp;INDEX([$Squadre.A$3:$Squadre.D$34];MATCH(1;([$Squadre.C$3:$Squadre.C$34]=[.B49])*([$Squadre.D$3:$Squadre.D$34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367" office:value-type="string" calcext:value-type="string">
            <text:p>55-69</text:p>
          </table:table-cell>
          <table:table-cell table:style-name="ce370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0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0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3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-14" calcext:value-type="float">
            <text:p>-14</text:p>
          </table:table-cell>
          <table:table-cell table:style-name="ce376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6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6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9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14" calcext:value-type="float">
            <text:p>+14</text:p>
          </table:table-cell>
          <table:table-cell table:number-columns-repeated="45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Partite Gironi'.E1:'Partite Gironi'.L1 'Partite Gironi'.R1:'Partite Gironi'.S1">
            <calcext:condition calcext:apply-style-name="ConditionalStyle_207" calcext:value="formula-is(#REF!=&quot;Black and White&quot;)" calcext:base-cell-address="'Partite Gironi'.E1"/>
          </calcext:conditional-format>
          <calcext:conditional-format calcext:target-range-address="'Partite Gironi'.M1:'Partite Gironi'.N1 'Partite Gironi'.A1:'Partite Gironi'.A1">
            <calcext:condition calcext:apply-style-name="ConditionalStyle_163" calcext:value="formula-is(#REF!=&quot;Black and White&quot;)" calcext:base-cell-address="'Partite Gironi'.A1"/>
          </calcext:conditional-format>
          <calcext:conditional-format calcext:target-range-address="'Partite Gironi'.B1:'Partite Gironi'.D1 'Partite Gironi'.O1:'Partite Gironi'.Q1">
            <calcext:condition calcext:apply-style-name="ConditionalStyle_173" calcext:value="formula-is(#REF!=&quot;Black and White&quot;)" calcext:base-cell-address="'Partite Gironi'.B1"/>
          </calcext:conditional-format>
          <calcext:conditional-format calcext:target-range-address="'Partite Gironi'.C2:'Partite Gironi'.F49">
            <calcext:condition calcext:apply-style-name="ConditionalStyle_182" calcext:value="formula-is([.$E$2]=&quot;Black and White&quot;)" calcext:base-cell-address="'Partite Gironi'.C2"/>
          </calcext:conditional-format>
          <calcext:conditional-format calcext:target-range-address="'Partite Gironi'.H2:'Partite Gironi'.S49">
            <calcext:condition calcext:apply-style-name="ConditionalStyle_150" calcext:value="formula-is([.$E$2]=&quot;Black and White&quot;)" calcext:base-cell-address="'Partite Gironi'.H2"/>
          </calcext:conditional-format>
          <calcext:conditional-format calcext:target-range-address="'Partite Gironi'.G2:'Partite Gironi'.G49">
            <calcext:condition calcext:apply-style-name="ConditionalStyle_202" calcext:value="formula-is(IF(AND(#REF!&gt;#REF!;ISNUMBER(#REF!);ISNUMBER(#REF!));1;0))" calcext:base-cell-address="'Partite Gironi'.G2"/>
          </calcext:conditional-format>
        </calcext:conditional-formats>
      </table:table>
      <table:table table:name="Classifiche Gironi" table:style-name="ta1">
        <table:table-column table:style-name="co4" table:default-cell-style-name="ce386"/>
        <table:table-column table:style-name="co3" table:default-cell-style-name="ce29"/>
        <table:table-column table:style-name="co4" table:default-cell-style-name="ce29"/>
        <table:table-column table:style-name="co10" table:default-cell-style-name="ce29"/>
        <table:table-column table:style-name="co16" table:visibility="collapse" table:default-cell-style-name="ce29"/>
        <table:table-column table:style-name="co17" table:visibility="collapse" table:default-cell-style-name="ce29"/>
        <table:table-column table:style-name="co18" table:visibility="collapse" table:default-cell-style-name="ce29"/>
        <table:table-column table:style-name="co19" table:visibility="collapse" table:default-cell-style-name="ce29"/>
        <table:table-column table:style-name="co12" table:default-cell-style-name="ce29"/>
        <table:table-column table:style-name="co20" table:visibility="collapse" table:default-cell-style-name="ce29"/>
        <table:table-column table:style-name="co21" table:visibility="collapse" table:default-cell-style-name="ce29"/>
        <table:table-column table:style-name="co22" table:visibility="collapse" table:default-cell-style-name="ce29"/>
        <table:table-column table:style-name="co23" table:visibility="collapse" table:number-columns-repeated="3" table:default-cell-style-name="ce29"/>
        <table:table-column table:style-name="co23" table:number-columns-repeated="4" table:default-cell-style-name="ce29"/>
        <table:table-column table:style-name="co5" table:number-columns-repeated="45" table:default-cell-style-name="ce29"/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 Tot.</text:p>
          </table:table-cell>
          <table:table-cell table:style-name="ce131" office:value-type="string" calcext:value-type="string">
            <text:p>P.Gara Subiti Tot.</text:p>
          </table:table-cell>
          <table:table-cell table:style-name="ce131" office:value-type="string" calcext:value-type="string">
            <text:p>Diff.P.Gara Tot.</text:p>
          </table:table-cell>
          <table:table-cell table:style-name="ce131" table:number-columns-repeated="3"/>
          <table:table-cell table:style-name="ce131" office:value-type="string" calcext:value-type="string">
            <text:p>Diff.P.Gara SD1</text:p>
          </table:table-cell>
          <table:table-cell table:style-name="ce131" office:value-type="string" calcext:value-type="string">
            <text:p>Diff.P.Gara SD2</text:p>
          </table:table-cell>
          <table:table-cell table:style-name="ce131" office:value-type="string" calcext:value-type="string">
            <text:p>Diff.P.Gara SD3</text:p>
          </table:table-cell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:.$S$5];&quot;&gt;=&quot;&amp;[.S2])" office:value-type="float" office:value="1" calcext:value-type="float">
            <text:p>1</text:p>
          </table:table-cell>
          <table:table-cell table:style-name="ce388" office:value-type="string" calcext:value-type="string">
            <text:p>A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];&quot;ABCDEFGH&quot;;1)&gt;0;INDEX([$Squadre.A$3:$Squadre.D$34];MATCH(1;([$Squadre.C$3:$Squadre.C$34]=[.$B2])*([$Squadre.D$3:$Squadre.D$34]=[.$C2]);0);2)&amp;&quot; (&quot;&amp;INDEX([$Squadre.A$3:$Squadre.D$34];MATCH(1;([$Squadre.C$3:$Squadre.C$34]=[.$B2])*([$Squadre.D$3:$Squadre.D$34]=[.$C2]);0);1)&amp;&quot;)&quot;;&quot;DA SISTEMARE&quot;)" office:value-type="string" office:string-value="Leoni (1)" calcext:value-type="string">
            <text:p>Leoni (1)</text:p>
          </table:table-cell>
          <table:table-cell table:style-name="ce132" table:formula="of:=[.F2]+[.G2]+[.H2]" office:value-type="float" office:value="3" calcext:value-type="float">
            <text:p>3</text:p>
          </table:table-cell>
          <table:table-cell table:style-name="ce132" table:formula="of:=SUMIF([$'Partite Gironi'.$D$2:$'Partite Gironi'.$D$49];[.D2];[$'Partite Gironi'.$H$2:$'Partite Gironi'.$H$49])+SUMIF([$'Partite Gironi'.$F$2:$'Partite Gironi'.$F$49];[.D2];[$'Partite Gironi'.$N$2:$'Partite Gironi'.$N$49])" office:value-type="float" office:value="2" calcext:value-type="float">
            <text:p>2</text:p>
          </table:table-cell>
          <table:table-cell table:style-name="ce132" table:formula="of:=SUMIF([$'Partite Gironi'.$D$2:$'Partite Gironi'.$D$49];[.D2];[$'Partite Gironi'.$I$2:$'Partite Gironi'.$I$49])+SUMIF([$'Partite Gironi'.$F$2:$'Partite Gironi'.$F$49];[.D2];[$'Partite Gironi'.$O$2:$'Partite Gironi'.$O$49])" office:value-type="float" office:value="1" calcext:value-type="float">
            <text:p>1</text:p>
          </table:table-cell>
          <table:table-cell table:style-name="ce132" table:formula="of:=SUMIF([$'Partite Gironi'.$D$2:$'Partite Gironi'.$D$49];[.D2];[$'Partite Gironi'.$J$2:$'Partite Gironi'.$J$49])+SUMIF([$'Partite Gironi'.$F$2:$'Partite Gironi'.$F$49];[.D2];[$'Partite Gironi'.$P$2:$'Partite Gironi'.$P$49])" office:value-type="float" office:value="0" calcext:value-type="float">
            <text:p>0</text:p>
          </table:table-cell>
          <table:table-cell table:style-name="ce132" table:formula="of:=2*[.F2]+1*[.G2]+0*[.H2]" office:value-type="float" office:value="5" calcext:value-type="float">
            <text:p>5</text:p>
          </table:table-cell>
          <table:table-cell table:style-name="ce132" table:formula="of:=SUMIF([$'Partite Gironi'.$D$2:$'Partite Gironi'.$D$49];[.D2];[$'Partite Gironi'.$K$2:$'Partite Gironi'.$K$49])+SUMIF([$'Partite Gironi'.$F$2:$'Partite Gironi'.$F$49];[.D2];[$'Partite Gironi'.$Q$2:$'Partite Gironi'.$Q$49])" office:value-type="float" office:value="187" calcext:value-type="float">
            <text:p>187</text:p>
          </table:table-cell>
          <table:table-cell table:style-name="ce132" table:formula="of:=SUMIF([$'Partite Gironi'.$D$2:$'Partite Gironi'.$D$49];[.D2];[$'Partite Gironi'.$L$2:$'Partite Gironi'.$L$49])+SUMIF([$'Partite Gironi'.$F$2:$'Partite Gironi'.$F$49];[.D2];[$'Partite Gironi'.$R$2:$'Partite Gironi'.$R$49])" office:value-type="float" office:value="153" calcext:value-type="float">
            <text:p>153</text:p>
          </table:table-cell>
          <table:table-cell table:style-name="ce132" table:formula="of:=SUMIF([$'Partite Gironi'.$D$2:$'Partite Gironi'.$D$49];[.D2];[$'Partite Gironi'.$M$2:$'Partite Gironi'.$M$49])+SUMIF([$'Partite Gironi'.$F$2:$'Partite Gironi'.$F$49];[.D2];[$'Partite Gironi'.$S$2:$'Partite Gironi'.$S$49])" office:value-type="float" office:value="34" calcext:value-type="float">
            <text:p>34</text:p>
          </table:table-cell>
          <table:table-cell table:style-name="ce132" table:number-columns-repeated="3"/>
          <table:table-cell table:style-name="ce138" table:formula="of:=IF([.I2]=[.I3];[$'Partite Gironi'.M2];0)" office:value-type="float" office:value="23" calcext:value-type="float">
            <text:p>+23</text:p>
          </table:table-cell>
          <table:table-cell table:style-name="ce138" table:formula="of:=IF([.I2]=[.I4];[$'Partite Gironi'.M3];0)" office:value-type="float" office:value="0" calcext:value-type="float">
            <text:p>+0</text:p>
          </table:table-cell>
          <table:table-cell table:style-name="ce138" table:formula="of:=IF([.I2]=[.I5];[$'Partite Gironi'.M4];0)" office:value-type="float" office:value="0" calcext:value-type="float">
            <text:p>+0</text:p>
          </table:table-cell>
          <table:table-cell table:style-name="ce135" table:formula="of:=[.I2]+(500+[.P2]+[.Q2]+[.R2])*10^-3+([.M2]+[.N2]+[.O2])*10^-6+(500+[.L2])*10^-9+[.J2]*10^-12" office:value-type="float" office:value="5.523000534187" calcext:value-type="float">
            <text:p>5,523000534187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3])" office:value-type="float" office:value="2" calcext:value-type="float">
            <text:p>2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];&quot;ABCDEFGH&quot;;1)&gt;0;INDEX([$Squadre.A$3:$Squadre.D$34];MATCH(1;([$Squadre.C$3:$Squadre.C$34]=[.$B3])*([$Squadre.D$3:$Squadre.D$34]=[.$C3]);0);2)&amp;&quot; (&quot;&amp;INDEX([$Squadre.A$3:$Squadre.D$34];MATCH(1;([$Squadre.C$3:$Squadre.C$34]=[.$B3])*([$Squadre.D$3:$Squadre.D$34]=[.$C3]);0);1)&amp;&quot;)&quot;;&quot;DA SISTEMARE&quot;)" office:value-type="string" office:string-value="Pantere (2)" calcext:value-type="string">
            <text:p>Pantere (2)</text:p>
          </table:table-cell>
          <table:table-cell table:style-name="ce133" table:formula="of:=[.F3]+[.G3]+[.H3]" office:value-type="float" office:value="3" calcext:value-type="float">
            <text:p>3</text:p>
          </table:table-cell>
          <table:table-cell table:style-name="ce133" table:formula="of:=SUMIF([$'Partite Gironi'.$D$2:$'Partite Gironi'.$D$49];[.D3];[$'Partite Gironi'.$H$2:$'Partite Gironi'.$H$49])+SUMIF([$'Partite Gironi'.$F$2:$'Partite Gironi'.$F$49];[.D3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3];[$'Partite Gironi'.$I$2:$'Partite Gironi'.$I$49])+SUMIF([$'Partite Gironi'.$F$2:$'Partite Gironi'.$F$49];[.D3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3];[$'Partite Gironi'.$J$2:$'Partite Gironi'.$J$49])+SUMIF([$'Partite Gironi'.$F$2:$'Partite Gironi'.$F$49];[.D3];[$'Partite Gironi'.$P$2:$'Partite Gironi'.$P$49])" office:value-type="float" office:value="0" calcext:value-type="float">
            <text:p>0</text:p>
          </table:table-cell>
          <table:table-cell table:style-name="ce133" table:formula="of:=2*[.F3]+1*[.G3]+0*[.H3]" office:value-type="float" office:value="5" calcext:value-type="float">
            <text:p>5</text:p>
          </table:table-cell>
          <table:table-cell table:style-name="ce133" table:formula="of:=SUMIF([$'Partite Gironi'.$D$2:$'Partite Gironi'.$D$49];[.D3];[$'Partite Gironi'.$K$2:$'Partite Gironi'.$K$49])+SUMIF([$'Partite Gironi'.$F$2:$'Partite Gironi'.$F$49];[.D3];[$'Partite Gironi'.$Q$2:$'Partite Gironi'.$Q$49])" office:value-type="float" office:value="199" calcext:value-type="float">
            <text:p>199</text:p>
          </table:table-cell>
          <table:table-cell table:style-name="ce133" table:formula="of:=SUMIF([$'Partite Gironi'.$D$2:$'Partite Gironi'.$D$49];[.D3];[$'Partite Gironi'.$L$2:$'Partite Gironi'.$L$49])+SUMIF([$'Partite Gironi'.$F$2:$'Partite Gironi'.$F$49];[.D3];[$'Partite Gironi'.$R$2:$'Partite Gironi'.$R$49])" office:value-type="float" office:value="123" calcext:value-type="float">
            <text:p>123</text:p>
          </table:table-cell>
          <table:table-cell table:style-name="ce133" table:formula="of:=SUMIF([$'Partite Gironi'.$D$2:$'Partite Gironi'.$D$49];[.D3];[$'Partite Gironi'.$M$2:$'Partite Gironi'.$M$49])+SUMIF([$'Partite Gironi'.$F$2:$'Partite Gironi'.$F$49];[.D3];[$'Partite Gironi'.$S$2:$'Partite Gironi'.$S$49])" office:value-type="float" office:value="76" calcext:value-type="float">
            <text:p>76</text:p>
          </table:table-cell>
          <table:table-cell table:style-name="ce133" table:number-columns-repeated="3"/>
          <table:table-cell table:style-name="ce139" table:formula="of:=IF([.F3]=[.F4];[$'Partite Gironi'.M5])" office:value-type="float" office:value="0" calcext:value-type="float">
            <text:p>+0</text:p>
          </table:table-cell>
          <table:table-cell table:style-name="ce139" table:formula="of:=IF([.I3]=[.I5];[$'Partite Gironi'.M6];0)" office:value-type="float" office:value="0" calcext:value-type="float">
            <text:p>+0</text:p>
          </table:table-cell>
          <table:table-cell table:style-name="ce139" table:formula="of:=IF([.I3]=[.I2];[$'Partite Gironi'.S2];0)" office:value-type="float" office:value="-23" calcext:value-type="float">
            <text:p>-23</text:p>
          </table:table-cell>
          <table:table-cell table:style-name="ce135" table:formula="of:=[.I3]+(500+[.P3]+[.Q3]+[.R3])*10^-3+([.M3]+[.N3]+[.O3])*10^-6+(500+[.L3])*10^-9+[.J3]*10^-12" office:value-type="float" office:value="5.477000576199" calcext:value-type="float">
            <text:p>5,477000576199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4])" office:value-type="float" office:value="3" calcext:value-type="float">
            <text:p>3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];&quot;ABCDEFGH&quot;;1)&gt;0;INDEX([$Squadre.A$3:$Squadre.D$34];MATCH(1;([$Squadre.C$3:$Squadre.C$34]=[.$B4])*([$Squadre.D$3:$Squadre.D$34]=[.$C4]);0);2)&amp;&quot; (&quot;&amp;INDEX([$Squadre.A$3:$Squadre.D$34];MATCH(1;([$Squadre.C$3:$Squadre.C$34]=[.$B4])*([$Squadre.D$3:$Squadre.D$34]=[.$C4]);0);1)&amp;&quot;)&quot;;&quot;DA SISTEMARE&quot;)" office:value-type="string" office:string-value="Tigri (3)" calcext:value-type="string">
            <text:p>Tigri (3)</text:p>
          </table:table-cell>
          <table:table-cell table:style-name="ce133" table:formula="of:=[.F4]+[.G4]+[.H4]" office:value-type="float" office:value="3" calcext:value-type="float">
            <text:p>3</text:p>
          </table:table-cell>
          <table:table-cell table:style-name="ce133" table:formula="of:=SUMIF([$'Partite Gironi'.$D$2:$'Partite Gironi'.$D$49];[.D4];[$'Partite Gironi'.$H$2:$'Partite Gironi'.$H$49])+SUMIF([$'Partite Gironi'.$F$2:$'Partite Gironi'.$F$49];[.D4];[$'Partite Gironi'.$N$2:$'Partite Gironi'.$N$49])" office:value-type="float" office:value="1" calcext:value-type="float">
            <text:p>1</text:p>
          </table:table-cell>
          <table:table-cell table:style-name="ce133" table:formula="of:=SUMIF([$'Partite Gironi'.$D$2:$'Partite Gironi'.$D$49];[.D4];[$'Partite Gironi'.$I$2:$'Partite Gironi'.$I$49])+SUMIF([$'Partite Gironi'.$F$2:$'Partite Gironi'.$F$49];[.D4];[$'Partite Gironi'.$O$2:$'Partite Gironi'.$O$49])" office:value-type="float" office:value="2" calcext:value-type="float">
            <text:p>2</text:p>
          </table:table-cell>
          <table:table-cell table:style-name="ce133" table:formula="of:=SUMIF([$'Partite Gironi'.$D$2:$'Partite Gironi'.$D$49];[.D4];[$'Partite Gironi'.$J$2:$'Partite Gironi'.$J$49])+SUMIF([$'Partite Gironi'.$F$2:$'Partite Gironi'.$F$49];[.D4];[$'Partite Gironi'.$P$2:$'Partite Gironi'.$P$49])" office:value-type="float" office:value="0" calcext:value-type="float">
            <text:p>0</text:p>
          </table:table-cell>
          <table:table-cell table:style-name="ce133" table:formula="of:=2*[.F4]+1*[.G4]+0*[.H4]" office:value-type="float" office:value="4" calcext:value-type="float">
            <text:p>4</text:p>
          </table:table-cell>
          <table:table-cell table:style-name="ce133" table:formula="of:=SUMIF([$'Partite Gironi'.$D$2:$'Partite Gironi'.$D$49];[.D4];[$'Partite Gironi'.$K$2:$'Partite Gironi'.$K$49])+SUMIF([$'Partite Gironi'.$F$2:$'Partite Gironi'.$F$49];[.D4];[$'Partite Gironi'.$Q$2:$'Partite Gironi'.$Q$49])" office:value-type="float" office:value="131" calcext:value-type="float">
            <text:p>131</text:p>
          </table:table-cell>
          <table:table-cell table:style-name="ce133" table:formula="of:=SUMIF([$'Partite Gironi'.$D$2:$'Partite Gironi'.$D$49];[.D4];[$'Partite Gironi'.$L$2:$'Partite Gironi'.$L$49])+SUMIF([$'Partite Gironi'.$F$2:$'Partite Gironi'.$F$49];[.D4];[$'Partite Gironi'.$R$2:$'Partite Gironi'.$R$49])" office:value-type="float" office:value="231" calcext:value-type="float">
            <text:p>231</text:p>
          </table:table-cell>
          <table:table-cell table:style-name="ce133" table:formula="of:=SUMIF([$'Partite Gironi'.$D$2:$'Partite Gironi'.$D$49];[.D4];[$'Partite Gironi'.$M$2:$'Partite Gironi'.$M$49])+SUMIF([$'Partite Gironi'.$F$2:$'Partite Gironi'.$F$49];[.D4];[$'Partite Gironi'.$S$2:$'Partite Gironi'.$S$49])" office:value-type="float" office:value="-100" calcext:value-type="float">
            <text:p>-100</text:p>
          </table:table-cell>
          <table:table-cell table:style-name="ce133" table:number-columns-repeated="3"/>
          <table:table-cell table:style-name="ce139" table:formula="of:=IF([.I4]=[.I5];[$'Partite Gironi'.M7];0)" office:value-type="float" office:value="31" calcext:value-type="float">
            <text:p>+31</text:p>
          </table:table-cell>
          <table:table-cell table:style-name="ce139" table:formula="of:=IF([.D4]=[.D2];[$'Partite Gironi'.S3];0)" office:value-type="float" office:value="0" calcext:value-type="float">
            <text:p>+0</text:p>
          </table:table-cell>
          <table:table-cell table:style-name="ce139" table:formula="of:=IF([.I4]=[.I3];[$'Partite Gironi'.S5];0)" office:value-type="float" office:value="0" calcext:value-type="float">
            <text:p>+0</text:p>
          </table:table-cell>
          <table:table-cell table:style-name="ce135" table:formula="of:=[.I4]+(500+[.P4]+[.Q4]+[.R4])*10^-3+([.M4]+[.N4]+[.O4])*10^-6+(500+[.L4])*10^-9+[.J4]*10^-12" office:value-type="float" office:value="4.531000400131" calcext:value-type="float">
            <text:p>4,531000400131</text:p>
          </table:table-cell>
          <table:table-cell table:number-columns-repeated="45"/>
        </table:table-row>
        <table:table-row table:style-name="ro2">
          <table:table-cell table:style-name="ce384" table:formula="of:=COUNTIF([.$S$2:.$S$5];&quot;&gt;=&quot;&amp;[.S5])" office:value-type="float" office:value="4" calcext:value-type="float">
            <text:p>4</text:p>
          </table:table-cell>
          <table:table-cell table:style-name="ce390" office:value-type="string" calcext:value-type="string">
            <text:p>A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5];&quot;ABCDEFGH&quot;;1)&gt;0;INDEX([$Squadre.A$3:$Squadre.D$34];MATCH(1;([$Squadre.C$3:$Squadre.C$34]=[.$B5])*([$Squadre.D$3:$Squadre.D$34]=[.$C5]);0);2)&amp;&quot; (&quot;&amp;INDEX([$Squadre.A$3:$Squadre.D$34];MATCH(1;([$Squadre.C$3:$Squadre.C$34]=[.$B5])*([$Squadre.D$3:$Squadre.D$34]=[.$C5]);0);1)&amp;&quot;)&quot;;&quot;DA SISTEMARE&quot;)" office:value-type="string" office:string-value="Ghepardi (4)" calcext:value-type="string">
            <text:p>Ghepardi (4)</text:p>
          </table:table-cell>
          <table:table-cell table:style-name="ce134" table:formula="of:=[.F5]+[.G5]+[.H5]" office:value-type="float" office:value="3" calcext:value-type="float">
            <text:p>3</text:p>
          </table:table-cell>
          <table:table-cell table:style-name="ce134" table:formula="of:=SUMIF([$'Partite Gironi'.$D$2:$'Partite Gironi'.$D$49];[.D5];[$'Partite Gironi'.$H$2:$'Partite Gironi'.$H$49])+SUMIF([$'Partite Gironi'.$F$2:$'Partite Gironi'.$F$49];[.D5];[$'Partite Gironi'.$N$2:$'Partite Gironi'.$N$49])" office:value-type="float" office:value="1" calcext:value-type="float">
            <text:p>1</text:p>
          </table:table-cell>
          <table:table-cell table:style-name="ce134" table:formula="of:=SUMIF([$'Partite Gironi'.$D$2:$'Partite Gironi'.$D$49];[.D5];[$'Partite Gironi'.$I$2:$'Partite Gironi'.$I$49])+SUMIF([$'Partite Gironi'.$F$2:$'Partite Gironi'.$F$49];[.D5];[$'Partite Gironi'.$O$2:$'Partite Gironi'.$O$49])" office:value-type="float" office:value="2" calcext:value-type="float">
            <text:p>2</text:p>
          </table:table-cell>
          <table:table-cell table:style-name="ce134" table:formula="of:=SUMIF([$'Partite Gironi'.$D$2:$'Partite Gironi'.$D$49];[.D5];[$'Partite Gironi'.$J$2:$'Partite Gironi'.$J$49])+SUMIF([$'Partite Gironi'.$F$2:$'Partite Gironi'.$F$49];[.D5];[$'Partite Gironi'.$P$2:$'Partite Gironi'.$P$49])" office:value-type="float" office:value="0" calcext:value-type="float">
            <text:p>0</text:p>
          </table:table-cell>
          <table:table-cell table:style-name="ce134" table:formula="of:=2*[.F5]+1*[.G5]+0*[.H5]" office:value-type="float" office:value="4" calcext:value-type="float">
            <text:p>4</text:p>
          </table:table-cell>
          <table:table-cell table:style-name="ce134" table:formula="of:=SUMIF([$'Partite Gironi'.$D$2:$'Partite Gironi'.$D$49];[.D5];[$'Partite Gironi'.$K$2:$'Partite Gironi'.$K$49])+SUMIF([$'Partite Gironi'.$F$2:$'Partite Gironi'.$F$49];[.D5];[$'Partite Gironi'.$Q$2:$'Partite Gironi'.$Q$49])" office:value-type="float" office:value="151" calcext:value-type="float">
            <text:p>151</text:p>
          </table:table-cell>
          <table:table-cell table:style-name="ce134" table:formula="of:=SUMIF([$'Partite Gironi'.$D$2:$'Partite Gironi'.$D$49];[.D5];[$'Partite Gironi'.$L$2:$'Partite Gironi'.$L$49])+SUMIF([$'Partite Gironi'.$F$2:$'Partite Gironi'.$F$49];[.D5];[$'Partite Gironi'.$R$2:$'Partite Gironi'.$R$49])" office:value-type="float" office:value="161" calcext:value-type="float">
            <text:p>161</text:p>
          </table:table-cell>
          <table:table-cell table:style-name="ce134" table:formula="of:=SUMIF([$'Partite Gironi'.$D$2:$'Partite Gironi'.$D$49];[.D5];[$'Partite Gironi'.$M$2:$'Partite Gironi'.$M$49])+SUMIF([$'Partite Gironi'.$F$2:$'Partite Gironi'.$F$49];[.D5];[$'Partite Gironi'.$S$2:$'Partite Gironi'.$S$49])" office:value-type="float" office:value="-10" calcext:value-type="float">
            <text:p>-10</text:p>
          </table:table-cell>
          <table:table-cell table:style-name="ce134" table:number-columns-repeated="3"/>
          <table:table-cell table:style-name="ce140" table:formula="of:=IF([.I5]=[.I2];[$'Partite Gironi'.S4];0)" office:value-type="float" office:value="0" calcext:value-type="float">
            <text:p>+0</text:p>
          </table:table-cell>
          <table:table-cell table:style-name="ce140" table:formula="of:=IF([.I5]=[.I2];[$'Partite Gironi'.S6];0)" office:value-type="float" office:value="0" calcext:value-type="float">
            <text:p>+0</text:p>
          </table:table-cell>
          <table:table-cell table:style-name="ce140" table:formula="of:=IF([.I5]=[.I4];[$'Partite Gironi'.S7];0)" office:value-type="float" office:value="-31" calcext:value-type="float">
            <text:p>-31</text:p>
          </table:table-cell>
          <table:table-cell table:style-name="ce135" table:formula="of:=[.I5]+(500+[.P5]+[.Q5]+[.R5])*10^-3+([.M5]+[.N5]+[.O5])*10^-6+(500+[.L5])*10^-9+[.J5]*10^-12" office:value-type="float" office:value="4.469000490151" calcext:value-type="float">
            <text:p>4,469000490151</text:p>
          </table:table-cell>
          <table:table-cell table:number-columns-repeated="45"/>
        </table:table-row>
        <table:table-row table:style-name="ro1">
          <table:table-cell table:style-name="ce385"/>
          <table:table-cell table:number-columns-repeated="63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131" table:number-columns-repeated="6"/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8:.$S$11];&quot;&gt;=&quot;&amp;[.S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8];&quot;ABCDEFGH&quot;;1)&gt;0;INDEX([$Squadre.A$3:$Squadre.D$34];MATCH(1;([$Squadre.C$3:$Squadre.C$34]=[.$B8])*([$Squadre.D$3:$Squadre.D$34]=[.$C8]);0);2)&amp;&quot; (&quot;&amp;INDEX([$Squadre.A$3:$Squadre.D$34];MATCH(1;([$Squadre.C$3:$Squadre.C$34]=[.$B8])*([$Squadre.D$3:$Squadre.D$34]=[.$C8]);0);1)&amp;&quot;)&quot;;&quot;DA SISTEMARE&quot;)" office:value-type="string" office:string-value="Giaguari (5)" calcext:value-type="string">
            <text:p>Giaguari (5)</text:p>
          </table:table-cell>
          <table:table-cell table:style-name="ce132" table:formula="of:=[.F8]+[.G8]+[.H8]" office:value-type="float" office:value="3" calcext:value-type="float">
            <text:p>3</text:p>
          </table:table-cell>
          <table:table-cell table:style-name="ce132" table:formula="of:=SUMIF([$'Partite Gironi'.$D$2:$'Partite Gironi'.$D$49];[.D8];[$'Partite Gironi'.$H$2:$'Partite Gironi'.$H$49])+SUMIF([$'Partite Gironi'.$F$2:$'Partite Gironi'.$F$49];[.D8];[$'Partite Gironi'.$N$2:$'Partite Gironi'.$N$49])" office:value-type="float" office:value="0" calcext:value-type="float">
            <text:p>0</text:p>
          </table:table-cell>
          <table:table-cell table:style-name="ce132" table:formula="of:=SUMIF([$'Partite Gironi'.$D$2:$'Partite Gironi'.$D$49];[.D8];[$'Partite Gironi'.$I$2:$'Partite Gironi'.$I$49])+SUMIF([$'Partite Gironi'.$F$2:$'Partite Gironi'.$F$49];[.D8];[$'Partite Gironi'.$O$2:$'Partite Gironi'.$O$49])" office:value-type="float" office:value="3" calcext:value-type="float">
            <text:p>3</text:p>
          </table:table-cell>
          <table:table-cell table:style-name="ce132" table:formula="of:=SUMIF([$'Partite Gironi'.$D$2:$'Partite Gironi'.$D$49];[.D8];[$'Partite Gironi'.$J$2:$'Partite Gironi'.$J$49])+SUMIF([$'Partite Gironi'.$F$2:$'Partite Gironi'.$F$49];[.D8];[$'Partite Gironi'.$P$2:$'Partite Gironi'.$P$49])" office:value-type="float" office:value="0" calcext:value-type="float">
            <text:p>0</text:p>
          </table:table-cell>
          <table:table-cell table:style-name="ce132" table:formula="of:=2*[.F8]+1*[.G8]+0*[.H8]" office:value-type="float" office:value="3" calcext:value-type="float">
            <text:p>3</text:p>
          </table:table-cell>
          <table:table-cell table:style-name="ce132" table:formula="of:=SUMIF([$'Partite Gironi'.$D$2:$'Partite Gironi'.$D$49];[.D8];[$'Partite Gironi'.$K$2:$'Partite Gironi'.$K$49])+SUMIF([$'Partite Gironi'.$F$2:$'Partite Gironi'.$F$49];[.D8];[$'Partite Gironi'.$Q$2:$'Partite Gironi'.$Q$49])" office:value-type="float" office:value="174" calcext:value-type="float">
            <text:p>174</text:p>
          </table:table-cell>
          <table:table-cell table:style-name="ce132" table:formula="of:=SUMIF([$'Partite Gironi'.$D$2:$'Partite Gironi'.$D$49];[.D8];[$'Partite Gironi'.$L$2:$'Partite Gironi'.$L$49])+SUMIF([$'Partite Gironi'.$F$2:$'Partite Gironi'.$F$49];[.D8];[$'Partite Gironi'.$R$2:$'Partite Gironi'.$R$49])" office:value-type="float" office:value="217" calcext:value-type="float">
            <text:p>217</text:p>
          </table:table-cell>
          <table:table-cell table:style-name="ce132" table:formula="of:=SUMIF([$'Partite Gironi'.$D$2:$'Partite Gironi'.$D$49];[.D8];[$'Partite Gironi'.$M$2:$'Partite Gironi'.$M$49])+SUMIF([$'Partite Gironi'.$F$2:$'Partite Gironi'.$F$49];[.D8];[$'Partite Gironi'.$S$2:$'Partite Gironi'.$S$49])" office:value-type="float" office:value="-43" calcext:value-type="float">
            <text:p>-43</text:p>
          </table:table-cell>
          <table:table-cell table:style-name="ce132" table:number-columns-repeated="3"/>
          <table:table-cell table:style-name="ce138" table:formula="of:=IF([.I8]=[.I9];[$'Partite Gironi'.M8];0)" office:value-type="float" office:value="0" calcext:value-type="float">
            <text:p>+0</text:p>
          </table:table-cell>
          <table:table-cell table:style-name="ce138" table:formula="of:=IF([.I8]=[.I10];[$'Partite Gironi'.M9];0)" office:value-type="float" office:value="0" calcext:value-type="float">
            <text:p>+0</text:p>
          </table:table-cell>
          <table:table-cell table:style-name="ce138" table:formula="of:=IF([.I8]=[.I11];[$'Partite Gironi'.M10];0)" office:value-type="float" office:value="0" calcext:value-type="float">
            <text:p>+0</text:p>
          </table:table-cell>
          <table:table-cell table:style-name="ce135" table:formula="of:=[.I8]+(500+[.P8]+[.Q8]+[.R8])*10^-3+([.M8]+[.N8]+[.O8])*10^-6+(500+[.L8])*10^-9+[.J8]*10^-12" office:value-type="float" office:value="3.500000457174" calcext:value-type="float">
            <text:p>3,50000045717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9];&quot;ABCDEFGH&quot;;1)&gt;0;INDEX([$Squadre.A$3:$Squadre.D$34];MATCH(1;([$Squadre.C$3:$Squadre.C$34]=[.$B9])*([$Squadre.D$3:$Squadre.D$34]=[.$C9]);0);2)&amp;&quot; (&quot;&amp;INDEX([$Squadre.A$3:$Squadre.D$34];MATCH(1;([$Squadre.C$3:$Squadre.C$34]=[.$B9])*([$Squadre.D$3:$Squadre.D$34]=[.$C9]);0);1)&amp;&quot;)&quot;;&quot;DA SISTEMARE&quot;)" office:value-type="string" office:string-value="Puma (6)" calcext:value-type="string">
            <text:p>Puma (6)</text:p>
          </table:table-cell>
          <table:table-cell table:style-name="ce133" table:formula="of:=[.F9]+[.G9]+[.H9]" office:value-type="float" office:value="3" calcext:value-type="float">
            <text:p>3</text:p>
          </table:table-cell>
          <table:table-cell table:style-name="ce133" table:formula="of:=SUMIF([$'Partite Gironi'.$D$2:$'Partite Gironi'.$D$49];[.D9];[$'Partite Gironi'.$H$2:$'Partite Gironi'.$H$49])+SUMIF([$'Partite Gironi'.$F$2:$'Partite Gironi'.$F$49];[.D9];[$'Partite Gironi'.$N$2:$'Partite Gironi'.$N$49])" office:value-type="float" office:value="1" calcext:value-type="float">
            <text:p>1</text:p>
          </table:table-cell>
          <table:table-cell table:style-name="ce133" table:formula="of:=SUMIF([$'Partite Gironi'.$D$2:$'Partite Gironi'.$D$49];[.D9];[$'Partite Gironi'.$I$2:$'Partite Gironi'.$I$49])+SUMIF([$'Partite Gironi'.$F$2:$'Partite Gironi'.$F$49];[.D9];[$'Partite Gironi'.$O$2:$'Partite Gironi'.$O$49])" office:value-type="float" office:value="2" calcext:value-type="float">
            <text:p>2</text:p>
          </table:table-cell>
          <table:table-cell table:style-name="ce133" table:formula="of:=SUMIF([$'Partite Gironi'.$D$2:$'Partite Gironi'.$D$49];[.D9];[$'Partite Gironi'.$J$2:$'Partite Gironi'.$J$49])+SUMIF([$'Partite Gironi'.$F$2:$'Partite Gironi'.$F$49];[.D9];[$'Partite Gironi'.$P$2:$'Partite Gironi'.$P$49])" office:value-type="float" office:value="0" calcext:value-type="float">
            <text:p>0</text:p>
          </table:table-cell>
          <table:table-cell table:style-name="ce133" table:formula="of:=2*[.F9]+1*[.G9]+0*[.H9]" office:value-type="float" office:value="4" calcext:value-type="float">
            <text:p>4</text:p>
          </table:table-cell>
          <table:table-cell table:style-name="ce133" table:formula="of:=SUMIF([$'Partite Gironi'.$D$2:$'Partite Gironi'.$D$49];[.D9];[$'Partite Gironi'.$K$2:$'Partite Gironi'.$K$49])+SUMIF([$'Partite Gironi'.$F$2:$'Partite Gironi'.$F$49];[.D9];[$'Partite Gironi'.$Q$2:$'Partite Gironi'.$Q$49])" office:value-type="float" office:value="184" calcext:value-type="float">
            <text:p>184</text:p>
          </table:table-cell>
          <table:table-cell table:style-name="ce133" table:formula="of:=SUMIF([$'Partite Gironi'.$D$2:$'Partite Gironi'.$D$49];[.D9];[$'Partite Gironi'.$L$2:$'Partite Gironi'.$L$49])+SUMIF([$'Partite Gironi'.$F$2:$'Partite Gironi'.$F$49];[.D9];[$'Partite Gironi'.$R$2:$'Partite Gironi'.$R$49])" office:value-type="float" office:value="216" calcext:value-type="float">
            <text:p>216</text:p>
          </table:table-cell>
          <table:table-cell table:style-name="ce133" table:formula="of:=SUMIF([$'Partite Gironi'.$D$2:$'Partite Gironi'.$D$49];[.D9];[$'Partite Gironi'.$M$2:$'Partite Gironi'.$M$49])+SUMIF([$'Partite Gironi'.$F$2:$'Partite Gironi'.$F$49];[.D9];[$'Partite Gironi'.$S$2:$'Partite Gironi'.$S$49])" office:value-type="float" office:value="-32" calcext:value-type="float">
            <text:p>-32</text:p>
          </table:table-cell>
          <table:table-cell table:style-name="ce133" table:number-columns-repeated="3"/>
          <table:table-cell table:style-name="ce139" table:formula="of:=IF([.F9]=[.F10];[$'Partite Gironi'.M11])" office:value-type="float" office:value="0" calcext:value-type="float">
            <text:p>+0</text:p>
          </table:table-cell>
          <table:table-cell table:style-name="ce139" table:formula="of:=IF([.I9]=[.I11];[$'Partite Gironi'.M12];0)" office:value-type="float" office:value="0" calcext:value-type="float">
            <text:p>+0</text:p>
          </table:table-cell>
          <table:table-cell table:style-name="ce139" table:formula="of:=IF([.I9]=[.I8];[$'Partite Gironi'.S8];0)" office:value-type="float" office:value="0" calcext:value-type="float">
            <text:p>+0</text:p>
          </table:table-cell>
          <table:table-cell table:style-name="ce136" table:formula="of:=[.I9]+(500+[.P9]+[.Q9]+[.R9])*10^-3+([.M9]+[.N9]+[.O9])*10^-6+(500+[.L9])*10^-9+[.J9]*10^-12" office:value-type="float" office:value="4.500000468184" calcext:value-type="float">
            <text:p>4,50000046818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0];&quot;ABCDEFGH&quot;;1)&gt;0;INDEX([$Squadre.A$3:$Squadre.D$34];MATCH(1;([$Squadre.C$3:$Squadre.C$34]=[.$B10])*([$Squadre.D$3:$Squadre.D$34]=[.$C10]);0);2)&amp;&quot; (&quot;&amp;INDEX([$Squadre.A$3:$Squadre.D$34];MATCH(1;([$Squadre.C$3:$Squadre.C$34]=[.$B10])*([$Squadre.D$3:$Squadre.D$34]=[.$C10]);0);1)&amp;&quot;)&quot;;&quot;DA SISTEMARE&quot;)" office:value-type="string" office:string-value="Linci (7)" calcext:value-type="string">
            <text:p>Linci (7)</text:p>
          </table:table-cell>
          <table:table-cell table:style-name="ce133" table:formula="of:=[.F10]+[.G10]+[.H10]" office:value-type="float" office:value="3" calcext:value-type="float">
            <text:p>3</text:p>
          </table:table-cell>
          <table:table-cell table:style-name="ce133" table:formula="of:=SUMIF([$'Partite Gironi'.$D$2:$'Partite Gironi'.$D$49];[.D10];[$'Partite Gironi'.$H$2:$'Partite Gironi'.$H$49])+SUMIF([$'Partite Gironi'.$F$2:$'Partite Gironi'.$F$49];[.D10];[$'Partite Gironi'.$N$2:$'Partite Gironi'.$N$49])" office:value-type="float" office:value="3" calcext:value-type="float">
            <text:p>3</text:p>
          </table:table-cell>
          <table:table-cell table:style-name="ce133" table:formula="of:=SUMIF([$'Partite Gironi'.$D$2:$'Partite Gironi'.$D$49];[.D10];[$'Partite Gironi'.$I$2:$'Partite Gironi'.$I$49])+SUMIF([$'Partite Gironi'.$F$2:$'Partite Gironi'.$F$49];[.D10];[$'Partite Gironi'.$O$2:$'Partite Gironi'.$O$49])" office:value-type="float" office:value="0" calcext:value-type="float">
            <text:p>0</text:p>
          </table:table-cell>
          <table:table-cell table:style-name="ce133" table:formula="of:=SUMIF([$'Partite Gironi'.$D$2:$'Partite Gironi'.$D$49];[.D10];[$'Partite Gironi'.$J$2:$'Partite Gironi'.$J$49])+SUMIF([$'Partite Gironi'.$F$2:$'Partite Gironi'.$F$49];[.D10];[$'Partite Gironi'.$P$2:$'Partite Gironi'.$P$49])" office:value-type="float" office:value="0" calcext:value-type="float">
            <text:p>0</text:p>
          </table:table-cell>
          <table:table-cell table:style-name="ce133" table:formula="of:=2*[.F10]+1*[.G10]+0*[.H10]" office:value-type="float" office:value="6" calcext:value-type="float">
            <text:p>6</text:p>
          </table:table-cell>
          <table:table-cell table:style-name="ce133" table:formula="of:=SUMIF([$'Partite Gironi'.$D$2:$'Partite Gironi'.$D$49];[.D10];[$'Partite Gironi'.$K$2:$'Partite Gironi'.$K$49])+SUMIF([$'Partite Gironi'.$F$2:$'Partite Gironi'.$F$49];[.D10];[$'Partite Gironi'.$Q$2:$'Partite Gironi'.$Q$49])" office:value-type="float" office:value="241" calcext:value-type="float">
            <text:p>241</text:p>
          </table:table-cell>
          <table:table-cell table:style-name="ce133" table:formula="of:=SUMIF([$'Partite Gironi'.$D$2:$'Partite Gironi'.$D$49];[.D10];[$'Partite Gironi'.$L$2:$'Partite Gironi'.$L$49])+SUMIF([$'Partite Gironi'.$F$2:$'Partite Gironi'.$F$49];[.D10];[$'Partite Gironi'.$R$2:$'Partite Gironi'.$R$49])" office:value-type="float" office:value="181" calcext:value-type="float">
            <text:p>181</text:p>
          </table:table-cell>
          <table:table-cell table:style-name="ce133" table:formula="of:=SUMIF([$'Partite Gironi'.$D$2:$'Partite Gironi'.$D$49];[.D10];[$'Partite Gironi'.$M$2:$'Partite Gironi'.$M$49])+SUMIF([$'Partite Gironi'.$F$2:$'Partite Gironi'.$F$49];[.D10];[$'Partite Gironi'.$S$2:$'Partite Gironi'.$S$49])" office:value-type="float" office:value="60" calcext:value-type="float">
            <text:p>60</text:p>
          </table:table-cell>
          <table:table-cell table:style-name="ce133" table:number-columns-repeated="3"/>
          <table:table-cell table:style-name="ce139" table:formula="of:=IF([.I10]=[.I11];[$'Partite Gironi'.M13];0)" office:value-type="float" office:value="0" calcext:value-type="float">
            <text:p>+0</text:p>
          </table:table-cell>
          <table:table-cell table:style-name="ce139" table:formula="of:=IF([.D10]=[.D8];[$'Partite Gironi'.S9];0)" office:value-type="float" office:value="0" calcext:value-type="float">
            <text:p>+0</text:p>
          </table:table-cell>
          <table:table-cell table:style-name="ce139" table:formula="of:=IF([.I10]=[.I9];[$'Partite Gironi'.S11];0)" office:value-type="float" office:value="0" calcext:value-type="float">
            <text:p>+0</text:p>
          </table:table-cell>
          <table:table-cell table:style-name="ce136" table:formula="of:=[.I10]+(500+[.P10]+[.Q10]+[.R10])*10^-3+([.M10]+[.N10]+[.O10])*10^-6+(500+[.L10])*10^-9+[.J10]*10^-12" office:value-type="float" office:value="6.500000560241" calcext:value-type="float">
            <text:p>6,500000560241</text:p>
          </table:table-cell>
          <table:table-cell table:number-columns-repeated="45"/>
        </table:table-row>
        <table:table-row table:style-name="ro2">
          <table:table-cell table:style-name="ce384" table:formula="of:=COUNTIF([.$S$8:.$S$11];&quot;&gt;=&quot;&amp;[.S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1];&quot;ABCDEFGH&quot;;1)&gt;0;INDEX([$Squadre.A$3:$Squadre.D$34];MATCH(1;([$Squadre.C$3:$Squadre.C$34]=[.$B11])*([$Squadre.D$3:$Squadre.D$34]=[.$C11]);0);2)&amp;&quot; (&quot;&amp;INDEX([$Squadre.A$3:$Squadre.D$34];MATCH(1;([$Squadre.C$3:$Squadre.C$34]=[.$B11])*([$Squadre.D$3:$Squadre.D$34]=[.$C11]);0);1)&amp;&quot;)&quot;;&quot;DA SISTEMARE&quot;)" office:value-type="string" office:string-value="Serval (8)" calcext:value-type="string">
            <text:p>Serval (8)</text:p>
          </table:table-cell>
          <table:table-cell table:style-name="ce134" table:formula="of:=[.F11]+[.G11]+[.H11]" office:value-type="float" office:value="3" calcext:value-type="float">
            <text:p>3</text:p>
          </table:table-cell>
          <table:table-cell table:style-name="ce134" table:formula="of:=SUMIF([$'Partite Gironi'.$D$2:$'Partite Gironi'.$D$49];[.D11];[$'Partite Gironi'.$H$2:$'Partite Gironi'.$H$49])+SUMIF([$'Partite Gironi'.$F$2:$'Partite Gironi'.$F$49];[.D11];[$'Partite Gironi'.$N$2:$'Partite Gironi'.$N$49])" office:value-type="float" office:value="2" calcext:value-type="float">
            <text:p>2</text:p>
          </table:table-cell>
          <table:table-cell table:style-name="ce134" table:formula="of:=SUMIF([$'Partite Gironi'.$D$2:$'Partite Gironi'.$D$49];[.D11];[$'Partite Gironi'.$I$2:$'Partite Gironi'.$I$49])+SUMIF([$'Partite Gironi'.$F$2:$'Partite Gironi'.$F$49];[.D11];[$'Partite Gironi'.$O$2:$'Partite Gironi'.$O$49])" office:value-type="float" office:value="1" calcext:value-type="float">
            <text:p>1</text:p>
          </table:table-cell>
          <table:table-cell table:style-name="ce134" table:formula="of:=SUMIF([$'Partite Gironi'.$D$2:$'Partite Gironi'.$D$49];[.D11];[$'Partite Gironi'.$J$2:$'Partite Gironi'.$J$49])+SUMIF([$'Partite Gironi'.$F$2:$'Partite Gironi'.$F$49];[.D11];[$'Partite Gironi'.$P$2:$'Partite Gironi'.$P$49])" office:value-type="float" office:value="0" calcext:value-type="float">
            <text:p>0</text:p>
          </table:table-cell>
          <table:table-cell table:style-name="ce134" table:formula="of:=2*[.F11]+1*[.G11]+0*[.H11]" office:value-type="float" office:value="5" calcext:value-type="float">
            <text:p>5</text:p>
          </table:table-cell>
          <table:table-cell table:style-name="ce134" table:formula="of:=SUMIF([$'Partite Gironi'.$D$2:$'Partite Gironi'.$D$49];[.D11];[$'Partite Gironi'.$K$2:$'Partite Gironi'.$K$49])+SUMIF([$'Partite Gironi'.$F$2:$'Partite Gironi'.$F$49];[.D11];[$'Partite Gironi'.$Q$2:$'Partite Gironi'.$Q$49])" office:value-type="float" office:value="224" calcext:value-type="float">
            <text:p>224</text:p>
          </table:table-cell>
          <table:table-cell table:style-name="ce134" table:formula="of:=SUMIF([$'Partite Gironi'.$D$2:$'Partite Gironi'.$D$49];[.D11];[$'Partite Gironi'.$L$2:$'Partite Gironi'.$L$49])+SUMIF([$'Partite Gironi'.$F$2:$'Partite Gironi'.$F$49];[.D11];[$'Partite Gironi'.$R$2:$'Partite Gironi'.$R$49])" office:value-type="float" office:value="209" calcext:value-type="float">
            <text:p>209</text:p>
          </table:table-cell>
          <table:table-cell table:style-name="ce134" table:formula="of:=SUMIF([$'Partite Gironi'.$D$2:$'Partite Gironi'.$D$49];[.D11];[$'Partite Gironi'.$M$2:$'Partite Gironi'.$M$49])+SUMIF([$'Partite Gironi'.$F$2:$'Partite Gironi'.$F$49];[.D11];[$'Partite Gironi'.$S$2:$'Partite Gironi'.$S$49])" office:value-type="float" office:value="15" calcext:value-type="float">
            <text:p>15</text:p>
          </table:table-cell>
          <table:table-cell table:style-name="ce134" table:number-columns-repeated="3"/>
          <table:table-cell table:style-name="ce140" table:formula="of:=IF([.I11]=[.I8];[$'Partite Gironi'.S10];0)" office:value-type="float" office:value="0" calcext:value-type="float">
            <text:p>+0</text:p>
          </table:table-cell>
          <table:table-cell table:style-name="ce140" table:formula="of:=IF([.I11]=[.I8];[$'Partite Gironi'.S12];0)" office:value-type="float" office:value="0" calcext:value-type="float">
            <text:p>+0</text:p>
          </table:table-cell>
          <table:table-cell table:style-name="ce140" table:formula="of:=IF([.I11]=[.I10];[$'Partite Gironi'.S13];0)" office:value-type="float" office:value="0" calcext:value-type="float">
            <text:p>+0</text:p>
          </table:table-cell>
          <table:table-cell table:style-name="ce137" table:formula="of:=[.I11]+(500+[.P11]+[.Q11]+[.R11])*10^-3+([.M11]+[.N11]+[.O11])*10^-6+(500+[.L11])*10^-9+[.J11]*10^-12" office:value-type="float" office:value="5.500000515224" calcext:value-type="float">
            <text:p>5,50000051522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131" table:number-columns-repeated="6"/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14:.$S$17];&quot;&gt;=&quot;&amp;[.S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14];&quot;ABCDEFGH&quot;;1)&gt;0;INDEX([$Squadre.A$3:$Squadre.D$34];MATCH(1;([$Squadre.C$3:$Squadre.C$34]=[.$B14])*([$Squadre.D$3:$Squadre.D$34]=[.$C14]);0);2)&amp;&quot; (&quot;&amp;INDEX([$Squadre.A$3:$Squadre.D$34];MATCH(1;([$Squadre.C$3:$Squadre.C$34]=[.$B14])*([$Squadre.D$3:$Squadre.D$34]=[.$C14]);0);1)&amp;&quot;)&quot;;&quot;DA SISTEMARE&quot;)" office:value-type="string" office:string-value="Elefanti (9)" calcext:value-type="string">
            <text:p>Elefanti (9)</text:p>
          </table:table-cell>
          <table:table-cell table:style-name="ce132" table:formula="of:=[.F14]+[.G14]+[.H14]" office:value-type="float" office:value="3" calcext:value-type="float">
            <text:p>3</text:p>
          </table:table-cell>
          <table:table-cell table:style-name="ce132" table:formula="of:=SUMIF([$'Partite Gironi'.$D$2:$'Partite Gironi'.$D$49];[.D14];[$'Partite Gironi'.$H$2:$'Partite Gironi'.$H$49])+SUMIF([$'Partite Gironi'.$F$2:$'Partite Gironi'.$F$49];[.D14];[$'Partite Gironi'.$N$2:$'Partite Gironi'.$N$49])" office:value-type="float" office:value="1" calcext:value-type="float">
            <text:p>1</text:p>
          </table:table-cell>
          <table:table-cell table:style-name="ce132" table:formula="of:=SUMIF([$'Partite Gironi'.$D$2:$'Partite Gironi'.$D$49];[.D14];[$'Partite Gironi'.$I$2:$'Partite Gironi'.$I$49])+SUMIF([$'Partite Gironi'.$F$2:$'Partite Gironi'.$F$49];[.D14];[$'Partite Gironi'.$O$2:$'Partite Gironi'.$O$49])" office:value-type="float" office:value="2" calcext:value-type="float">
            <text:p>2</text:p>
          </table:table-cell>
          <table:table-cell table:style-name="ce132" table:formula="of:=SUMIF([$'Partite Gironi'.$D$2:$'Partite Gironi'.$D$49];[.D14];[$'Partite Gironi'.$J$2:$'Partite Gironi'.$J$49])+SUMIF([$'Partite Gironi'.$F$2:$'Partite Gironi'.$F$49];[.D14];[$'Partite Gironi'.$P$2:$'Partite Gironi'.$P$49])" office:value-type="float" office:value="0" calcext:value-type="float">
            <text:p>0</text:p>
          </table:table-cell>
          <table:table-cell table:style-name="ce132" table:formula="of:=2*[.F14]+1*[.G14]+0*[.H14]" office:value-type="float" office:value="4" calcext:value-type="float">
            <text:p>4</text:p>
          </table:table-cell>
          <table:table-cell table:style-name="ce132" table:formula="of:=SUMIF([$'Partite Gironi'.$D$2:$'Partite Gironi'.$D$49];[.D14];[$'Partite Gironi'.$K$2:$'Partite Gironi'.$K$49])+SUMIF([$'Partite Gironi'.$F$2:$'Partite Gironi'.$F$49];[.D14];[$'Partite Gironi'.$Q$2:$'Partite Gironi'.$Q$49])" office:value-type="float" office:value="154" calcext:value-type="float">
            <text:p>154</text:p>
          </table:table-cell>
          <table:table-cell table:style-name="ce132" table:formula="of:=SUMIF([$'Partite Gironi'.$D$2:$'Partite Gironi'.$D$49];[.D14];[$'Partite Gironi'.$L$2:$'Partite Gironi'.$L$49])+SUMIF([$'Partite Gironi'.$F$2:$'Partite Gironi'.$F$49];[.D14];[$'Partite Gironi'.$R$2:$'Partite Gironi'.$R$49])" office:value-type="float" office:value="237" calcext:value-type="float">
            <text:p>237</text:p>
          </table:table-cell>
          <table:table-cell table:style-name="ce132" table:formula="of:=SUMIF([$'Partite Gironi'.$D$2:$'Partite Gironi'.$D$49];[.D14];[$'Partite Gironi'.$M$2:$'Partite Gironi'.$M$49])+SUMIF([$'Partite Gironi'.$F$2:$'Partite Gironi'.$F$49];[.D14];[$'Partite Gironi'.$S$2:$'Partite Gironi'.$S$49])" office:value-type="float" office:value="-83" calcext:value-type="float">
            <text:p>-83</text:p>
          </table:table-cell>
          <table:table-cell table:style-name="ce132" table:number-columns-repeated="3"/>
          <table:table-cell table:style-name="ce138" table:formula="of:=IF([.I14]=[.I15];[$'Partite Gironi'.M14];0)" office:value-type="float" office:value="0" calcext:value-type="float">
            <text:p>+0</text:p>
          </table:table-cell>
          <table:table-cell table:style-name="ce138" table:formula="of:=IF([.I14]=[.I16];[$'Partite Gironi'.M15];0)" office:value-type="float" office:value="0" calcext:value-type="float">
            <text:p>+0</text:p>
          </table:table-cell>
          <table:table-cell table:style-name="ce138" table:formula="of:=IF([.I14]=[.I17];[$'Partite Gironi'.M16];0)" office:value-type="float" office:value="0" calcext:value-type="float">
            <text:p>+0</text:p>
          </table:table-cell>
          <table:table-cell table:style-name="ce135" table:formula="of:=[.I14]+(500+[.P14]+[.Q14]+[.R14])*10^-3+([.M14]+[.N14]+[.O14])*10^-6+(500+[.L14])*10^-9+[.J14]*10^-12" office:value-type="float" office:value="4.500000417154" calcext:value-type="float">
            <text:p>4,500000417154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15];&quot;ABCDEFGH&quot;;1)&gt;0;INDEX([$Squadre.A$3:$Squadre.D$34];MATCH(1;([$Squadre.C$3:$Squadre.C$34]=[.$B15])*([$Squadre.D$3:$Squadre.D$34]=[.$C15]);0);2)&amp;&quot; (&quot;&amp;INDEX([$Squadre.A$3:$Squadre.D$34];MATCH(1;([$Squadre.C$3:$Squadre.C$34]=[.$B15])*([$Squadre.D$3:$Squadre.D$34]=[.$C15]);0);1)&amp;&quot;)&quot;;&quot;DA SISTEMARE&quot;)" office:value-type="string" office:string-value="Giraffe (10)" calcext:value-type="string">
            <text:p>Giraffe (10)</text:p>
          </table:table-cell>
          <table:table-cell table:style-name="ce133" table:formula="of:=[.F15]+[.G15]+[.H15]" office:value-type="float" office:value="3" calcext:value-type="float">
            <text:p>3</text:p>
          </table:table-cell>
          <table:table-cell table:style-name="ce133" table:formula="of:=SUMIF([$'Partite Gironi'.$D$2:$'Partite Gironi'.$D$49];[.D15];[$'Partite Gironi'.$H$2:$'Partite Gironi'.$H$49])+SUMIF([$'Partite Gironi'.$F$2:$'Partite Gironi'.$F$49];[.D15];[$'Partite Gironi'.$N$2:$'Partite Gironi'.$N$49])" office:value-type="float" office:value="3" calcext:value-type="float">
            <text:p>3</text:p>
          </table:table-cell>
          <table:table-cell table:style-name="ce133" table:formula="of:=SUMIF([$'Partite Gironi'.$D$2:$'Partite Gironi'.$D$49];[.D15];[$'Partite Gironi'.$I$2:$'Partite Gironi'.$I$49])+SUMIF([$'Partite Gironi'.$F$2:$'Partite Gironi'.$F$49];[.D15];[$'Partite Gironi'.$O$2:$'Partite Gironi'.$O$49])" office:value-type="float" office:value="0" calcext:value-type="float">
            <text:p>0</text:p>
          </table:table-cell>
          <table:table-cell table:style-name="ce133" table:formula="of:=SUMIF([$'Partite Gironi'.$D$2:$'Partite Gironi'.$D$49];[.D15];[$'Partite Gironi'.$J$2:$'Partite Gironi'.$J$49])+SUMIF([$'Partite Gironi'.$F$2:$'Partite Gironi'.$F$49];[.D15];[$'Partite Gironi'.$P$2:$'Partite Gironi'.$P$49])" office:value-type="float" office:value="0" calcext:value-type="float">
            <text:p>0</text:p>
          </table:table-cell>
          <table:table-cell table:style-name="ce133" table:formula="of:=2*[.F15]+1*[.G15]+0*[.H15]" office:value-type="float" office:value="6" calcext:value-type="float">
            <text:p>6</text:p>
          </table:table-cell>
          <table:table-cell table:style-name="ce133" table:formula="of:=SUMIF([$'Partite Gironi'.$D$2:$'Partite Gironi'.$D$49];[.D15];[$'Partite Gironi'.$K$2:$'Partite Gironi'.$K$49])+SUMIF([$'Partite Gironi'.$F$2:$'Partite Gironi'.$F$49];[.D15];[$'Partite Gironi'.$Q$2:$'Partite Gironi'.$Q$49])" office:value-type="float" office:value="258" calcext:value-type="float">
            <text:p>258</text:p>
          </table:table-cell>
          <table:table-cell table:style-name="ce133" table:formula="of:=SUMIF([$'Partite Gironi'.$D$2:$'Partite Gironi'.$D$49];[.D15];[$'Partite Gironi'.$L$2:$'Partite Gironi'.$L$49])+SUMIF([$'Partite Gironi'.$F$2:$'Partite Gironi'.$F$49];[.D15];[$'Partite Gironi'.$R$2:$'Partite Gironi'.$R$49])" office:value-type="float" office:value="154" calcext:value-type="float">
            <text:p>154</text:p>
          </table:table-cell>
          <table:table-cell table:style-name="ce133" table:formula="of:=SUMIF([$'Partite Gironi'.$D$2:$'Partite Gironi'.$D$49];[.D15];[$'Partite Gironi'.$M$2:$'Partite Gironi'.$M$49])+SUMIF([$'Partite Gironi'.$F$2:$'Partite Gironi'.$F$49];[.D15];[$'Partite Gironi'.$S$2:$'Partite Gironi'.$S$49])" office:value-type="float" office:value="104" calcext:value-type="float">
            <text:p>104</text:p>
          </table:table-cell>
          <table:table-cell table:style-name="ce133" table:number-columns-repeated="3"/>
          <table:table-cell table:style-name="ce139" table:formula="of:=IF([.F15]=[.F16];[$'Partite Gironi'.M17])" office:value-type="float" office:value="0" calcext:value-type="float">
            <text:p>+0</text:p>
          </table:table-cell>
          <table:table-cell table:style-name="ce139" table:formula="of:=IF([.I15]=[.I17];[$'Partite Gironi'.M18];0)" office:value-type="float" office:value="0" calcext:value-type="float">
            <text:p>+0</text:p>
          </table:table-cell>
          <table:table-cell table:style-name="ce139" table:formula="of:=IF([.I15]=[.I14];[$'Partite Gironi'.S14];0)" office:value-type="float" office:value="0" calcext:value-type="float">
            <text:p>+0</text:p>
          </table:table-cell>
          <table:table-cell table:style-name="ce136" table:formula="of:=[.I15]+(500+[.P15]+[.Q15]+[.R15])*10^-3+([.M15]+[.N15]+[.O15])*10^-6+(500+[.L15])*10^-9+[.J15]*10^-12" office:value-type="float" office:value="6.500000604258" calcext:value-type="float">
            <text:p>6,500000604258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6];&quot;ABCDEFGH&quot;;1)&gt;0;INDEX([$Squadre.A$3:$Squadre.D$34];MATCH(1;([$Squadre.C$3:$Squadre.C$34]=[.$B16])*([$Squadre.D$3:$Squadre.D$34]=[.$C16]);0);2)&amp;&quot; (&quot;&amp;INDEX([$Squadre.A$3:$Squadre.D$34];MATCH(1;([$Squadre.C$3:$Squadre.C$34]=[.$B16])*([$Squadre.D$3:$Squadre.D$34]=[.$C16]);0);1)&amp;&quot;)&quot;;&quot;DA SISTEMARE&quot;)" office:value-type="string" office:string-value="Ippopotami (11)" calcext:value-type="string">
            <text:p>Ippopotami (11)</text:p>
          </table:table-cell>
          <table:table-cell table:style-name="ce133" table:formula="of:=[.F16]+[.G16]+[.H16]" office:value-type="float" office:value="3" calcext:value-type="float">
            <text:p>3</text:p>
          </table:table-cell>
          <table:table-cell table:style-name="ce133" table:formula="of:=SUMIF([$'Partite Gironi'.$D$2:$'Partite Gironi'.$D$49];[.D16];[$'Partite Gironi'.$H$2:$'Partite Gironi'.$H$49])+SUMIF([$'Partite Gironi'.$F$2:$'Partite Gironi'.$F$49];[.D16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16];[$'Partite Gironi'.$I$2:$'Partite Gironi'.$I$49])+SUMIF([$'Partite Gironi'.$F$2:$'Partite Gironi'.$F$49];[.D16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16];[$'Partite Gironi'.$J$2:$'Partite Gironi'.$J$49])+SUMIF([$'Partite Gironi'.$F$2:$'Partite Gironi'.$F$49];[.D16];[$'Partite Gironi'.$P$2:$'Partite Gironi'.$P$49])" office:value-type="float" office:value="0" calcext:value-type="float">
            <text:p>0</text:p>
          </table:table-cell>
          <table:table-cell table:style-name="ce133" table:formula="of:=2*[.F16]+1*[.G16]+0*[.H16]" office:value-type="float" office:value="5" calcext:value-type="float">
            <text:p>5</text:p>
          </table:table-cell>
          <table:table-cell table:style-name="ce133" table:formula="of:=SUMIF([$'Partite Gironi'.$D$2:$'Partite Gironi'.$D$49];[.D16];[$'Partite Gironi'.$K$2:$'Partite Gironi'.$K$49])+SUMIF([$'Partite Gironi'.$F$2:$'Partite Gironi'.$F$49];[.D16];[$'Partite Gironi'.$Q$2:$'Partite Gironi'.$Q$49])" office:value-type="float" office:value="280" calcext:value-type="float">
            <text:p>280</text:p>
          </table:table-cell>
          <table:table-cell table:style-name="ce133" table:formula="of:=SUMIF([$'Partite Gironi'.$D$2:$'Partite Gironi'.$D$49];[.D16];[$'Partite Gironi'.$L$2:$'Partite Gironi'.$L$49])+SUMIF([$'Partite Gironi'.$F$2:$'Partite Gironi'.$F$49];[.D16];[$'Partite Gironi'.$R$2:$'Partite Gironi'.$R$49])" office:value-type="float" office:value="189" calcext:value-type="float">
            <text:p>189</text:p>
          </table:table-cell>
          <table:table-cell table:style-name="ce133" table:formula="of:=SUMIF([$'Partite Gironi'.$D$2:$'Partite Gironi'.$D$49];[.D16];[$'Partite Gironi'.$M$2:$'Partite Gironi'.$M$49])+SUMIF([$'Partite Gironi'.$F$2:$'Partite Gironi'.$F$49];[.D16];[$'Partite Gironi'.$S$2:$'Partite Gironi'.$S$49])" office:value-type="float" office:value="91" calcext:value-type="float">
            <text:p>91</text:p>
          </table:table-cell>
          <table:table-cell table:style-name="ce133" table:number-columns-repeated="3"/>
          <table:table-cell table:style-name="ce139" table:formula="of:=IF([.I16]=[.I17];[$'Partite Gironi'.M19];0)" office:value-type="float" office:value="0" calcext:value-type="float">
            <text:p>+0</text:p>
          </table:table-cell>
          <table:table-cell table:style-name="ce139" table:formula="of:=IF([.D16]=[.D14];[$'Partite Gironi'.S15];0)" office:value-type="float" office:value="0" calcext:value-type="float">
            <text:p>+0</text:p>
          </table:table-cell>
          <table:table-cell table:style-name="ce139" table:formula="of:=IF([.I16]=[.I15];[$'Partite Gironi'.S17];0)" office:value-type="float" office:value="0" calcext:value-type="float">
            <text:p>+0</text:p>
          </table:table-cell>
          <table:table-cell table:style-name="ce136" table:formula="of:=[.I16]+(500+[.P16]+[.Q16]+[.R16])*10^-3+([.M16]+[.N16]+[.O16])*10^-6+(500+[.L16])*10^-9+[.J16]*10^-12" office:value-type="float" office:value="5.50000059128" calcext:value-type="float">
            <text:p>5,500000591280</text:p>
          </table:table-cell>
          <table:table-cell table:number-columns-repeated="45"/>
        </table:table-row>
        <table:table-row table:style-name="ro2">
          <table:table-cell table:style-name="ce384" table:formula="of:=COUNTIF([.$S$14:.$S$17];&quot;&gt;=&quot;&amp;[.S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7];&quot;ABCDEFGH&quot;;1)&gt;0;INDEX([$Squadre.A$3:$Squadre.D$34];MATCH(1;([$Squadre.C$3:$Squadre.C$34]=[.$B17])*([$Squadre.D$3:$Squadre.D$34]=[.$C17]);0);2)&amp;&quot; (&quot;&amp;INDEX([$Squadre.A$3:$Squadre.D$34];MATCH(1;([$Squadre.C$3:$Squadre.C$34]=[.$B17])*([$Squadre.D$3:$Squadre.D$34]=[.$C17]);0);1)&amp;&quot;)&quot;;&quot;DA SISTEMARE&quot;)" office:value-type="string" office:string-value="Iguane (12)" calcext:value-type="string">
            <text:p>Iguane (12)</text:p>
          </table:table-cell>
          <table:table-cell table:style-name="ce134" table:formula="of:=[.F17]+[.G17]+[.H17]" office:value-type="float" office:value="3" calcext:value-type="float">
            <text:p>3</text:p>
          </table:table-cell>
          <table:table-cell table:style-name="ce134" table:formula="of:=SUMIF([$'Partite Gironi'.$D$2:$'Partite Gironi'.$D$49];[.D17];[$'Partite Gironi'.$H$2:$'Partite Gironi'.$H$49])+SUMIF([$'Partite Gironi'.$F$2:$'Partite Gironi'.$F$49];[.D17];[$'Partite Gironi'.$N$2:$'Partite Gironi'.$N$49])" office:value-type="float" office:value="0" calcext:value-type="float">
            <text:p>0</text:p>
          </table:table-cell>
          <table:table-cell table:style-name="ce134" table:formula="of:=SUMIF([$'Partite Gironi'.$D$2:$'Partite Gironi'.$D$49];[.D17];[$'Partite Gironi'.$I$2:$'Partite Gironi'.$I$49])+SUMIF([$'Partite Gironi'.$F$2:$'Partite Gironi'.$F$49];[.D17];[$'Partite Gironi'.$O$2:$'Partite Gironi'.$O$49])" office:value-type="float" office:value="3" calcext:value-type="float">
            <text:p>3</text:p>
          </table:table-cell>
          <table:table-cell table:style-name="ce134" table:formula="of:=SUMIF([$'Partite Gironi'.$D$2:$'Partite Gironi'.$D$49];[.D17];[$'Partite Gironi'.$J$2:$'Partite Gironi'.$J$49])+SUMIF([$'Partite Gironi'.$F$2:$'Partite Gironi'.$F$49];[.D17];[$'Partite Gironi'.$P$2:$'Partite Gironi'.$P$49])" office:value-type="float" office:value="0" calcext:value-type="float">
            <text:p>0</text:p>
          </table:table-cell>
          <table:table-cell table:style-name="ce134" table:formula="of:=2*[.F17]+1*[.G17]+0*[.H17]" office:value-type="float" office:value="3" calcext:value-type="float">
            <text:p>3</text:p>
          </table:table-cell>
          <table:table-cell table:style-name="ce134" table:formula="of:=SUMIF([$'Partite Gironi'.$D$2:$'Partite Gironi'.$D$49];[.D17];[$'Partite Gironi'.$K$2:$'Partite Gironi'.$K$49])+SUMIF([$'Partite Gironi'.$F$2:$'Partite Gironi'.$F$49];[.D17];[$'Partite Gironi'.$Q$2:$'Partite Gironi'.$Q$49])" office:value-type="float" office:value="101" calcext:value-type="float">
            <text:p>101</text:p>
          </table:table-cell>
          <table:table-cell table:style-name="ce134" table:formula="of:=SUMIF([$'Partite Gironi'.$D$2:$'Partite Gironi'.$D$49];[.D17];[$'Partite Gironi'.$L$2:$'Partite Gironi'.$L$49])+SUMIF([$'Partite Gironi'.$F$2:$'Partite Gironi'.$F$49];[.D17];[$'Partite Gironi'.$R$2:$'Partite Gironi'.$R$49])" office:value-type="float" office:value="213" calcext:value-type="float">
            <text:p>213</text:p>
          </table:table-cell>
          <table:table-cell table:style-name="ce134" table:formula="of:=SUMIF([$'Partite Gironi'.$D$2:$'Partite Gironi'.$D$49];[.D17];[$'Partite Gironi'.$M$2:$'Partite Gironi'.$M$49])+SUMIF([$'Partite Gironi'.$F$2:$'Partite Gironi'.$F$49];[.D17];[$'Partite Gironi'.$S$2:$'Partite Gironi'.$S$49])" office:value-type="float" office:value="-112" calcext:value-type="float">
            <text:p>-112</text:p>
          </table:table-cell>
          <table:table-cell table:style-name="ce134" table:number-columns-repeated="3"/>
          <table:table-cell table:style-name="ce140" table:formula="of:=IF([.I17]=[.I14];[$'Partite Gironi'.S16];0)" office:value-type="float" office:value="0" calcext:value-type="float">
            <text:p>+0</text:p>
          </table:table-cell>
          <table:table-cell table:style-name="ce140" table:formula="of:=IF([.I17]=[.I14];[$'Partite Gironi'.S18];0)" office:value-type="float" office:value="0" calcext:value-type="float">
            <text:p>+0</text:p>
          </table:table-cell>
          <table:table-cell table:style-name="ce140" table:formula="of:=IF([.I17]=[.I16];[$'Partite Gironi'.S19];0)" office:value-type="float" office:value="0" calcext:value-type="float">
            <text:p>+0</text:p>
          </table:table-cell>
          <table:table-cell table:style-name="ce137" table:formula="of:=[.I17]+(500+[.P17]+[.Q17]+[.R17])*10^-3+([.M17]+[.N17]+[.O17])*10^-6+(500+[.L17])*10^-9+[.J17]*10^-12" office:value-type="float" office:value="3.500000388101" calcext:value-type="float">
            <text:p>3,500000388101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131" table:number-columns-repeated="6"/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0:.$S$23];&quot;&gt;=&quot;&amp;[.S20])" office:value-type="float" office:value="3" calcext:value-type="float">
            <text:p>3</text:p>
          </table:table-cell>
          <table:table-cell table:style-name="ce397" office:value-type="string" calcext:value-type="string">
            <text:p>D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0];&quot;ABCDEFGH&quot;;1)&gt;0;INDEX([$Squadre.A$3:$Squadre.D$34];MATCH(1;([$Squadre.C$3:$Squadre.C$34]=[.$B20])*([$Squadre.D$3:$Squadre.D$34]=[.$C20]);0);2)&amp;&quot; (&quot;&amp;INDEX([$Squadre.A$3:$Squadre.D$34];MATCH(1;([$Squadre.C$3:$Squadre.C$34]=[.$B20])*([$Squadre.D$3:$Squadre.D$34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132" table:formula="of:=[.F20]+[.G20]+[.H20]" office:value-type="float" office:value="3" calcext:value-type="float">
            <text:p>3</text:p>
          </table:table-cell>
          <table:table-cell table:style-name="ce132" table:formula="of:=SUMIF([$'Partite Gironi'.$D$2:$'Partite Gironi'.$D$49];[.D20];[$'Partite Gironi'.$H$2:$'Partite Gironi'.$H$49])+SUMIF([$'Partite Gironi'.$F$2:$'Partite Gironi'.$F$49];[.D20];[$'Partite Gironi'.$N$2:$'Partite Gironi'.$N$49])" office:value-type="float" office:value="1" calcext:value-type="float">
            <text:p>1</text:p>
          </table:table-cell>
          <table:table-cell table:style-name="ce132" table:formula="of:=SUMIF([$'Partite Gironi'.$D$2:$'Partite Gironi'.$D$49];[.D20];[$'Partite Gironi'.$I$2:$'Partite Gironi'.$I$49])+SUMIF([$'Partite Gironi'.$F$2:$'Partite Gironi'.$F$49];[.D20];[$'Partite Gironi'.$O$2:$'Partite Gironi'.$O$49])" office:value-type="float" office:value="2" calcext:value-type="float">
            <text:p>2</text:p>
          </table:table-cell>
          <table:table-cell table:style-name="ce132" table:formula="of:=SUMIF([$'Partite Gironi'.$D$2:$'Partite Gironi'.$D$49];[.D20];[$'Partite Gironi'.$J$2:$'Partite Gironi'.$J$49])+SUMIF([$'Partite Gironi'.$F$2:$'Partite Gironi'.$F$49];[.D20];[$'Partite Gironi'.$P$2:$'Partite Gironi'.$P$49])" office:value-type="float" office:value="0" calcext:value-type="float">
            <text:p>0</text:p>
          </table:table-cell>
          <table:table-cell table:style-name="ce132" table:formula="of:=2*[.F20]+1*[.G20]+0*[.H20]" office:value-type="float" office:value="4" calcext:value-type="float">
            <text:p>4</text:p>
          </table:table-cell>
          <table:table-cell table:style-name="ce132" table:formula="of:=SUMIF([$'Partite Gironi'.$D$2:$'Partite Gironi'.$D$49];[.D20];[$'Partite Gironi'.$K$2:$'Partite Gironi'.$K$49])+SUMIF([$'Partite Gironi'.$F$2:$'Partite Gironi'.$F$49];[.D20];[$'Partite Gironi'.$Q$2:$'Partite Gironi'.$Q$49])" office:value-type="float" office:value="171" calcext:value-type="float">
            <text:p>171</text:p>
          </table:table-cell>
          <table:table-cell table:style-name="ce132" table:formula="of:=SUMIF([$'Partite Gironi'.$D$2:$'Partite Gironi'.$D$49];[.D20];[$'Partite Gironi'.$L$2:$'Partite Gironi'.$L$49])+SUMIF([$'Partite Gironi'.$F$2:$'Partite Gironi'.$F$49];[.D20];[$'Partite Gironi'.$R$2:$'Partite Gironi'.$R$49])" office:value-type="float" office:value="161" calcext:value-type="float">
            <text:p>161</text:p>
          </table:table-cell>
          <table:table-cell table:style-name="ce132" table:formula="of:=SUMIF([$'Partite Gironi'.$D$2:$'Partite Gironi'.$D$49];[.D20];[$'Partite Gironi'.$M$2:$'Partite Gironi'.$M$49])+SUMIF([$'Partite Gironi'.$F$2:$'Partite Gironi'.$F$49];[.D20];[$'Partite Gironi'.$S$2:$'Partite Gironi'.$S$49])" office:value-type="float" office:value="10" calcext:value-type="float">
            <text:p>10</text:p>
          </table:table-cell>
          <table:table-cell table:style-name="ce132" table:number-columns-repeated="3"/>
          <table:table-cell table:style-name="ce138" table:formula="of:=IF([.I20]=[.I21];[$'Partite Gironi'.M20];0)" office:value-type="float" office:value="0" calcext:value-type="float">
            <text:p>+0</text:p>
          </table:table-cell>
          <table:table-cell table:style-name="ce138" table:formula="of:=IF([.I20]=[.I22];[$'Partite Gironi'.M21];0)" office:value-type="float" office:value="0" calcext:value-type="float">
            <text:p>+0</text:p>
          </table:table-cell>
          <table:table-cell table:style-name="ce138" table:formula="of:=IF([.I20]=[.I23];[$'Partite Gironi'.M22];0)" office:value-type="float" office:value="-10" calcext:value-type="float">
            <text:p>-10</text:p>
          </table:table-cell>
          <table:table-cell table:style-name="ce135" table:formula="of:=[.I20]+(500+[.P20]+[.Q20]+[.R20])*10^-3+([.M20]+[.N20]+[.O20])*10^-6+(500+[.L20])*10^-9+[.J20]*10^-12" office:value-type="float" office:value="4.490000510171" calcext:value-type="float">
            <text:p>4,490000510171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1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1];&quot;ABCDEFGH&quot;;1)&gt;0;INDEX([$Squadre.A$3:$Squadre.D$34];MATCH(1;([$Squadre.C$3:$Squadre.C$34]=[.$B21])*([$Squadre.D$3:$Squadre.D$34]=[.$C21]);0);2)&amp;&quot; (&quot;&amp;INDEX([$Squadre.A$3:$Squadre.D$34];MATCH(1;([$Squadre.C$3:$Squadre.C$34]=[.$B21])*([$Squadre.D$3:$Squadre.D$34]=[.$C21]);0);1)&amp;&quot;)&quot;;&quot;DA SISTEMARE&quot;)" office:value-type="string" office:string-value="Pitoni (14)" calcext:value-type="string">
            <text:p>Pitoni (14)</text:p>
          </table:table-cell>
          <table:table-cell table:style-name="ce133" table:formula="of:=[.F21]+[.G21]+[.H21]" office:value-type="float" office:value="3" calcext:value-type="float">
            <text:p>3</text:p>
          </table:table-cell>
          <table:table-cell table:style-name="ce133" table:formula="of:=SUMIF([$'Partite Gironi'.$D$2:$'Partite Gironi'.$D$49];[.D21];[$'Partite Gironi'.$H$2:$'Partite Gironi'.$H$49])+SUMIF([$'Partite Gironi'.$F$2:$'Partite Gironi'.$F$49];[.D21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21];[$'Partite Gironi'.$I$2:$'Partite Gironi'.$I$49])+SUMIF([$'Partite Gironi'.$F$2:$'Partite Gironi'.$F$49];[.D21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21];[$'Partite Gironi'.$J$2:$'Partite Gironi'.$J$49])+SUMIF([$'Partite Gironi'.$F$2:$'Partite Gironi'.$F$49];[.D21];[$'Partite Gironi'.$P$2:$'Partite Gironi'.$P$49])" office:value-type="float" office:value="0" calcext:value-type="float">
            <text:p>0</text:p>
          </table:table-cell>
          <table:table-cell table:style-name="ce133" table:formula="of:=2*[.F21]+1*[.G21]+0*[.H21]" office:value-type="float" office:value="5" calcext:value-type="float">
            <text:p>5</text:p>
          </table:table-cell>
          <table:table-cell table:style-name="ce133" table:formula="of:=SUMIF([$'Partite Gironi'.$D$2:$'Partite Gironi'.$D$49];[.D21];[$'Partite Gironi'.$K$2:$'Partite Gironi'.$K$49])+SUMIF([$'Partite Gironi'.$F$2:$'Partite Gironi'.$F$49];[.D21];[$'Partite Gironi'.$Q$2:$'Partite Gironi'.$Q$49])" office:value-type="float" office:value="218" calcext:value-type="float">
            <text:p>218</text:p>
          </table:table-cell>
          <table:table-cell table:style-name="ce133" table:formula="of:=SUMIF([$'Partite Gironi'.$D$2:$'Partite Gironi'.$D$49];[.D21];[$'Partite Gironi'.$L$2:$'Partite Gironi'.$L$49])+SUMIF([$'Partite Gironi'.$F$2:$'Partite Gironi'.$F$49];[.D21];[$'Partite Gironi'.$R$2:$'Partite Gironi'.$R$49])" office:value-type="float" office:value="206" calcext:value-type="float">
            <text:p>206</text:p>
          </table:table-cell>
          <table:table-cell table:style-name="ce133" table:formula="of:=SUMIF([$'Partite Gironi'.$D$2:$'Partite Gironi'.$D$49];[.D21];[$'Partite Gironi'.$M$2:$'Partite Gironi'.$M$49])+SUMIF([$'Partite Gironi'.$F$2:$'Partite Gironi'.$F$49];[.D21];[$'Partite Gironi'.$S$2:$'Partite Gironi'.$S$49])" office:value-type="float" office:value="12" calcext:value-type="float">
            <text:p>12</text:p>
          </table:table-cell>
          <table:table-cell table:style-name="ce133" table:number-columns-repeated="3"/>
          <table:table-cell table:style-name="ce139" table:formula="of:=IF([.F21]=[.F22];[$'Partite Gironi'.M23])" office:value-type="float" office:value="14" calcext:value-type="float">
            <text:p>+14</text:p>
          </table:table-cell>
          <table:table-cell table:style-name="ce139" table:formula="of:=IF([.I21]=[.I23];[$'Partite Gironi'.M24];0)" office:value-type="float" office:value="0" calcext:value-type="float">
            <text:p>+0</text:p>
          </table:table-cell>
          <table:table-cell table:style-name="ce139" table:formula="of:=IF([.I21]=[.I20];[$'Partite Gironi'.S20];0)" office:value-type="float" office:value="0" calcext:value-type="float">
            <text:p>+0</text:p>
          </table:table-cell>
          <table:table-cell table:style-name="ce136" table:formula="of:=[.I21]+(500+[.P21]+[.Q21]+[.R21])*10^-3+([.M21]+[.N21]+[.O21])*10^-6+(500+[.L21])*10^-9+[.J21]*10^-12" office:value-type="float" office:value="5.514000512218" calcext:value-type="float">
            <text:p>5,514000512218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2])" office:value-type="float" office:value="2" calcext:value-type="float">
            <text:p>2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2];&quot;ABCDEFGH&quot;;1)&gt;0;INDEX([$Squadre.A$3:$Squadre.D$34];MATCH(1;([$Squadre.C$3:$Squadre.C$34]=[.$B22])*([$Squadre.D$3:$Squadre.D$34]=[.$C22]);0);2)&amp;&quot; (&quot;&amp;INDEX([$Squadre.A$3:$Squadre.D$34];MATCH(1;([$Squadre.C$3:$Squadre.C$34]=[.$B22])*([$Squadre.D$3:$Squadre.D$34]=[.$C22]);0);1)&amp;&quot;)&quot;;&quot;DA SISTEMARE&quot;)" office:value-type="string" office:string-value="Aquile (15)" calcext:value-type="string">
            <text:p>Aquile (15)</text:p>
          </table:table-cell>
          <table:table-cell table:style-name="ce133" table:formula="of:=[.F22]+[.G22]+[.H22]" office:value-type="float" office:value="3" calcext:value-type="float">
            <text:p>3</text:p>
          </table:table-cell>
          <table:table-cell table:style-name="ce133" table:formula="of:=SUMIF([$'Partite Gironi'.$D$2:$'Partite Gironi'.$D$49];[.D22];[$'Partite Gironi'.$H$2:$'Partite Gironi'.$H$49])+SUMIF([$'Partite Gironi'.$F$2:$'Partite Gironi'.$F$49];[.D22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22];[$'Partite Gironi'.$I$2:$'Partite Gironi'.$I$49])+SUMIF([$'Partite Gironi'.$F$2:$'Partite Gironi'.$F$49];[.D22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22];[$'Partite Gironi'.$J$2:$'Partite Gironi'.$J$49])+SUMIF([$'Partite Gironi'.$F$2:$'Partite Gironi'.$F$49];[.D22];[$'Partite Gironi'.$P$2:$'Partite Gironi'.$P$49])" office:value-type="float" office:value="0" calcext:value-type="float">
            <text:p>0</text:p>
          </table:table-cell>
          <table:table-cell table:style-name="ce133" table:formula="of:=2*[.F22]+1*[.G22]+0*[.H22]" office:value-type="float" office:value="5" calcext:value-type="float">
            <text:p>5</text:p>
          </table:table-cell>
          <table:table-cell table:style-name="ce133" table:formula="of:=SUMIF([$'Partite Gironi'.$D$2:$'Partite Gironi'.$D$49];[.D22];[$'Partite Gironi'.$K$2:$'Partite Gironi'.$K$49])+SUMIF([$'Partite Gironi'.$F$2:$'Partite Gironi'.$F$49];[.D22];[$'Partite Gironi'.$Q$2:$'Partite Gironi'.$Q$49])" office:value-type="float" office:value="154" calcext:value-type="float">
            <text:p>154</text:p>
          </table:table-cell>
          <table:table-cell table:style-name="ce133" table:formula="of:=SUMIF([$'Partite Gironi'.$D$2:$'Partite Gironi'.$D$49];[.D22];[$'Partite Gironi'.$L$2:$'Partite Gironi'.$L$49])+SUMIF([$'Partite Gironi'.$F$2:$'Partite Gironi'.$F$49];[.D22];[$'Partite Gironi'.$R$2:$'Partite Gironi'.$R$49])" office:value-type="float" office:value="140" calcext:value-type="float">
            <text:p>140</text:p>
          </table:table-cell>
          <table:table-cell table:style-name="ce133" table:formula="of:=SUMIF([$'Partite Gironi'.$D$2:$'Partite Gironi'.$D$49];[.D22];[$'Partite Gironi'.$M$2:$'Partite Gironi'.$M$49])+SUMIF([$'Partite Gironi'.$F$2:$'Partite Gironi'.$F$49];[.D22];[$'Partite Gironi'.$S$2:$'Partite Gironi'.$S$49])" office:value-type="float" office:value="14" calcext:value-type="float">
            <text:p>14</text:p>
          </table:table-cell>
          <table:table-cell table:style-name="ce133" table:number-columns-repeated="3"/>
          <table:table-cell table:style-name="ce139" table:formula="of:=IF([.I22]=[.I23];[$'Partite Gironi'.M25];0)" office:value-type="float" office:value="0" calcext:value-type="float">
            <text:p>+0</text:p>
          </table:table-cell>
          <table:table-cell table:style-name="ce139" table:formula="of:=IF([.D22]=[.D20];[$'Partite Gironi'.S21];0)" office:value-type="float" office:value="0" calcext:value-type="float">
            <text:p>+0</text:p>
          </table:table-cell>
          <table:table-cell table:style-name="ce139" table:formula="of:=IF([.I22]=[.I21];[$'Partite Gironi'.S23];0)" office:value-type="float" office:value="-14" calcext:value-type="float">
            <text:p>-14</text:p>
          </table:table-cell>
          <table:table-cell table:style-name="ce136" table:formula="of:=[.I22]+(500+[.P22]+[.Q22]+[.R22])*10^-3+([.M22]+[.N22]+[.O22])*10^-6+(500+[.L22])*10^-9+[.J22]*10^-12" office:value-type="float" office:value="5.486000514154" calcext:value-type="float">
            <text:p>5,486000514154</text:p>
          </table:table-cell>
          <table:table-cell table:number-columns-repeated="45"/>
        </table:table-row>
        <table:table-row table:style-name="ro2">
          <table:table-cell table:style-name="ce384" table:formula="of:=COUNTIF([.$S$20:.$S$23];&quot;&gt;=&quot;&amp;[.S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3];&quot;ABCDEFGH&quot;;1)&gt;0;INDEX([$Squadre.A$3:$Squadre.D$34];MATCH(1;([$Squadre.C$3:$Squadre.C$34]=[.$B23])*([$Squadre.D$3:$Squadre.D$34]=[.$C23]);0);2)&amp;&quot; (&quot;&amp;INDEX([$Squadre.A$3:$Squadre.D$34];MATCH(1;([$Squadre.C$3:$Squadre.C$34]=[.$B23])*([$Squadre.D$3:$Squadre.D$34]=[.$C23]);0);1)&amp;&quot;)&quot;;&quot;DA SISTEMARE&quot;)" office:value-type="string" office:string-value="Falchi (16)" calcext:value-type="string">
            <text:p>Falchi (16)</text:p>
          </table:table-cell>
          <table:table-cell table:style-name="ce134" table:formula="of:=[.F23]+[.G23]+[.H23]" office:value-type="float" office:value="3" calcext:value-type="float">
            <text:p>3</text:p>
          </table:table-cell>
          <table:table-cell table:style-name="ce134" table:formula="of:=SUMIF([$'Partite Gironi'.$D$2:$'Partite Gironi'.$D$49];[.D23];[$'Partite Gironi'.$H$2:$'Partite Gironi'.$H$49])+SUMIF([$'Partite Gironi'.$F$2:$'Partite Gironi'.$F$49];[.D23];[$'Partite Gironi'.$N$2:$'Partite Gironi'.$N$49])" office:value-type="float" office:value="1" calcext:value-type="float">
            <text:p>1</text:p>
          </table:table-cell>
          <table:table-cell table:style-name="ce134" table:formula="of:=SUMIF([$'Partite Gironi'.$D$2:$'Partite Gironi'.$D$49];[.D23];[$'Partite Gironi'.$I$2:$'Partite Gironi'.$I$49])+SUMIF([$'Partite Gironi'.$F$2:$'Partite Gironi'.$F$49];[.D23];[$'Partite Gironi'.$O$2:$'Partite Gironi'.$O$49])" office:value-type="float" office:value="2" calcext:value-type="float">
            <text:p>2</text:p>
          </table:table-cell>
          <table:table-cell table:style-name="ce134" table:formula="of:=SUMIF([$'Partite Gironi'.$D$2:$'Partite Gironi'.$D$49];[.D23];[$'Partite Gironi'.$J$2:$'Partite Gironi'.$J$49])+SUMIF([$'Partite Gironi'.$F$2:$'Partite Gironi'.$F$49];[.D23];[$'Partite Gironi'.$P$2:$'Partite Gironi'.$P$49])" office:value-type="float" office:value="0" calcext:value-type="float">
            <text:p>0</text:p>
          </table:table-cell>
          <table:table-cell table:style-name="ce134" table:formula="of:=2*[.F23]+1*[.G23]+0*[.H23]" office:value-type="float" office:value="4" calcext:value-type="float">
            <text:p>4</text:p>
          </table:table-cell>
          <table:table-cell table:style-name="ce134" table:formula="of:=SUMIF([$'Partite Gironi'.$D$2:$'Partite Gironi'.$D$49];[.D23];[$'Partite Gironi'.$K$2:$'Partite Gironi'.$K$49])+SUMIF([$'Partite Gironi'.$F$2:$'Partite Gironi'.$F$49];[.D23];[$'Partite Gironi'.$Q$2:$'Partite Gironi'.$Q$49])" office:value-type="float" office:value="173" calcext:value-type="float">
            <text:p>173</text:p>
          </table:table-cell>
          <table:table-cell table:style-name="ce134" table:formula="of:=SUMIF([$'Partite Gironi'.$D$2:$'Partite Gironi'.$D$49];[.D23];[$'Partite Gironi'.$L$2:$'Partite Gironi'.$L$49])+SUMIF([$'Partite Gironi'.$F$2:$'Partite Gironi'.$F$49];[.D23];[$'Partite Gironi'.$R$2:$'Partite Gironi'.$R$49])" office:value-type="float" office:value="209" calcext:value-type="float">
            <text:p>209</text:p>
          </table:table-cell>
          <table:table-cell table:style-name="ce134" table:formula="of:=SUMIF([$'Partite Gironi'.$D$2:$'Partite Gironi'.$D$49];[.D23];[$'Partite Gironi'.$M$2:$'Partite Gironi'.$M$49])+SUMIF([$'Partite Gironi'.$F$2:$'Partite Gironi'.$F$49];[.D23];[$'Partite Gironi'.$S$2:$'Partite Gironi'.$S$49])" office:value-type="float" office:value="-36" calcext:value-type="float">
            <text:p>-36</text:p>
          </table:table-cell>
          <table:table-cell table:style-name="ce134" table:number-columns-repeated="3"/>
          <table:table-cell table:style-name="ce140" table:formula="of:=IF([.I23]=[.I20];[$'Partite Gironi'.S22];0)" office:value-type="float" office:value="10" calcext:value-type="float">
            <text:p>+10</text:p>
          </table:table-cell>
          <table:table-cell table:style-name="ce140" table:formula="of:=IF([.I23]=[.I20];[$'Partite Gironi'.S24];0)" office:value-type="float" office:value="-26" calcext:value-type="float">
            <text:p>-26</text:p>
          </table:table-cell>
          <table:table-cell table:style-name="ce140" table:formula="of:=IF([.I23]=[.I22];[$'Partite Gironi'.S25];0)" office:value-type="float" office:value="0" calcext:value-type="float">
            <text:p>+0</text:p>
          </table:table-cell>
          <table:table-cell table:style-name="ce137" table:formula="of:=[.I23]+(500+[.P23]+[.Q23]+[.R23])*10^-3+([.M23]+[.N23]+[.O23])*10^-6+(500+[.L23])*10^-9+[.J23]*10^-12" office:value-type="float" office:value="4.484000464173" calcext:value-type="float">
            <text:p>4,48400046417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131" table:number-columns-repeated="6"/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6:.$S$29];&quot;&gt;=&quot;&amp;[.S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6];&quot;ABCDEFGH&quot;;1)&gt;0;INDEX([$Squadre.A$3:$Squadre.D$34];MATCH(1;([$Squadre.C$3:$Squadre.C$34]=[.$B26])*([$Squadre.D$3:$Squadre.D$34]=[.$C26]);0);2)&amp;&quot; (&quot;&amp;INDEX([$Squadre.A$3:$Squadre.D$34];MATCH(1;([$Squadre.C$3:$Squadre.C$34]=[.$B26])*([$Squadre.D$3:$Squadre.D$34]=[.$C26]);0);1)&amp;&quot;)&quot;;&quot;DA SISTEMARE&quot;)" office:value-type="string" office:string-value="Bisonti (17)" calcext:value-type="string">
            <text:p>Bisonti (17)</text:p>
          </table:table-cell>
          <table:table-cell table:style-name="ce132" table:formula="of:=[.F26]+[.G26]+[.H26]" office:value-type="float" office:value="3" calcext:value-type="float">
            <text:p>3</text:p>
          </table:table-cell>
          <table:table-cell table:style-name="ce132" table:formula="of:=SUMIF([$'Partite Gironi'.$D$2:$'Partite Gironi'.$D$49];[.D26];[$'Partite Gironi'.$H$2:$'Partite Gironi'.$H$49])+SUMIF([$'Partite Gironi'.$F$2:$'Partite Gironi'.$F$49];[.D26];[$'Partite Gironi'.$N$2:$'Partite Gironi'.$N$49])" office:value-type="float" office:value="1" calcext:value-type="float">
            <text:p>1</text:p>
          </table:table-cell>
          <table:table-cell table:style-name="ce132" table:formula="of:=SUMIF([$'Partite Gironi'.$D$2:$'Partite Gironi'.$D$49];[.D26];[$'Partite Gironi'.$I$2:$'Partite Gironi'.$I$49])+SUMIF([$'Partite Gironi'.$F$2:$'Partite Gironi'.$F$49];[.D26];[$'Partite Gironi'.$O$2:$'Partite Gironi'.$O$49])" office:value-type="float" office:value="2" calcext:value-type="float">
            <text:p>2</text:p>
          </table:table-cell>
          <table:table-cell table:style-name="ce132" table:formula="of:=SUMIF([$'Partite Gironi'.$D$2:$'Partite Gironi'.$D$49];[.D26];[$'Partite Gironi'.$J$2:$'Partite Gironi'.$J$49])+SUMIF([$'Partite Gironi'.$F$2:$'Partite Gironi'.$F$49];[.D26];[$'Partite Gironi'.$P$2:$'Partite Gironi'.$P$49])" office:value-type="float" office:value="0" calcext:value-type="float">
            <text:p>0</text:p>
          </table:table-cell>
          <table:table-cell table:style-name="ce132" table:formula="of:=2*[.F26]+1*[.G26]+0*[.H26]" office:value-type="float" office:value="4" calcext:value-type="float">
            <text:p>4</text:p>
          </table:table-cell>
          <table:table-cell table:style-name="ce132" table:formula="of:=SUMIF([$'Partite Gironi'.$D$2:$'Partite Gironi'.$D$49];[.D26];[$'Partite Gironi'.$K$2:$'Partite Gironi'.$K$49])+SUMIF([$'Partite Gironi'.$F$2:$'Partite Gironi'.$F$49];[.D26];[$'Partite Gironi'.$Q$2:$'Partite Gironi'.$Q$49])" office:value-type="float" office:value="148" calcext:value-type="float">
            <text:p>148</text:p>
          </table:table-cell>
          <table:table-cell table:style-name="ce132" table:formula="of:=SUMIF([$'Partite Gironi'.$D$2:$'Partite Gironi'.$D$49];[.D26];[$'Partite Gironi'.$L$2:$'Partite Gironi'.$L$49])+SUMIF([$'Partite Gironi'.$F$2:$'Partite Gironi'.$F$49];[.D26];[$'Partite Gironi'.$R$2:$'Partite Gironi'.$R$49])" office:value-type="float" office:value="179" calcext:value-type="float">
            <text:p>179</text:p>
          </table:table-cell>
          <table:table-cell table:style-name="ce132" table:formula="of:=SUMIF([$'Partite Gironi'.$D$2:$'Partite Gironi'.$D$49];[.D26];[$'Partite Gironi'.$M$2:$'Partite Gironi'.$M$49])+SUMIF([$'Partite Gironi'.$F$2:$'Partite Gironi'.$F$49];[.D26];[$'Partite Gironi'.$S$2:$'Partite Gironi'.$S$49])" office:value-type="float" office:value="-31" calcext:value-type="float">
            <text:p>-31</text:p>
          </table:table-cell>
          <table:table-cell table:style-name="ce132" table:number-columns-repeated="3"/>
          <table:table-cell table:style-name="ce138" table:formula="of:=IF([.I26]=[.I27];[$'Partite Gironi'.M26];0)" office:value-type="float" office:value="-11" calcext:value-type="float">
            <text:p>-11</text:p>
          </table:table-cell>
          <table:table-cell table:style-name="ce138" table:formula="of:=IF([.I26]=[.I28];[$'Partite Gironi'.M27];0)" office:value-type="float" office:value="0" calcext:value-type="float">
            <text:p>+0</text:p>
          </table:table-cell>
          <table:table-cell table:style-name="ce138" table:formula="of:=IF([.I26]=[.I29];[$'Partite Gironi'.M28];0)" office:value-type="float" office:value="0" calcext:value-type="float">
            <text:p>+0</text:p>
          </table:table-cell>
          <table:table-cell table:style-name="ce135" table:formula="of:=[.I26]+(500+[.P26]+[.Q26]+[.R26])*10^-3+([.M26]+[.N26]+[.O26])*10^-6+(500+[.L26])*10^-9+[.J26]*10^-12" office:value-type="float" office:value="4.489000469148" calcext:value-type="float">
            <text:p>4,489000469148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7];&quot;ABCDEFGH&quot;;1)&gt;0;INDEX([$Squadre.A$3:$Squadre.D$34];MATCH(1;([$Squadre.C$3:$Squadre.C$34]=[.$B27])*([$Squadre.D$3:$Squadre.D$34]=[.$C27]);0);2)&amp;&quot; (&quot;&amp;INDEX([$Squadre.A$3:$Squadre.D$34];MATCH(1;([$Squadre.C$3:$Squadre.C$34]=[.$B27])*([$Squadre.D$3:$Squadre.D$34]=[.$C27]);0);1)&amp;&quot;)&quot;;&quot;DA SISTEMARE&quot;)" office:value-type="string" office:string-value="Bufali (18)" calcext:value-type="string">
            <text:p>Bufali (18)</text:p>
          </table:table-cell>
          <table:table-cell table:style-name="ce133" table:formula="of:=[.F27]+[.G27]+[.H27]" office:value-type="float" office:value="3" calcext:value-type="float">
            <text:p>3</text:p>
          </table:table-cell>
          <table:table-cell table:style-name="ce133" table:formula="of:=SUMIF([$'Partite Gironi'.$D$2:$'Partite Gironi'.$D$49];[.D27];[$'Partite Gironi'.$H$2:$'Partite Gironi'.$H$49])+SUMIF([$'Partite Gironi'.$F$2:$'Partite Gironi'.$F$49];[.D27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27];[$'Partite Gironi'.$I$2:$'Partite Gironi'.$I$49])+SUMIF([$'Partite Gironi'.$F$2:$'Partite Gironi'.$F$49];[.D27];[$'Partite Gironi'.$O$2:$'Partite Gironi'.$O$49])" office:value-type="float" office:value="0" calcext:value-type="float">
            <text:p>0</text:p>
          </table:table-cell>
          <table:table-cell table:style-name="ce133" table:formula="of:=SUMIF([$'Partite Gironi'.$D$2:$'Partite Gironi'.$D$49];[.D27];[$'Partite Gironi'.$J$2:$'Partite Gironi'.$J$49])+SUMIF([$'Partite Gironi'.$F$2:$'Partite Gironi'.$F$49];[.D27];[$'Partite Gironi'.$P$2:$'Partite Gironi'.$P$49])" office:value-type="float" office:value="1" calcext:value-type="float">
            <text:p>1</text:p>
          </table:table-cell>
          <table:table-cell table:style-name="ce133" table:formula="of:=2*[.F27]+1*[.G27]+0*[.H27]" office:value-type="float" office:value="4" calcext:value-type="float">
            <text:p>4</text:p>
          </table:table-cell>
          <table:table-cell table:style-name="ce133" table:formula="of:=SUMIF([$'Partite Gironi'.$D$2:$'Partite Gironi'.$D$49];[.D27];[$'Partite Gironi'.$K$2:$'Partite Gironi'.$K$49])+SUMIF([$'Partite Gironi'.$F$2:$'Partite Gironi'.$F$49];[.D27];[$'Partite Gironi'.$Q$2:$'Partite Gironi'.$Q$49])" office:value-type="float" office:value="163" calcext:value-type="float">
            <text:p>163</text:p>
          </table:table-cell>
          <table:table-cell table:style-name="ce133" table:formula="of:=SUMIF([$'Partite Gironi'.$D$2:$'Partite Gironi'.$D$49];[.D27];[$'Partite Gironi'.$L$2:$'Partite Gironi'.$L$49])+SUMIF([$'Partite Gironi'.$F$2:$'Partite Gironi'.$F$49];[.D27];[$'Partite Gironi'.$R$2:$'Partite Gironi'.$R$49])" office:value-type="float" office:value="155" calcext:value-type="float">
            <text:p>155</text:p>
          </table:table-cell>
          <table:table-cell table:style-name="ce133" table:formula="of:=SUMIF([$'Partite Gironi'.$D$2:$'Partite Gironi'.$D$49];[.D27];[$'Partite Gironi'.$M$2:$'Partite Gironi'.$M$49])+SUMIF([$'Partite Gironi'.$F$2:$'Partite Gironi'.$F$49];[.D27];[$'Partite Gironi'.$S$2:$'Partite Gironi'.$S$49])" office:value-type="float" office:value="8" calcext:value-type="float">
            <text:p>8</text:p>
          </table:table-cell>
          <table:table-cell table:style-name="ce133" table:number-columns-repeated="3"/>
          <table:table-cell table:style-name="ce139" table:formula="of:=IF([.F27]=[.F28];[$'Partite Gironi'.M29])" office:value-type="float" office:value="0" calcext:value-type="float">
            <text:p>+0</text:p>
          </table:table-cell>
          <table:table-cell table:style-name="ce139" table:formula="of:=IF([.I27]=[.I29];[$'Partite Gironi'.M30];0)" office:value-type="float" office:value="0" calcext:value-type="float">
            <text:p>+0</text:p>
          </table:table-cell>
          <table:table-cell table:style-name="ce139" table:formula="of:=IF([.I27]=[.I26];[$'Partite Gironi'.S26];0)" office:value-type="float" office:value="11" calcext:value-type="float">
            <text:p>+11</text:p>
          </table:table-cell>
          <table:table-cell table:style-name="ce136" table:formula="of:=[.I27]+(500+[.P27]+[.Q27]+[.R27])*10^-3+([.M27]+[.N27]+[.O27])*10^-6+(500+[.L27])*10^-9+[.J27]*10^-12" office:value-type="float" office:value="4.511000508163" calcext:value-type="float">
            <text:p>4,511000508163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8];&quot;ABCDEFGH&quot;;1)&gt;0;INDEX([$Squadre.A$3:$Squadre.D$34];MATCH(1;([$Squadre.C$3:$Squadre.C$34]=[.$B28])*([$Squadre.D$3:$Squadre.D$34]=[.$C28]);0);2)&amp;&quot; (&quot;&amp;INDEX([$Squadre.A$3:$Squadre.D$34];MATCH(1;([$Squadre.C$3:$Squadre.C$34]=[.$B28])*([$Squadre.D$3:$Squadre.D$34]=[.$C28]);0);1)&amp;&quot;)&quot;;&quot;DA SISTEMARE&quot;)" office:value-type="string" office:string-value="Cervi (19)" calcext:value-type="string">
            <text:p>Cervi (19)</text:p>
          </table:table-cell>
          <table:table-cell table:style-name="ce133" table:formula="of:=[.F28]+[.G28]+[.H28]" office:value-type="float" office:value="3" calcext:value-type="float">
            <text:p>3</text:p>
          </table:table-cell>
          <table:table-cell table:style-name="ce133" table:formula="of:=SUMIF([$'Partite Gironi'.$D$2:$'Partite Gironi'.$D$49];[.D28];[$'Partite Gironi'.$H$2:$'Partite Gironi'.$H$49])+SUMIF([$'Partite Gironi'.$F$2:$'Partite Gironi'.$F$49];[.D28];[$'Partite Gironi'.$N$2:$'Partite Gironi'.$N$49])" office:value-type="float" office:value="0" calcext:value-type="float">
            <text:p>0</text:p>
          </table:table-cell>
          <table:table-cell table:style-name="ce133" table:formula="of:=SUMIF([$'Partite Gironi'.$D$2:$'Partite Gironi'.$D$49];[.D28];[$'Partite Gironi'.$I$2:$'Partite Gironi'.$I$49])+SUMIF([$'Partite Gironi'.$F$2:$'Partite Gironi'.$F$49];[.D28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28];[$'Partite Gironi'.$J$2:$'Partite Gironi'.$J$49])+SUMIF([$'Partite Gironi'.$F$2:$'Partite Gironi'.$F$49];[.D28];[$'Partite Gironi'.$P$2:$'Partite Gironi'.$P$49])" office:value-type="float" office:value="2" calcext:value-type="float">
            <text:p>2</text:p>
          </table:table-cell>
          <table:table-cell table:style-name="ce133" table:formula="of:=2*[.F28]+1*[.G28]+0*[.H28]" office:value-type="float" office:value="1" calcext:value-type="float">
            <text:p>1</text:p>
          </table:table-cell>
          <table:table-cell table:style-name="ce133" table:formula="of:=SUMIF([$'Partite Gironi'.$D$2:$'Partite Gironi'.$D$49];[.D28];[$'Partite Gironi'.$K$2:$'Partite Gironi'.$K$49])+SUMIF([$'Partite Gironi'.$F$2:$'Partite Gironi'.$F$49];[.D28];[$'Partite Gironi'.$Q$2:$'Partite Gironi'.$Q$49])" office:value-type="float" office:value="49" calcext:value-type="float">
            <text:p>49</text:p>
          </table:table-cell>
          <table:table-cell table:style-name="ce133" table:formula="of:=SUMIF([$'Partite Gironi'.$D$2:$'Partite Gironi'.$D$49];[.D28];[$'Partite Gironi'.$L$2:$'Partite Gironi'.$L$49])+SUMIF([$'Partite Gironi'.$F$2:$'Partite Gironi'.$F$49];[.D28];[$'Partite Gironi'.$R$2:$'Partite Gironi'.$R$49])" office:value-type="float" office:value="106" calcext:value-type="float">
            <text:p>106</text:p>
          </table:table-cell>
          <table:table-cell table:style-name="ce133" table:formula="of:=SUMIF([$'Partite Gironi'.$D$2:$'Partite Gironi'.$D$49];[.D28];[$'Partite Gironi'.$M$2:$'Partite Gironi'.$M$49])+SUMIF([$'Partite Gironi'.$F$2:$'Partite Gironi'.$F$49];[.D28];[$'Partite Gironi'.$S$2:$'Partite Gironi'.$S$49])" office:value-type="float" office:value="-57" calcext:value-type="float">
            <text:p>-57</text:p>
          </table:table-cell>
          <table:table-cell table:style-name="ce133" table:number-columns-repeated="3"/>
          <table:table-cell table:style-name="ce139" table:formula="of:=IF([.I28]=[.I29];[$'Partite Gironi'.M31];0)" office:value-type="float" office:value="0" calcext:value-type="float">
            <text:p>+0</text:p>
          </table:table-cell>
          <table:table-cell table:style-name="ce139" table:formula="of:=IF([.D28]=[.D26];[$'Partite Gironi'.S27];0)" office:value-type="float" office:value="0" calcext:value-type="float">
            <text:p>+0</text:p>
          </table:table-cell>
          <table:table-cell table:style-name="ce139" table:formula="of:=IF([.I28]=[.I27];[$'Partite Gironi'.S29];0)" office:value-type="float" office:value="0" calcext:value-type="float">
            <text:p>+0</text:p>
          </table:table-cell>
          <table:table-cell table:style-name="ce136" table:formula="of:=[.I28]+(500+[.P28]+[.Q28]+[.R28])*10^-3+([.M28]+[.N28]+[.O28])*10^-6+(500+[.L28])*10^-9+[.J28]*10^-12" office:value-type="float" office:value="1.500000443049" calcext:value-type="float">
            <text:p>1,500000443049</text:p>
          </table:table-cell>
          <table:table-cell table:number-columns-repeated="45"/>
        </table:table-row>
        <table:table-row table:style-name="ro2">
          <table:table-cell table:style-name="ce384" table:formula="of:=COUNTIF([.$S$26:.$S$29];&quot;&gt;=&quot;&amp;[.S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9];&quot;ABCDEFGH&quot;;1)&gt;0;INDEX([$Squadre.A$3:$Squadre.D$34];MATCH(1;([$Squadre.C$3:$Squadre.C$34]=[.$B29])*([$Squadre.D$3:$Squadre.D$34]=[.$C29]);0);2)&amp;&quot; (&quot;&amp;INDEX([$Squadre.A$3:$Squadre.D$34];MATCH(1;([$Squadre.C$3:$Squadre.C$34]=[.$B29])*([$Squadre.D$3:$Squadre.D$34]=[.$C29]);0);1)&amp;&quot;)&quot;;&quot;DA SISTEMARE&quot;)" office:value-type="string" office:string-value="Cinghiali (20)" calcext:value-type="string">
            <text:p>Cinghiali (20)</text:p>
          </table:table-cell>
          <table:table-cell table:style-name="ce134" table:formula="of:=[.F29]+[.G29]+[.H29]" office:value-type="float" office:value="3" calcext:value-type="float">
            <text:p>3</text:p>
          </table:table-cell>
          <table:table-cell table:style-name="ce134" table:formula="of:=SUMIF([$'Partite Gironi'.$D$2:$'Partite Gironi'.$D$49];[.D29];[$'Partite Gironi'.$H$2:$'Partite Gironi'.$H$49])+SUMIF([$'Partite Gironi'.$F$2:$'Partite Gironi'.$F$49];[.D29];[$'Partite Gironi'.$N$2:$'Partite Gironi'.$N$49])" office:value-type="float" office:value="3" calcext:value-type="float">
            <text:p>3</text:p>
          </table:table-cell>
          <table:table-cell table:style-name="ce134" table:formula="of:=SUMIF([$'Partite Gironi'.$D$2:$'Partite Gironi'.$D$49];[.D29];[$'Partite Gironi'.$I$2:$'Partite Gironi'.$I$49])+SUMIF([$'Partite Gironi'.$F$2:$'Partite Gironi'.$F$49];[.D29];[$'Partite Gironi'.$O$2:$'Partite Gironi'.$O$49])" office:value-type="float" office:value="0" calcext:value-type="float">
            <text:p>0</text:p>
          </table:table-cell>
          <table:table-cell table:style-name="ce134" table:formula="of:=SUMIF([$'Partite Gironi'.$D$2:$'Partite Gironi'.$D$49];[.D29];[$'Partite Gironi'.$J$2:$'Partite Gironi'.$J$49])+SUMIF([$'Partite Gironi'.$F$2:$'Partite Gironi'.$F$49];[.D29];[$'Partite Gironi'.$P$2:$'Partite Gironi'.$P$49])" office:value-type="float" office:value="0" calcext:value-type="float">
            <text:p>0</text:p>
          </table:table-cell>
          <table:table-cell table:style-name="ce134" table:formula="of:=2*[.F29]+1*[.G29]+0*[.H29]" office:value-type="float" office:value="6" calcext:value-type="float">
            <text:p>6</text:p>
          </table:table-cell>
          <table:table-cell table:style-name="ce134" table:formula="of:=SUMIF([$'Partite Gironi'.$D$2:$'Partite Gironi'.$D$49];[.D29];[$'Partite Gironi'.$K$2:$'Partite Gironi'.$K$49])+SUMIF([$'Partite Gironi'.$F$2:$'Partite Gironi'.$F$49];[.D29];[$'Partite Gironi'.$Q$2:$'Partite Gironi'.$Q$49])" office:value-type="float" office:value="122" calcext:value-type="float">
            <text:p>122</text:p>
          </table:table-cell>
          <table:table-cell table:style-name="ce134" table:formula="of:=SUMIF([$'Partite Gironi'.$D$2:$'Partite Gironi'.$D$49];[.D29];[$'Partite Gironi'.$L$2:$'Partite Gironi'.$L$49])+SUMIF([$'Partite Gironi'.$F$2:$'Partite Gironi'.$F$49];[.D29];[$'Partite Gironi'.$R$2:$'Partite Gironi'.$R$49])" office:value-type="float" office:value="42" calcext:value-type="float">
            <text:p>42</text:p>
          </table:table-cell>
          <table:table-cell table:style-name="ce134" table:formula="of:=SUMIF([$'Partite Gironi'.$D$2:$'Partite Gironi'.$D$49];[.D29];[$'Partite Gironi'.$M$2:$'Partite Gironi'.$M$49])+SUMIF([$'Partite Gironi'.$F$2:$'Partite Gironi'.$F$49];[.D29];[$'Partite Gironi'.$S$2:$'Partite Gironi'.$S$49])" office:value-type="float" office:value="80" calcext:value-type="float">
            <text:p>80</text:p>
          </table:table-cell>
          <table:table-cell table:style-name="ce134" table:number-columns-repeated="3"/>
          <table:table-cell table:style-name="ce140" table:formula="of:=IF([.I29]=[.I26];[$'Partite Gironi'.S28];0)" office:value-type="float" office:value="0" calcext:value-type="float">
            <text:p>+0</text:p>
          </table:table-cell>
          <table:table-cell table:style-name="ce140" table:formula="of:=IF([.I29]=[.I26];[$'Partite Gironi'.S30];0)" office:value-type="float" office:value="0" calcext:value-type="float">
            <text:p>+0</text:p>
          </table:table-cell>
          <table:table-cell table:style-name="ce140" table:formula="of:=IF([.I29]=[.I28];[$'Partite Gironi'.S31];0)" office:value-type="float" office:value="0" calcext:value-type="float">
            <text:p>+0</text:p>
          </table:table-cell>
          <table:table-cell table:style-name="ce137" table:formula="of:=[.I29]+(500+[.P29]+[.Q29]+[.R29])*10^-3+([.M29]+[.N29]+[.O29])*10^-6+(500+[.L29])*10^-9+[.J29]*10^-12" office:value-type="float" office:value="6.500000580122" calcext:value-type="float">
            <text:p>6,500000580122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131" table:number-columns-repeated="6"/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32:.$S$35];&quot;&gt;=&quot;&amp;[.S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2];&quot;ABCDEFGH&quot;;1)&gt;0;INDEX([$Squadre.A$3:$Squadre.D$34];MATCH(1;([$Squadre.C$3:$Squadre.C$34]=[.$B32])*([$Squadre.D$3:$Squadre.D$34]=[.$C32]);0);2)&amp;&quot; (&quot;&amp;INDEX([$Squadre.A$3:$Squadre.D$34];MATCH(1;([$Squadre.C$3:$Squadre.C$34]=[.$B32])*([$Squadre.D$3:$Squadre.D$34]=[.$C32]);0);1)&amp;&quot;)&quot;;&quot;DA SISTEMARE&quot;)" office:value-type="string" office:string-value="Balene (21)" calcext:value-type="string">
            <text:p>Balene (21)</text:p>
          </table:table-cell>
          <table:table-cell table:style-name="ce132" table:formula="of:=[.F32]+[.G32]+[.H32]" office:value-type="float" office:value="3" calcext:value-type="float">
            <text:p>3</text:p>
          </table:table-cell>
          <table:table-cell table:style-name="ce132" table:formula="of:=SUMIF([$'Partite Gironi'.$D$2:$'Partite Gironi'.$D$49];[.D32];[$'Partite Gironi'.$H$2:$'Partite Gironi'.$H$49])+SUMIF([$'Partite Gironi'.$F$2:$'Partite Gironi'.$F$49];[.D32];[$'Partite Gironi'.$N$2:$'Partite Gironi'.$N$49])" office:value-type="float" office:value="3" calcext:value-type="float">
            <text:p>3</text:p>
          </table:table-cell>
          <table:table-cell table:style-name="ce132" table:formula="of:=SUMIF([$'Partite Gironi'.$D$2:$'Partite Gironi'.$D$49];[.D32];[$'Partite Gironi'.$I$2:$'Partite Gironi'.$I$49])+SUMIF([$'Partite Gironi'.$F$2:$'Partite Gironi'.$F$49];[.D32];[$'Partite Gironi'.$O$2:$'Partite Gironi'.$O$49])" office:value-type="float" office:value="0" calcext:value-type="float">
            <text:p>0</text:p>
          </table:table-cell>
          <table:table-cell table:style-name="ce132" table:formula="of:=SUMIF([$'Partite Gironi'.$D$2:$'Partite Gironi'.$D$49];[.D32];[$'Partite Gironi'.$J$2:$'Partite Gironi'.$J$49])+SUMIF([$'Partite Gironi'.$F$2:$'Partite Gironi'.$F$49];[.D32];[$'Partite Gironi'.$P$2:$'Partite Gironi'.$P$49])" office:value-type="float" office:value="0" calcext:value-type="float">
            <text:p>0</text:p>
          </table:table-cell>
          <table:table-cell table:style-name="ce132" table:formula="of:=2*[.F32]+1*[.G32]+0*[.H32]" office:value-type="float" office:value="6" calcext:value-type="float">
            <text:p>6</text:p>
          </table:table-cell>
          <table:table-cell table:style-name="ce132" table:formula="of:=SUMIF([$'Partite Gironi'.$D$2:$'Partite Gironi'.$D$49];[.D32];[$'Partite Gironi'.$K$2:$'Partite Gironi'.$K$49])+SUMIF([$'Partite Gironi'.$F$2:$'Partite Gironi'.$F$49];[.D32];[$'Partite Gironi'.$Q$2:$'Partite Gironi'.$Q$49])" office:value-type="float" office:value="149" calcext:value-type="float">
            <text:p>149</text:p>
          </table:table-cell>
          <table:table-cell table:style-name="ce132" table:formula="of:=SUMIF([$'Partite Gironi'.$D$2:$'Partite Gironi'.$D$49];[.D32];[$'Partite Gironi'.$L$2:$'Partite Gironi'.$L$49])+SUMIF([$'Partite Gironi'.$F$2:$'Partite Gironi'.$F$49];[.D32];[$'Partite Gironi'.$R$2:$'Partite Gironi'.$R$49])" office:value-type="float" office:value="88" calcext:value-type="float">
            <text:p>88</text:p>
          </table:table-cell>
          <table:table-cell table:style-name="ce132" table:formula="of:=SUMIF([$'Partite Gironi'.$D$2:$'Partite Gironi'.$D$49];[.D32];[$'Partite Gironi'.$M$2:$'Partite Gironi'.$M$49])+SUMIF([$'Partite Gironi'.$F$2:$'Partite Gironi'.$F$49];[.D32];[$'Partite Gironi'.$S$2:$'Partite Gironi'.$S$49])" office:value-type="float" office:value="61" calcext:value-type="float">
            <text:p>61</text:p>
          </table:table-cell>
          <table:table-cell table:style-name="ce132" table:number-columns-repeated="3"/>
          <table:table-cell table:style-name="ce138" table:formula="of:=IF([.I32]=[.I33];[$'Partite Gironi'.M32];0)" office:value-type="float" office:value="0" calcext:value-type="float">
            <text:p>+0</text:p>
          </table:table-cell>
          <table:table-cell table:style-name="ce138" table:formula="of:=IF([.I32]=[.I34];[$'Partite Gironi'.M33];0)" office:value-type="float" office:value="0" calcext:value-type="float">
            <text:p>+0</text:p>
          </table:table-cell>
          <table:table-cell table:style-name="ce138" table:formula="of:=IF([.I32]=[.I35];[$'Partite Gironi'.M34];0)" office:value-type="float" office:value="0" calcext:value-type="float">
            <text:p>+0</text:p>
          </table:table-cell>
          <table:table-cell table:style-name="ce135" table:formula="of:=[.I32]+(500+[.P32]+[.Q32]+[.R32])*10^-3+([.M32]+[.N32]+[.O32])*10^-6+(500+[.L32])*10^-9+[.J32]*10^-12" office:value-type="float" office:value="6.500000561149" calcext:value-type="float">
            <text:p>6,500000561149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3];&quot;ABCDEFGH&quot;;1)&gt;0;INDEX([$Squadre.A$3:$Squadre.D$34];MATCH(1;([$Squadre.C$3:$Squadre.C$34]=[.$B33])*([$Squadre.D$3:$Squadre.D$34]=[.$C33]);0);2)&amp;&quot; (&quot;&amp;INDEX([$Squadre.A$3:$Squadre.D$34];MATCH(1;([$Squadre.C$3:$Squadre.C$34]=[.$B33])*([$Squadre.D$3:$Squadre.D$34]=[.$C33]);0);1)&amp;&quot;)&quot;;&quot;DA SISTEMARE&quot;)" office:value-type="string" office:string-value="Gabbiani (22)" calcext:value-type="string">
            <text:p>Gabbiani (22)</text:p>
          </table:table-cell>
          <table:table-cell table:style-name="ce133" table:formula="of:=[.F33]+[.G33]+[.H33]" office:value-type="float" office:value="3" calcext:value-type="float">
            <text:p>3</text:p>
          </table:table-cell>
          <table:table-cell table:style-name="ce133" table:formula="of:=SUMIF([$'Partite Gironi'.$D$2:$'Partite Gironi'.$D$49];[.D33];[$'Partite Gironi'.$H$2:$'Partite Gironi'.$H$49])+SUMIF([$'Partite Gironi'.$F$2:$'Partite Gironi'.$F$49];[.D33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33];[$'Partite Gironi'.$I$2:$'Partite Gironi'.$I$49])+SUMIF([$'Partite Gironi'.$F$2:$'Partite Gironi'.$F$49];[.D33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33];[$'Partite Gironi'.$J$2:$'Partite Gironi'.$J$49])+SUMIF([$'Partite Gironi'.$F$2:$'Partite Gironi'.$F$49];[.D33];[$'Partite Gironi'.$P$2:$'Partite Gironi'.$P$49])" office:value-type="float" office:value="0" calcext:value-type="float">
            <text:p>0</text:p>
          </table:table-cell>
          <table:table-cell table:style-name="ce133" table:formula="of:=2*[.F33]+1*[.G33]+0*[.H33]" office:value-type="float" office:value="5" calcext:value-type="float">
            <text:p>5</text:p>
          </table:table-cell>
          <table:table-cell table:style-name="ce133" table:formula="of:=SUMIF([$'Partite Gironi'.$D$2:$'Partite Gironi'.$D$49];[.D33];[$'Partite Gironi'.$K$2:$'Partite Gironi'.$K$49])+SUMIF([$'Partite Gironi'.$F$2:$'Partite Gironi'.$F$49];[.D33];[$'Partite Gironi'.$Q$2:$'Partite Gironi'.$Q$49])" office:value-type="float" office:value="176" calcext:value-type="float">
            <text:p>176</text:p>
          </table:table-cell>
          <table:table-cell table:style-name="ce133" table:formula="of:=SUMIF([$'Partite Gironi'.$D$2:$'Partite Gironi'.$D$49];[.D33];[$'Partite Gironi'.$L$2:$'Partite Gironi'.$L$49])+SUMIF([$'Partite Gironi'.$F$2:$'Partite Gironi'.$F$49];[.D33];[$'Partite Gironi'.$R$2:$'Partite Gironi'.$R$49])" office:value-type="float" office:value="134" calcext:value-type="float">
            <text:p>134</text:p>
          </table:table-cell>
          <table:table-cell table:style-name="ce133" table:formula="of:=SUMIF([$'Partite Gironi'.$D$2:$'Partite Gironi'.$D$49];[.D33];[$'Partite Gironi'.$M$2:$'Partite Gironi'.$M$49])+SUMIF([$'Partite Gironi'.$F$2:$'Partite Gironi'.$F$49];[.D33];[$'Partite Gironi'.$S$2:$'Partite Gironi'.$S$49])" office:value-type="float" office:value="42" calcext:value-type="float">
            <text:p>42</text:p>
          </table:table-cell>
          <table:table-cell table:style-name="ce133" table:number-columns-repeated="3"/>
          <table:table-cell table:style-name="ce139" table:formula="of:=IF([.F33]=[.F34];[$'Partite Gironi'.M35])" office:value-type="float" office:value="0" calcext:value-type="float">
            <text:p>+0</text:p>
          </table:table-cell>
          <table:table-cell table:style-name="ce139" table:formula="of:=IF([.I33]=[.I35];[$'Partite Gironi'.M36];0)" office:value-type="float" office:value="0" calcext:value-type="float">
            <text:p>+0</text:p>
          </table:table-cell>
          <table:table-cell table:style-name="ce139" table:formula="of:=IF([.I33]=[.I32];[$'Partite Gironi'.S32];0)" office:value-type="float" office:value="0" calcext:value-type="float">
            <text:p>+0</text:p>
          </table:table-cell>
          <table:table-cell table:style-name="ce136" table:formula="of:=[.I33]+(500+[.P33]+[.Q33]+[.R33])*10^-3+([.M33]+[.N33]+[.O33])*10^-6+(500+[.L33])*10^-9+[.J33]*10^-12" office:value-type="float" office:value="5.500000542176" calcext:value-type="float">
            <text:p>5,500000542176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34];&quot;ABCDEFGH&quot;;1)&gt;0;INDEX([$Squadre.A$3:$Squadre.D$34];MATCH(1;([$Squadre.C$3:$Squadre.C$34]=[.$B34])*([$Squadre.D$3:$Squadre.D$34]=[.$C34]);0);2)&amp;&quot; (&quot;&amp;INDEX([$Squadre.A$3:$Squadre.D$34];MATCH(1;([$Squadre.C$3:$Squadre.C$34]=[.$B34])*([$Squadre.D$3:$Squadre.D$34]=[.$C34]);0);1)&amp;&quot;)&quot;;&quot;DA SISTEMARE&quot;)" office:value-type="string" office:string-value="Delfini (23)" calcext:value-type="string">
            <text:p>Delfini (23)</text:p>
          </table:table-cell>
          <table:table-cell table:style-name="ce133" table:formula="of:=[.F34]+[.G34]+[.H34]" office:value-type="float" office:value="3" calcext:value-type="float">
            <text:p>3</text:p>
          </table:table-cell>
          <table:table-cell table:style-name="ce133" table:formula="of:=SUMIF([$'Partite Gironi'.$D$2:$'Partite Gironi'.$D$49];[.D34];[$'Partite Gironi'.$H$2:$'Partite Gironi'.$H$49])+SUMIF([$'Partite Gironi'.$F$2:$'Partite Gironi'.$F$49];[.D34];[$'Partite Gironi'.$N$2:$'Partite Gironi'.$N$49])" office:value-type="float" office:value="1" calcext:value-type="float">
            <text:p>1</text:p>
          </table:table-cell>
          <table:table-cell table:style-name="ce133" table:formula="of:=SUMIF([$'Partite Gironi'.$D$2:$'Partite Gironi'.$D$49];[.D34];[$'Partite Gironi'.$I$2:$'Partite Gironi'.$I$49])+SUMIF([$'Partite Gironi'.$F$2:$'Partite Gironi'.$F$49];[.D34];[$'Partite Gironi'.$O$2:$'Partite Gironi'.$O$49])" office:value-type="float" office:value="2" calcext:value-type="float">
            <text:p>2</text:p>
          </table:table-cell>
          <table:table-cell table:style-name="ce133" table:formula="of:=SUMIF([$'Partite Gironi'.$D$2:$'Partite Gironi'.$D$49];[.D34];[$'Partite Gironi'.$J$2:$'Partite Gironi'.$J$49])+SUMIF([$'Partite Gironi'.$F$2:$'Partite Gironi'.$F$49];[.D34];[$'Partite Gironi'.$P$2:$'Partite Gironi'.$P$49])" office:value-type="float" office:value="0" calcext:value-type="float">
            <text:p>0</text:p>
          </table:table-cell>
          <table:table-cell table:style-name="ce133" table:formula="of:=2*[.F34]+1*[.G34]+0*[.H34]" office:value-type="float" office:value="4" calcext:value-type="float">
            <text:p>4</text:p>
          </table:table-cell>
          <table:table-cell table:style-name="ce133" table:formula="of:=SUMIF([$'Partite Gironi'.$D$2:$'Partite Gironi'.$D$49];[.D34];[$'Partite Gironi'.$K$2:$'Partite Gironi'.$K$49])+SUMIF([$'Partite Gironi'.$F$2:$'Partite Gironi'.$F$49];[.D34];[$'Partite Gironi'.$Q$2:$'Partite Gironi'.$Q$49])" office:value-type="float" office:value="134" calcext:value-type="float">
            <text:p>134</text:p>
          </table:table-cell>
          <table:table-cell table:style-name="ce133" table:formula="of:=SUMIF([$'Partite Gironi'.$D$2:$'Partite Gironi'.$D$49];[.D34];[$'Partite Gironi'.$L$2:$'Partite Gironi'.$L$49])+SUMIF([$'Partite Gironi'.$F$2:$'Partite Gironi'.$F$49];[.D34];[$'Partite Gironi'.$R$2:$'Partite Gironi'.$R$49])" office:value-type="float" office:value="204" calcext:value-type="float">
            <text:p>204</text:p>
          </table:table-cell>
          <table:table-cell table:style-name="ce133" table:formula="of:=SUMIF([$'Partite Gironi'.$D$2:$'Partite Gironi'.$D$49];[.D34];[$'Partite Gironi'.$M$2:$'Partite Gironi'.$M$49])+SUMIF([$'Partite Gironi'.$F$2:$'Partite Gironi'.$F$49];[.D34];[$'Partite Gironi'.$S$2:$'Partite Gironi'.$S$49])" office:value-type="float" office:value="-70" calcext:value-type="float">
            <text:p>-70</text:p>
          </table:table-cell>
          <table:table-cell table:style-name="ce133" table:number-columns-repeated="3"/>
          <table:table-cell table:style-name="ce139" table:formula="of:=IF([.I34]=[.I35];[$'Partite Gironi'.M37];0)" office:value-type="float" office:value="0" calcext:value-type="float">
            <text:p>+0</text:p>
          </table:table-cell>
          <table:table-cell table:style-name="ce139" table:formula="of:=IF([.D34]=[.D32];[$'Partite Gironi'.S33];0)" office:value-type="float" office:value="0" calcext:value-type="float">
            <text:p>+0</text:p>
          </table:table-cell>
          <table:table-cell table:style-name="ce139" table:formula="of:=IF([.I34]=[.I33];[$'Partite Gironi'.S35];0)" office:value-type="float" office:value="0" calcext:value-type="float">
            <text:p>+0</text:p>
          </table:table-cell>
          <table:table-cell table:style-name="ce136" table:formula="of:=[.I34]+(500+[.P34]+[.Q34]+[.R34])*10^-3+([.M34]+[.N34]+[.O34])*10^-6+(500+[.L34])*10^-9+[.J34]*10^-12" office:value-type="float" office:value="4.500000430134" calcext:value-type="float">
            <text:p>4,500000430134</text:p>
          </table:table-cell>
          <table:table-cell table:number-columns-repeated="45"/>
        </table:table-row>
        <table:table-row table:style-name="ro2">
          <table:table-cell table:style-name="ce384" table:formula="of:=COUNTIF([.$S$32:.$S$35];&quot;&gt;=&quot;&amp;[.S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35];&quot;ABCDEFGH&quot;;1)&gt;0;INDEX([$Squadre.A$3:$Squadre.D$34];MATCH(1;([$Squadre.C$3:$Squadre.C$34]=[.$B35])*([$Squadre.D$3:$Squadre.D$34]=[.$C35]);0);2)&amp;&quot; (&quot;&amp;INDEX([$Squadre.A$3:$Squadre.D$34];MATCH(1;([$Squadre.C$3:$Squadre.C$34]=[.$B35])*([$Squadre.D$3:$Squadre.D$34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134" table:formula="of:=[.F35]+[.G35]+[.H35]" office:value-type="float" office:value="3" calcext:value-type="float">
            <text:p>3</text:p>
          </table:table-cell>
          <table:table-cell table:style-name="ce134" table:formula="of:=SUMIF([$'Partite Gironi'.$D$2:$'Partite Gironi'.$D$49];[.D35];[$'Partite Gironi'.$H$2:$'Partite Gironi'.$H$49])+SUMIF([$'Partite Gironi'.$F$2:$'Partite Gironi'.$F$49];[.D35];[$'Partite Gironi'.$N$2:$'Partite Gironi'.$N$49])" office:value-type="float" office:value="0" calcext:value-type="float">
            <text:p>0</text:p>
          </table:table-cell>
          <table:table-cell table:style-name="ce134" table:formula="of:=SUMIF([$'Partite Gironi'.$D$2:$'Partite Gironi'.$D$49];[.D35];[$'Partite Gironi'.$I$2:$'Partite Gironi'.$I$49])+SUMIF([$'Partite Gironi'.$F$2:$'Partite Gironi'.$F$49];[.D35];[$'Partite Gironi'.$O$2:$'Partite Gironi'.$O$49])" office:value-type="float" office:value="3" calcext:value-type="float">
            <text:p>3</text:p>
          </table:table-cell>
          <table:table-cell table:style-name="ce134" table:formula="of:=SUMIF([$'Partite Gironi'.$D$2:$'Partite Gironi'.$D$49];[.D35];[$'Partite Gironi'.$J$2:$'Partite Gironi'.$J$49])+SUMIF([$'Partite Gironi'.$F$2:$'Partite Gironi'.$F$49];[.D35];[$'Partite Gironi'.$P$2:$'Partite Gironi'.$P$49])" office:value-type="float" office:value="0" calcext:value-type="float">
            <text:p>0</text:p>
          </table:table-cell>
          <table:table-cell table:style-name="ce134" table:formula="of:=2*[.F35]+1*[.G35]+0*[.H35]" office:value-type="float" office:value="3" calcext:value-type="float">
            <text:p>3</text:p>
          </table:table-cell>
          <table:table-cell table:style-name="ce134" table:formula="of:=SUMIF([$'Partite Gironi'.$D$2:$'Partite Gironi'.$D$49];[.D35];[$'Partite Gironi'.$K$2:$'Partite Gironi'.$K$49])+SUMIF([$'Partite Gironi'.$F$2:$'Partite Gironi'.$F$49];[.D35];[$'Partite Gironi'.$Q$2:$'Partite Gironi'.$Q$49])" office:value-type="float" office:value="104" calcext:value-type="float">
            <text:p>104</text:p>
          </table:table-cell>
          <table:table-cell table:style-name="ce134" table:formula="of:=SUMIF([$'Partite Gironi'.$D$2:$'Partite Gironi'.$D$49];[.D35];[$'Partite Gironi'.$L$2:$'Partite Gironi'.$L$49])+SUMIF([$'Partite Gironi'.$F$2:$'Partite Gironi'.$F$49];[.D35];[$'Partite Gironi'.$R$2:$'Partite Gironi'.$R$49])" office:value-type="float" office:value="137" calcext:value-type="float">
            <text:p>137</text:p>
          </table:table-cell>
          <table:table-cell table:style-name="ce134" table:formula="of:=SUMIF([$'Partite Gironi'.$D$2:$'Partite Gironi'.$D$49];[.D35];[$'Partite Gironi'.$M$2:$'Partite Gironi'.$M$49])+SUMIF([$'Partite Gironi'.$F$2:$'Partite Gironi'.$F$49];[.D35];[$'Partite Gironi'.$S$2:$'Partite Gironi'.$S$49])" office:value-type="float" office:value="-33" calcext:value-type="float">
            <text:p>-33</text:p>
          </table:table-cell>
          <table:table-cell table:style-name="ce134" table:number-columns-repeated="3"/>
          <table:table-cell table:style-name="ce140" table:formula="of:=IF([.I35]=[.I32];[$'Partite Gironi'.S34];0)" office:value-type="float" office:value="0" calcext:value-type="float">
            <text:p>+0</text:p>
          </table:table-cell>
          <table:table-cell table:style-name="ce140" table:formula="of:=IF([.I35]=[.I32];[$'Partite Gironi'.S36];0)" office:value-type="float" office:value="0" calcext:value-type="float">
            <text:p>+0</text:p>
          </table:table-cell>
          <table:table-cell table:style-name="ce140" table:formula="of:=IF([.I35]=[.I34];[$'Partite Gironi'.S37];0)" office:value-type="float" office:value="0" calcext:value-type="float">
            <text:p>+0</text:p>
          </table:table-cell>
          <table:table-cell table:style-name="ce137" table:formula="of:=[.I35]+(500+[.P35]+[.Q35]+[.R35])*10^-3+([.M35]+[.N35]+[.O35])*10^-6+(500+[.L35])*10^-9+[.J35]*10^-12" office:value-type="float" office:value="3.500000467104" calcext:value-type="float">
            <text:p>3,50000046710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131" table:number-columns-repeated="6"/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38:.$S$41];&quot;&gt;=&quot;&amp;[.S38])" office:value-type="float" office:value="1" calcext:value-type="float">
            <text:p>1</text:p>
          </table:table-cell>
          <table:table-cell table:style-name="ce406" office:value-type="string" calcext:value-type="string">
            <text:p>G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8];&quot;ABCDEFGH&quot;;1)&gt;0;INDEX([$Squadre.A$3:$Squadre.D$34];MATCH(1;([$Squadre.C$3:$Squadre.C$34]=[.$B38])*([$Squadre.D$3:$Squadre.D$34]=[.$C38]);0);2)&amp;&quot; (&quot;&amp;INDEX([$Squadre.A$3:$Squadre.D$34];MATCH(1;([$Squadre.C$3:$Squadre.C$34]=[.$B38])*([$Squadre.D$3:$Squadre.D$34]=[.$C38]);0);1)&amp;&quot;)&quot;;&quot;DA SISTEMARE&quot;)" office:value-type="string" office:string-value="Istrici (25)" calcext:value-type="string">
            <text:p>Istrici (25)</text:p>
          </table:table-cell>
          <table:table-cell table:style-name="ce132" table:formula="of:=[.F38]+[.G38]+[.H38]" office:value-type="float" office:value="3" calcext:value-type="float">
            <text:p>3</text:p>
          </table:table-cell>
          <table:table-cell table:style-name="ce132" table:formula="of:=SUMIF([$'Partite Gironi'.$D$2:$'Partite Gironi'.$D$49];[.D38];[$'Partite Gironi'.$H$2:$'Partite Gironi'.$H$49])+SUMIF([$'Partite Gironi'.$F$2:$'Partite Gironi'.$F$49];[.D38];[$'Partite Gironi'.$N$2:$'Partite Gironi'.$N$49])" office:value-type="float" office:value="3" calcext:value-type="float">
            <text:p>3</text:p>
          </table:table-cell>
          <table:table-cell table:style-name="ce132" table:formula="of:=SUMIF([$'Partite Gironi'.$D$2:$'Partite Gironi'.$D$49];[.D38];[$'Partite Gironi'.$I$2:$'Partite Gironi'.$I$49])+SUMIF([$'Partite Gironi'.$F$2:$'Partite Gironi'.$F$49];[.D38];[$'Partite Gironi'.$O$2:$'Partite Gironi'.$O$49])" office:value-type="float" office:value="0" calcext:value-type="float">
            <text:p>0</text:p>
          </table:table-cell>
          <table:table-cell table:style-name="ce132" table:formula="of:=SUMIF([$'Partite Gironi'.$D$2:$'Partite Gironi'.$D$49];[.D38];[$'Partite Gironi'.$J$2:$'Partite Gironi'.$J$49])+SUMIF([$'Partite Gironi'.$F$2:$'Partite Gironi'.$F$49];[.D38];[$'Partite Gironi'.$P$2:$'Partite Gironi'.$P$49])" office:value-type="float" office:value="0" calcext:value-type="float">
            <text:p>0</text:p>
          </table:table-cell>
          <table:table-cell table:style-name="ce132" table:formula="of:=2*[.F38]+1*[.G38]+0*[.H38]" office:value-type="float" office:value="6" calcext:value-type="float">
            <text:p>6</text:p>
          </table:table-cell>
          <table:table-cell table:style-name="ce132" table:formula="of:=SUMIF([$'Partite Gironi'.$D$2:$'Partite Gironi'.$D$49];[.D38];[$'Partite Gironi'.$K$2:$'Partite Gironi'.$K$49])+SUMIF([$'Partite Gironi'.$F$2:$'Partite Gironi'.$F$49];[.D38];[$'Partite Gironi'.$Q$2:$'Partite Gironi'.$Q$49])" office:value-type="float" office:value="137" calcext:value-type="float">
            <text:p>137</text:p>
          </table:table-cell>
          <table:table-cell table:style-name="ce132" table:formula="of:=SUMIF([$'Partite Gironi'.$D$2:$'Partite Gironi'.$D$49];[.D38];[$'Partite Gironi'.$L$2:$'Partite Gironi'.$L$49])+SUMIF([$'Partite Gironi'.$F$2:$'Partite Gironi'.$F$49];[.D38];[$'Partite Gironi'.$R$2:$'Partite Gironi'.$R$49])" office:value-type="float" office:value="122" calcext:value-type="float">
            <text:p>122</text:p>
          </table:table-cell>
          <table:table-cell table:style-name="ce132" table:formula="of:=SUMIF([$'Partite Gironi'.$D$2:$'Partite Gironi'.$D$49];[.D38];[$'Partite Gironi'.$M$2:$'Partite Gironi'.$M$49])+SUMIF([$'Partite Gironi'.$F$2:$'Partite Gironi'.$F$49];[.D38];[$'Partite Gironi'.$S$2:$'Partite Gironi'.$S$49])" office:value-type="float" office:value="15" calcext:value-type="float">
            <text:p>15</text:p>
          </table:table-cell>
          <table:table-cell table:style-name="ce132" table:number-columns-repeated="3"/>
          <table:table-cell table:style-name="ce138" table:formula="of:=IF([.I38]=[.I39];[$'Partite Gironi'.M38];0)" office:value-type="float" office:value="0" calcext:value-type="float">
            <text:p>+0</text:p>
          </table:table-cell>
          <table:table-cell table:style-name="ce138" table:formula="of:=IF([.I38]=[.I40];[$'Partite Gironi'.M39];0)" office:value-type="float" office:value="0" calcext:value-type="float">
            <text:p>+0</text:p>
          </table:table-cell>
          <table:table-cell table:style-name="ce138" table:formula="of:=IF([.I38]=[.I41];[$'Partite Gironi'.M40];0)" office:value-type="float" office:value="0" calcext:value-type="float">
            <text:p>+0</text:p>
          </table:table-cell>
          <table:table-cell table:style-name="ce135" table:formula="of:=[.I38]+(500+[.P38]+[.Q38]+[.R38])*10^-3+([.M38]+[.N38]+[.O38])*10^-6+(500+[.L38])*10^-9+[.J38]*10^-12" office:value-type="float" office:value="6.500000515137" calcext:value-type="float">
            <text:p>6,500000515137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39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9];&quot;ABCDEFGH&quot;;1)&gt;0;INDEX([$Squadre.A$3:$Squadre.D$34];MATCH(1;([$Squadre.C$3:$Squadre.C$34]=[.$B39])*([$Squadre.D$3:$Squadre.D$34]=[.$C39]);0);2)&amp;&quot; (&quot;&amp;INDEX([$Squadre.A$3:$Squadre.D$34];MATCH(1;([$Squadre.C$3:$Squadre.C$34]=[.$B39])*([$Squadre.D$3:$Squadre.D$34]=[.$C39]);0);1)&amp;&quot;)&quot;;&quot;DA SISTEMARE&quot;)" office:value-type="string" office:string-value="Gorilla (26)" calcext:value-type="string">
            <text:p>Gorilla (26)</text:p>
          </table:table-cell>
          <table:table-cell table:style-name="ce133" table:formula="of:=[.F39]+[.G39]+[.H39]" office:value-type="float" office:value="3" calcext:value-type="float">
            <text:p>3</text:p>
          </table:table-cell>
          <table:table-cell table:style-name="ce133" table:formula="of:=SUMIF([$'Partite Gironi'.$D$2:$'Partite Gironi'.$D$49];[.D39];[$'Partite Gironi'.$H$2:$'Partite Gironi'.$H$49])+SUMIF([$'Partite Gironi'.$F$2:$'Partite Gironi'.$F$49];[.D39];[$'Partite Gironi'.$N$2:$'Partite Gironi'.$N$49])" office:value-type="float" office:value="0" calcext:value-type="float">
            <text:p>0</text:p>
          </table:table-cell>
          <table:table-cell table:style-name="ce133" table:formula="of:=SUMIF([$'Partite Gironi'.$D$2:$'Partite Gironi'.$D$49];[.D39];[$'Partite Gironi'.$I$2:$'Partite Gironi'.$I$49])+SUMIF([$'Partite Gironi'.$F$2:$'Partite Gironi'.$F$49];[.D39];[$'Partite Gironi'.$O$2:$'Partite Gironi'.$O$49])" office:value-type="float" office:value="3" calcext:value-type="float">
            <text:p>3</text:p>
          </table:table-cell>
          <table:table-cell table:style-name="ce133" table:formula="of:=SUMIF([$'Partite Gironi'.$D$2:$'Partite Gironi'.$D$49];[.D39];[$'Partite Gironi'.$J$2:$'Partite Gironi'.$J$49])+SUMIF([$'Partite Gironi'.$F$2:$'Partite Gironi'.$F$49];[.D39];[$'Partite Gironi'.$P$2:$'Partite Gironi'.$P$49])" office:value-type="float" office:value="0" calcext:value-type="float">
            <text:p>0</text:p>
          </table:table-cell>
          <table:table-cell table:style-name="ce133" table:formula="of:=2*[.F39]+1*[.G39]+0*[.H39]" office:value-type="float" office:value="3" calcext:value-type="float">
            <text:p>3</text:p>
          </table:table-cell>
          <table:table-cell table:style-name="ce133" table:formula="of:=SUMIF([$'Partite Gironi'.$D$2:$'Partite Gironi'.$D$49];[.D39];[$'Partite Gironi'.$K$2:$'Partite Gironi'.$K$49])+SUMIF([$'Partite Gironi'.$F$2:$'Partite Gironi'.$F$49];[.D39];[$'Partite Gironi'.$Q$2:$'Partite Gironi'.$Q$49])" office:value-type="float" office:value="161" calcext:value-type="float">
            <text:p>161</text:p>
          </table:table-cell>
          <table:table-cell table:style-name="ce133" table:formula="of:=SUMIF([$'Partite Gironi'.$D$2:$'Partite Gironi'.$D$49];[.D39];[$'Partite Gironi'.$L$2:$'Partite Gironi'.$L$49])+SUMIF([$'Partite Gironi'.$F$2:$'Partite Gironi'.$F$49];[.D39];[$'Partite Gironi'.$R$2:$'Partite Gironi'.$R$49])" office:value-type="float" office:value="179" calcext:value-type="float">
            <text:p>179</text:p>
          </table:table-cell>
          <table:table-cell table:style-name="ce133" table:formula="of:=SUMIF([$'Partite Gironi'.$D$2:$'Partite Gironi'.$D$49];[.D39];[$'Partite Gironi'.$M$2:$'Partite Gironi'.$M$49])+SUMIF([$'Partite Gironi'.$F$2:$'Partite Gironi'.$F$49];[.D39];[$'Partite Gironi'.$S$2:$'Partite Gironi'.$S$49])" office:value-type="float" office:value="-18" calcext:value-type="float">
            <text:p>-18</text:p>
          </table:table-cell>
          <table:table-cell table:style-name="ce133" table:number-columns-repeated="3"/>
          <table:table-cell table:style-name="ce139" table:formula="of:=IF([.F39]=[.F40];[$'Partite Gironi'.M41])" office:value-type="float" office:value="0" calcext:value-type="float">
            <text:p>+0</text:p>
          </table:table-cell>
          <table:table-cell table:style-name="ce139" table:formula="of:=IF([.I39]=[.I41];[$'Partite Gironi'.M42];0)" office:value-type="float" office:value="0" calcext:value-type="float">
            <text:p>+0</text:p>
          </table:table-cell>
          <table:table-cell table:style-name="ce139" table:formula="of:=IF([.I39]=[.I38];[$'Partite Gironi'.S38];0)" office:value-type="float" office:value="0" calcext:value-type="float">
            <text:p>+0</text:p>
          </table:table-cell>
          <table:table-cell table:style-name="ce136" table:formula="of:=[.I39]+(500+[.P39]+[.Q39]+[.R39])*10^-3+([.M39]+[.N39]+[.O39])*10^-6+(500+[.L39])*10^-9+[.J39]*10^-12" office:value-type="float" office:value="3.500000482161" calcext:value-type="float">
            <text:p>3,500000482161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40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0];&quot;ABCDEFGH&quot;;1)&gt;0;INDEX([$Squadre.A$3:$Squadre.D$34];MATCH(1;([$Squadre.C$3:$Squadre.C$34]=[.$B40])*([$Squadre.D$3:$Squadre.D$34]=[.$C40]);0);2)&amp;&quot; (&quot;&amp;INDEX([$Squadre.A$3:$Squadre.D$34];MATCH(1;([$Squadre.C$3:$Squadre.C$34]=[.$B40])*([$Squadre.D$3:$Squadre.D$34]=[.$C40]);0);1)&amp;&quot;)&quot;;&quot;DA SISTEMARE&quot;)" office:value-type="string" office:string-value="Muli (27)" calcext:value-type="string">
            <text:p>Muli (27)</text:p>
          </table:table-cell>
          <table:table-cell table:style-name="ce133" table:formula="of:=[.F40]+[.G40]+[.H40]" office:value-type="float" office:value="3" calcext:value-type="float">
            <text:p>3</text:p>
          </table:table-cell>
          <table:table-cell table:style-name="ce133" table:formula="of:=SUMIF([$'Partite Gironi'.$D$2:$'Partite Gironi'.$D$49];[.D40];[$'Partite Gironi'.$H$2:$'Partite Gironi'.$H$49])+SUMIF([$'Partite Gironi'.$F$2:$'Partite Gironi'.$F$49];[.D40];[$'Partite Gironi'.$N$2:$'Partite Gironi'.$N$49])" office:value-type="float" office:value="1" calcext:value-type="float">
            <text:p>1</text:p>
          </table:table-cell>
          <table:table-cell table:style-name="ce133" table:formula="of:=SUMIF([$'Partite Gironi'.$D$2:$'Partite Gironi'.$D$49];[.D40];[$'Partite Gironi'.$I$2:$'Partite Gironi'.$I$49])+SUMIF([$'Partite Gironi'.$F$2:$'Partite Gironi'.$F$49];[.D40];[$'Partite Gironi'.$O$2:$'Partite Gironi'.$O$49])" office:value-type="float" office:value="2" calcext:value-type="float">
            <text:p>2</text:p>
          </table:table-cell>
          <table:table-cell table:style-name="ce133" table:formula="of:=SUMIF([$'Partite Gironi'.$D$2:$'Partite Gironi'.$D$49];[.D40];[$'Partite Gironi'.$J$2:$'Partite Gironi'.$J$49])+SUMIF([$'Partite Gironi'.$F$2:$'Partite Gironi'.$F$49];[.D40];[$'Partite Gironi'.$P$2:$'Partite Gironi'.$P$49])" office:value-type="float" office:value="0" calcext:value-type="float">
            <text:p>0</text:p>
          </table:table-cell>
          <table:table-cell table:style-name="ce133" table:formula="of:=2*[.F40]+1*[.G40]+0*[.H40]" office:value-type="float" office:value="4" calcext:value-type="float">
            <text:p>4</text:p>
          </table:table-cell>
          <table:table-cell table:style-name="ce133" table:formula="of:=SUMIF([$'Partite Gironi'.$D$2:$'Partite Gironi'.$D$49];[.D40];[$'Partite Gironi'.$K$2:$'Partite Gironi'.$K$49])+SUMIF([$'Partite Gironi'.$F$2:$'Partite Gironi'.$F$49];[.D40];[$'Partite Gironi'.$Q$2:$'Partite Gironi'.$Q$49])" office:value-type="float" office:value="143" calcext:value-type="float">
            <text:p>143</text:p>
          </table:table-cell>
          <table:table-cell table:style-name="ce133" table:formula="of:=SUMIF([$'Partite Gironi'.$D$2:$'Partite Gironi'.$D$49];[.D40];[$'Partite Gironi'.$L$2:$'Partite Gironi'.$L$49])+SUMIF([$'Partite Gironi'.$F$2:$'Partite Gironi'.$F$49];[.D40];[$'Partite Gironi'.$R$2:$'Partite Gironi'.$R$49])" office:value-type="float" office:value="192" calcext:value-type="float">
            <text:p>192</text:p>
          </table:table-cell>
          <table:table-cell table:style-name="ce133" table:formula="of:=SUMIF([$'Partite Gironi'.$D$2:$'Partite Gironi'.$D$49];[.D40];[$'Partite Gironi'.$M$2:$'Partite Gironi'.$M$49])+SUMIF([$'Partite Gironi'.$F$2:$'Partite Gironi'.$F$49];[.D40];[$'Partite Gironi'.$S$2:$'Partite Gironi'.$S$49])" office:value-type="float" office:value="-49" calcext:value-type="float">
            <text:p>-49</text:p>
          </table:table-cell>
          <table:table-cell table:style-name="ce133" table:number-columns-repeated="3"/>
          <table:table-cell table:style-name="ce139" table:formula="of:=IF([.I40]=[.I41];[$'Partite Gironi'.M43];0)" office:value-type="float" office:value="0" calcext:value-type="float">
            <text:p>+0</text:p>
          </table:table-cell>
          <table:table-cell table:style-name="ce139" table:formula="of:=IF([.D40]=[.D38];[$'Partite Gironi'.S39];0)" office:value-type="float" office:value="0" calcext:value-type="float">
            <text:p>+0</text:p>
          </table:table-cell>
          <table:table-cell table:style-name="ce139" table:formula="of:=IF([.I40]=[.I39];[$'Partite Gironi'.S41];0)" office:value-type="float" office:value="0" calcext:value-type="float">
            <text:p>+0</text:p>
          </table:table-cell>
          <table:table-cell table:style-name="ce136" table:formula="of:=[.I40]+(500+[.P40]+[.Q40]+[.R40])*10^-3+([.M40]+[.N40]+[.O40])*10^-6+(500+[.L40])*10^-9+[.J40]*10^-12" office:value-type="float" office:value="4.500000451143" calcext:value-type="float">
            <text:p>4,500000451143</text:p>
          </table:table-cell>
          <table:table-cell table:number-columns-repeated="45"/>
        </table:table-row>
        <table:table-row table:style-name="ro2">
          <table:table-cell table:style-name="ce384" table:formula="of:=COUNTIF([.$S$38:.$S$41];&quot;&gt;=&quot;&amp;[.S41])" office:value-type="float" office:value="2" calcext:value-type="float">
            <text:p>2</text:p>
          </table:table-cell>
          <table:table-cell table:style-name="ce408" office:value-type="string" calcext:value-type="string">
            <text:p>G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1];&quot;ABCDEFGH&quot;;1)&gt;0;INDEX([$Squadre.A$3:$Squadre.D$34];MATCH(1;([$Squadre.C$3:$Squadre.C$34]=[.$B41])*([$Squadre.D$3:$Squadre.D$34]=[.$C41]);0);2)&amp;&quot; (&quot;&amp;INDEX([$Squadre.A$3:$Squadre.D$34];MATCH(1;([$Squadre.C$3:$Squadre.C$34]=[.$B41])*([$Squadre.D$3:$Squadre.D$34]=[.$C41]);0);1)&amp;&quot;)&quot;;&quot;DA SISTEMARE&quot;)" office:value-type="string" office:string-value="Orche (28)" calcext:value-type="string">
            <text:p>Orche (28)</text:p>
          </table:table-cell>
          <table:table-cell table:style-name="ce134" table:formula="of:=[.F41]+[.G41]+[.H41]" office:value-type="float" office:value="3" calcext:value-type="float">
            <text:p>3</text:p>
          </table:table-cell>
          <table:table-cell table:style-name="ce134" table:formula="of:=SUMIF([$'Partite Gironi'.$D$2:$'Partite Gironi'.$D$49];[.D41];[$'Partite Gironi'.$H$2:$'Partite Gironi'.$H$49])+SUMIF([$'Partite Gironi'.$F$2:$'Partite Gironi'.$F$49];[.D41];[$'Partite Gironi'.$N$2:$'Partite Gironi'.$N$49])" office:value-type="float" office:value="2" calcext:value-type="float">
            <text:p>2</text:p>
          </table:table-cell>
          <table:table-cell table:style-name="ce134" table:formula="of:=SUMIF([$'Partite Gironi'.$D$2:$'Partite Gironi'.$D$49];[.D41];[$'Partite Gironi'.$I$2:$'Partite Gironi'.$I$49])+SUMIF([$'Partite Gironi'.$F$2:$'Partite Gironi'.$F$49];[.D41];[$'Partite Gironi'.$O$2:$'Partite Gironi'.$O$49])" office:value-type="float" office:value="1" calcext:value-type="float">
            <text:p>1</text:p>
          </table:table-cell>
          <table:table-cell table:style-name="ce134" table:formula="of:=SUMIF([$'Partite Gironi'.$D$2:$'Partite Gironi'.$D$49];[.D41];[$'Partite Gironi'.$J$2:$'Partite Gironi'.$J$49])+SUMIF([$'Partite Gironi'.$F$2:$'Partite Gironi'.$F$49];[.D41];[$'Partite Gironi'.$P$2:$'Partite Gironi'.$P$49])" office:value-type="float" office:value="0" calcext:value-type="float">
            <text:p>0</text:p>
          </table:table-cell>
          <table:table-cell table:style-name="ce134" table:formula="of:=2*[.F41]+1*[.G41]+0*[.H41]" office:value-type="float" office:value="5" calcext:value-type="float">
            <text:p>5</text:p>
          </table:table-cell>
          <table:table-cell table:style-name="ce134" table:formula="of:=SUMIF([$'Partite Gironi'.$D$2:$'Partite Gironi'.$D$49];[.D41];[$'Partite Gironi'.$K$2:$'Partite Gironi'.$K$49])+SUMIF([$'Partite Gironi'.$F$2:$'Partite Gironi'.$F$49];[.D41];[$'Partite Gironi'.$Q$2:$'Partite Gironi'.$Q$49])" office:value-type="float" office:value="183" calcext:value-type="float">
            <text:p>183</text:p>
          </table:table-cell>
          <table:table-cell table:style-name="ce134" table:formula="of:=SUMIF([$'Partite Gironi'.$D$2:$'Partite Gironi'.$D$49];[.D41];[$'Partite Gironi'.$L$2:$'Partite Gironi'.$L$49])+SUMIF([$'Partite Gironi'.$F$2:$'Partite Gironi'.$F$49];[.D41];[$'Partite Gironi'.$R$2:$'Partite Gironi'.$R$49])" office:value-type="float" office:value="131" calcext:value-type="float">
            <text:p>131</text:p>
          </table:table-cell>
          <table:table-cell table:style-name="ce134" table:formula="of:=SUMIF([$'Partite Gironi'.$D$2:$'Partite Gironi'.$D$49];[.D41];[$'Partite Gironi'.$M$2:$'Partite Gironi'.$M$49])+SUMIF([$'Partite Gironi'.$F$2:$'Partite Gironi'.$F$49];[.D41];[$'Partite Gironi'.$S$2:$'Partite Gironi'.$S$49])" office:value-type="float" office:value="52" calcext:value-type="float">
            <text:p>52</text:p>
          </table:table-cell>
          <table:table-cell table:style-name="ce134" table:number-columns-repeated="3"/>
          <table:table-cell table:style-name="ce140" table:formula="of:=IF([.I41]=[.I38];[$'Partite Gironi'.S40];0)" office:value-type="float" office:value="0" calcext:value-type="float">
            <text:p>+0</text:p>
          </table:table-cell>
          <table:table-cell table:style-name="ce140" table:formula="of:=IF([.I41]=[.I38];[$'Partite Gironi'.S42];0)" office:value-type="float" office:value="0" calcext:value-type="float">
            <text:p>+0</text:p>
          </table:table-cell>
          <table:table-cell table:style-name="ce140" table:formula="of:=IF([.I41]=[.I40];[$'Partite Gironi'.S43];0)" office:value-type="float" office:value="0" calcext:value-type="float">
            <text:p>+0</text:p>
          </table:table-cell>
          <table:table-cell table:style-name="ce137" table:formula="of:=[.I41]+(500+[.P41]+[.Q41]+[.R41])*10^-3+([.M41]+[.N41]+[.O41])*10^-6+(500+[.L41])*10^-9+[.J41]*10^-12" office:value-type="float" office:value="5.500000552183" calcext:value-type="float">
            <text:p>5,50000055218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94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31" office:value-type="string" calcext:value-type="string">
            <text:p>Giocate</text:p>
          </table:table-cell>
          <table:table-cell table:style-name="ce131" office:value-type="string" calcext:value-type="string">
            <text:p>Vinte</text:p>
          </table:table-cell>
          <table:table-cell table:style-name="ce131" office:value-type="string" calcext:value-type="string">
            <text:p>Perse</text:p>
          </table:table-cell>
          <table:table-cell table:style-name="ce131" office:value-type="string" calcext:value-type="string">
            <text:p>Forfait</text:p>
          </table:table-cell>
          <table:table-cell table:style-name="ce131" office:value-type="string" calcext:value-type="string">
            <text:p>P.Class.</text:p>
          </table:table-cell>
          <table:table-cell table:style-name="ce131" office:value-type="string" calcext:value-type="string">
            <text:p>P.Gara Fatti</text:p>
          </table:table-cell>
          <table:table-cell table:style-name="ce131" office:value-type="string" calcext:value-type="string">
            <text:p>P.Gara Subiti</text:p>
          </table:table-cell>
          <table:table-cell table:style-name="ce131" office:value-type="string" calcext:value-type="string">
            <text:p>Diff.P.Gara</text:p>
          </table:table-cell>
          <table:table-cell table:style-name="ce131" table:number-columns-repeated="6"/>
          <table:table-cell table:style-name="ce94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44:.$S$47];&quot;&gt;=&quot;&amp;[.S44])" office:value-type="float" office:value="2" calcext:value-type="float">
            <text:p>2</text:p>
          </table:table-cell>
          <table:table-cell table:style-name="ce409" office:value-type="string" calcext:value-type="string">
            <text:p>H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44];&quot;ABCDEFGH&quot;;1)&gt;0;INDEX([$Squadre.A$3:$Squadre.D$34];MATCH(1;([$Squadre.C$3:$Squadre.C$34]=[.$B44])*([$Squadre.D$3:$Squadre.D$34]=[.$C44]);0);2)&amp;&quot; (&quot;&amp;INDEX([$Squadre.A$3:$Squadre.D$34];MATCH(1;([$Squadre.C$3:$Squadre.C$34]=[.$B44])*([$Squadre.D$3:$Squadre.D$34]=[.$C44]);0);1)&amp;&quot;)&quot;;&quot;DA SISTEMARE&quot;)" office:value-type="string" office:string-value="Piranha (29)" calcext:value-type="string">
            <text:p>Piranha (29)</text:p>
          </table:table-cell>
          <table:table-cell table:style-name="ce132" table:formula="of:=[.F44]+[.G44]+[.H44]" office:value-type="float" office:value="3" calcext:value-type="float">
            <text:p>3</text:p>
          </table:table-cell>
          <table:table-cell table:style-name="ce132" table:formula="of:=SUMIF([$'Partite Gironi'.$D$2:$'Partite Gironi'.$D$49];[.D44];[$'Partite Gironi'.$H$2:$'Partite Gironi'.$H$49])+SUMIF([$'Partite Gironi'.$F$2:$'Partite Gironi'.$F$49];[.D44];[$'Partite Gironi'.$N$2:$'Partite Gironi'.$N$49])" office:value-type="float" office:value="2" calcext:value-type="float">
            <text:p>2</text:p>
          </table:table-cell>
          <table:table-cell table:style-name="ce132" table:formula="of:=SUMIF([$'Partite Gironi'.$D$2:$'Partite Gironi'.$D$49];[.D44];[$'Partite Gironi'.$I$2:$'Partite Gironi'.$I$49])+SUMIF([$'Partite Gironi'.$F$2:$'Partite Gironi'.$F$49];[.D44];[$'Partite Gironi'.$O$2:$'Partite Gironi'.$O$49])" office:value-type="float" office:value="1" calcext:value-type="float">
            <text:p>1</text:p>
          </table:table-cell>
          <table:table-cell table:style-name="ce132" table:formula="of:=SUMIF([$'Partite Gironi'.$D$2:$'Partite Gironi'.$D$49];[.D44];[$'Partite Gironi'.$J$2:$'Partite Gironi'.$J$49])+SUMIF([$'Partite Gironi'.$F$2:$'Partite Gironi'.$F$49];[.D44];[$'Partite Gironi'.$P$2:$'Partite Gironi'.$P$49])" office:value-type="float" office:value="0" calcext:value-type="float">
            <text:p>0</text:p>
          </table:table-cell>
          <table:table-cell table:style-name="ce132" table:formula="of:=2*[.F44]+1*[.G44]+0*[.H44]" office:value-type="float" office:value="5" calcext:value-type="float">
            <text:p>5</text:p>
          </table:table-cell>
          <table:table-cell table:style-name="ce132" table:formula="of:=SUMIF([$'Partite Gironi'.$D$2:$'Partite Gironi'.$D$49];[.D44];[$'Partite Gironi'.$K$2:$'Partite Gironi'.$K$49])+SUMIF([$'Partite Gironi'.$F$2:$'Partite Gironi'.$F$49];[.D44];[$'Partite Gironi'.$Q$2:$'Partite Gironi'.$Q$49])" office:value-type="float" office:value="189" calcext:value-type="float">
            <text:p>189</text:p>
          </table:table-cell>
          <table:table-cell table:style-name="ce132" table:formula="of:=SUMIF([$'Partite Gironi'.$D$2:$'Partite Gironi'.$D$49];[.D44];[$'Partite Gironi'.$L$2:$'Partite Gironi'.$L$49])+SUMIF([$'Partite Gironi'.$F$2:$'Partite Gironi'.$F$49];[.D44];[$'Partite Gironi'.$R$2:$'Partite Gironi'.$R$49])" office:value-type="float" office:value="215" calcext:value-type="float">
            <text:p>215</text:p>
          </table:table-cell>
          <table:table-cell table:style-name="ce132" table:formula="of:=SUMIF([$'Partite Gironi'.$D$2:$'Partite Gironi'.$D$49];[.D44];[$'Partite Gironi'.$M$2:$'Partite Gironi'.$M$49])+SUMIF([$'Partite Gironi'.$F$2:$'Partite Gironi'.$F$49];[.D44];[$'Partite Gironi'.$S$2:$'Partite Gironi'.$S$49])" office:value-type="float" office:value="-26" calcext:value-type="float">
            <text:p>-26</text:p>
          </table:table-cell>
          <table:table-cell table:style-name="ce132" table:number-columns-repeated="3"/>
          <table:table-cell table:style-name="ce138" table:formula="of:=IF([.I44]=[.I45];[$'Partite Gironi'.M44];0)" office:value-type="float" office:value="-65" calcext:value-type="float">
            <text:p>-65</text:p>
          </table:table-cell>
          <table:table-cell table:style-name="ce138" table:formula="of:=IF([.I44]=[.I46];[$'Partite Gironi'.M45];0)" office:value-type="float" office:value="0" calcext:value-type="float">
            <text:p>+0</text:p>
          </table:table-cell>
          <table:table-cell table:style-name="ce138" table:formula="of:=IF([.I44]=[.I47];[$'Partite Gironi'.M46];0)" office:value-type="float" office:value="0" calcext:value-type="float">
            <text:p>+0</text:p>
          </table:table-cell>
          <table:table-cell table:style-name="ce135" table:formula="of:=[.I44]+(500+[.P44]+[.Q44]+[.R44])*10^-3+([.M44]+[.N44]+[.O44])*10^-6+(500+[.L44])*10^-9+[.J44]*10^-12" office:value-type="float" office:value="5.435000474189" calcext:value-type="float">
            <text:p>5,435000474189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45];&quot;ABCDEFGH&quot;;1)&gt;0;INDEX([$Squadre.A$3:$Squadre.D$34];MATCH(1;([$Squadre.C$3:$Squadre.C$34]=[.$B45])*([$Squadre.D$3:$Squadre.D$34]=[.$C45]);0);2)&amp;&quot; (&quot;&amp;INDEX([$Squadre.A$3:$Squadre.D$34];MATCH(1;([$Squadre.C$3:$Squadre.C$34]=[.$B45])*([$Squadre.D$3:$Squadre.D$34]=[.$C45]);0);1)&amp;&quot;)&quot;;&quot;DA SISTEMARE&quot;)" office:value-type="string" office:string-value="Scorpioni (30)" calcext:value-type="string">
            <text:p>Scorpioni (30)</text:p>
          </table:table-cell>
          <table:table-cell table:style-name="ce133" table:formula="of:=[.F45]+[.G45]+[.H45]" office:value-type="float" office:value="3" calcext:value-type="float">
            <text:p>3</text:p>
          </table:table-cell>
          <table:table-cell table:style-name="ce133" table:formula="of:=SUMIF([$'Partite Gironi'.$D$2:$'Partite Gironi'.$D$49];[.D45];[$'Partite Gironi'.$H$2:$'Partite Gironi'.$H$49])+SUMIF([$'Partite Gironi'.$F$2:$'Partite Gironi'.$F$49];[.D45];[$'Partite Gironi'.$N$2:$'Partite Gironi'.$N$49])" office:value-type="float" office:value="2" calcext:value-type="float">
            <text:p>2</text:p>
          </table:table-cell>
          <table:table-cell table:style-name="ce133" table:formula="of:=SUMIF([$'Partite Gironi'.$D$2:$'Partite Gironi'.$D$49];[.D45];[$'Partite Gironi'.$I$2:$'Partite Gironi'.$I$49])+SUMIF([$'Partite Gironi'.$F$2:$'Partite Gironi'.$F$49];[.D45];[$'Partite Gironi'.$O$2:$'Partite Gironi'.$O$49])" office:value-type="float" office:value="1" calcext:value-type="float">
            <text:p>1</text:p>
          </table:table-cell>
          <table:table-cell table:style-name="ce133" table:formula="of:=SUMIF([$'Partite Gironi'.$D$2:$'Partite Gironi'.$D$49];[.D45];[$'Partite Gironi'.$J$2:$'Partite Gironi'.$J$49])+SUMIF([$'Partite Gironi'.$F$2:$'Partite Gironi'.$F$49];[.D45];[$'Partite Gironi'.$P$2:$'Partite Gironi'.$P$49])" office:value-type="float" office:value="0" calcext:value-type="float">
            <text:p>0</text:p>
          </table:table-cell>
          <table:table-cell table:style-name="ce133" table:formula="of:=2*[.F45]+1*[.G45]+0*[.H45]" office:value-type="float" office:value="5" calcext:value-type="float">
            <text:p>5</text:p>
          </table:table-cell>
          <table:table-cell table:style-name="ce133" table:formula="of:=SUMIF([$'Partite Gironi'.$D$2:$'Partite Gironi'.$D$49];[.D45];[$'Partite Gironi'.$K$2:$'Partite Gironi'.$K$49])+SUMIF([$'Partite Gironi'.$F$2:$'Partite Gironi'.$F$49];[.D45];[$'Partite Gironi'.$Q$2:$'Partite Gironi'.$Q$49])" office:value-type="float" office:value="214" calcext:value-type="float">
            <text:p>214</text:p>
          </table:table-cell>
          <table:table-cell table:style-name="ce133" table:formula="of:=SUMIF([$'Partite Gironi'.$D$2:$'Partite Gironi'.$D$49];[.D45];[$'Partite Gironi'.$L$2:$'Partite Gironi'.$L$49])+SUMIF([$'Partite Gironi'.$F$2:$'Partite Gironi'.$F$49];[.D45];[$'Partite Gironi'.$R$2:$'Partite Gironi'.$R$49])" office:value-type="float" office:value="183" calcext:value-type="float">
            <text:p>183</text:p>
          </table:table-cell>
          <table:table-cell table:style-name="ce133" table:formula="of:=SUMIF([$'Partite Gironi'.$D$2:$'Partite Gironi'.$D$49];[.D45];[$'Partite Gironi'.$M$2:$'Partite Gironi'.$M$49])+SUMIF([$'Partite Gironi'.$F$2:$'Partite Gironi'.$F$49];[.D45];[$'Partite Gironi'.$S$2:$'Partite Gironi'.$S$49])" office:value-type="float" office:value="31" calcext:value-type="float">
            <text:p>31</text:p>
          </table:table-cell>
          <table:table-cell table:style-name="ce133" table:number-columns-repeated="3"/>
          <table:table-cell table:style-name="ce139" table:formula="of:=IF([.F45]=[.F46];[$'Partite Gironi'.M47])" office:value-type="float" office:value="0" calcext:value-type="float">
            <text:p>+0</text:p>
          </table:table-cell>
          <table:table-cell table:style-name="ce139" table:formula="of:=IF([.I45]=[.I47];[$'Partite Gironi'.M48];0)" office:value-type="float" office:value="0" calcext:value-type="float">
            <text:p>+0</text:p>
          </table:table-cell>
          <table:table-cell table:style-name="ce139" table:formula="of:=IF([.I45]=[.I44];[$'Partite Gironi'.S44];0)" office:value-type="float" office:value="65" calcext:value-type="float">
            <text:p>+65</text:p>
          </table:table-cell>
          <table:table-cell table:style-name="ce136" table:formula="of:=[.I45]+(500+[.P45]+[.Q45]+[.R45])*10^-3+([.M45]+[.N45]+[.O45])*10^-6+(500+[.L45])*10^-9+[.J45]*10^-12" office:value-type="float" office:value="5.565000531214" calcext:value-type="float">
            <text:p>5,565000531214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6])" office:value-type="float" office:value="4" calcext:value-type="float">
            <text:p>4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6];&quot;ABCDEFGH&quot;;1)&gt;0;INDEX([$Squadre.A$3:$Squadre.D$34];MATCH(1;([$Squadre.C$3:$Squadre.C$34]=[.$B46])*([$Squadre.D$3:$Squadre.D$34]=[.$C46]);0);2)&amp;&quot; (&quot;&amp;INDEX([$Squadre.A$3:$Squadre.D$34];MATCH(1;([$Squadre.C$3:$Squadre.C$34]=[.$B46])*([$Squadre.D$3:$Squadre.D$34]=[.$C46]);0);1)&amp;&quot;)&quot;;&quot;DA SISTEMARE&quot;)" office:value-type="string" office:string-value="Tonni (31)" calcext:value-type="string">
            <text:p>Tonni (31)</text:p>
          </table:table-cell>
          <table:table-cell table:style-name="ce133" table:formula="of:=[.F46]+[.G46]+[.H46]" office:value-type="float" office:value="3" calcext:value-type="float">
            <text:p>3</text:p>
          </table:table-cell>
          <table:table-cell table:style-name="ce133" table:formula="of:=SUMIF([$'Partite Gironi'.$D$2:$'Partite Gironi'.$D$49];[.D46];[$'Partite Gironi'.$H$2:$'Partite Gironi'.$H$49])+SUMIF([$'Partite Gironi'.$F$2:$'Partite Gironi'.$F$49];[.D46];[$'Partite Gironi'.$N$2:$'Partite Gironi'.$N$49])" office:value-type="float" office:value="1" calcext:value-type="float">
            <text:p>1</text:p>
          </table:table-cell>
          <table:table-cell table:style-name="ce133" table:formula="of:=SUMIF([$'Partite Gironi'.$D$2:$'Partite Gironi'.$D$49];[.D46];[$'Partite Gironi'.$I$2:$'Partite Gironi'.$I$49])+SUMIF([$'Partite Gironi'.$F$2:$'Partite Gironi'.$F$49];[.D46];[$'Partite Gironi'.$O$2:$'Partite Gironi'.$O$49])" office:value-type="float" office:value="2" calcext:value-type="float">
            <text:p>2</text:p>
          </table:table-cell>
          <table:table-cell table:style-name="ce133" table:formula="of:=SUMIF([$'Partite Gironi'.$D$2:$'Partite Gironi'.$D$49];[.D46];[$'Partite Gironi'.$J$2:$'Partite Gironi'.$J$49])+SUMIF([$'Partite Gironi'.$F$2:$'Partite Gironi'.$F$49];[.D46];[$'Partite Gironi'.$P$2:$'Partite Gironi'.$P$49])" office:value-type="float" office:value="0" calcext:value-type="float">
            <text:p>0</text:p>
          </table:table-cell>
          <table:table-cell table:style-name="ce133" table:formula="of:=2*[.F46]+1*[.G46]+0*[.H46]" office:value-type="float" office:value="4" calcext:value-type="float">
            <text:p>4</text:p>
          </table:table-cell>
          <table:table-cell table:style-name="ce133" table:formula="of:=SUMIF([$'Partite Gironi'.$D$2:$'Partite Gironi'.$D$49];[.D46];[$'Partite Gironi'.$K$2:$'Partite Gironi'.$K$49])+SUMIF([$'Partite Gironi'.$F$2:$'Partite Gironi'.$F$49];[.D46];[$'Partite Gironi'.$Q$2:$'Partite Gironi'.$Q$49])" office:value-type="float" office:value="185" calcext:value-type="float">
            <text:p>185</text:p>
          </table:table-cell>
          <table:table-cell table:style-name="ce133" table:formula="of:=SUMIF([$'Partite Gironi'.$D$2:$'Partite Gironi'.$D$49];[.D46];[$'Partite Gironi'.$L$2:$'Partite Gironi'.$L$49])+SUMIF([$'Partite Gironi'.$F$2:$'Partite Gironi'.$F$49];[.D46];[$'Partite Gironi'.$R$2:$'Partite Gironi'.$R$49])" office:value-type="float" office:value="183" calcext:value-type="float">
            <text:p>183</text:p>
          </table:table-cell>
          <table:table-cell table:style-name="ce133" table:formula="of:=SUMIF([$'Partite Gironi'.$D$2:$'Partite Gironi'.$D$49];[.D46];[$'Partite Gironi'.$M$2:$'Partite Gironi'.$M$49])+SUMIF([$'Partite Gironi'.$F$2:$'Partite Gironi'.$F$49];[.D46];[$'Partite Gironi'.$S$2:$'Partite Gironi'.$S$49])" office:value-type="float" office:value="2" calcext:value-type="float">
            <text:p>2</text:p>
          </table:table-cell>
          <table:table-cell table:style-name="ce133" table:number-columns-repeated="3"/>
          <table:table-cell table:style-name="ce139" table:formula="of:=IF([.I46]=[.I47];[$'Partite Gironi'.M49];0)" office:value-type="float" office:value="-14" calcext:value-type="float">
            <text:p>-14</text:p>
          </table:table-cell>
          <table:table-cell table:style-name="ce139" table:formula="of:=IF([.D46]=[.D44];[$'Partite Gironi'.S45];0)" office:value-type="float" office:value="0" calcext:value-type="float">
            <text:p>+0</text:p>
          </table:table-cell>
          <table:table-cell table:style-name="ce139" table:formula="of:=IF([.I46]=[.I45];[$'Partite Gironi'.S47];0)" office:value-type="float" office:value="0" calcext:value-type="float">
            <text:p>+0</text:p>
          </table:table-cell>
          <table:table-cell table:style-name="ce136" table:formula="of:=[.I46]+(500+[.P46]+[.Q46]+[.R46])*10^-3+([.M46]+[.N46]+[.O46])*10^-6+(500+[.L46])*10^-9+[.J46]*10^-12" office:value-type="float" office:value="4.486000502185" calcext:value-type="float">
            <text:p>4,486000502185</text:p>
          </table:table-cell>
          <table:table-cell table:number-columns-repeated="45"/>
        </table:table-row>
        <table:table-row table:style-name="ro2">
          <table:table-cell table:style-name="ce384" table:formula="of:=COUNTIF([.$S$44:.$S$47];&quot;&gt;=&quot;&amp;[.S47])" office:value-type="float" office:value="3" calcext:value-type="float">
            <text:p>3</text:p>
          </table:table-cell>
          <table:table-cell table:style-name="ce411" office:value-type="string" calcext:value-type="string">
            <text:p>H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7];&quot;ABCDEFGH&quot;;1)&gt;0;INDEX([$Squadre.A$3:$Squadre.D$34];MATCH(1;([$Squadre.C$3:$Squadre.C$34]=[.$B47])*([$Squadre.D$3:$Squadre.D$34]=[.$C47]);0);2)&amp;&quot; (&quot;&amp;INDEX([$Squadre.A$3:$Squadre.D$34];MATCH(1;([$Squadre.C$3:$Squadre.C$34]=[.$B47])*([$Squadre.D$3:$Squadre.D$34]=[.$C47]);0);1)&amp;&quot;)&quot;;&quot;DA SISTEMARE&quot;)" office:value-type="string" office:string-value="Zebre (32)" calcext:value-type="string">
            <text:p>Zebre (32)</text:p>
          </table:table-cell>
          <table:table-cell table:style-name="ce134" table:formula="of:=[.F47]+[.G47]+[.H47]" office:value-type="float" office:value="3" calcext:value-type="float">
            <text:p>3</text:p>
          </table:table-cell>
          <table:table-cell table:style-name="ce134" table:formula="of:=SUMIF([$'Partite Gironi'.$D$2:$'Partite Gironi'.$D$49];[.D47];[$'Partite Gironi'.$H$2:$'Partite Gironi'.$H$49])+SUMIF([$'Partite Gironi'.$F$2:$'Partite Gironi'.$F$49];[.D47];[$'Partite Gironi'.$N$2:$'Partite Gironi'.$N$49])" office:value-type="float" office:value="1" calcext:value-type="float">
            <text:p>1</text:p>
          </table:table-cell>
          <table:table-cell table:style-name="ce134" table:formula="of:=SUMIF([$'Partite Gironi'.$D$2:$'Partite Gironi'.$D$49];[.D47];[$'Partite Gironi'.$I$2:$'Partite Gironi'.$I$49])+SUMIF([$'Partite Gironi'.$F$2:$'Partite Gironi'.$F$49];[.D47];[$'Partite Gironi'.$O$2:$'Partite Gironi'.$O$49])" office:value-type="float" office:value="2" calcext:value-type="float">
            <text:p>2</text:p>
          </table:table-cell>
          <table:table-cell table:style-name="ce134" table:formula="of:=SUMIF([$'Partite Gironi'.$D$2:$'Partite Gironi'.$D$49];[.D47];[$'Partite Gironi'.$J$2:$'Partite Gironi'.$J$49])+SUMIF([$'Partite Gironi'.$F$2:$'Partite Gironi'.$F$49];[.D47];[$'Partite Gironi'.$P$2:$'Partite Gironi'.$P$49])" office:value-type="float" office:value="0" calcext:value-type="float">
            <text:p>0</text:p>
          </table:table-cell>
          <table:table-cell table:style-name="ce134" table:formula="of:=2*[.F47]+1*[.G47]+0*[.H47]" office:value-type="float" office:value="4" calcext:value-type="float">
            <text:p>4</text:p>
          </table:table-cell>
          <table:table-cell table:style-name="ce134" table:formula="of:=SUMIF([$'Partite Gironi'.$D$2:$'Partite Gironi'.$D$49];[.D47];[$'Partite Gironi'.$K$2:$'Partite Gironi'.$K$49])+SUMIF([$'Partite Gironi'.$F$2:$'Partite Gironi'.$F$49];[.D47];[$'Partite Gironi'.$Q$2:$'Partite Gironi'.$Q$49])" office:value-type="float" office:value="216" calcext:value-type="float">
            <text:p>216</text:p>
          </table:table-cell>
          <table:table-cell table:style-name="ce134" table:formula="of:=SUMIF([$'Partite Gironi'.$D$2:$'Partite Gironi'.$D$49];[.D47];[$'Partite Gironi'.$L$2:$'Partite Gironi'.$L$49])+SUMIF([$'Partite Gironi'.$F$2:$'Partite Gironi'.$F$49];[.D47];[$'Partite Gironi'.$R$2:$'Partite Gironi'.$R$49])" office:value-type="float" office:value="223" calcext:value-type="float">
            <text:p>223</text:p>
          </table:table-cell>
          <table:table-cell table:style-name="ce134" table:formula="of:=SUMIF([$'Partite Gironi'.$D$2:$'Partite Gironi'.$D$49];[.D47];[$'Partite Gironi'.$M$2:$'Partite Gironi'.$M$49])+SUMIF([$'Partite Gironi'.$F$2:$'Partite Gironi'.$F$49];[.D47];[$'Partite Gironi'.$S$2:$'Partite Gironi'.$S$49])" office:value-type="float" office:value="-7" calcext:value-type="float">
            <text:p>-7</text:p>
          </table:table-cell>
          <table:table-cell table:style-name="ce134" table:number-columns-repeated="3"/>
          <table:table-cell table:style-name="ce140" table:formula="of:=IF([.I47]=[.I44];[$'Partite Gironi'.S46];0)" office:value-type="float" office:value="0" calcext:value-type="float">
            <text:p>+0</text:p>
          </table:table-cell>
          <table:table-cell table:style-name="ce140" table:formula="of:=IF([.I47]=[.I44];[$'Partite Gironi'.S48];0)" office:value-type="float" office:value="0" calcext:value-type="float">
            <text:p>+0</text:p>
          </table:table-cell>
          <table:table-cell table:style-name="ce140" table:formula="of:=IF([.I47]=[.I46];[$'Partite Gironi'.S49];0)" office:value-type="float" office:value="14" calcext:value-type="float">
            <text:p>+14</text:p>
          </table:table-cell>
          <table:table-cell table:style-name="ce137" table:formula="of:=[.I47]+(500+[.P47]+[.Q47]+[.R47])*10^-3+([.M47]+[.N47]+[.O47])*10^-6+(500+[.L47])*10^-9+[.J47]*10^-12" office:value-type="float" office:value="4.514000493216" calcext:value-type="float">
            <text:p>4,514000493216</text:p>
          </table:table-cell>
          <table:table-cell table:number-columns-repeated="45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he Gironi'.E1:'Classifiche Gironi'.R1 'Classifiche Gironi'.E7:'Classifiche Gironi'.R7 'Classifiche Gironi'.E13:'Classifiche Gironi'.R13 'Classifiche Gironi'.E19:'Classifiche Gironi'.R19 'Classifiche Gironi'.E25:'Classifiche Gironi'.R25 'Classifiche Gironi'.E31:'Classifiche Gironi'.R31 'Classifiche Gironi'.E37:'Classifiche Gironi'.R37 'Classifiche Gironi'.E43:'Classifiche Gironi'.R43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S1:'Classifiche Gironi'.S1 'Classifiche Gironi'.S7:'Classifiche Gironi'.S7 'Classifiche Gironi'.S13:'Classifiche Gironi'.S13 'Classifiche Gironi'.S19:'Classifiche Gironi'.S19 'Classifiche Gironi'.S25:'Classifiche Gironi'.S25 'Classifiche Gironi'.S31:'Classifiche Gironi'.S31 'Classifiche Gironi'.S37:'Classifiche Gironi'.S37 'Classifiche Gironi'.S43:'Classifiche Gironi'.S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R5 'Classifiche Gironi'.E8:'Classifiche Gironi'.R11 'Classifiche Gironi'.E44:'Classifiche Gironi'.R47 'Classifiche Gironi'.E14:'Classifiche Gironi'.R17 'Classifiche Gironi'.E20:'Classifiche Gironi'.R23 'Classifiche Gironi'.E26:'Classifiche Gironi'.R29 'Classifiche Gironi'.E32:'Classifiche Gironi'.R35 'Classifiche Gironi'.E38:'Classifiche Gironi'.R41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24" table:default-cell-style-name="ce435"/>
        <table:table-column table:style-name="co25" table:default-cell-style-name="ce435"/>
        <table:table-column table:style-name="co25" table:default-cell-style-name="ce447"/>
        <table:table-column table:style-name="co26" table:default-cell-style-name="ce459"/>
        <table:table-column table:style-name="co27" table:default-cell-style-name="ce459"/>
        <table:table-column table:style-name="co28" table:number-columns-repeated="2" table:default-cell-style-name="ce473"/>
        <table:table-column table:style-name="co27" table:default-cell-style-name="ce473"/>
        <table:table-column table:style-name="co26" table:default-cell-style-name="ce490"/>
        <table:table-column table:style-name="co29" table:default-cell-style-name="ce473"/>
        <table:table-column table:style-name="co30" table:default-cell-style-name="ce498"/>
        <table:table-column table:style-name="co31" table:default-cell-style-name="ce497"/>
        <table:table-column table:style-name="co32" table:default-cell-style-name="ce497"/>
        <table:table-column table:style-name="co33" table:default-cell-style-name="ce473"/>
        <table:table-column table:style-name="co32" table:default-cell-style-name="ce473"/>
        <table:table-column table:style-name="co34" table:default-cell-style-name="ce473"/>
        <table:table-column table:style-name="co35" table:default-cell-style-name="ce473"/>
        <table:table-column table:style-name="co36" table:number-columns-repeated="2" table:default-cell-style-name="ce473"/>
        <table:table-column table:style-name="co37" table:default-cell-style-name="ce473"/>
        <table:table-column table:style-name="co38" table:default-cell-style-name="ce497"/>
        <table:table-column table:style-name="co39" table:default-cell-style-name="ce497"/>
        <table:table-column table:style-name="co40" table:default-cell-style-name="ce498"/>
        <table:table-column table:style-name="co41" table:default-cell-style-name="ce649"/>
        <table:table-column table:style-name="co42" table:default-cell-style-name="ce498"/>
        <table:table-column table:style-name="co43" table:number-columns-repeated="2" table:default-cell-style-name="ce498"/>
        <table:table-column table:style-name="co40" table:default-cell-style-name="ce498"/>
        <table:table-column table:style-name="co41" table:default-cell-style-name="ce498"/>
        <table:table-column table:style-name="co42" table:default-cell-style-name="ce498"/>
        <table:table-column table:style-name="co43" table:number-columns-repeated="2" table:default-cell-style-name="ce498"/>
        <table:table-column table:style-name="co40" table:default-cell-style-name="ce498"/>
        <table:table-column table:style-name="co41" table:default-cell-style-name="ce498"/>
        <table:table-column table:style-name="co42" table:default-cell-style-name="ce498"/>
        <table:table-column table:style-name="co43" table:number-columns-repeated="2" table:default-cell-style-name="ce498"/>
        <table:table-column table:style-name="co40" table:default-cell-style-name="ce498"/>
        <table:table-column table:style-name="co41" table:default-cell-style-name="ce498"/>
        <table:table-column table:style-name="co42" table:default-cell-style-name="ce498"/>
        <table:table-column table:style-name="co44" table:number-columns-repeated="13" table:default-cell-style-name="ce498"/>
        <table:table-column table:style-name="co45" table:number-columns-repeated="49" table:default-cell-style-name="ce497"/>
        <table:table-column table:style-name="co46" table:default-cell-style-name="ce497"/>
        <table:table-column table:style-name="co47" table:default-cell-style-name="ce497"/>
        <table:table-column table:style-name="co47" table:number-columns-repeated="8" table:default-cell-style-name="ce473"/>
        <table:table-column table:style-name="co45" table:number-columns-repeated="2" table:default-cell-style-name="ce497"/>
        <table:table-row table:style-name="ro3">
          <table:table-cell table:style-name="ce425" office:value-type="string" calcext:value-type="string" table:number-columns-spanned="21" table:number-rows-spanned="2">
            <text:p>Calendario Euro 2016</text:p>
          </table:table-cell>
          <table:covered-table-cell table:number-columns-repeated="20" table:style-name="ce145"/>
          <table:table-cell table:style-name="ce623"/>
          <table:table-cell table:style-name="ce419" office:value-type="string" calcext:value-type="string" table:number-columns-spanned="11" table:number-rows-spanned="2">
            <text:p>Campione d'Europa 2016 :::::</text:p>
          </table:table-cell>
          <table:covered-table-cell table:number-columns-repeated="10" table:style-name="ce419"/>
          <table:table-cell table:style-name="ce761" table:number-columns-spanned="7" table:number-rows-spanned="2"/>
          <table:covered-table-cell table:number-columns-repeated="6" table:style-name="ce761"/>
          <table:table-cell table:style-name="ce496" table:number-columns-repeated="13"/>
          <table:table-cell table:style-name="ce626" table:number-columns-repeated="61"/>
        </table:table-row>
        <table:table-row table:style-name="ro4">
          <table:covered-table-cell table:number-columns-repeated="21" table:style-name="ce145"/>
          <table:table-cell table:style-name="ce623"/>
          <table:covered-table-cell table:number-columns-repeated="11" table:style-name="ce419"/>
          <table:covered-table-cell table:number-columns-repeated="7" table:style-name="ce761"/>
          <table:table-cell table:style-name="ce496" table:number-columns-repeated="13"/>
          <table:table-cell table:style-name="ce626" table:number-columns-repeated="49"/>
          <table:table-cell table:style-name="ce496" table:number-columns-repeated="10"/>
          <table:table-cell table:style-name="ce626" table:number-columns-repeated="2"/>
        </table:table-row>
        <table:table-row table:style-name="ro5">
          <table:table-cell table:style-name="ce146" office:value-type="string" calcext:value-type="string" table:number-columns-spanned="10" table:number-rows-spanned="1">
            <text:p>Fase a Gironi</text:p>
          </table:table-cell>
          <table:covered-table-cell table:number-columns-repeated="8" table:style-name="ce436"/>
          <table:covered-table-cell table:style-name="ce146"/>
          <table:table-cell table:style-name="ce496"/>
          <table:table-cell table:style-name="ce499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529"/>
          <table:covered-table-cell table:style-name="ce619"/>
          <table:table-cell table:style-name="ce624"/>
          <table:table-cell table:style-name="ce628" office:value-type="string" calcext:value-type="string" table:number-columns-spanned="3" table:number-rows-spanned="2">
            <text:p>Ottavi di finale</text:p>
          </table:table-cell>
          <table:covered-table-cell table:style-name="ce634"/>
          <table:covered-table-cell table:style-name="ce650"/>
          <table:table-cell table:style-name="ce496"/>
          <table:table-cell table:style-name="ce663"/>
          <table:table-cell table:style-name="ce628" office:value-type="string" calcext:value-type="string" table:number-columns-spanned="3" table:number-rows-spanned="2">
            <text:p>Quarti di finale</text:p>
          </table:table-cell>
          <table:covered-table-cell table:style-name="ce634"/>
          <table:covered-table-cell table:style-name="ce650"/>
          <table:table-cell table:style-name="ce663" table:number-columns-repeated="2"/>
          <table:table-cell table:style-name="ce628" office:value-type="string" calcext:value-type="string" table:number-columns-spanned="3" table:number-rows-spanned="2">
            <text:p>Semifinali</text:p>
          </table:table-cell>
          <table:covered-table-cell table:style-name="ce634"/>
          <table:covered-table-cell table:style-name="ce650"/>
          <table:table-cell table:style-name="ce626" table:number-columns-repeated="2"/>
          <table:table-cell table:style-name="ce628" office:value-type="string" calcext:value-type="string" table:number-columns-spanned="3" table:number-rows-spanned="2">
            <text:p>Finale</text:p>
          </table:table-cell>
          <table:covered-table-cell table:style-name="ce634"/>
          <table:covered-table-cell table:style-name="ce650"/>
          <table:table-cell table:style-name="ce496" table:number-columns-repeated="13"/>
          <table:table-cell table:style-name="ce626" table:number-columns-repeated="61"/>
        </table:table-row>
        <table:table-row table:style-name="ro6">
          <table:table-cell table:style-name="ce428" office:value-type="string" calcext:value-type="string" table:number-columns-spanned="2" table:number-rows-spanned="1">
            <text:p>Data</text:p>
          </table:table-cell>
          <table:covered-table-cell table:style-name="ce437"/>
          <table:table-cell table:style-name="ce440" office:value-type="string" calcext:value-type="string">
            <text:p>Ora</text:p>
          </table:table-cell>
          <table:table-cell table:style-name="ce440" office:value-type="string" calcext:value-type="string">
            <text:p>Squadra A</text:p>
          </table:table-cell>
          <table:table-cell table:style-name="ce440"/>
          <table:table-cell table:style-name="ce428" office:value-type="string" calcext:value-type="string" table:number-columns-spanned="2" table:number-rows-spanned="1">
            <text:p>Risult.</text:p>
          </table:table-cell>
          <table:covered-table-cell table:style-name="ce437"/>
          <table:table-cell table:style-name="ce440"/>
          <table:table-cell table:style-name="ce440" office:value-type="string" calcext:value-type="string">
            <text:p>Squadra B</text:p>
          </table:table-cell>
          <table:table-cell table:style-name="ce440" office:value-type="string" calcext:value-type="string">
            <text:p>Gp</text:p>
          </table:table-cell>
          <table:table-cell table:style-name="ce496"/>
          <table:table-cell table:style-name="ce500" office:value-type="string" calcext:value-type="string">
            <text:p>Gruppo A</text:p>
          </table:table-cell>
          <table:table-cell table:style-name="ce530" office:value-type="string" calcext:value-type="string">
            <text:p>G</text:p>
          </table:table-cell>
          <table:table-cell table:style-name="ce530" office:value-type="string" calcext:value-type="string">
            <text:p>V</text:p>
          </table:table-cell>
          <table:table-cell table:style-name="ce530" office:value-type="string" calcext:value-type="string">
            <text:p>P</text:p>
          </table:table-cell>
          <table:table-cell table:style-name="ce530" office:value-type="string" calcext:value-type="string">
            <text:p>F</text:p>
          </table:table-cell>
          <table:table-cell table:style-name="ce530" office:value-type="string" calcext:value-type="string">
            <text:p>PC</text:p>
          </table:table-cell>
          <table:table-cell table:style-name="ce530" office:value-type="string" calcext:value-type="string">
            <text:p>PGF</text:p>
          </table:table-cell>
          <table:table-cell table:style-name="ce530" office:value-type="string" calcext:value-type="string">
            <text:p>PGS</text:p>
          </table:table-cell>
          <table:table-cell table:style-name="ce530" office:value-type="string" calcext:value-type="string">
            <text:p>DPG</text:p>
          </table:table-cell>
          <table:table-cell table:style-name="ce620"/>
          <table:table-cell table:style-name="ce625"/>
          <table:covered-table-cell table:style-name="ce629"/>
          <table:covered-table-cell table:style-name="ce635"/>
          <table:covered-table-cell table:style-name="ce651"/>
          <table:table-cell table:style-name="ce496"/>
          <table:table-cell table:style-name="ce663"/>
          <table:covered-table-cell table:style-name="ce629"/>
          <table:covered-table-cell table:style-name="ce635"/>
          <table:covered-table-cell table:style-name="ce651"/>
          <table:table-cell table:style-name="ce663" table:number-columns-repeated="2"/>
          <table:covered-table-cell table:style-name="ce629"/>
          <table:covered-table-cell table:style-name="ce635"/>
          <table:covered-table-cell table:style-name="ce651"/>
          <table:table-cell table:style-name="ce626" table:number-columns-repeated="2"/>
          <table:covered-table-cell table:style-name="ce629"/>
          <table:covered-table-cell table:style-name="ce635"/>
          <table:covered-table-cell table:style-name="ce651"/>
          <table:table-cell table:style-name="ce496" table:number-columns-repeated="13"/>
          <table:table-cell table:style-name="ce626" table:number-columns-repeated="49"/>
          <table:table-cell table:style-name="ce701" office:value-type="string" calcext:value-type="string">
            <text:p>Gruppo A</text:p>
          </table:table-cell>
          <table:table-cell table:style-name="ce701" office:value-type="string" calcext:value-type="string">
            <text:p>G</text:p>
          </table:table-cell>
          <table:table-cell table:style-name="ce701" office:value-type="string" calcext:value-type="string">
            <text:p>V</text:p>
          </table:table-cell>
          <table:table-cell table:style-name="ce701" office:value-type="string" calcext:value-type="string">
            <text:p>N</text:p>
          </table:table-cell>
          <table:table-cell table:style-name="ce701" office:value-type="string" calcext:value-type="string">
            <text:p>P</text:p>
          </table:table-cell>
          <table:table-cell table:style-name="ce701" office:value-type="string" calcext:value-type="string">
            <text:p>GF</text:p>
          </table:table-cell>
          <table:table-cell table:style-name="ce701" office:value-type="string" calcext:value-type="string">
            <text:p>GS</text:p>
          </table:table-cell>
          <table:table-cell table:style-name="ce701" office:value-type="string" calcext:value-type="string">
            <text:p>DR</text:p>
          </table:table-cell>
          <table:table-cell table:style-name="ce701" office:value-type="string" calcext:value-type="string">
            <text:p>P.ti</text:p>
          </table:table-cell>
          <table:table-cell table:style-name="ce701"/>
          <table:table-cell table:style-name="ce701" office:value-type="string" calcext:value-type="string">
            <text:p>Rank</text:p>
          </table:table-cell>
          <table:table-cell table:style-name="ce626"/>
        </table:table-row>
        <table:table-row table:style-name="ro6">
          <table:table-cell table:style-name="ce429" office:value-type="string" calcext:value-type="string">
            <text:p>Ven</text:p>
          </table:table-cell>
          <table:table-cell table:style-name="ce438" office:value-type="string" calcext:value-type="string">
            <text:p>10 Giu</text:p>
          </table:table-cell>
          <table:table-cell table:style-name="ce441" office:value-type="string" calcext:value-type="string">
            <text:p>21:00</text:p>
          </table:table-cell>
          <table:table-cell table:style-name="ce448" office:value-type="string" calcext:value-type="string">
            <text:p>Francia</text:p>
          </table:table-cell>
          <table:table-cell table:style-name="ce460"/>
          <table:table-cell table:style-name="ce467" office:value-type="float" office:value="2" calcext:value-type="float">
            <text:p>2</text:p>
          </table:table-cell>
          <table:table-cell table:style-name="ce467" office:value-type="float" office:value="1" calcext:value-type="float">
            <text:p>1</text:p>
          </table:table-cell>
          <table:table-cell table:style-name="ce475"/>
          <table:table-cell table:style-name="ce479" office:value-type="string" calcext:value-type="string">
            <text:p>Romania</text:p>
          </table:table-cell>
          <table:table-cell table:style-name="ce491" office:value-type="string" calcext:value-type="string">
            <text:p>A</text:p>
          </table:table-cell>
          <table:table-cell table:style-name="ce496"/>
          <table:table-cell table:style-name="ce501" table:formula="of:=VLOOKUP(ROW()-4;[$'Classifiche Gironi'.$A$2:$'Classifiche Gironi'.$S$5];4;0)" office:value-type="string" office:string-value="Leoni (1)" calcext:value-type="string">
            <text:p>Leoni (1)</text:p>
          </table:table-cell>
          <table:table-cell table:style-name="ce531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31" table:formula="of:=VLOOKUP(ROW()-4;[$'Classifiche Gironi'.$A$2:$'Classifiche Gironi'.$T$5];6;0)" office:value-type="float" office:value="2" calcext:value-type="float">
            <text:p>2</text:p>
          </table:table-cell>
          <table:table-cell table:style-name="ce531" table:formula="of:=VLOOKUP(ROW()-4;[$'Classifiche Gironi'.$A$2:$'Classifiche Gironi'.$T$5];7;0)" office:value-type="float" office:value="1" calcext:value-type="float">
            <text:p>1</text:p>
          </table:table-cell>
          <table:table-cell table:style-name="ce531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31" table:formula="of:=VLOOKUP(ROW()-4;[$'Classifiche Gironi'.$A$2:$'Classifiche Gironi'.$T$5];9;0)" office:value-type="float" office:value="5" calcext:value-type="float">
            <text:p>5</text:p>
          </table:table-cell>
          <table:table-cell table:style-name="ce531" table:formula="of:=VLOOKUP(ROW()-4;[$'Classifiche Gironi'.$A$2:$'Classifiche Gironi'.$T$5];10;0)" office:value-type="float" office:value="187" calcext:value-type="float">
            <text:p>187</text:p>
          </table:table-cell>
          <table:table-cell table:style-name="ce531" table:formula="of:=VLOOKUP(ROW()-4;[$'Classifiche Gironi'.$A$2:$'Classifiche Gironi'.$T$5];11;0)" office:value-type="float" office:value="153" calcext:value-type="float">
            <text:p>153</text:p>
          </table:table-cell>
          <table:table-cell table:style-name="ce594" table:formula="of:=VLOOKUP(ROW()-4;[$'Classifiche Gironi'.$A$2:$'Classifiche Gironi'.$T$5];12;0)" office:value-type="float" office:value="34" calcext:value-type="float">
            <text:p>+34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26"/>
          <table:table-cell table:style-name="ce49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Franc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 office:value-type="float" office:value="70307" calcext:value-type="float">
            <text:p>70307</text:p>
          </table:table-cell>
          <table:table-cell table:style-name="ce626" office:value-type="float" office:value="1" calcext:value-type="float">
            <text:p>1</text:p>
          </table:table-cell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49" office:value-type="string" calcext:value-type="string">
            <text:p>Albania</text:p>
          </table:table-cell>
          <table:table-cell table:style-name="ce461"/>
          <table:table-cell table:style-name="ce468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6"/>
          <table:table-cell table:style-name="ce480" office:value-type="string" calcext:value-type="string">
            <text:p>Svizzer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02" table:formula="of:=VLOOKUP(ROW()-4;[$'Classifiche Gironi'.$A$2:$'Classifiche Gironi'.$S$5];4;0)" office:value-type="string" office:string-value="Pantere (2)" calcext:value-type="string">
            <text:p>Pantere (2)</text:p>
          </table:table-cell>
          <table:table-cell table:style-name="ce532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64" table:formula="of:=VLOOKUP(ROW()-4;[$'Classifiche Gironi'.$A$2:$'Classifiche Gironi'.$T$5];6;0)" office:value-type="float" office:value="2" calcext:value-type="float">
            <text:p>2</text:p>
          </table:table-cell>
          <table:table-cell table:style-name="ce564" table:formula="of:=VLOOKUP(ROW()-4;[$'Classifiche Gironi'.$A$2:$'Classifiche Gironi'.$T$5];7;0)" office:value-type="float" office:value="1" calcext:value-type="float">
            <text:p>1</text:p>
          </table:table-cell>
          <table:table-cell table:style-name="ce564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64" table:formula="of:=VLOOKUP(ROW()-4;[$'Classifiche Gironi'.$A$2:$'Classifiche Gironi'.$T$5];9;0)" office:value-type="float" office:value="5" calcext:value-type="float">
            <text:p>5</text:p>
          </table:table-cell>
          <table:table-cell table:style-name="ce564" table:formula="of:=VLOOKUP(ROW()-4;[$'Classifiche Gironi'.$A$2:$'Classifiche Gironi'.$T$5];10;0)" office:value-type="float" office:value="199" calcext:value-type="float">
            <text:p>199</text:p>
          </table:table-cell>
          <table:table-cell table:style-name="ce564" table:formula="of:=VLOOKUP(ROW()-4;[$'Classifiche Gironi'.$A$2:$'Classifiche Gironi'.$T$5];11;0)" office:value-type="float" office:value="123" calcext:value-type="float">
            <text:p>123</text:p>
          </table:table-cell>
          <table:table-cell table:style-name="ce595" table:formula="of:=VLOOKUP(ROW()-4;[$'Classifiche Gironi'.$A$2:$'Classifiche Gironi'.$T$5];12;0)" office:value-type="float" office:value="76" calcext:value-type="float">
            <text:p>+76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5</text:p>
          </table:table-cell>
          <table:table-cell table:style-name="ce495"/>
          <table:table-cell table:style-name="ce652"/>
          <table:table-cell table:style-name="ce62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lb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 office:value-type="float" office:value="29799" calcext:value-type="float">
            <text:p>29799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0" office:value-type="string" calcext:value-type="string">
            <text:p>Galles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Slovacch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03" table:formula="of:=VLOOKUP(ROW()-4;[$'Classifiche Gironi'.$A$2:$'Classifiche Gironi'.$S$5];4;0)" office:value-type="string" office:string-value="Tigri (3)" calcext:value-type="string">
            <text:p>Tigri (3)</text:p>
          </table:table-cell>
          <table:table-cell table:style-name="ce533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65" table:formula="of:=VLOOKUP(ROW()-4;[$'Classifiche Gironi'.$A$2:$'Classifiche Gironi'.$T$5];6;0)" office:value-type="float" office:value="1" calcext:value-type="float">
            <text:p>1</text:p>
          </table:table-cell>
          <table:table-cell table:style-name="ce584" table:formula="of:=VLOOKUP(ROW()-4;[$'Classifiche Gironi'.$A$2:$'Classifiche Gironi'.$T$5];7;0)" office:value-type="float" office:value="2" calcext:value-type="float">
            <text:p>2</text:p>
          </table:table-cell>
          <table:table-cell table:style-name="ce589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89" table:formula="of:=VLOOKUP(ROW()-4;[$'Classifiche Gironi'.$A$2:$'Classifiche Gironi'.$T$5];9;0)" office:value-type="float" office:value="4" calcext:value-type="float">
            <text:p>4</text:p>
          </table:table-cell>
          <table:table-cell table:style-name="ce589" table:formula="of:=VLOOKUP(ROW()-4;[$'Classifiche Gironi'.$A$2:$'Classifiche Gironi'.$T$5];10;0)" office:value-type="float" office:value="131" calcext:value-type="float">
            <text:p>131</text:p>
          </table:table-cell>
          <table:table-cell table:style-name="ce589" table:formula="of:=VLOOKUP(ROW()-4;[$'Classifiche Gironi'.$A$2:$'Classifiche Gironi'.$T$5];11;0)" office:value-type="float" office:value="231" calcext:value-type="float">
            <text:p>231</text:p>
          </table:table-cell>
          <table:table-cell table:style-name="ce596" table:formula="of:=VLOOKUP(ROW()-4;[$'Classifiche Gironi'.$A$2:$'Classifiche Gironi'.$T$5];12;0)" office:value-type="float" office:value="-100" calcext:value-type="float">
            <text:p>-100</text:p>
          </table:table-cell>
          <table:table-cell table:style-name="ce621"/>
          <table:table-cell table:style-name="ce625"/>
          <table:table-cell table:style-name="ce632" office:value-type="float" office:value="49" calcext:value-type="float" table:number-columns-spanned="1" table:number-rows-spanned="2">
            <text:p>49</text:p>
          </table:table-cell>
          <table:table-cell table:style-name="ce636" table:formula="of:=[.L5]" office:value-type="string" office:string-value="Leoni (1)" calcext:value-type="string">
            <text:p>Leoni (1)</text:p>
          </table:table-cell>
          <table:table-cell table:style-name="ce653"/>
          <table:table-cell table:style-name="ce658" office:value-type="string" calcext:value-type="string">
            <text:p>1A</text:p>
          </table:table-cell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715" office:value-type="float" office:value="50103" calcext:value-type="float">
            <text:p>50103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0" office:value-type="string" calcext:value-type="string">
            <text:p>Inghilterra</text:p>
          </table:table-cell>
          <table:table-cell table:style-name="ce462"/>
          <table:table-cell table:number-columns-repeated="2" table:style-name="ce470" office:value-type="float" office:value="1" calcext:value-type="float">
            <text:p>1</text:p>
          </table:table-cell>
          <table:table-cell table:style-name="ce476"/>
          <table:table-cell table:style-name="ce480" office:value-type="string" calcext:value-type="string">
            <text:p>Russ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03" table:formula="of:=VLOOKUP(ROW()-4;[$'Classifiche Gironi'.$A$2:$'Classifiche Gironi'.$S$5];4;0)" office:value-type="string" office:string-value="Ghepardi (4)" calcext:value-type="string">
            <text:p>Ghepardi (4)</text:p>
          </table:table-cell>
          <table:table-cell table:style-name="ce534" table:formula="of:=VLOOKUP(ROW()-4;[$'Classifiche Gironi'.$A$2:$'Classifiche Gironi'.$S$5];5;0)" office:value-type="float" office:value="3" calcext:value-type="float">
            <text:p>3</text:p>
          </table:table-cell>
          <table:table-cell table:style-name="ce566" table:formula="of:=VLOOKUP(ROW()-4;[$'Classifiche Gironi'.$A$2:$'Classifiche Gironi'.$T$5];6;0)" office:value-type="float" office:value="1" calcext:value-type="float">
            <text:p>1</text:p>
          </table:table-cell>
          <table:table-cell table:style-name="ce584" table:formula="of:=VLOOKUP(ROW()-4;[$'Classifiche Gironi'.$A$2:$'Classifiche Gironi'.$T$5];7;0)" office:value-type="float" office:value="2" calcext:value-type="float">
            <text:p>2</text:p>
          </table:table-cell>
          <table:table-cell table:style-name="ce589" table:formula="of:=VLOOKUP(ROW()-4;[$'Classifiche Gironi'.$A$2:$'Classifiche Gironi'.$T$5];8;0)" office:value-type="float" office:value="0" calcext:value-type="float">
            <text:p>0</text:p>
          </table:table-cell>
          <table:table-cell table:style-name="ce589" table:formula="of:=VLOOKUP(ROW()-4;[$'Classifiche Gironi'.$A$2:$'Classifiche Gironi'.$T$5];9;0)" office:value-type="float" office:value="4" calcext:value-type="float">
            <text:p>4</text:p>
          </table:table-cell>
          <table:table-cell table:style-name="ce589" table:formula="of:=VLOOKUP(ROW()-4;[$'Classifiche Gironi'.$A$2:$'Classifiche Gironi'.$T$5];10;0)" office:value-type="float" office:value="151" calcext:value-type="float">
            <text:p>151</text:p>
          </table:table-cell>
          <table:table-cell table:style-name="ce589" table:formula="of:=VLOOKUP(ROW()-4;[$'Classifiche Gironi'.$A$2:$'Classifiche Gironi'.$T$5];11;0)" office:value-type="float" office:value="161" calcext:value-type="float">
            <text:p>161</text:p>
          </table:table-cell>
          <table:table-cell table:style-name="ce596" table:formula="of:=VLOOKUP(ROW()-4;[$'Classifiche Gironi'.$A$2:$'Classifiche Gironi'.$T$5];12;0)" office:value-type="float" office:value="-10" calcext:value-type="float">
            <text:p>-10</text:p>
          </table:table-cell>
          <table:table-cell table:style-name="ce621"/>
          <table:table-cell table:style-name="ce625"/>
          <table:covered-table-cell table:style-name="ce633"/>
          <table:table-cell table:style-name="ce637" table:formula="of:=[.L16]" office:value-type="string" office:string-value="Ippopotami (11)" calcext:value-type="string">
            <text:p>Ippopotami (11)</text:p>
          </table:table-cell>
          <table:table-cell table:style-name="ce654"/>
          <table:table-cell table:style-name="ce659" office:value-type="string" calcext:value-type="string">
            <text:p>2C</text:p>
          </table:table-cell>
          <table:table-cell table:style-name="ce663"/>
          <table:table-cell table:style-name="ce631" office:value-type="string" calcext:value-type="string">
            <text:p>30 Giu <text:s/>h. 21</text:p>
          </table:table-cell>
          <table:table-cell table:style-name="ce626"/>
          <table:table-cell table:style-name="ce652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o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0.9998" calcext:value-type="float">
            <text:p>0,9998</text:p>
          </table:table-cell>
          <table:table-cell table:style-name="ce709"/>
          <table:table-cell table:style-name="ce715" office:value-type="float" office:value="9800" calcext:value-type="float">
            <text:p>9800</text:p>
          </table:table-cell>
          <table:table-cell table:style-name="ce626" office:value-type="float" office:value="3" calcext:value-type="float">
            <text:p>3</text:p>
          </table:table-cell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0" office:value-type="string" calcext:value-type="string">
            <text:p>Turchia</text:p>
          </table:table-cell>
          <table:table-cell table:style-name="ce463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Croaz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04" office:value-type="string" calcext:value-type="string">
            <text:p>Gruppo B</text:p>
          </table:table-cell>
          <table:table-cell table:style-name="ce535" office:value-type="string" calcext:value-type="string">
            <text:p>G</text:p>
          </table:table-cell>
          <table:table-cell table:style-name="ce535" office:value-type="string" calcext:value-type="string">
            <text:p>V</text:p>
          </table:table-cell>
          <table:table-cell table:style-name="ce535" office:value-type="string" calcext:value-type="string">
            <text:p>P</text:p>
          </table:table-cell>
          <table:table-cell table:style-name="ce535" office:value-type="string" calcext:value-type="string">
            <text:p>F</text:p>
          </table:table-cell>
          <table:table-cell table:style-name="ce535" office:value-type="string" calcext:value-type="string">
            <text:p>PC</text:p>
          </table:table-cell>
          <table:table-cell table:style-name="ce535" office:value-type="string" calcext:value-type="string">
            <text:p>PGF</text:p>
          </table:table-cell>
          <table:table-cell table:style-name="ce535" office:value-type="string" calcext:value-type="string">
            <text:p>PGS</text:p>
          </table:table-cell>
          <table:table-cell table:style-name="ce53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0"/>
          <table:table-cell table:style-name="ce626"/>
          <table:table-cell table:style-name="ce665" office:value-type="float" office:value="57" calcext:value-type="float" table:number-columns-spanned="1" table:number-rows-spanned="2">
            <text:p>57</text:p>
          </table:table-cell>
          <table:table-cell table:style-name="ce667" table:formula="of:=IF([.Y7]&amp;[.Y8]=&quot;&quot;;&quot;Vincente 49&quot;;IF([.Y7]&gt;[.Y8];[.X7];[.X8]))" office:value-type="string" office:string-value="Vincente 49" calcext:value-type="string">
            <text:p>Vincente 49</text:p>
          </table:table-cell>
          <table:table-cell table:style-name="ce673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3" office:value-type="string" calcext:value-type="string">
            <text:p>Gruppo B</text:p>
          </table:table-cell>
          <table:table-cell table:style-name="ce703" office:value-type="string" calcext:value-type="string">
            <text:p>G</text:p>
          </table:table-cell>
          <table:table-cell table:style-name="ce703" office:value-type="string" calcext:value-type="string">
            <text:p>V</text:p>
          </table:table-cell>
          <table:table-cell table:style-name="ce703" office:value-type="string" calcext:value-type="string">
            <text:p>N</text:p>
          </table:table-cell>
          <table:table-cell table:style-name="ce703" office:value-type="string" calcext:value-type="string">
            <text:p>P</text:p>
          </table:table-cell>
          <table:table-cell table:style-name="ce703" office:value-type="string" calcext:value-type="string">
            <text:p>GF</text:p>
          </table:table-cell>
          <table:table-cell table:style-name="ce703" office:value-type="string" calcext:value-type="string">
            <text:p>GS</text:p>
          </table:table-cell>
          <table:table-cell table:style-name="ce703"/>
          <table:table-cell table:style-name="ce703" office:value-type="string" calcext:value-type="string">
            <text:p>P.ti</text:p>
          </table:table-cell>
          <table:table-cell table:style-name="ce70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0" office:value-type="string" calcext:value-type="string">
            <text:p>Polonia</text:p>
          </table:table-cell>
          <table:table-cell table:style-name="ce463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Irland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05" table:formula="of:=VLOOKUP(ROW()-9;[$'Classifiche Gironi'.$A$8:$'Classifiche Gironi'.$S$11];4;0)" office:value-type="string" office:string-value="Linci (7)" calcext:value-type="string">
            <text:p>Linci (7)</text:p>
          </table:table-cell>
          <table:table-cell table:style-name="ce536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36" table:formula="of:=VLOOKUP(ROW()-9;[$'Classifiche Gironi'.$A$8:$'Classifiche Gironi'.$S$11];6;0)" office:value-type="float" office:value="3" calcext:value-type="float">
            <text:p>3</text:p>
          </table:table-cell>
          <table:table-cell table:style-name="ce536" table:formula="of:=VLOOKUP(ROW()-9;[$'Classifiche Gironi'.$A$8:$'Classifiche Gironi'.$S$11];7;0)" office:value-type="float" office:value="0" calcext:value-type="float">
            <text:p>0</text:p>
          </table:table-cell>
          <table:table-cell table:style-name="ce536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36" table:formula="of:=VLOOKUP(ROW()-9;[$'Classifiche Gironi'.$A$8:$'Classifiche Gironi'.$S$11];9;0)" office:value-type="float" office:value="6" calcext:value-type="float">
            <text:p>6</text:p>
          </table:table-cell>
          <table:table-cell table:style-name="ce536" table:formula="of:=VLOOKUP(ROW()-9;[$'Classifiche Gironi'.$A$8:$'Classifiche Gironi'.$S$11];10;0)" office:value-type="float" office:value="241" calcext:value-type="float">
            <text:p>241</text:p>
          </table:table-cell>
          <table:table-cell table:style-name="ce536" table:formula="of:=VLOOKUP(ROW()-9;[$'Classifiche Gironi'.$A$8:$'Classifiche Gironi'.$S$11];11;0)" office:value-type="float" office:value="181" calcext:value-type="float">
            <text:p>181</text:p>
          </table:table-cell>
          <table:table-cell table:style-name="ce597" table:formula="of:=VLOOKUP(ROW()-9;[$'Classifiche Gironi'.$A$8:$'Classifiche Gironi'.$S$11];12;0)" office:value-type="float" office:value="60" calcext:value-type="float">
            <text:p>+6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21</text:p>
          </table:table-cell>
          <table:table-cell table:style-name="ce495"/>
          <table:table-cell table:style-name="ce656"/>
          <table:table-cell table:style-name="ce660"/>
          <table:table-cell table:style-name="ce664"/>
          <table:covered-table-cell table:style-name="ce666"/>
          <table:table-cell table:style-name="ce668" table:formula="of:=IF([.Y11]&amp;[.Y12]=&quot;&quot;;&quot;Vincente 50&quot;;IF([.Y11]&gt;[.Y12];[.X11];[.X12]))" office:value-type="string" office:string-value="Vincente 50" calcext:value-type="string">
            <text:p>Vincente 50</text:p>
          </table:table-cell>
          <table:table-cell table:style-name="ce674"/>
          <table:table-cell table:style-name="ce681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nghilterr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 office:value-type="float" office:value="50104" calcext:value-type="float">
            <text:p>50104</text:p>
          </table:table-cell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2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German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Ucrain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06" table:formula="of:=VLOOKUP(ROW()-9;[$'Classifiche Gironi'.$A$8:$'Classifiche Gironi'.$S$11];4;0)" office:value-type="string" office:string-value="Serval (8)" calcext:value-type="string">
            <text:p>Serval (8)</text:p>
          </table:table-cell>
          <table:table-cell table:style-name="ce537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67" table:formula="of:=VLOOKUP(ROW()-9;[$'Classifiche Gironi'.$A$8:$'Classifiche Gironi'.$S$11];6;0)" office:value-type="float" office:value="2" calcext:value-type="float">
            <text:p>2</text:p>
          </table:table-cell>
          <table:table-cell table:style-name="ce567" table:formula="of:=VLOOKUP(ROW()-9;[$'Classifiche Gironi'.$A$8:$'Classifiche Gironi'.$S$11];7;0)" office:value-type="float" office:value="1" calcext:value-type="float">
            <text:p>1</text:p>
          </table:table-cell>
          <table:table-cell table:style-name="ce567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67" table:formula="of:=VLOOKUP(ROW()-9;[$'Classifiche Gironi'.$A$8:$'Classifiche Gironi'.$S$11];9;0)" office:value-type="float" office:value="5" calcext:value-type="float">
            <text:p>5</text:p>
          </table:table-cell>
          <table:table-cell table:style-name="ce567" table:formula="of:=VLOOKUP(ROW()-9;[$'Classifiche Gironi'.$A$8:$'Classifiche Gironi'.$S$11];10;0)" office:value-type="float" office:value="224" calcext:value-type="float">
            <text:p>224</text:p>
          </table:table-cell>
          <table:table-cell table:style-name="ce567" table:formula="of:=VLOOKUP(ROW()-9;[$'Classifiche Gironi'.$A$8:$'Classifiche Gironi'.$S$11];11;0)" office:value-type="float" office:value="209" calcext:value-type="float">
            <text:p>209</text:p>
          </table:table-cell>
          <table:table-cell table:style-name="ce598" table:formula="of:=VLOOKUP(ROW()-9;[$'Classifiche Gironi'.$A$8:$'Classifiche Gironi'.$S$11];12;0)" office:value-type="float" office:value="15" calcext:value-type="float">
            <text:p>+15</text:p>
          </table:table-cell>
          <table:table-cell table:style-name="ce621"/>
          <table:table-cell table:style-name="ce625"/>
          <table:table-cell table:style-name="ce632" office:value-type="float" office:value="50" calcext:value-type="float" table:number-columns-spanned="1" table:number-rows-spanned="2">
            <text:p>50</text:p>
          </table:table-cell>
          <table:table-cell table:style-name="ce638" table:formula="of:=[.L10]" office:value-type="string" office:string-value="Linci (7)" calcext:value-type="string">
            <text:p>Linci (7)</text:p>
          </table:table-cell>
          <table:table-cell table:style-name="ce653"/>
          <table:table-cell table:style-name="ce661" office:value-type="string" calcext:value-type="string">
            <text:p>1B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alles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6" calcext:value-type="float">
            <text:p>6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6.0003" calcext:value-type="float">
            <text:p>6,0003</text:p>
          </table:table-cell>
          <table:table-cell table:style-name="ce709"/>
          <table:table-cell table:style-name="ce715" office:value-type="float" office:value="60309" calcext:value-type="float">
            <text:p>60309</text:p>
          </table:table-cell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13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Spagna</text:p>
          </table:table-cell>
          <table:table-cell table:style-name="ce461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2" office:value-type="string" calcext:value-type="string">
            <text:p>Rep. Cec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07" table:formula="of:=VLOOKUP(ROW()-9;[$'Classifiche Gironi'.$A$8:$'Classifiche Gironi'.$S$11];4;0)" office:value-type="string" office:string-value="Puma (6)" calcext:value-type="string">
            <text:p>Puma (6)</text:p>
          </table:table-cell>
          <table:table-cell table:style-name="ce538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68" table:formula="of:=VLOOKUP(ROW()-9;[$'Classifiche Gironi'.$A$8:$'Classifiche Gironi'.$S$11];6;0)" office:value-type="float" office:value="1" calcext:value-type="float">
            <text:p>1</text:p>
          </table:table-cell>
          <table:table-cell table:style-name="ce585" table:formula="of:=VLOOKUP(ROW()-9;[$'Classifiche Gironi'.$A$8:$'Classifiche Gironi'.$S$11];7;0)" office:value-type="float" office:value="2" calcext:value-type="float">
            <text:p>2</text:p>
          </table:table-cell>
          <table:table-cell table:style-name="ce590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90" table:formula="of:=VLOOKUP(ROW()-9;[$'Classifiche Gironi'.$A$8:$'Classifiche Gironi'.$S$11];9;0)" office:value-type="float" office:value="4" calcext:value-type="float">
            <text:p>4</text:p>
          </table:table-cell>
          <table:table-cell table:style-name="ce590" table:formula="of:=VLOOKUP(ROW()-9;[$'Classifiche Gironi'.$A$8:$'Classifiche Gironi'.$S$11];10;0)" office:value-type="float" office:value="184" calcext:value-type="float">
            <text:p>184</text:p>
          </table:table-cell>
          <table:table-cell table:style-name="ce590" table:formula="of:=VLOOKUP(ROW()-9;[$'Classifiche Gironi'.$A$8:$'Classifiche Gironi'.$S$11];11;0)" office:value-type="float" office:value="216" calcext:value-type="float">
            <text:p>216</text:p>
          </table:table-cell>
          <table:table-cell table:style-name="ce599" table:formula="of:=VLOOKUP(ROW()-9;[$'Classifiche Gironi'.$A$8:$'Classifiche Gironi'.$S$11];12;0)" office:value-type="float" office:value="-32" calcext:value-type="float">
            <text:p>-32</text:p>
          </table:table-cell>
          <table:table-cell table:style-name="ce621"/>
          <table:table-cell table:style-name="ce625"/>
          <table:covered-table-cell table:style-name="ce633"/>
          <table:table-cell table:style-name="ce639" table:formula="of:=[.L21]" office:value-type="string" office:string-value="Aquile (15)" calcext:value-type="string">
            <text:p>Aquile (15)</text:p>
          </table:table-cell>
          <table:table-cell table:style-name="ce654"/>
          <table:table-cell table:style-name="ce658" office:value-type="string" calcext:value-type="string">
            <text:p>2D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6 Lug <text:s/>h. 21</text:p>
          </table:table-cell>
          <table:table-cell table:style-name="ce626" table:number-columns-repeated="7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lovacchi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13" office:value-type="float" office:value="1" calcext:value-type="float">
            <text:p>1</text:p>
          </table:table-cell>
          <table:table-cell table:number-columns-repeated="2"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5" office:value-type="float" office:value="40003" calcext:value-type="float">
            <text:p>40003</text:p>
          </table:table-cell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13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2" office:value-type="string" calcext:value-type="string">
            <text:p>Rep. d'Irland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2" office:value-type="string" calcext:value-type="string">
            <text:p>Svezia</text:p>
          </table:table-cell>
          <table:table-cell table:style-name="ce492" office:value-type="string" calcext:value-type="string">
            <text:p>E</text:p>
          </table:table-cell>
          <table:table-cell table:style-name="ce496"/>
          <table:table-cell table:style-name="ce507" table:formula="of:=VLOOKUP(ROW()-9;[$'Classifiche Gironi'.$A$8:$'Classifiche Gironi'.$S$11];4;0)" office:value-type="string" office:string-value="Giaguari (5)" calcext:value-type="string">
            <text:p>Giaguari (5)</text:p>
          </table:table-cell>
          <table:table-cell table:style-name="ce539" table:formula="of:=VLOOKUP(ROW()-9;[$'Classifiche Gironi'.$A$8:$'Classifiche Gironi'.$S$11];5;0)" office:value-type="float" office:value="3" calcext:value-type="float">
            <text:p>3</text:p>
          </table:table-cell>
          <table:table-cell table:style-name="ce569" table:formula="of:=VLOOKUP(ROW()-9;[$'Classifiche Gironi'.$A$8:$'Classifiche Gironi'.$S$11];6;0)" office:value-type="float" office:value="0" calcext:value-type="float">
            <text:p>0</text:p>
          </table:table-cell>
          <table:table-cell table:style-name="ce585" table:formula="of:=VLOOKUP(ROW()-9;[$'Classifiche Gironi'.$A$8:$'Classifiche Gironi'.$S$11];7;0)" office:value-type="float" office:value="3" calcext:value-type="float">
            <text:p>3</text:p>
          </table:table-cell>
          <table:table-cell table:style-name="ce590" table:formula="of:=VLOOKUP(ROW()-9;[$'Classifiche Gironi'.$A$8:$'Classifiche Gironi'.$S$11];8;0)" office:value-type="float" office:value="0" calcext:value-type="float">
            <text:p>0</text:p>
          </table:table-cell>
          <table:table-cell table:style-name="ce590" table:formula="of:=VLOOKUP(ROW()-9;[$'Classifiche Gironi'.$A$8:$'Classifiche Gironi'.$S$11];9;0)" office:value-type="float" office:value="3" calcext:value-type="float">
            <text:p>3</text:p>
          </table:table-cell>
          <table:table-cell table:style-name="ce590" table:formula="of:=VLOOKUP(ROW()-9;[$'Classifiche Gironi'.$A$8:$'Classifiche Gironi'.$S$11];10;0)" office:value-type="float" office:value="174" calcext:value-type="float">
            <text:p>174</text:p>
          </table:table-cell>
          <table:table-cell table:style-name="ce590" table:formula="of:=VLOOKUP(ROW()-9;[$'Classifiche Gironi'.$A$8:$'Classifiche Gironi'.$S$11];11;0)" office:value-type="float" office:value="217" calcext:value-type="float">
            <text:p>217</text:p>
          </table:table-cell>
          <table:table-cell table:style-name="ce599" table:formula="of:=VLOOKUP(ROW()-9;[$'Classifiche Gironi'.$A$8:$'Classifiche Gironi'.$S$11];12;0)" office:value-type="float" office:value="-43" calcext:value-type="float">
            <text:p>-4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26" table:number-columns-repeated="4"/>
          <table:table-cell table:style-name="ce655"/>
          <table:table-cell table:style-name="ce660"/>
          <table:table-cell table:style-name="ce663"/>
          <table:table-cell table:style-name="ce684" office:value-type="float" office:value="61" calcext:value-type="float" table:number-columns-spanned="1" table:number-rows-spanned="2">
            <text:p>61</text:p>
          </table:table-cell>
          <table:table-cell table:style-name="ce667" table:formula="of:=IF([.AD9]&amp;[.AD10]=&quot;&quot;;&quot;Vincente 57&quot;;IF([.AD9]&gt;[.AD10];[.AC9];[.AC10]))" office:value-type="string" office:string-value="Vincente 57" calcext:value-type="string">
            <text:p>Vincente 57</text:p>
          </table:table-cell>
          <table:table-cell table:style-name="ce689"/>
          <table:table-cell table:style-name="ce626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uss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6" calcext:value-type="float">
            <text:p>6</text:p>
          </table:table-cell>
          <table:table-cell table:style-name="ce709"/>
          <table:table-cell table:style-name="ce709" office:value-type="float" office:value="0.9996" calcext:value-type="float">
            <text:p>0,9996</text:p>
          </table:table-cell>
          <table:table-cell table:style-name="ce709"/>
          <table:table-cell table:style-name="ce715" office:value-type="float" office:value="9598" calcext:value-type="float">
            <text:p>9598</text:p>
          </table:table-cell>
          <table:table-cell table:style-name="ce626"/>
        </table:table-row>
        <table:table-row table:style-name="ro6">
          <table:table-cell table:style-name="ce431" office:value-type="string" calcext:value-type="string">
            <text:p>Lun</text:p>
          </table:table-cell>
          <table:table-cell table:style-name="ce431" office:value-type="string" calcext:value-type="string">
            <text:p>13 Giu</text:p>
          </table:table-cell>
          <table:table-cell table:style-name="ce443" office:value-type="time" office:time-value="PT21H00M00S" calcext:value-type="time">
            <text:p>21:00</text:p>
          </table:table-cell>
          <table:table-cell table:style-name="ce453" office:value-type="string" calcext:value-type="string">
            <text:p>Belgio</text:p>
          </table:table-cell>
          <table:table-cell table:style-name="ce464"/>
          <table:table-cell table:style-name="ce471" office:value-type="float" office:value="0" calcext:value-type="float">
            <text:p>0</text:p>
          </table:table-cell>
          <table:table-cell table:style-name="ce471" office:value-type="float" office:value="2" calcext:value-type="float">
            <text:p>2</text:p>
          </table:table-cell>
          <table:table-cell table:style-name="ce477"/>
          <table:table-cell table:style-name="ce483" office:value-type="string" calcext:value-type="string">
            <text:p>Itali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08" office:value-type="string" calcext:value-type="string">
            <text:p>Gruppo C</text:p>
          </table:table-cell>
          <table:table-cell table:style-name="ce540" office:value-type="string" calcext:value-type="string">
            <text:p>G</text:p>
          </table:table-cell>
          <table:table-cell table:style-name="ce540" office:value-type="string" calcext:value-type="string">
            <text:p>V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C</text:p>
          </table:table-cell>
          <table:table-cell table:style-name="ce540" office:value-type="string" calcext:value-type="string">
            <text:p>PGF</text:p>
          </table:table-cell>
          <table:table-cell table:style-name="ce540" office:value-type="string" calcext:value-type="string">
            <text:p>PGS</text:p>
          </table:table-cell>
          <table:table-cell table:style-name="ce54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8</text:p>
          </table:table-cell>
          <table:table-cell table:style-name="ce495"/>
          <table:table-cell table:style-name="ce656"/>
          <table:table-cell table:style-name="ce626" table:number-columns-repeated="4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7" table:formula="of:=IF([.AD17]&amp;[.AD18]=&quot;&quot;;&quot;Vincente 58&quot;;IF([.AD17]&gt;[.AD18];[.AC17];[.AC18]))" office:value-type="string" office:string-value="Vincente 58" calcext:value-type="string">
            <text:p>Vincente 58</text:p>
          </table:table-cell>
          <table:table-cell table:style-name="ce690"/>
          <table:table-cell table:style-name="ce681"/>
          <table:table-cell table:style-name="ce694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4" office:value-type="string" calcext:value-type="string">
            <text:p>Gruppo C</text:p>
          </table:table-cell>
          <table:table-cell table:style-name="ce704" office:value-type="string" calcext:value-type="string">
            <text:p>G</text:p>
          </table:table-cell>
          <table:table-cell table:style-name="ce704" office:value-type="string" calcext:value-type="string">
            <text:p>V</text:p>
          </table:table-cell>
          <table:table-cell table:style-name="ce704" office:value-type="string" calcext:value-type="string">
            <text:p>N</text:p>
          </table:table-cell>
          <table:table-cell table:style-name="ce704" office:value-type="string" calcext:value-type="string">
            <text:p>P</text:p>
          </table:table-cell>
          <table:table-cell table:style-name="ce704" office:value-type="string" calcext:value-type="string">
            <text:p>GF</text:p>
          </table:table-cell>
          <table:table-cell table:style-name="ce704" office:value-type="string" calcext:value-type="string">
            <text:p>GS</text:p>
          </table:table-cell>
          <table:table-cell table:style-name="ce704"/>
          <table:table-cell table:style-name="ce704" office:value-type="string" calcext:value-type="string">
            <text:p>P.ti</text:p>
          </table:table-cell>
          <table:table-cell table:style-name="ce704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14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Austr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Unghe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09" table:formula="of:=VLOOKUP(ROW()-14;[$'Classifiche Gironi'.$A$14:$'Classifiche Gironi'.$S$17];4;0)" office:value-type="string" office:string-value="Giraffe (10)" calcext:value-type="string">
            <text:p>Giraffe (10)</text:p>
          </table:table-cell>
          <table:table-cell table:style-name="ce541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41" table:formula="of:=VLOOKUP(ROW()-14;[$'Classifiche Gironi'.$A$14:$'Classifiche Gironi'.$S$17];6;0)" office:value-type="float" office:value="3" calcext:value-type="float">
            <text:p>3</text:p>
          </table:table-cell>
          <table:table-cell table:style-name="ce541" table:formula="of:=VLOOKUP(ROW()-14;[$'Classifiche Gironi'.$A$14:$'Classifiche Gironi'.$S$17];7;0)" office:value-type="float" office:value="0" calcext:value-type="float">
            <text:p>0</text:p>
          </table:table-cell>
          <table:table-cell table:style-name="ce541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41" table:formula="of:=VLOOKUP(ROW()-14;[$'Classifiche Gironi'.$A$14:$'Classifiche Gironi'.$S$17];9;0)" office:value-type="float" office:value="6" calcext:value-type="float">
            <text:p>6</text:p>
          </table:table-cell>
          <table:table-cell table:style-name="ce541" table:formula="of:=VLOOKUP(ROW()-14;[$'Classifiche Gironi'.$A$14:$'Classifiche Gironi'.$S$17];10;0)" office:value-type="float" office:value="258" calcext:value-type="float">
            <text:p>258</text:p>
          </table:table-cell>
          <table:table-cell table:style-name="ce541" table:formula="of:=VLOOKUP(ROW()-14;[$'Classifiche Gironi'.$A$14:$'Classifiche Gironi'.$S$17];11;0)" office:value-type="float" office:value="154" calcext:value-type="float">
            <text:p>154</text:p>
          </table:table-cell>
          <table:table-cell table:style-name="ce600" table:formula="of:=VLOOKUP(ROW()-14;[$'Classifiche Gironi'.$A$14:$'Classifiche Gironi'.$S$17];12;0)" office:value-type="float" office:value="104" calcext:value-type="float">
            <text:p>+104</text:p>
          </table:table-cell>
          <table:table-cell table:style-name="ce621"/>
          <table:table-cell table:style-name="ce625"/>
          <table:table-cell table:style-name="ce632" office:value-type="float" office:value="51" calcext:value-type="float" table:number-columns-spanned="1" table:number-rows-spanned="2">
            <text:p>51</text:p>
          </table:table-cell>
          <table:table-cell table:style-name="ce638" table:formula="of:=[.L25]" office:value-type="string" office:string-value="Cinghiali (20)" calcext:value-type="string">
            <text:p>Cinghiali (20)</text:p>
          </table:table-cell>
          <table:table-cell table:style-name="ce653"/>
          <table:table-cell table:style-name="ce658" office:value-type="string" calcext:value-type="string">
            <text:p>1E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r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3"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14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Portogallo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Island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0" table:formula="of:=VLOOKUP(ROW()-14;[$'Classifiche Gironi'.$A$14:$'Classifiche Gironi'.$S$17];4;0)" office:value-type="string" office:string-value="Ippopotami (11)" calcext:value-type="string">
            <text:p>Ippopotami (11)</text:p>
          </table:table-cell>
          <table:table-cell table:style-name="ce542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70" table:formula="of:=VLOOKUP(ROW()-14;[$'Classifiche Gironi'.$A$14:$'Classifiche Gironi'.$S$17];6;0)" office:value-type="float" office:value="2" calcext:value-type="float">
            <text:p>2</text:p>
          </table:table-cell>
          <table:table-cell table:style-name="ce570" table:formula="of:=VLOOKUP(ROW()-14;[$'Classifiche Gironi'.$A$14:$'Classifiche Gironi'.$S$17];7;0)" office:value-type="float" office:value="1" calcext:value-type="float">
            <text:p>1</text:p>
          </table:table-cell>
          <table:table-cell table:style-name="ce570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70" table:formula="of:=VLOOKUP(ROW()-14;[$'Classifiche Gironi'.$A$14:$'Classifiche Gironi'.$S$17];9;0)" office:value-type="float" office:value="5" calcext:value-type="float">
            <text:p>5</text:p>
          </table:table-cell>
          <table:table-cell table:style-name="ce570" table:formula="of:=VLOOKUP(ROW()-14;[$'Classifiche Gironi'.$A$14:$'Classifiche Gironi'.$S$17];10;0)" office:value-type="float" office:value="280" calcext:value-type="float">
            <text:p>280</text:p>
          </table:table-cell>
          <table:table-cell table:style-name="ce570" table:formula="of:=VLOOKUP(ROW()-14;[$'Classifiche Gironi'.$A$14:$'Classifiche Gironi'.$S$17];11;0)" office:value-type="float" office:value="189" calcext:value-type="float">
            <text:p>189</text:p>
          </table:table-cell>
          <table:table-cell table:style-name="ce601" table:formula="of:=VLOOKUP(ROW()-14;[$'Classifiche Gironi'.$A$14:$'Classifiche Gironi'.$S$17];12;0)" office:value-type="float" office:value="91" calcext:value-type="float">
            <text:p>+91</text:p>
          </table:table-cell>
          <table:table-cell table:style-name="ce621"/>
          <table:table-cell table:style-name="ce625"/>
          <table:covered-table-cell table:style-name="ce633"/>
          <table:table-cell table:style-name="ce640" table:formula="of:=[.L36]" office:value-type="string" office:string-value="Orche (28)" calcext:value-type="string">
            <text:p>Orche (28)</text:p>
          </table:table-cell>
          <table:table-cell table:style-name="ce654"/>
          <table:table-cell table:style-name="ce659" office:value-type="string" calcext:value-type="string">
            <text:p>2G</text:p>
          </table:table-cell>
          <table:table-cell table:style-name="ce626"/>
          <table:table-cell table:style-name="ce631" office:value-type="string" calcext:value-type="string">
            <text:p>01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/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Russia</text:p>
          </table:table-cell>
          <table:table-cell table:style-name="ce461"/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Slovacchi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11" table:formula="of:=VLOOKUP(ROW()-14;[$'Classifiche Gironi'.$A$14:$'Classifiche Gironi'.$S$17];4;0)" office:value-type="string" office:string-value="Elefanti (9)" calcext:value-type="string">
            <text:p>Elefanti (9)</text:p>
          </table:table-cell>
          <table:table-cell table:style-name="ce543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71" table:formula="of:=VLOOKUP(ROW()-14;[$'Classifiche Gironi'.$A$14:$'Classifiche Gironi'.$S$17];6;0)" office:value-type="float" office:value="1" calcext:value-type="float">
            <text:p>1</text:p>
          </table:table-cell>
          <table:table-cell table:style-name="ce586" table:formula="of:=VLOOKUP(ROW()-14;[$'Classifiche Gironi'.$A$14:$'Classifiche Gironi'.$S$17];7;0)" office:value-type="float" office:value="2" calcext:value-type="float">
            <text:p>2</text:p>
          </table:table-cell>
          <table:table-cell table:style-name="ce591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91" table:formula="of:=VLOOKUP(ROW()-14;[$'Classifiche Gironi'.$A$14:$'Classifiche Gironi'.$S$17];9;0)" office:value-type="float" office:value="4" calcext:value-type="float">
            <text:p>4</text:p>
          </table:table-cell>
          <table:table-cell table:style-name="ce591" table:formula="of:=VLOOKUP(ROW()-14;[$'Classifiche Gironi'.$A$14:$'Classifiche Gironi'.$S$17];10;0)" office:value-type="float" office:value="154" calcext:value-type="float">
            <text:p>154</text:p>
          </table:table-cell>
          <table:table-cell table:style-name="ce591" table:formula="of:=VLOOKUP(ROW()-14;[$'Classifiche Gironi'.$A$14:$'Classifiche Gironi'.$S$17];11;0)" office:value-type="float" office:value="237" calcext:value-type="float">
            <text:p>237</text:p>
          </table:table-cell>
          <table:table-cell table:style-name="ce602" table:formula="of:=VLOOKUP(ROW()-14;[$'Classifiche Gironi'.$A$14:$'Classifiche Gironi'.$S$17];12;0)" office:value-type="float" office:value="-83" calcext:value-type="float">
            <text:p>-8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office:value-type="float" office:value="58" calcext:value-type="float" table:number-columns-spanned="1" table:number-rows-spanned="2">
            <text:p>58</text:p>
          </table:table-cell>
          <table:table-cell table:style-name="ce667" table:formula="of:=IF([.Y15]&amp;[.Y16]=&quot;&quot;;&quot;Vincente 51&quot;;IF([.Y15]&gt;[.Y16];[.X15];[.X16]))" office:value-type="string" office:string-value="Vincente 51" calcext:value-type="string">
            <text:p>Vincente 51</text:p>
          </table:table-cell>
          <table:table-cell table:style-name="ce675"/>
          <table:table-cell table:style-name="ce682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Romani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Svizzer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11" table:formula="of:=VLOOKUP(ROW()-14;[$'Classifiche Gironi'.$A$14:$'Classifiche Gironi'.$S$17];4;0)" office:value-type="string" office:string-value="Iguane (12)" calcext:value-type="string">
            <text:p>Iguane (12)</text:p>
          </table:table-cell>
          <table:table-cell table:style-name="ce544" table:formula="of:=VLOOKUP(ROW()-14;[$'Classifiche Gironi'.$A$14:$'Classifiche Gironi'.$S$17];5;0)" office:value-type="float" office:value="3" calcext:value-type="float">
            <text:p>3</text:p>
          </table:table-cell>
          <table:table-cell table:style-name="ce572" table:formula="of:=VLOOKUP(ROW()-14;[$'Classifiche Gironi'.$A$14:$'Classifiche Gironi'.$S$17];6;0)" office:value-type="float" office:value="0" calcext:value-type="float">
            <text:p>0</text:p>
          </table:table-cell>
          <table:table-cell table:style-name="ce586" table:formula="of:=VLOOKUP(ROW()-14;[$'Classifiche Gironi'.$A$14:$'Classifiche Gironi'.$S$17];7;0)" office:value-type="float" office:value="3" calcext:value-type="float">
            <text:p>3</text:p>
          </table:table-cell>
          <table:table-cell table:style-name="ce591" table:formula="of:=VLOOKUP(ROW()-14;[$'Classifiche Gironi'.$A$14:$'Classifiche Gironi'.$S$17];8;0)" office:value-type="float" office:value="0" calcext:value-type="float">
            <text:p>0</text:p>
          </table:table-cell>
          <table:table-cell table:style-name="ce591" table:formula="of:=VLOOKUP(ROW()-14;[$'Classifiche Gironi'.$A$14:$'Classifiche Gironi'.$S$17];9;0)" office:value-type="float" office:value="3" calcext:value-type="float">
            <text:p>3</text:p>
          </table:table-cell>
          <table:table-cell table:style-name="ce591" table:formula="of:=VLOOKUP(ROW()-14;[$'Classifiche Gironi'.$A$14:$'Classifiche Gironi'.$S$17];10;0)" office:value-type="float" office:value="101" calcext:value-type="float">
            <text:p>101</text:p>
          </table:table-cell>
          <table:table-cell table:style-name="ce591" table:formula="of:=VLOOKUP(ROW()-14;[$'Classifiche Gironi'.$A$14:$'Classifiche Gironi'.$S$17];11;0)" office:value-type="float" office:value="213" calcext:value-type="float">
            <text:p>213</text:p>
          </table:table-cell>
          <table:table-cell table:style-name="ce602" table:formula="of:=VLOOKUP(ROW()-14;[$'Classifiche Gironi'.$A$14:$'Classifiche Gironi'.$S$17];12;0)" office:value-type="float" office:value="-112" calcext:value-type="float">
            <text:p>-112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21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0" table:formula="of:=IF([.Y19]&amp;[.Y20]=&quot;&quot;;&quot;Vincente 52&quot;;IF([.Y19]&gt;[.Y20];[.X19];[.X20]))" office:value-type="string" office:string-value="Vincente 52" calcext:value-type="string">
            <text:p>Vincente 52</text:p>
          </table:table-cell>
          <table:table-cell table:style-name="ce676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crain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2"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-0.0005" calcext:value-type="float">
            <text:p>-0,0005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15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Franc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Alban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12" office:value-type="string" calcext:value-type="string">
            <text:p>Gruppo D</text:p>
          </table:table-cell>
          <table:table-cell table:style-name="ce545" office:value-type="string" calcext:value-type="string">
            <text:p>G</text:p>
          </table:table-cell>
          <table:table-cell table:style-name="ce545" office:value-type="string" calcext:value-type="string">
            <text:p>V</text:p>
          </table:table-cell>
          <table:table-cell table:style-name="ce545" office:value-type="string" calcext:value-type="string">
            <text:p>P</text:p>
          </table:table-cell>
          <table:table-cell table:style-name="ce545" office:value-type="string" calcext:value-type="string">
            <text:p>F</text:p>
          </table:table-cell>
          <table:table-cell table:style-name="ce545" office:value-type="string" calcext:value-type="string">
            <text:p>PC</text:p>
          </table:table-cell>
          <table:table-cell table:style-name="ce545" office:value-type="string" calcext:value-type="string">
            <text:p>PGF</text:p>
          </table:table-cell>
          <table:table-cell table:style-name="ce545" office:value-type="string" calcext:value-type="string">
            <text:p>PGS</text:p>
          </table:table-cell>
          <table:table-cell table:style-name="ce54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2" office:value-type="float" office:value="52" calcext:value-type="float" table:number-columns-spanned="1" table:number-rows-spanned="2">
            <text:p>52</text:p>
          </table:table-cell>
          <table:table-cell table:style-name="ce638" table:formula="of:=[.L30]" office:value-type="string" office:string-value="Balene (21)" calcext:value-type="string">
            <text:p>Balene (21)</text:p>
          </table:table-cell>
          <table:table-cell table:style-name="ce653"/>
          <table:table-cell table:style-name="ce661" office:value-type="string" calcext:value-type="string">
            <text:p>1F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31" office:value-type="string" calcext:value-type="string">
            <text:p>10 Lug <text:s/>h. 21</text:p>
          </table:table-cell>
          <table:table-cell table:style-name="ce626" table:number-columns-repeated="2"/>
          <table:table-cell table:style-name="ce496" table:number-columns-repeated="13"/>
          <table:table-cell table:style-name="ce626" table:number-columns-repeated="49"/>
          <table:table-cell table:style-name="ce705" office:value-type="string" calcext:value-type="string">
            <text:p>Gruppo D</text:p>
          </table:table-cell>
          <table:table-cell table:style-name="ce711" office:value-type="string" calcext:value-type="string">
            <text:p>G</text:p>
          </table:table-cell>
          <table:table-cell table:style-name="ce705" office:value-type="string" calcext:value-type="string">
            <text:p>V</text:p>
          </table:table-cell>
          <table:table-cell table:style-name="ce705" office:value-type="string" calcext:value-type="string">
            <text:p>N</text:p>
          </table:table-cell>
          <table:table-cell table:style-name="ce705" office:value-type="string" calcext:value-type="string">
            <text:p>P</text:p>
          </table:table-cell>
          <table:table-cell table:style-name="ce705" office:value-type="string" calcext:value-type="string">
            <text:p>GF</text:p>
          </table:table-cell>
          <table:table-cell table:style-name="ce705" office:value-type="string" calcext:value-type="string">
            <text:p>GS</text:p>
          </table:table-cell>
          <table:table-cell table:style-name="ce705"/>
          <table:table-cell table:style-name="ce705" office:value-type="string" calcext:value-type="string">
            <text:p>P.ti</text:p>
          </table:table-cell>
          <table:table-cell table:style-name="ce705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Inghilterr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Galles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13" table:formula="of:=VLOOKUP(ROW()-19;[$'Classifiche Gironi'.$A$20:$'Classifiche Gironi'.$S$23];4;0)" office:value-type="string" office:string-value="Pitoni (14)" calcext:value-type="string">
            <text:p>Pitoni (14)</text:p>
          </table:table-cell>
          <table:table-cell table:style-name="ce546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46" table:formula="of:=VLOOKUP(ROW()-19;[$'Classifiche Gironi'.$A$20:$'Classifiche Gironi'.$S$23];6;0)" office:value-type="float" office:value="2" calcext:value-type="float">
            <text:p>2</text:p>
          </table:table-cell>
          <table:table-cell table:style-name="ce546" table:formula="of:=VLOOKUP(ROW()-19;[$'Classifiche Gironi'.$A$20:$'Classifiche Gironi'.$S$23];7;0)" office:value-type="float" office:value="1" calcext:value-type="float">
            <text:p>1</text:p>
          </table:table-cell>
          <table:table-cell table:style-name="ce546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46" table:formula="of:=VLOOKUP(ROW()-19;[$'Classifiche Gironi'.$A$20:$'Classifiche Gironi'.$S$23];9;0)" office:value-type="float" office:value="5" calcext:value-type="float">
            <text:p>5</text:p>
          </table:table-cell>
          <table:table-cell table:style-name="ce546" table:formula="of:=VLOOKUP(ROW()-19;[$'Classifiche Gironi'.$A$20:$'Classifiche Gironi'.$S$23];10;0)" office:value-type="float" office:value="218" calcext:value-type="float">
            <text:p>218</text:p>
          </table:table-cell>
          <table:table-cell table:style-name="ce546" table:formula="of:=VLOOKUP(ROW()-19;[$'Classifiche Gironi'.$A$20:$'Classifiche Gironi'.$S$23];11;0)" office:value-type="float" office:value="206" calcext:value-type="float">
            <text:p>206</text:p>
          </table:table-cell>
          <table:table-cell table:style-name="ce603" table:formula="of:=VLOOKUP(ROW()-19;[$'Classifiche Gironi'.$A$20:$'Classifiche Gironi'.$S$23];12;0)" office:value-type="float" office:value="12" calcext:value-type="float">
            <text:p>+12</text:p>
          </table:table-cell>
          <table:table-cell table:style-name="ce621"/>
          <table:table-cell table:style-name="ce625"/>
          <table:covered-table-cell table:style-name="ce633"/>
          <table:table-cell table:style-name="ce641" table:formula="of:=[.L41]" office:value-type="string" office:string-value="Piranha (29)" calcext:value-type="string">
            <text:p>Piranha (29)</text:p>
          </table:table-cell>
          <table:table-cell table:style-name="ce654"/>
          <table:table-cell table:style-name="ce658" office:value-type="string" calcext:value-type="string">
            <text:p>2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95" office:value-type="float" office:value="63" calcext:value-type="float" table:number-columns-spanned="1" table:number-rows-spanned="2">
            <text:p>63</text:p>
          </table:table-cell>
          <table:table-cell table:style-name="ce667" table:formula="of:=IF([.AI13]&amp;[.AI14]=&quot;&quot;;&quot;Vincente 61&quot;;IF([.AI13]&gt;[.AI14];[.AH13];[.AH14]))" office:value-type="string" office:string-value="Vincente 61" calcext:value-type="string">
            <text:p>Vincente 61</text:p>
          </table:table-cell>
          <table:table-cell table:style-name="ce69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Turch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4" office:value-type="string" calcext:value-type="string">
            <text:p>Ucrain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Irland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14" table:formula="of:=VLOOKUP(ROW()-19;[$'Classifiche Gironi'.$A$20:$'Classifiche Gironi'.$S$23];4;0)" office:value-type="string" office:string-value="Aquile (15)" calcext:value-type="string">
            <text:p>Aquile (15)</text:p>
          </table:table-cell>
          <table:table-cell table:style-name="ce547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73" table:formula="of:=VLOOKUP(ROW()-19;[$'Classifiche Gironi'.$A$20:$'Classifiche Gironi'.$S$23];6;0)" office:value-type="float" office:value="2" calcext:value-type="float">
            <text:p>2</text:p>
          </table:table-cell>
          <table:table-cell table:style-name="ce573" table:formula="of:=VLOOKUP(ROW()-19;[$'Classifiche Gironi'.$A$20:$'Classifiche Gironi'.$S$23];7;0)" office:value-type="float" office:value="1" calcext:value-type="float">
            <text:p>1</text:p>
          </table:table-cell>
          <table:table-cell table:style-name="ce573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73" table:formula="of:=VLOOKUP(ROW()-19;[$'Classifiche Gironi'.$A$20:$'Classifiche Gironi'.$S$23];9;0)" office:value-type="float" office:value="5" calcext:value-type="float">
            <text:p>5</text:p>
          </table:table-cell>
          <table:table-cell table:style-name="ce573" table:formula="of:=VLOOKUP(ROW()-19;[$'Classifiche Gironi'.$A$20:$'Classifiche Gironi'.$S$23];10;0)" office:value-type="float" office:value="154" calcext:value-type="float">
            <text:p>154</text:p>
          </table:table-cell>
          <table:table-cell table:style-name="ce573" table:formula="of:=VLOOKUP(ROW()-19;[$'Classifiche Gironi'.$A$20:$'Classifiche Gironi'.$S$23];11;0)" office:value-type="float" office:value="140" calcext:value-type="float">
            <text:p>140</text:p>
          </table:table-cell>
          <table:table-cell table:style-name="ce604" table:formula="of:=VLOOKUP(ROW()-19;[$'Classifiche Gironi'.$A$20:$'Classifiche Gironi'.$S$23];12;0)" office:value-type="float" office:value="14" calcext:value-type="float">
            <text:p>+14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64"/>
          <table:covered-table-cell table:style-name="ce696"/>
          <table:table-cell table:style-name="ce697" table:formula="of:=IF([.AI29]&amp;[.AI30]=&quot;&quot;;&quot;Vincente 62&quot;;IF([.AI29]&gt;[.AI30];[.AH29];[.AH30]))" office:value-type="string" office:string-value="Vincente 62" calcext:value-type="string">
            <text:p>Vincente 62</text:p>
          </table:table-cell>
          <table:table-cell table:style-name="ce69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Croaz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7.0002" calcext:value-type="float">
            <text:p>7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Gio</text:p>
          </table:table-cell>
          <table:table-cell table:style-name="ce430" office:value-type="string" calcext:value-type="string">
            <text:p>16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Germani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Polo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15" table:formula="of:=VLOOKUP(ROW()-19;[$'Classifiche Gironi'.$A$20:$'Classifiche Gironi'.$S$23];4;0)" office:value-type="string" office:string-value="Coccodrilli (13)" calcext:value-type="string">
            <text:p>Coccodrilli (13)</text:p>
          </table:table-cell>
          <table:table-cell table:style-name="ce548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74" table:formula="of:=VLOOKUP(ROW()-19;[$'Classifiche Gironi'.$A$20:$'Classifiche Gironi'.$S$23];6;0)" office:value-type="float" office:value="1" calcext:value-type="float">
            <text:p>1</text:p>
          </table:table-cell>
          <table:table-cell table:style-name="ce587" table:formula="of:=VLOOKUP(ROW()-19;[$'Classifiche Gironi'.$A$20:$'Classifiche Gironi'.$S$23];7;0)" office:value-type="float" office:value="2" calcext:value-type="float">
            <text:p>2</text:p>
          </table:table-cell>
          <table:table-cell table:style-name="ce592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92" table:formula="of:=VLOOKUP(ROW()-19;[$'Classifiche Gironi'.$A$20:$'Classifiche Gironi'.$S$23];9;0)" office:value-type="float" office:value="4" calcext:value-type="float">
            <text:p>4</text:p>
          </table:table-cell>
          <table:table-cell table:style-name="ce592" table:formula="of:=VLOOKUP(ROW()-19;[$'Classifiche Gironi'.$A$20:$'Classifiche Gironi'.$S$23];10;0)" office:value-type="float" office:value="171" calcext:value-type="float">
            <text:p>171</text:p>
          </table:table-cell>
          <table:table-cell table:style-name="ce592" table:formula="of:=VLOOKUP(ROW()-19;[$'Classifiche Gironi'.$A$20:$'Classifiche Gironi'.$S$23];11;0)" office:value-type="float" office:value="161" calcext:value-type="float">
            <text:p>161</text:p>
          </table:table-cell>
          <table:table-cell table:style-name="ce605" table:formula="of:=VLOOKUP(ROW()-19;[$'Classifiche Gironi'.$A$20:$'Classifiche Gironi'.$S$23];12;0)" office:value-type="float" office:value="10" calcext:value-type="float">
            <text:p>+1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8</text:p>
          </table:table-cell>
          <table:table-cell table:style-name="ce495"/>
          <table:table-cell table:style-name="ce657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pagn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3" calcext:value-type="float">
            <text:p>6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1" office:value-type="string" calcext:value-type="string">
            <text:p>Ven</text:p>
          </table:table-cell>
          <table:table-cell table:style-name="ce431" office:value-type="string" calcext:value-type="string">
            <text:p>17 Giu</text:p>
          </table:table-cell>
          <table:table-cell table:style-name="ce443" office:value-type="time" office:time-value="PT15H00M00S" calcext:value-type="time">
            <text:p>15:00</text:p>
          </table:table-cell>
          <table:table-cell table:style-name="ce455" office:value-type="string" calcext:value-type="string">
            <text:p>Italia</text:p>
          </table:table-cell>
          <table:table-cell table:style-name="ce464"/>
          <table:table-cell table:style-name="ce471" office:value-type="float" office:value="1" calcext:value-type="float">
            <text:p>1</text:p>
          </table:table-cell>
          <table:table-cell table:style-name="ce471" office:value-type="float" office:value="0" calcext:value-type="float">
            <text:p>0</text:p>
          </table:table-cell>
          <table:table-cell table:style-name="ce477"/>
          <table:table-cell table:style-name="ce484" office:value-type="string" calcext:value-type="string">
            <text:p>Svezi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15" table:formula="of:=VLOOKUP(ROW()-19;[$'Classifiche Gironi'.$A$20:$'Classifiche Gironi'.$S$23];4;0)" office:value-type="string" office:string-value="Falchi (16)" calcext:value-type="string">
            <text:p>Falchi (16)</text:p>
          </table:table-cell>
          <table:table-cell table:style-name="ce549" table:formula="of:=VLOOKUP(ROW()-19;[$'Classifiche Gironi'.$A$20:$'Classifiche Gironi'.$S$23];5;0)" office:value-type="float" office:value="3" calcext:value-type="float">
            <text:p>3</text:p>
          </table:table-cell>
          <table:table-cell table:style-name="ce575" table:formula="of:=VLOOKUP(ROW()-19;[$'Classifiche Gironi'.$A$20:$'Classifiche Gironi'.$S$23];6;0)" office:value-type="float" office:value="1" calcext:value-type="float">
            <text:p>1</text:p>
          </table:table-cell>
          <table:table-cell table:style-name="ce587" table:formula="of:=VLOOKUP(ROW()-19;[$'Classifiche Gironi'.$A$20:$'Classifiche Gironi'.$S$23];7;0)" office:value-type="float" office:value="2" calcext:value-type="float">
            <text:p>2</text:p>
          </table:table-cell>
          <table:table-cell table:style-name="ce592" table:formula="of:=VLOOKUP(ROW()-19;[$'Classifiche Gironi'.$A$20:$'Classifiche Gironi'.$S$23];8;0)" office:value-type="float" office:value="0" calcext:value-type="float">
            <text:p>0</text:p>
          </table:table-cell>
          <table:table-cell table:style-name="ce592" table:formula="of:=VLOOKUP(ROW()-19;[$'Classifiche Gironi'.$A$20:$'Classifiche Gironi'.$S$23];9;0)" office:value-type="float" office:value="4" calcext:value-type="float">
            <text:p>4</text:p>
          </table:table-cell>
          <table:table-cell table:style-name="ce592" table:formula="of:=VLOOKUP(ROW()-19;[$'Classifiche Gironi'.$A$20:$'Classifiche Gironi'.$S$23];10;0)" office:value-type="float" office:value="173" calcext:value-type="float">
            <text:p>173</text:p>
          </table:table-cell>
          <table:table-cell table:style-name="ce592" table:formula="of:=VLOOKUP(ROW()-19;[$'Classifiche Gironi'.$A$20:$'Classifiche Gironi'.$S$23];11;0)" office:value-type="float" office:value="209" calcext:value-type="float">
            <text:p>209</text:p>
          </table:table-cell>
          <table:table-cell table:style-name="ce605" table:formula="of:=VLOOKUP(ROW()-19;[$'Classifiche Gironi'.$A$20:$'Classifiche Gironi'.$S$23];12;0)" office:value-type="float" office:value="-36" calcext:value-type="float">
            <text:p>-36</text:p>
          </table:table-cell>
          <table:table-cell table:style-name="ce621"/>
          <table:table-cell table:style-name="ce625"/>
          <table:table-cell table:style-name="ce632" office:value-type="float" office:value="53" calcext:value-type="float" table:number-columns-spanned="1" table:number-rows-spanned="2">
            <text:p>53</text:p>
          </table:table-cell>
          <table:table-cell table:style-name="ce638" table:formula="of:=[.L40]" office:value-type="string" office:string-value="Scorpioni (30)" calcext:value-type="string">
            <text:p>Scorpioni (30)</text:p>
          </table:table-cell>
          <table:table-cell table:style-name="ce653"/>
          <table:table-cell table:style-name="ce658" office:value-type="string" calcext:value-type="string">
            <text:p>1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Cec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Ven</text:p>
          </table:table-cell>
          <table:table-cell table:style-name="ce430" office:value-type="string" calcext:value-type="string">
            <text:p>17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Rep. Ceca</text:p>
          </table:table-cell>
          <table:table-cell table:style-name="ce461"/>
          <table:table-cell table:number-columns-repeated="2"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Croaz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16" office:value-type="string" calcext:value-type="string">
            <text:p>Gruppo E</text:p>
          </table:table-cell>
          <table:table-cell table:style-name="ce550" office:value-type="string" calcext:value-type="string">
            <text:p>G</text:p>
          </table:table-cell>
          <table:table-cell table:style-name="ce576" office:value-type="string" calcext:value-type="string">
            <text:p>V</text:p>
          </table:table-cell>
          <table:table-cell table:style-name="ce576" office:value-type="string" calcext:value-type="string">
            <text:p>P</text:p>
          </table:table-cell>
          <table:table-cell table:style-name="ce576" office:value-type="string" calcext:value-type="string">
            <text:p>F</text:p>
          </table:table-cell>
          <table:table-cell table:style-name="ce576" office:value-type="string" calcext:value-type="string">
            <text:p>PC</text:p>
          </table:table-cell>
          <table:table-cell table:style-name="ce576" office:value-type="string" calcext:value-type="string">
            <text:p>PGF</text:p>
          </table:table-cell>
          <table:table-cell table:style-name="ce576" office:value-type="string" calcext:value-type="string">
            <text:p>PGS</text:p>
          </table:table-cell>
          <table:table-cell table:style-name="ce606" office:value-type="string" calcext:value-type="string">
            <text:p>DPG</text:p>
          </table:table-cell>
          <table:table-cell table:style-name="ce621"/>
          <table:table-cell table:style-name="ce625"/>
          <table:covered-table-cell table:style-name="ce633"/>
          <table:table-cell table:style-name="ce642" table:formula="of:=[.L31]" office:value-type="string" office:string-value="Gabbiani (22)" calcext:value-type="string">
            <text:p>Gabbiani (22)</text:p>
          </table:table-cell>
          <table:table-cell table:style-name="ce654"/>
          <table:table-cell table:style-name="ce659" office:value-type="string" calcext:value-type="string">
            <text:p>2F</text:p>
          </table:table-cell>
          <table:table-cell table:style-name="ce626"/>
          <table:table-cell table:style-name="ce631" office:value-type="string" calcext:value-type="string">
            <text:p>02 Lug <text:s/>h. 21</text:p>
          </table:table-cell>
          <table:table-cell table:style-name="ce626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6" office:value-type="string" calcext:value-type="string">
            <text:p>Gruppo E</text:p>
          </table:table-cell>
          <table:table-cell table:style-name="ce712" office:value-type="string" calcext:value-type="string">
            <text:p>G</text:p>
          </table:table-cell>
          <table:table-cell table:style-name="ce706" office:value-type="string" calcext:value-type="string">
            <text:p>V</text:p>
          </table:table-cell>
          <table:table-cell table:style-name="ce706" office:value-type="string" calcext:value-type="string">
            <text:p>N</text:p>
          </table:table-cell>
          <table:table-cell table:style-name="ce706" office:value-type="string" calcext:value-type="string">
            <text:p>P</text:p>
          </table:table-cell>
          <table:table-cell table:style-name="ce706" office:value-type="string" calcext:value-type="string">
            <text:p>GF</text:p>
          </table:table-cell>
          <table:table-cell table:style-name="ce706" office:value-type="string" calcext:value-type="string">
            <text:p>GS</text:p>
          </table:table-cell>
          <table:table-cell table:style-name="ce706"/>
          <table:table-cell table:style-name="ce706" office:value-type="string" calcext:value-type="string">
            <text:p>P.ti</text:p>
          </table:table-cell>
          <table:table-cell table:style-name="ce706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Ven</text:p>
          </table:table-cell>
          <table:table-cell table:style-name="ce430" office:value-type="string" calcext:value-type="string">
            <text:p>17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pagna</text:p>
          </table:table-cell>
          <table:table-cell table:style-name="ce461"/>
          <table:table-cell table:style-name="ce469" office:value-type="float" office:value="3" calcext:value-type="float">
            <text:p>3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Turch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17" table:formula="of:=VLOOKUP(ROW()-24;[$'Classifiche Gironi'.$A$26:$'Classifiche Gironi'.$S$29];4;0)" office:value-type="string" office:string-value="Cinghiali (20)" calcext:value-type="string">
            <text:p>Cinghiali (20)</text:p>
          </table:table-cell>
          <table:table-cell table:style-name="ce551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51" table:formula="of:=VLOOKUP(ROW()-24;[$'Classifiche Gironi'.$A$26:$'Classifiche Gironi'.$S$29];6;0)" office:value-type="float" office:value="3" calcext:value-type="float">
            <text:p>3</text:p>
          </table:table-cell>
          <table:table-cell table:style-name="ce551" table:formula="of:=VLOOKUP(ROW()-24;[$'Classifiche Gironi'.$A$26:$'Classifiche Gironi'.$S$29];7;0)" office:value-type="float" office:value="0" calcext:value-type="float">
            <text:p>0</text:p>
          </table:table-cell>
          <table:table-cell table:style-name="ce551" table:formula="of:=VLOOKUP(ROW()-24;[$'Classifiche Gironi'.$A$26:$'Classifiche Gironi'.$S$29];8;0)" office:value-type="float" office:value="0" calcext:value-type="float">
            <text:p>0</text:p>
          </table:table-cell>
          <table:table-cell table:style-name="ce551" table:formula="of:=VLOOKUP(ROW()-24;[$'Classifiche Gironi'.$A$26:$'Classifiche Gironi'.$S$29];9;0)" office:value-type="float" office:value="6" calcext:value-type="float">
            <text:p>6</text:p>
          </table:table-cell>
          <table:table-cell table:style-name="ce551" table:formula="of:=VLOOKUP(ROW()-24;[$'Classifiche Gironi'.$A$26:$'Classifiche Gironi'.$S$29];10;0)" office:value-type="float" office:value="122" calcext:value-type="float">
            <text:p>122</text:p>
          </table:table-cell>
          <table:table-cell table:style-name="ce551" table:formula="of:=VLOOKUP(ROW()-24;[$'Classifiche Gironi'.$A$26:$'Classifiche Gironi'.$S$29];11;0)" office:value-type="float" office:value="42" calcext:value-type="float">
            <text:p>42</text:p>
          </table:table-cell>
          <table:table-cell table:style-name="ce607" table:formula="of:=VLOOKUP(ROW()-24;[$'Classifiche Gironi'.$A$26:$'Classifiche Gironi'.$S$29];12;0)" office:value-type="float" office:value="80" calcext:value-type="float">
            <text:p>+80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office:value-type="float" office:value="59" calcext:value-type="float" table:number-columns-spanned="1" table:number-rows-spanned="2">
            <text:p>59</text:p>
          </table:table-cell>
          <table:table-cell table:style-name="ce667" table:formula="of:=IF([.Y23]&amp;[.Y24]=&quot;&quot;;&quot;Vincente 53&quot;;IF([.Y23]&gt;[.Y24];[.X23];[.X24]))" office:value-type="string" office:string-value="Vincente 53" calcext:value-type="string">
            <text:p>Vincente 53</text:p>
          </table:table-cell>
          <table:table-cell table:style-name="ce677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tal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15H00M00S" calcext:value-type="time">
            <text:p>15:00</text:p>
          </table:table-cell>
          <table:table-cell table:style-name="ce451" office:value-type="string" calcext:value-type="string">
            <text:p>Belgio</text:p>
          </table:table-cell>
          <table:table-cell table:style-name="ce461"/>
          <table:table-cell table:style-name="ce469" office:value-type="float" office:value="3" calcext:value-type="float">
            <text:p>3</text:p>
          </table:table-cell>
          <table:table-cell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Rep. d'Irlanda</text:p>
          </table:table-cell>
          <table:table-cell table:style-name="ce492" office:value-type="string" calcext:value-type="string">
            <text:p>E</text:p>
          </table:table-cell>
          <table:table-cell table:style-name="ce496"/>
          <table:table-cell table:style-name="ce518" table:formula="of:=VLOOKUP(ROW()-24;[$'Classifiche Gironi'.$A$26:$'Classifiche Gironi'.$S$29];4;0)" office:value-type="string" office:string-value="Bufali (18)" calcext:value-type="string">
            <text:p>Bufali (18)</text:p>
          </table:table-cell>
          <table:table-cell table:style-name="ce552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77" table:formula="of:=VLOOKUP(ROW()-24;[$'Classifiche Gironi'.$A$26:$'Classifiche Gironi'.$S$29];6;0)" office:value-type="float" office:value="2" calcext:value-type="float">
            <text:p>2</text:p>
          </table:table-cell>
          <table:table-cell table:style-name="ce577" table:formula="of:=VLOOKUP(ROW()-24;[$'Classifiche Gironi'.$A$26:$'Classifiche Gironi'.$S$29];7;0)" office:value-type="float" office:value="0" calcext:value-type="float">
            <text:p>0</text:p>
          </table:table-cell>
          <table:table-cell table:style-name="ce577" table:formula="of:=VLOOKUP(ROW()-24;[$'Classifiche Gironi'.$A$26:$'Classifiche Gironi'.$S$29];8;0)" office:value-type="float" office:value="1" calcext:value-type="float">
            <text:p>1</text:p>
          </table:table-cell>
          <table:table-cell table:style-name="ce577" table:formula="of:=VLOOKUP(ROW()-24;[$'Classifiche Gironi'.$A$26:$'Classifiche Gironi'.$S$29];9;0)" office:value-type="float" office:value="4" calcext:value-type="float">
            <text:p>4</text:p>
          </table:table-cell>
          <table:table-cell table:style-name="ce577" table:formula="of:=VLOOKUP(ROW()-24;[$'Classifiche Gironi'.$A$26:$'Classifiche Gironi'.$S$29];10;0)" office:value-type="float" office:value="163" calcext:value-type="float">
            <text:p>163</text:p>
          </table:table-cell>
          <table:table-cell table:style-name="ce577" table:formula="of:=VLOOKUP(ROW()-24;[$'Classifiche Gironi'.$A$26:$'Classifiche Gironi'.$S$29];11;0)" office:value-type="float" office:value="155" calcext:value-type="float">
            <text:p>155</text:p>
          </table:table-cell>
          <table:table-cell table:style-name="ce608" table:formula="of:=VLOOKUP(ROW()-24;[$'Classifiche Gironi'.$A$26:$'Classifiche Gironi'.$S$29];12;0)" office:value-type="float" office:value="8" calcext:value-type="float">
            <text:p>+8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18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1" table:formula="of:=IF([.Y27]&amp;[.Y28]=&quot;&quot;;&quot;Vincente 54&quot;;IF([.Y27]&gt;[.Y28];[.X27];[.X28]))" office:value-type="string" office:string-value="Vincente 54" calcext:value-type="string">
            <text:p>Vincente 54</text:p>
          </table:table-cell>
          <table:table-cell table:style-name="ce678"/>
          <table:table-cell table:style-name="ce681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700" table:number-columns-repeated="13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Islanda</text:p>
          </table:table-cell>
          <table:table-cell table:style-name="ce461"/>
          <table:table-cell table:number-columns-repeated="2"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Unghe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9" table:formula="of:=VLOOKUP(ROW()-24;[$'Classifiche Gironi'.$A$26:$'Classifiche Gironi'.$S$29];4;0)" office:value-type="string" office:string-value="Bisonti (17)" calcext:value-type="string">
            <text:p>Bisonti (17)</text:p>
          </table:table-cell>
          <table:table-cell table:style-name="ce553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78" table:formula="of:=VLOOKUP(ROW()-24;[$'Classifiche Gironi'.$A$26:$'Classifiche Gironi'.$S$29];6;0)" office:value-type="float" office:value="1" calcext:value-type="float">
            <text:p>1</text:p>
          </table:table-cell>
          <table:table-cell table:style-name="ce588" table:formula="of:=VLOOKUP(ROW()-24;[$'Classifiche Gironi'.$A$26:$'Classifiche Gironi'.$S$29];7;0)" office:value-type="float" office:value="2" calcext:value-type="float">
            <text:p>2</text:p>
          </table:table-cell>
          <table:table-cell table:style-name="ce593" table:formula="of:=VLOOKUP(ROW()-24;[$'Classifiche Gironi'.$A$26:$'Classifiche Gironi'.$S$29];8;0)" office:value-type="float" office:value="0" calcext:value-type="float">
            <text:p>0</text:p>
          </table:table-cell>
          <table:table-cell table:style-name="ce593" table:formula="of:=VLOOKUP(ROW()-24;[$'Classifiche Gironi'.$A$26:$'Classifiche Gironi'.$S$29];9;0)" office:value-type="float" office:value="4" calcext:value-type="float">
            <text:p>4</text:p>
          </table:table-cell>
          <table:table-cell table:style-name="ce593" table:formula="of:=VLOOKUP(ROW()-24;[$'Classifiche Gironi'.$A$26:$'Classifiche Gironi'.$S$29];10;0)" office:value-type="float" office:value="148" calcext:value-type="float">
            <text:p>148</text:p>
          </table:table-cell>
          <table:table-cell table:style-name="ce593" table:formula="of:=VLOOKUP(ROW()-24;[$'Classifiche Gironi'.$A$26:$'Classifiche Gironi'.$S$29];11;0)" office:value-type="float" office:value="179" calcext:value-type="float">
            <text:p>179</text:p>
          </table:table-cell>
          <table:table-cell table:style-name="ce609" table:formula="of:=VLOOKUP(ROW()-24;[$'Classifiche Gironi'.$A$26:$'Classifiche Gironi'.$S$29];12;0)" office:value-type="float" office:value="-31" calcext:value-type="float">
            <text:p>-31</text:p>
          </table:table-cell>
          <table:table-cell table:style-name="ce621"/>
          <table:table-cell table:style-name="ce625"/>
          <table:table-cell table:style-name="ce632" office:value-type="float" office:value="54" calcext:value-type="float" table:number-columns-spanned="1" table:number-rows-spanned="2">
            <text:p>54</text:p>
          </table:table-cell>
          <table:table-cell table:style-name="ce643" table:formula="of:=[.L35]" office:value-type="string" office:string-value="Istrici (25)" calcext:value-type="string">
            <text:p>Istrici (25)</text:p>
          </table:table-cell>
          <table:table-cell table:style-name="ce653"/>
          <table:table-cell table:style-name="ce661" office:value-type="string" calcext:value-type="string">
            <text:p>1G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ez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0.9998" calcext:value-type="float">
            <text:p>1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Sab</text:p>
          </table:table-cell>
          <table:table-cell table:style-name="ce430" office:value-type="string" calcext:value-type="string">
            <text:p>18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Portogallo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Aust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19" table:formula="of:=VLOOKUP(ROW()-24;[$'Classifiche Gironi'.$A$26:$'Classifiche Gironi'.$S$29];4;0)" office:value-type="string" office:string-value="Cervi (19)" calcext:value-type="string">
            <text:p>Cervi (19)</text:p>
          </table:table-cell>
          <table:table-cell table:style-name="ce554" table:formula="of:=VLOOKUP(ROW()-24;[$'Classifiche Gironi'.$A$26:$'Classifiche Gironi'.$S$29];5;0)" office:value-type="float" office:value="3" calcext:value-type="float">
            <text:p>3</text:p>
          </table:table-cell>
          <table:table-cell table:style-name="ce579" table:formula="of:=VLOOKUP(ROW()-24;[$'Classifiche Gironi'.$A$26:$'Classifiche Gironi'.$S$29];6;0)" office:value-type="float" office:value="0" calcext:value-type="float">
            <text:p>0</text:p>
          </table:table-cell>
          <table:table-cell table:style-name="ce588" table:formula="of:=VLOOKUP(ROW()-24;[$'Classifiche Gironi'.$A$26:$'Classifiche Gironi'.$S$29];7;0)" office:value-type="float" office:value="1" calcext:value-type="float">
            <text:p>1</text:p>
          </table:table-cell>
          <table:table-cell table:style-name="ce593" table:formula="of:=VLOOKUP(ROW()-24;[$'Classifiche Gironi'.$A$26:$'Classifiche Gironi'.$S$29];8;0)" office:value-type="float" office:value="2" calcext:value-type="float">
            <text:p>2</text:p>
          </table:table-cell>
          <table:table-cell table:style-name="ce593" table:formula="of:=VLOOKUP(ROW()-24;[$'Classifiche Gironi'.$A$26:$'Classifiche Gironi'.$S$29];9;0)" office:value-type="float" office:value="1" calcext:value-type="float">
            <text:p>1</text:p>
          </table:table-cell>
          <table:table-cell table:style-name="ce593" table:formula="of:=VLOOKUP(ROW()-24;[$'Classifiche Gironi'.$A$26:$'Classifiche Gironi'.$S$29];10;0)" office:value-type="float" office:value="49" calcext:value-type="float">
            <text:p>49</text:p>
          </table:table-cell>
          <table:table-cell table:style-name="ce593" table:formula="of:=VLOOKUP(ROW()-24;[$'Classifiche Gironi'.$A$26:$'Classifiche Gironi'.$S$29];11;0)" office:value-type="float" office:value="106" calcext:value-type="float">
            <text:p>106</text:p>
          </table:table-cell>
          <table:table-cell table:style-name="ce609" table:formula="of:=VLOOKUP(ROW()-24;[$'Classifiche Gironi'.$A$26:$'Classifiche Gironi'.$S$29];12;0)" office:value-type="float" office:value="-57" calcext:value-type="float">
            <text:p>-57</text:p>
          </table:table-cell>
          <table:table-cell table:style-name="ce621"/>
          <table:table-cell table:style-name="ce625"/>
          <table:covered-table-cell table:style-name="ce633"/>
          <table:table-cell table:style-name="ce644" table:formula="of:=[.L26]" office:value-type="string" office:string-value="Bufali (18)" calcext:value-type="string">
            <text:p>Bufali (18)</text:p>
          </table:table-cell>
          <table:table-cell table:style-name="ce654"/>
          <table:table-cell table:style-name="ce658" office:value-type="string" calcext:value-type="string">
            <text:p>2E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7 Lug <text:s/>h. 21</text:p>
          </table:table-cell>
          <table:table-cell table:style-name="ce626"/>
          <table:table-cell table:style-name="ce655"/>
          <table:table-cell table:style-name="ce660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d'Irland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.9998" calcext:value-type="float">
            <text:p>3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9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oman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Alban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20" office:value-type="string" calcext:value-type="string">
            <text:p>Gruppo F</text:p>
          </table:table-cell>
          <table:table-cell table:style-name="ce555" office:value-type="string" calcext:value-type="string">
            <text:p>G</text:p>
          </table:table-cell>
          <table:table-cell table:style-name="ce555" office:value-type="string" calcext:value-type="string">
            <text:p>V</text:p>
          </table:table-cell>
          <table:table-cell table:style-name="ce555" office:value-type="string" calcext:value-type="string">
            <text:p>P</text:p>
          </table:table-cell>
          <table:table-cell table:style-name="ce555" office:value-type="string" calcext:value-type="string">
            <text:p>F</text:p>
          </table:table-cell>
          <table:table-cell table:style-name="ce555" office:value-type="string" calcext:value-type="string">
            <text:p>PC</text:p>
          </table:table-cell>
          <table:table-cell table:style-name="ce555" office:value-type="string" calcext:value-type="string">
            <text:p>PGF</text:p>
          </table:table-cell>
          <table:table-cell table:style-name="ce555" office:value-type="string" calcext:value-type="string">
            <text:p>PGS</text:p>
          </table:table-cell>
          <table:table-cell table:style-name="ce61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84" office:value-type="float" office:value="62" calcext:value-type="float" table:number-columns-spanned="1" table:number-rows-spanned="2">
            <text:p>62</text:p>
          </table:table-cell>
          <table:table-cell table:style-name="ce667" table:formula="of:=IF([.AD25]&amp;[.AD26]=&quot;&quot;;&quot;Vincente 59&quot;;IF([.AD25]&gt;[.AD26];[.AC25];[.AC26]))" office:value-type="string" office:string-value="Vincente 59" calcext:value-type="string">
            <text:p>Vincente 59</text:p>
          </table:table-cell>
          <table:table-cell table:style-name="ce691"/>
          <table:table-cell table:style-name="ce682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7" office:value-type="string" calcext:value-type="string">
            <text:p>Gruppo F</text:p>
          </table:table-cell>
          <table:table-cell table:style-name="ce707" office:value-type="string" calcext:value-type="string">
            <text:p>G</text:p>
          </table:table-cell>
          <table:table-cell table:style-name="ce707" office:value-type="string" calcext:value-type="string">
            <text:p>V</text:p>
          </table:table-cell>
          <table:table-cell table:style-name="ce707" office:value-type="string" calcext:value-type="string">
            <text:p>N</text:p>
          </table:table-cell>
          <table:table-cell table:style-name="ce707" office:value-type="string" calcext:value-type="string">
            <text:p>P</text:p>
          </table:table-cell>
          <table:table-cell table:style-name="ce707" office:value-type="string" calcext:value-type="string">
            <text:p>GF</text:p>
          </table:table-cell>
          <table:table-cell table:style-name="ce707" office:value-type="string" calcext:value-type="string">
            <text:p>GS</text:p>
          </table:table-cell>
          <table:table-cell table:style-name="ce707"/>
          <table:table-cell table:style-name="ce707" office:value-type="string" calcext:value-type="string">
            <text:p>P.ti</text:p>
          </table:table-cell>
          <table:table-cell table:style-name="ce707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Dom</text:p>
          </table:table-cell>
          <table:table-cell table:style-name="ce430" office:value-type="string" calcext:value-type="string">
            <text:p>19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vizzer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Francia</text:p>
          </table:table-cell>
          <table:table-cell table:style-name="ce492" office:value-type="string" calcext:value-type="string">
            <text:p>A</text:p>
          </table:table-cell>
          <table:table-cell table:style-name="ce496"/>
          <table:table-cell table:style-name="ce521" table:formula="of:=VLOOKUP(ROW()-29;[$'Classifiche Gironi'.$A$32:$'Classifiche Gironi'.$S$35];4;0)" office:value-type="string" office:string-value="Balene (21)" calcext:value-type="string">
            <text:p>Balene (21)</text:p>
          </table:table-cell>
          <table:table-cell table:style-name="ce556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56" table:formula="of:=VLOOKUP(ROW()-29;[$'Classifiche Gironi'.$A$32:$'Classifiche Gironi'.$S$35];6;0)" office:value-type="float" office:value="3" calcext:value-type="float">
            <text:p>3</text:p>
          </table:table-cell>
          <table:table-cell table:style-name="ce556" table:formula="of:=VLOOKUP(ROW()-29;[$'Classifiche Gironi'.$A$32:$'Classifiche Gironi'.$S$35];7;0)" office:value-type="float" office:value="0" calcext:value-type="float">
            <text:p>0</text:p>
          </table:table-cell>
          <table:table-cell table:style-name="ce556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56" table:formula="of:=VLOOKUP(ROW()-29;[$'Classifiche Gironi'.$A$32:$'Classifiche Gironi'.$S$35];9;0)" office:value-type="float" office:value="6" calcext:value-type="float">
            <text:p>6</text:p>
          </table:table-cell>
          <table:table-cell table:style-name="ce556" table:formula="of:=VLOOKUP(ROW()-29;[$'Classifiche Gironi'.$A$32:$'Classifiche Gironi'.$S$35];10;0)" office:value-type="float" office:value="149" calcext:value-type="float">
            <text:p>149</text:p>
          </table:table-cell>
          <table:table-cell table:style-name="ce556" table:formula="of:=VLOOKUP(ROW()-29;[$'Classifiche Gironi'.$A$32:$'Classifiche Gironi'.$S$35];11;0)" office:value-type="float" office:value="88" calcext:value-type="float">
            <text:p>88</text:p>
          </table:table-cell>
          <table:table-cell table:style-name="ce611" table:formula="of:=VLOOKUP(ROW()-29;[$'Classifiche Gironi'.$A$32:$'Classifiche Gironi'.$S$35];12;0)" office:value-type="float" office:value="61" calcext:value-type="float">
            <text:p>+61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5</text:p>
          </table:table-cell>
          <table:table-cell table:style-name="ce495"/>
          <table:table-cell table:style-name="ce656"/>
          <table:table-cell table:style-name="ce658"/>
          <table:table-cell table:style-name="ce626" table:number-columns-repeated="3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8" table:formula="of:=IF([.AD33]&amp;[.AD34]=&quot;&quot;;&quot;Vincente 60&quot;;IF([.AD33]&gt;[.AD34];[.AC33];[.AC34]))" office:value-type="string" office:string-value="Vincente 60" calcext:value-type="string">
            <text:p>Vincente 60</text:p>
          </table:table-cell>
          <table:table-cell table:style-name="ce692"/>
          <table:table-cell table:style-name="ce693" table:number-columns-repeated="2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rtogall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20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ussi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3" calcext:value-type="float">
            <text:p>3</text:p>
          </table:table-cell>
          <table:table-cell table:style-name="ce476"/>
          <table:table-cell table:style-name="ce481" office:value-type="string" calcext:value-type="string">
            <text:p>Galles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22" table:formula="of:=VLOOKUP(ROW()-29;[$'Classifiche Gironi'.$A$32:$'Classifiche Gironi'.$S$35];4;0)" office:value-type="string" office:string-value="Gabbiani (22)" calcext:value-type="string">
            <text:p>Gabbiani (22)</text:p>
          </table:table-cell>
          <table:table-cell table:style-name="ce557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57" table:formula="of:=VLOOKUP(ROW()-29;[$'Classifiche Gironi'.$A$32:$'Classifiche Gironi'.$S$35];6;0)" office:value-type="float" office:value="2" calcext:value-type="float">
            <text:p>2</text:p>
          </table:table-cell>
          <table:table-cell table:style-name="ce557" table:formula="of:=VLOOKUP(ROW()-29;[$'Classifiche Gironi'.$A$32:$'Classifiche Gironi'.$S$35];7;0)" office:value-type="float" office:value="1" calcext:value-type="float">
            <text:p>1</text:p>
          </table:table-cell>
          <table:table-cell table:style-name="ce557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57" table:formula="of:=VLOOKUP(ROW()-29;[$'Classifiche Gironi'.$A$32:$'Classifiche Gironi'.$S$35];9;0)" office:value-type="float" office:value="5" calcext:value-type="float">
            <text:p>5</text:p>
          </table:table-cell>
          <table:table-cell table:style-name="ce557" table:formula="of:=VLOOKUP(ROW()-29;[$'Classifiche Gironi'.$A$32:$'Classifiche Gironi'.$S$35];10;0)" office:value-type="float" office:value="176" calcext:value-type="float">
            <text:p>176</text:p>
          </table:table-cell>
          <table:table-cell table:style-name="ce557" table:formula="of:=VLOOKUP(ROW()-29;[$'Classifiche Gironi'.$A$32:$'Classifiche Gironi'.$S$35];11;0)" office:value-type="float" office:value="134" calcext:value-type="float">
            <text:p>134</text:p>
          </table:table-cell>
          <table:table-cell table:style-name="ce612" table:formula="of:=VLOOKUP(ROW()-29;[$'Classifiche Gironi'.$A$32:$'Classifiche Gironi'.$S$35];12;0)" office:value-type="float" office:value="42" calcext:value-type="float">
            <text:p>+42</text:p>
          </table:table-cell>
          <table:table-cell table:style-name="ce621"/>
          <table:table-cell table:style-name="ce625"/>
          <table:table-cell table:style-name="ce632" office:value-type="float" office:value="55" calcext:value-type="float" table:number-columns-spanned="1" table:number-rows-spanned="2">
            <text:p>55</text:p>
          </table:table-cell>
          <table:table-cell table:style-name="ce638" table:formula="of:=[.L20]" office:value-type="string" office:string-value="Pitoni (14)" calcext:value-type="string">
            <text:p>Pitoni (14)</text:p>
          </table:table-cell>
          <table:table-cell table:style-name="ce653"/>
          <table:table-cell table:style-name="ce658" office:value-type="string" calcext:value-type="string">
            <text:p>1D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Lun</text:p>
          </table:table-cell>
          <table:table-cell table:style-name="ce430" office:value-type="string" calcext:value-type="string">
            <text:p>20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Slovacchia</text:p>
          </table:table-cell>
          <table:table-cell table:style-name="ce461"/>
          <table:table-cell table:number-columns-repeated="2" table:style-name="ce469" office:value-type="float" office:value="0" calcext:value-type="float">
            <text:p>0</text:p>
          </table:table-cell>
          <table:table-cell table:style-name="ce476"/>
          <table:table-cell table:style-name="ce481" office:value-type="string" calcext:value-type="string">
            <text:p>Inghilterra</text:p>
          </table:table-cell>
          <table:table-cell table:style-name="ce492" office:value-type="string" calcext:value-type="string">
            <text:p>B</text:p>
          </table:table-cell>
          <table:table-cell table:style-name="ce496"/>
          <table:table-cell table:style-name="ce523" table:formula="of:=VLOOKUP(ROW()-29;[$'Classifiche Gironi'.$A$32:$'Classifiche Gironi'.$S$35];4;0)" office:value-type="string" office:string-value="Delfini (23)" calcext:value-type="string">
            <text:p>Delfini (23)</text:p>
          </table:table-cell>
          <table:table-cell table:style-name="ce558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6;0)" office:value-type="float" office:value="1" calcext:value-type="float">
            <text:p>1</text:p>
          </table:table-cell>
          <table:table-cell table:style-name="ce580" table:formula="of:=VLOOKUP(ROW()-29;[$'Classifiche Gironi'.$A$32:$'Classifiche Gironi'.$S$35];7;0)" office:value-type="float" office:value="2" calcext:value-type="float">
            <text:p>2</text:p>
          </table:table-cell>
          <table:table-cell table:style-name="ce580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80" table:formula="of:=VLOOKUP(ROW()-29;[$'Classifiche Gironi'.$A$32:$'Classifiche Gironi'.$S$35];9;0)" office:value-type="float" office:value="4" calcext:value-type="float">
            <text:p>4</text:p>
          </table:table-cell>
          <table:table-cell table:style-name="ce580" table:formula="of:=VLOOKUP(ROW()-29;[$'Classifiche Gironi'.$A$32:$'Classifiche Gironi'.$S$35];10;0)" office:value-type="float" office:value="134" calcext:value-type="float">
            <text:p>134</text:p>
          </table:table-cell>
          <table:table-cell table:style-name="ce580" table:formula="of:=VLOOKUP(ROW()-29;[$'Classifiche Gironi'.$A$32:$'Classifiche Gironi'.$S$35];11;0)" office:value-type="float" office:value="204" calcext:value-type="float">
            <text:p>204</text:p>
          </table:table-cell>
          <table:table-cell table:style-name="ce613" table:formula="of:=VLOOKUP(ROW()-29;[$'Classifiche Gironi'.$A$32:$'Classifiche Gironi'.$S$35];12;0)" office:value-type="float" office:value="-70" calcext:value-type="float">
            <text:p>-70</text:p>
          </table:table-cell>
          <table:table-cell table:style-name="ce621"/>
          <table:table-cell table:style-name="ce625"/>
          <table:covered-table-cell table:style-name="ce633"/>
          <table:table-cell table:style-name="ce645" table:formula="of:=[.L11]" office:value-type="string" office:string-value="Serval (8)" calcext:value-type="string">
            <text:p>Serval (8)</text:p>
          </table:table-cell>
          <table:table-cell table:style-name="ce654"/>
          <table:table-cell table:style-name="ce659" office:value-type="string" calcext:value-type="string">
            <text:p>2B</text:p>
          </table:table-cell>
          <table:table-cell table:style-name="ce626"/>
          <table:table-cell table:style-name="ce631" office:value-type="string" calcext:value-type="string">
            <text:p>03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ngher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5.0002" calcext:value-type="float">
            <text:p>5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Ucrain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Polo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23" table:formula="of:=VLOOKUP(ROW()-29;[$'Classifiche Gironi'.$A$32:$'Classifiche Gironi'.$S$35];4;0)" office:value-type="string" office:string-value="Fenicotteri (24)" calcext:value-type="string">
            <text:p>Fenicotteri (24)</text:p>
          </table:table-cell>
          <table:table-cell table:style-name="ce559" table:formula="of:=VLOOKUP(ROW()-29;[$'Classifiche Gironi'.$A$32:$'Classifiche Gironi'.$S$35];5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6;0)" office:value-type="float" office:value="0" calcext:value-type="float">
            <text:p>0</text:p>
          </table:table-cell>
          <table:table-cell table:style-name="ce580" table:formula="of:=VLOOKUP(ROW()-29;[$'Classifiche Gironi'.$A$32:$'Classifiche Gironi'.$S$35];7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8;0)" office:value-type="float" office:value="0" calcext:value-type="float">
            <text:p>0</text:p>
          </table:table-cell>
          <table:table-cell table:style-name="ce580" table:formula="of:=VLOOKUP(ROW()-29;[$'Classifiche Gironi'.$A$32:$'Classifiche Gironi'.$S$35];9;0)" office:value-type="float" office:value="3" calcext:value-type="float">
            <text:p>3</text:p>
          </table:table-cell>
          <table:table-cell table:style-name="ce580" table:formula="of:=VLOOKUP(ROW()-29;[$'Classifiche Gironi'.$A$32:$'Classifiche Gironi'.$S$35];10;0)" office:value-type="float" office:value="104" calcext:value-type="float">
            <text:p>104</text:p>
          </table:table-cell>
          <table:table-cell table:style-name="ce580" table:formula="of:=VLOOKUP(ROW()-29;[$'Classifiche Gironi'.$A$32:$'Classifiche Gironi'.$S$35];11;0)" office:value-type="float" office:value="137" calcext:value-type="float">
            <text:p>137</text:p>
          </table:table-cell>
          <table:table-cell table:style-name="ce613" table:formula="of:=VLOOKUP(ROW()-29;[$'Classifiche Gironi'.$A$32:$'Classifiche Gironi'.$S$35];12;0)" office:value-type="float" office:value="-33" calcext:value-type="float">
            <text:p>-33</text:p>
          </table:table-cell>
          <table:table-cell table:style-name="ce621"/>
          <table:table-cell table:style-name="ce625"/>
          <table:table-cell table:style-name="ce630"/>
          <table:table-cell table:style-name="ce495"/>
          <table:table-cell table:style-name="ce655"/>
          <table:table-cell table:style-name="ce662"/>
          <table:table-cell table:style-name="ce626"/>
          <table:table-cell table:style-name="ce665" office:value-type="float" office:value="60" calcext:value-type="float" table:number-columns-spanned="1" table:number-rows-spanned="2">
            <text:p>60</text:p>
          </table:table-cell>
          <table:table-cell table:style-name="ce667" table:formula="of:=IF([.Y31]&amp;[.Y32]=&quot;&quot;;&quot;Vincente 55&quot;;IF([.Y31]&gt;[.Y32];[.X31];[.X32]))" office:value-type="string" office:string-value="Vincente 55" calcext:value-type="string">
            <text:p>Vincente 55</text:p>
          </table:table-cell>
          <table:table-cell table:style-name="ce679"/>
          <table:table-cell table:style-name="ce682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s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Irland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Germania</text:p>
          </table:table-cell>
          <table:table-cell table:style-name="ce492" office:value-type="string" calcext:value-type="string">
            <text:p>C</text:p>
          </table:table-cell>
          <table:table-cell table:style-name="ce496"/>
          <table:table-cell table:style-name="ce524" office:value-type="string" calcext:value-type="string">
            <text:p>Gruppo G</text:p>
          </table:table-cell>
          <table:table-cell table:style-name="ce560" office:value-type="string" calcext:value-type="string">
            <text:p>G</text:p>
          </table:table-cell>
          <table:table-cell table:style-name="ce581" office:value-type="string" calcext:value-type="string">
            <text:p>V</text:p>
          </table:table-cell>
          <table:table-cell table:style-name="ce581" office:value-type="string" calcext:value-type="string">
            <text:p>P</text:p>
          </table:table-cell>
          <table:table-cell table:style-name="ce581" office:value-type="string" calcext:value-type="string">
            <text:p>F</text:p>
          </table:table-cell>
          <table:table-cell table:style-name="ce581" office:value-type="string" calcext:value-type="string">
            <text:p>PC</text:p>
          </table:table-cell>
          <table:table-cell table:style-name="ce581" office:value-type="string" calcext:value-type="string">
            <text:p>PGF</text:p>
          </table:table-cell>
          <table:table-cell table:style-name="ce581" office:value-type="string" calcext:value-type="string">
            <text:p>PGS</text:p>
          </table:table-cell>
          <table:table-cell table:style-name="ce581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21</text:p>
          </table:table-cell>
          <table:table-cell table:style-name="ce495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2" table:formula="of:=IF([.Y35]&amp;[.Y36]=&quot;&quot;;&quot;Vincente 56&quot;;IF([.Y35]&gt;[.Y36];[.X35];[.X36]))" office:value-type="string" office:string-value="Vincente 56" calcext:value-type="string">
            <text:p>Vincente 56</text:p>
          </table:table-cell>
          <table:table-cell table:style-name="ce680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8" office:value-type="string" calcext:value-type="string">
            <text:p>Gruppo Terze</text:p>
          </table:table-cell>
          <table:table-cell table:style-name="ce708" office:value-type="string" calcext:value-type="string">
            <text:p>G</text:p>
          </table:table-cell>
          <table:table-cell table:style-name="ce708" office:value-type="string" calcext:value-type="string">
            <text:p>V</text:p>
          </table:table-cell>
          <table:table-cell table:style-name="ce708" office:value-type="string" calcext:value-type="string">
            <text:p>N</text:p>
          </table:table-cell>
          <table:table-cell table:style-name="ce708" office:value-type="string" calcext:value-type="string">
            <text:p>P</text:p>
          </table:table-cell>
          <table:table-cell table:style-name="ce708" office:value-type="string" calcext:value-type="string">
            <text:p>GF</text:p>
          </table:table-cell>
          <table:table-cell table:style-name="ce708" office:value-type="string" calcext:value-type="string">
            <text:p>GS</text:p>
          </table:table-cell>
          <table:table-cell table:style-name="ce708"/>
          <table:table-cell table:style-name="ce708" office:value-type="string" calcext:value-type="string">
            <text:p>P.ti</text:p>
          </table:table-cell>
          <table:table-cell table:style-name="ce708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Rep. Ceca</text:p>
          </table:table-cell>
          <table:table-cell table:style-name="ce461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2" calcext:value-type="float">
            <text:p>2</text:p>
          </table:table-cell>
          <table:table-cell table:style-name="ce476"/>
          <table:table-cell table:style-name="ce481" office:value-type="string" calcext:value-type="string">
            <text:p>Turchi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21" table:formula="of:=VLOOKUP(ROW()-34;[$'Classifiche Gironi'.$A$38:$'Classifiche Gironi'.$S$41];4;0)" office:value-type="string" office:string-value="Istrici (25)" calcext:value-type="string">
            <text:p>Istrici (25)</text:p>
          </table:table-cell>
          <table:table-cell table:style-name="ce556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56" table:formula="of:=VLOOKUP(ROW()-34;[$'Classifiche Gironi'.$A$38:$'Classifiche Gironi'.$S$41];6;0)" office:value-type="float" office:value="3" calcext:value-type="float">
            <text:p>3</text:p>
          </table:table-cell>
          <table:table-cell table:style-name="ce556" table:formula="of:=VLOOKUP(ROW()-34;[$'Classifiche Gironi'.$A$38:$'Classifiche Gironi'.$S$41];7;0)" office:value-type="float" office:value="0" calcext:value-type="float">
            <text:p>0</text:p>
          </table:table-cell>
          <table:table-cell table:style-name="ce556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56" table:formula="of:=VLOOKUP(ROW()-34;[$'Classifiche Gironi'.$A$38:$'Classifiche Gironi'.$S$41];9;0)" office:value-type="float" office:value="6" calcext:value-type="float">
            <text:p>6</text:p>
          </table:table-cell>
          <table:table-cell table:style-name="ce556" table:formula="of:=VLOOKUP(ROW()-34;[$'Classifiche Gironi'.$A$38:$'Classifiche Gironi'.$S$41];10;0)" office:value-type="float" office:value="137" calcext:value-type="float">
            <text:p>137</text:p>
          </table:table-cell>
          <table:table-cell table:style-name="ce556" table:formula="of:=VLOOKUP(ROW()-34;[$'Classifiche Gironi'.$A$38:$'Classifiche Gironi'.$S$41];11;0)" office:value-type="float" office:value="122" calcext:value-type="float">
            <text:p>122</text:p>
          </table:table-cell>
          <table:table-cell table:style-name="ce556" table:formula="of:=VLOOKUP(ROW()-34;[$'Classifiche Gironi'.$A$38:$'Classifiche Gironi'.$S$41];12;0)" office:value-type="float" office:value="15" calcext:value-type="float">
            <text:p>15</text:p>
          </table:table-cell>
          <table:table-cell table:style-name="ce621" office:value-type="float" office:value="1" calcext:value-type="float">
            <text:p>1</text:p>
          </table:table-cell>
          <table:table-cell table:style-name="ce625"/>
          <table:table-cell table:style-name="ce632" office:value-type="float" office:value="56" calcext:value-type="float" table:number-columns-spanned="1" table:number-rows-spanned="2">
            <text:p>56</text:p>
          </table:table-cell>
          <table:table-cell table:style-name="ce646" table:formula="of:=[.L15]" office:value-type="string" office:string-value="Giraffe (10)" calcext:value-type="string">
            <text:p>Giraffe (10)</text:p>
          </table:table-cell>
          <table:table-cell table:style-name="ce653"/>
          <table:table-cell table:style-name="ce661" office:value-type="string" calcext:value-type="string">
            <text:p>1C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9" office:value-type="string" calcext:value-type="string">
            <text:p>Gruppo D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5"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ar</text:p>
          </table:table-cell>
          <table:table-cell table:style-name="ce430" office:value-type="string" calcext:value-type="string">
            <text:p>21 Giu</text:p>
          </table:table-cell>
          <table:table-cell table:style-name="ce442" office:value-type="time" office:time-value="PT21H00M00S" calcext:value-type="time">
            <text:p>21:00</text:p>
          </table:table-cell>
          <table:table-cell table:style-name="ce451" office:value-type="string" calcext:value-type="string">
            <text:p>Croazia</text:p>
          </table:table-cell>
          <table:table-cell table:style-name="ce461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5" office:value-type="string" calcext:value-type="string">
            <text:p>Spagna</text:p>
          </table:table-cell>
          <table:table-cell table:style-name="ce492" office:value-type="string" calcext:value-type="string">
            <text:p>D</text:p>
          </table:table-cell>
          <table:table-cell table:style-name="ce496"/>
          <table:table-cell table:style-name="ce522" table:formula="of:=VLOOKUP(ROW()-34;[$'Classifiche Gironi'.$A$38:$'Classifiche Gironi'.$S$41];4;0)" office:value-type="string" office:string-value="Orche (28)" calcext:value-type="string">
            <text:p>Orche (28)</text:p>
          </table:table-cell>
          <table:table-cell table:style-name="ce557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57" table:formula="of:=VLOOKUP(ROW()-34;[$'Classifiche Gironi'.$A$38:$'Classifiche Gironi'.$S$41];6;0)" office:value-type="float" office:value="2" calcext:value-type="float">
            <text:p>2</text:p>
          </table:table-cell>
          <table:table-cell table:style-name="ce557" table:formula="of:=VLOOKUP(ROW()-34;[$'Classifiche Gironi'.$A$38:$'Classifiche Gironi'.$S$41];7;0)" office:value-type="float" office:value="1" calcext:value-type="float">
            <text:p>1</text:p>
          </table:table-cell>
          <table:table-cell table:style-name="ce557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57" table:formula="of:=VLOOKUP(ROW()-34;[$'Classifiche Gironi'.$A$38:$'Classifiche Gironi'.$S$41];9;0)" office:value-type="float" office:value="5" calcext:value-type="float">
            <text:p>5</text:p>
          </table:table-cell>
          <table:table-cell table:style-name="ce557" table:formula="of:=VLOOKUP(ROW()-34;[$'Classifiche Gironi'.$A$38:$'Classifiche Gironi'.$S$41];10;0)" office:value-type="float" office:value="183" calcext:value-type="float">
            <text:p>183</text:p>
          </table:table-cell>
          <table:table-cell table:style-name="ce557" table:formula="of:=VLOOKUP(ROW()-34;[$'Classifiche Gironi'.$A$38:$'Classifiche Gironi'.$S$41];11;0)" office:value-type="float" office:value="131" calcext:value-type="float">
            <text:p>131</text:p>
          </table:table-cell>
          <table:table-cell table:style-name="ce557" table:formula="of:=VLOOKUP(ROW()-34;[$'Classifiche Gironi'.$A$38:$'Classifiche Gironi'.$S$41];12;0)" office:value-type="float" office:value="52" calcext:value-type="float">
            <text:p>52</text:p>
          </table:table-cell>
          <table:table-cell table:style-name="ce621" office:value-type="float" office:value="2" calcext:value-type="float">
            <text:p>2</text:p>
          </table:table-cell>
          <table:table-cell table:style-name="ce625"/>
          <table:covered-table-cell table:style-name="ce633"/>
          <table:table-cell table:style-name="ce647" table:formula="of:=[.L6]" office:value-type="string" office:string-value="Pantere (2)" calcext:value-type="string">
            <text:p>Pantere (2)</text:p>
          </table:table-cell>
          <table:table-cell table:style-name="ce654"/>
          <table:table-cell table:style-name="ce658" office:value-type="string" calcext:value-type="string">
            <text:p>2A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 table:number-columns-repeated="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/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2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4" office:value-type="string" calcext:value-type="string">
            <text:p>Islanda</text:p>
          </table:table-cell>
          <table:table-cell table:style-name="ce465"/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" calcext:value-type="float">
            <text:p>1</text:p>
          </table:table-cell>
          <table:table-cell table:style-name="ce476"/>
          <table:table-cell table:style-name="ce481" office:value-type="string" calcext:value-type="string">
            <text:p>Austria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23" table:formula="of:=VLOOKUP(ROW()-34;[$'Classifiche Gironi'.$A$38:$'Classifiche Gironi'.$S$41];4;0)" office:value-type="string" office:string-value="Muli (27)" calcext:value-type="string">
            <text:p>Muli (27)</text:p>
          </table:table-cell>
          <table:table-cell table:style-name="ce558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6;0)" office:value-type="float" office:value="1" calcext:value-type="float">
            <text:p>1</text:p>
          </table:table-cell>
          <table:table-cell table:style-name="ce580" table:formula="of:=VLOOKUP(ROW()-34;[$'Classifiche Gironi'.$A$38:$'Classifiche Gironi'.$S$41];7;0)" office:value-type="float" office:value="2" calcext:value-type="float">
            <text:p>2</text:p>
          </table:table-cell>
          <table:table-cell table:style-name="ce580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80" table:formula="of:=VLOOKUP(ROW()-34;[$'Classifiche Gironi'.$A$38:$'Classifiche Gironi'.$S$41];9;0)" office:value-type="float" office:value="4" calcext:value-type="float">
            <text:p>4</text:p>
          </table:table-cell>
          <table:table-cell table:style-name="ce580" table:formula="of:=VLOOKUP(ROW()-34;[$'Classifiche Gironi'.$A$38:$'Classifiche Gironi'.$S$41];10;0)" office:value-type="float" office:value="143" calcext:value-type="float">
            <text:p>143</text:p>
          </table:table-cell>
          <table:table-cell table:style-name="ce580" table:formula="of:=VLOOKUP(ROW()-34;[$'Classifiche Gironi'.$A$38:$'Classifiche Gironi'.$S$41];11;0)" office:value-type="float" office:value="192" calcext:value-type="float">
            <text:p>192</text:p>
          </table:table-cell>
          <table:table-cell table:style-name="ce580" table:formula="of:=VLOOKUP(ROW()-34;[$'Classifiche Gironi'.$A$38:$'Classifiche Gironi'.$S$41];12;0)" office:value-type="float" office:value="-49" calcext:value-type="float">
            <text:p>-49</text:p>
          </table:table-cell>
          <table:table-cell table:style-name="ce621" office:value-type="float" office:value="3" calcext:value-type="float">
            <text:p>3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0" office:value-type="string" calcext:value-type="string">
            <text:p>Mer</text:p>
          </table:table-cell>
          <table:table-cell table:style-name="ce430" office:value-type="string" calcext:value-type="string">
            <text:p>22 Giu</text:p>
          </table:table-cell>
          <table:table-cell table:style-name="ce442" office:value-type="time" office:time-value="PT18H00M00S" calcext:value-type="time">
            <text:p>18:00</text:p>
          </table:table-cell>
          <table:table-cell table:style-name="ce451" office:value-type="string" calcext:value-type="string">
            <text:p>Ungheria</text:p>
          </table:table-cell>
          <table:table-cell table:style-name="ce461"/>
          <table:table-cell table:number-columns-repeated="2" table:style-name="ce469" office:value-type="float" office:value="3" calcext:value-type="float">
            <text:p>3</text:p>
          </table:table-cell>
          <table:table-cell table:style-name="ce476"/>
          <table:table-cell table:style-name="ce481" office:value-type="string" calcext:value-type="string">
            <text:p>Portogallo</text:p>
          </table:table-cell>
          <table:table-cell table:style-name="ce492" office:value-type="string" calcext:value-type="string">
            <text:p>F</text:p>
          </table:table-cell>
          <table:table-cell table:style-name="ce496"/>
          <table:table-cell table:style-name="ce523" table:formula="of:=VLOOKUP(ROW()-34;[$'Classifiche Gironi'.$A$38:$'Classifiche Gironi'.$S$41];4;0)" office:value-type="string" office:string-value="Gorilla (26)" calcext:value-type="string">
            <text:p>Gorilla (26)</text:p>
          </table:table-cell>
          <table:table-cell table:style-name="ce559" table:formula="of:=VLOOKUP(ROW()-34;[$'Classifiche Gironi'.$A$38:$'Classifiche Gironi'.$S$41];5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6;0)" office:value-type="float" office:value="0" calcext:value-type="float">
            <text:p>0</text:p>
          </table:table-cell>
          <table:table-cell table:style-name="ce580" table:formula="of:=VLOOKUP(ROW()-34;[$'Classifiche Gironi'.$A$38:$'Classifiche Gironi'.$S$41];7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8;0)" office:value-type="float" office:value="0" calcext:value-type="float">
            <text:p>0</text:p>
          </table:table-cell>
          <table:table-cell table:style-name="ce580" table:formula="of:=VLOOKUP(ROW()-34;[$'Classifiche Gironi'.$A$38:$'Classifiche Gironi'.$S$41];9;0)" office:value-type="float" office:value="3" calcext:value-type="float">
            <text:p>3</text:p>
          </table:table-cell>
          <table:table-cell table:style-name="ce580" table:formula="of:=VLOOKUP(ROW()-34;[$'Classifiche Gironi'.$A$38:$'Classifiche Gironi'.$S$41];10;0)" office:value-type="float" office:value="161" calcext:value-type="float">
            <text:p>161</text:p>
          </table:table-cell>
          <table:table-cell table:style-name="ce580" table:formula="of:=VLOOKUP(ROW()-34;[$'Classifiche Gironi'.$A$38:$'Classifiche Gironi'.$S$41];11;0)" office:value-type="float" office:value="179" calcext:value-type="float">
            <text:p>179</text:p>
          </table:table-cell>
          <table:table-cell table:style-name="ce580" table:formula="of:=VLOOKUP(ROW()-34;[$'Classifiche Gironi'.$A$38:$'Classifiche Gironi'.$S$41];12;0)" office:value-type="float" office:value="-18" calcext:value-type="float">
            <text:p>-18</text:p>
          </table:table-cell>
          <table:table-cell table:style-name="ce621" office:value-type="float" office:value="4" calcext:value-type="float">
            <text:p>4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2" calcext:value-type="float">
            <text:p>6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1" office:value-type="string" calcext:value-type="string">
            <text:p>Mer</text:p>
          </table:table-cell>
          <table:table-cell table:style-name="ce431" office:value-type="string" calcext:value-type="string">
            <text:p>22 Giu</text:p>
          </table:table-cell>
          <table:table-cell table:style-name="ce443" office:value-type="time" office:time-value="PT21H00M00S" calcext:value-type="time">
            <text:p>21:00</text:p>
          </table:table-cell>
          <table:table-cell table:style-name="ce455" office:value-type="string" calcext:value-type="string">
            <text:p>Italia</text:p>
          </table:table-cell>
          <table:table-cell table:style-name="ce464"/>
          <table:table-cell table:style-name="ce471" office:value-type="float" office:value="0" calcext:value-type="float">
            <text:p>0</text:p>
          </table:table-cell>
          <table:table-cell table:style-name="ce471" office:value-type="float" office:value="1" calcext:value-type="float">
            <text:p>1</text:p>
          </table:table-cell>
          <table:table-cell table:style-name="ce477"/>
          <table:table-cell table:style-name="ce486" office:value-type="string" calcext:value-type="string">
            <text:p>Rep. d'Irlanda</text:p>
          </table:table-cell>
          <table:table-cell table:style-name="ce493" office:value-type="string" calcext:value-type="string">
            <text:p>E</text:p>
          </table:table-cell>
          <table:table-cell table:style-name="ce496"/>
          <table:table-cell table:style-name="ce525" office:value-type="string" calcext:value-type="string">
            <text:p>Gruppo H</text:p>
          </table:table-cell>
          <table:table-cell table:style-name="ce561" office:value-type="string" calcext:value-type="string">
            <text:p>G</text:p>
          </table:table-cell>
          <table:table-cell table:style-name="ce561" office:value-type="string" calcext:value-type="string">
            <text:p>V</text:p>
          </table:table-cell>
          <table:table-cell table:style-name="ce561" office:value-type="string" calcext:value-type="string">
            <text:p>P</text:p>
          </table:table-cell>
          <table:table-cell table:style-name="ce561" office:value-type="string" calcext:value-type="string">
            <text:p>F</text:p>
          </table:table-cell>
          <table:table-cell table:style-name="ce561" office:value-type="string" calcext:value-type="string">
            <text:p>PC</text:p>
          </table:table-cell>
          <table:table-cell table:style-name="ce561" office:value-type="string" calcext:value-type="string">
            <text:p>PGF</text:p>
          </table:table-cell>
          <table:table-cell table:style-name="ce561" office:value-type="string" calcext:value-type="string">
            <text:p>PGS</text:p>
          </table:table-cell>
          <table:table-cell table:style-name="ce614" office:value-type="string" calcext:value-type="string">
            <text:p>DPG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0.9997" calcext:value-type="float">
            <text:p>1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2" office:value-type="string" calcext:value-type="string">
            <text:p>Mer</text:p>
          </table:table-cell>
          <table:table-cell table:style-name="ce439" office:value-type="string" calcext:value-type="string">
            <text:p>22 Giu</text:p>
          </table:table-cell>
          <table:table-cell table:style-name="ce444" office:value-type="time" office:time-value="PT21H00M00S" calcext:value-type="time">
            <text:p>21:00</text:p>
          </table:table-cell>
          <table:table-cell table:style-name="ce456" office:value-type="string" calcext:value-type="string">
            <text:p>Svezia</text:p>
          </table:table-cell>
          <table:table-cell table:style-name="ce466"/>
          <table:table-cell table:style-name="ce472" office:value-type="float" office:value="0" calcext:value-type="float">
            <text:p>0</text:p>
          </table:table-cell>
          <table:table-cell table:style-name="ce472" office:value-type="float" office:value="1" calcext:value-type="float">
            <text:p>1</text:p>
          </table:table-cell>
          <table:table-cell table:style-name="ce478"/>
          <table:table-cell table:style-name="ce487" office:value-type="string" calcext:value-type="string">
            <text:p>Belgio</text:p>
          </table:table-cell>
          <table:table-cell table:style-name="ce494" office:value-type="string" calcext:value-type="string">
            <text:p>E</text:p>
          </table:table-cell>
          <table:table-cell table:style-name="ce496"/>
          <table:table-cell table:style-name="ce521" table:formula="of:=VLOOKUP(ROW()-39;[$'Classifiche Gironi'.$A$44:$'Classifiche Gironi'.$S$47];4;0)" office:value-type="string" office:string-value="Scorpioni (30)" calcext:value-type="string">
            <text:p>Scorpioni (30)</text:p>
          </table:table-cell>
          <table:table-cell table:style-name="ce556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56" table:formula="of:=VLOOKUP(ROW()-39;[$'Classifiche Gironi'.$A$44:$'Classifiche Gironi'.$S$47];6;0)" office:value-type="float" office:value="2" calcext:value-type="float">
            <text:p>2</text:p>
          </table:table-cell>
          <table:table-cell table:style-name="ce556" table:formula="of:=VLOOKUP(ROW()-39;[$'Classifiche Gironi'.$A$44:$'Classifiche Gironi'.$S$47];7;0)" office:value-type="float" office:value="1" calcext:value-type="float">
            <text:p>1</text:p>
          </table:table-cell>
          <table:table-cell table:style-name="ce556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56" table:formula="of:=VLOOKUP(ROW()-39;[$'Classifiche Gironi'.$A$44:$'Classifiche Gironi'.$S$47];9;0)" office:value-type="float" office:value="5" calcext:value-type="float">
            <text:p>5</text:p>
          </table:table-cell>
          <table:table-cell table:style-name="ce556" table:formula="of:=VLOOKUP(ROW()-39;[$'Classifiche Gironi'.$A$44:$'Classifiche Gironi'.$S$47];10;0)" office:value-type="float" office:value="214" calcext:value-type="float">
            <text:p>214</text:p>
          </table:table-cell>
          <table:table-cell table:style-name="ce556" table:formula="of:=VLOOKUP(ROW()-39;[$'Classifiche Gironi'.$A$44:$'Classifiche Gironi'.$S$47];11;0)" office:value-type="float" office:value="183" calcext:value-type="float">
            <text:p>183</text:p>
          </table:table-cell>
          <table:table-cell table:style-name="ce611" table:formula="of:=VLOOKUP(ROW()-39;[$'Classifiche Gironi'.$A$44:$'Classifiche Gironi'.$S$47];12;0)" office:value-type="float" office:value="31" calcext:value-type="float">
            <text:p>+31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3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433" table:number-columns-repeated="2"/>
          <table:table-cell table:style-name="ce445"/>
          <table:table-cell table:style-name="ce457" table:number-columns-repeated="5"/>
          <table:table-cell table:style-name="ce488"/>
          <table:table-cell table:style-name="ce495"/>
          <table:table-cell table:style-name="ce496"/>
          <table:table-cell table:style-name="ce522" table:formula="of:=VLOOKUP(ROW()-39;[$'Classifiche Gironi'.$A$44:$'Classifiche Gironi'.$S$47];4;0)" office:value-type="string" office:string-value="Piranha (29)" calcext:value-type="string">
            <text:p>Piranha (29)</text:p>
          </table:table-cell>
          <table:table-cell table:style-name="ce557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57" table:formula="of:=VLOOKUP(ROW()-39;[$'Classifiche Gironi'.$A$44:$'Classifiche Gironi'.$S$47];6;0)" office:value-type="float" office:value="2" calcext:value-type="float">
            <text:p>2</text:p>
          </table:table-cell>
          <table:table-cell table:style-name="ce557" table:formula="of:=VLOOKUP(ROW()-39;[$'Classifiche Gironi'.$A$44:$'Classifiche Gironi'.$S$47];7;0)" office:value-type="float" office:value="1" calcext:value-type="float">
            <text:p>1</text:p>
          </table:table-cell>
          <table:table-cell table:style-name="ce557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57" table:formula="of:=VLOOKUP(ROW()-39;[$'Classifiche Gironi'.$A$44:$'Classifiche Gironi'.$S$47];9;0)" office:value-type="float" office:value="5" calcext:value-type="float">
            <text:p>5</text:p>
          </table:table-cell>
          <table:table-cell table:style-name="ce557" table:formula="of:=VLOOKUP(ROW()-39;[$'Classifiche Gironi'.$A$44:$'Classifiche Gironi'.$S$47];10;0)" office:value-type="float" office:value="189" calcext:value-type="float">
            <text:p>189</text:p>
          </table:table-cell>
          <table:table-cell table:style-name="ce557" table:formula="of:=VLOOKUP(ROW()-39;[$'Classifiche Gironi'.$A$44:$'Classifiche Gironi'.$S$47];11;0)" office:value-type="float" office:value="215" calcext:value-type="float">
            <text:p>215</text:p>
          </table:table-cell>
          <table:table-cell table:style-name="ce612" table:formula="of:=VLOOKUP(ROW()-39;[$'Classifiche Gironi'.$A$44:$'Classifiche Gironi'.$S$47];12;0)" office:value-type="float" office:value="-26" calcext:value-type="float">
            <text:p>-26</text:p>
          </table:table-cell>
          <table:table-cell table:style-name="ce621"/>
          <table:table-cell table:style-name="ce626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10" table:number-columns-repeated="2"/>
          <table:table-cell table:style-name="ce714" table:number-columns-repeated="8"/>
          <table:table-cell table:style-name="ce626" table:number-columns-repeated="2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6" table:formula="of:=VLOOKUP(ROW()-39;[$'Classifiche Gironi'.$A$44:$'Classifiche Gironi'.$S$47];4;0)" office:value-type="string" office:string-value="Zebre (32)" calcext:value-type="string">
            <text:p>Zebre (32)</text:p>
          </table:table-cell>
          <table:table-cell table:style-name="ce562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82" table:formula="of:=VLOOKUP(ROW()-39;[$'Classifiche Gironi'.$A$44:$'Classifiche Gironi'.$S$47];6;0)" office:value-type="float" office:value="1" calcext:value-type="float">
            <text:p>1</text:p>
          </table:table-cell>
          <table:table-cell table:style-name="ce582" table:formula="of:=VLOOKUP(ROW()-39;[$'Classifiche Gironi'.$A$44:$'Classifiche Gironi'.$S$47];7;0)" office:value-type="float" office:value="2" calcext:value-type="float">
            <text:p>2</text:p>
          </table:table-cell>
          <table:table-cell table:style-name="ce582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82" table:formula="of:=VLOOKUP(ROW()-39;[$'Classifiche Gironi'.$A$44:$'Classifiche Gironi'.$S$47];9;0)" office:value-type="float" office:value="4" calcext:value-type="float">
            <text:p>4</text:p>
          </table:table-cell>
          <table:table-cell table:style-name="ce582" table:formula="of:=VLOOKUP(ROW()-39;[$'Classifiche Gironi'.$A$44:$'Classifiche Gironi'.$S$47];10;0)" office:value-type="float" office:value="216" calcext:value-type="float">
            <text:p>216</text:p>
          </table:table-cell>
          <table:table-cell table:style-name="ce582" table:formula="of:=VLOOKUP(ROW()-39;[$'Classifiche Gironi'.$A$44:$'Classifiche Gironi'.$S$47];11;0)" office:value-type="float" office:value="223" calcext:value-type="float">
            <text:p>223</text:p>
          </table:table-cell>
          <table:table-cell table:style-name="ce617" table:formula="of:=VLOOKUP(ROW()-39;[$'Classifiche Gironi'.$A$44:$'Classifiche Gironi'.$S$47];12;0)" office:value-type="float" office:value="-7" calcext:value-type="float">
            <text:p>-7</text:p>
          </table:table-cell>
          <table:table-cell table:style-name="ce621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7" table:formula="of:=VLOOKUP(ROW()-39;[$'Classifiche Gironi'.$A$44:$'Classifiche Gironi'.$S$47];4;0)" office:value-type="string" office:string-value="Tonni (31)" calcext:value-type="string">
            <text:p>Tonni (31)</text:p>
          </table:table-cell>
          <table:table-cell table:style-name="ce563" table:formula="of:=VLOOKUP(ROW()-39;[$'Classifiche Gironi'.$A$44:$'Classifiche Gironi'.$S$47];5;0)" office:value-type="float" office:value="3" calcext:value-type="float">
            <text:p>3</text:p>
          </table:table-cell>
          <table:table-cell table:style-name="ce583" table:formula="of:=VLOOKUP(ROW()-39;[$'Classifiche Gironi'.$A$44:$'Classifiche Gironi'.$S$47];6;0)" office:value-type="float" office:value="1" calcext:value-type="float">
            <text:p>1</text:p>
          </table:table-cell>
          <table:table-cell table:style-name="ce583" table:formula="of:=VLOOKUP(ROW()-39;[$'Classifiche Gironi'.$A$44:$'Classifiche Gironi'.$S$47];7;0)" office:value-type="float" office:value="2" calcext:value-type="float">
            <text:p>2</text:p>
          </table:table-cell>
          <table:table-cell table:style-name="ce583" table:formula="of:=VLOOKUP(ROW()-39;[$'Classifiche Gironi'.$A$44:$'Classifiche Gironi'.$S$47];8;0)" office:value-type="float" office:value="0" calcext:value-type="float">
            <text:p>0</text:p>
          </table:table-cell>
          <table:table-cell table:style-name="ce583" table:formula="of:=VLOOKUP(ROW()-39;[$'Classifiche Gironi'.$A$44:$'Classifiche Gironi'.$S$47];9;0)" office:value-type="float" office:value="4" calcext:value-type="float">
            <text:p>4</text:p>
          </table:table-cell>
          <table:table-cell table:style-name="ce583" table:formula="of:=VLOOKUP(ROW()-39;[$'Classifiche Gironi'.$A$44:$'Classifiche Gironi'.$S$47];10;0)" office:value-type="float" office:value="185" calcext:value-type="float">
            <text:p>185</text:p>
          </table:table-cell>
          <table:table-cell table:style-name="ce583" table:formula="of:=VLOOKUP(ROW()-39;[$'Classifiche Gironi'.$A$44:$'Classifiche Gironi'.$S$47];11;0)" office:value-type="float" office:value="183" calcext:value-type="float">
            <text:p>183</text:p>
          </table:table-cell>
          <table:table-cell table:style-name="ce618" table:formula="of:=VLOOKUP(ROW()-39;[$'Classifiche Gironi'.$A$44:$'Classifiche Gironi'.$S$47];12;0)" office:value-type="float" office:value="2" calcext:value-type="float">
            <text:p>+2</text:p>
          </table:table-cell>
          <table:table-cell table:style-name="ce622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 table:number-rows-repeated="2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434" table:number-columns-repeated="2"/>
          <table:table-cell table:style-name="ce446"/>
          <table:table-cell table:style-name="ce458" table:number-columns-repeated="5"/>
          <table:table-cell table:style-name="ce489"/>
          <table:table-cell/>
          <table:table-cell table:style-name="ce496"/>
          <table:table-cell table:style-name="ce528"/>
          <table:table-cell table:number-columns-repeated="10"/>
          <table:table-cell table:style-name="ce497"/>
          <table:table-cell table:style-name="ce648"/>
          <table:table-cell table:style-name="ce497" table:number-columns-repeated="29"/>
          <table:table-cell table:number-columns-repeated="49"/>
          <table:table-cell table:style-name="ce528"/>
          <table:table-cell table:number-columns-repeated="11"/>
        </table:table-row>
        <table:table-row table:style-name="ro6" table:number-rows-repeated="3">
          <table:table-cell table:number-columns-repeated="10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855">
          <table:table-cell table:number-columns-repeated="10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1047671">
          <table:table-cell table:number-columns-repeated="114"/>
        </table:table-row>
        <table:table-row table:style-name="ro7">
          <table:table-cell table:number-columns-repeated="114"/>
        </table:table-row>
        <calcext:conditional-formats>
          <calcext:conditional-format calcext:target-range-address="'Calendario e Tabellone'.AO26:'Calendario e Tabellone'.BA26">
            <calcext:condition calcext:apply-style-name="ConditionalStyle_228" calcext:value="formula-is(IF(#REF!=#REF!;1;IF(#REF!=#REF!;1;0)))" calcext:base-cell-address="'Calendario e Tabellone'.AO26"/>
          </calcext:conditional-format>
          <calcext:conditional-format calcext:target-range-address="'Calendario e Tabellone'.E5:'Calendario e Tabellone'.E6 'Calendario e Tabellone'.D41:'Calendario e Tabellone'.H46 'Calendario e Tabellone'.D6:'Calendario e Tabellone'.E10 'Calendario e Tabellone'.D11:'Calendario e Tabellone'.D12 'Calendario e Tabellone'.E11:'Calendario e Tabellone'.E13 'Calendario e Tabellone'.D14:'Calendario e Tabellone'.E41">
            <calcext:condition calcext:apply-style-name="ConditionalStyle_227" calcext:value="formula-is(IF(#REF!=CONCATENATE([.$D4];&quot;_win&quot;);1;0))" calcext:base-cell-address="'Calendario e Tabellone'.D5"/>
          </calcext:conditional-format>
          <calcext:conditional-format calcext:target-range-address="'Calendario e Tabellone'.D5:'Calendario e Tabellone'.D6 'Calendario e Tabellone'.D13:'Calendario e Tabellone'.D13 'Calendario e Tabellone'.I24:'Calendario e Tabellone'.I35 'Calendario e Tabellone'.I5:'Calendario e Tabellone'.I22 'Calendario e Tabellone'.I37:'Calendario e Tabellone'.I46">
            <calcext:condition calcext:apply-style-name="ConditionalStyle_226" calcext:value="formula-is(IF(#REF!=CONCATENATE([.$I5];&quot;_win&quot;);1;0))" calcext:base-cell-address="'Calendario e Tabellone'.D5"/>
          </calcext:conditional-format>
          <calcext:conditional-format calcext:target-range-address="'Calendario e Tabellone'.I23:'Calendario e Tabellone'.I23">
            <calcext:condition calcext:apply-style-name="ConditionalStyle_224" calcext:value="formula-is(IF(#REF!=CONCATENATE([.$I23];&quot;_win&quot;);1;0))" calcext:base-cell-address="'Calendario e Tabellone'.I23"/>
          </calcext:conditional-format>
          <calcext:conditional-format calcext:target-range-address="'Calendario e Tabellone'.L24:'Calendario e Tabellone'.L24 'Calendario e Tabellone'.N24:'Calendario e Tabellone'.T24">
            <calcext:condition calcext:apply-style-name="ConditionalStyle_223" calcext:value="formula-is(IF(#REF!=#REF!;1;IF(#REF!=#REF!;1;0)))" calcext:base-cell-address="'Calendario e Tabellone'.L24"/>
          </calcext:conditional-format>
          <calcext:conditional-format calcext:target-range-address="'Calendario e Tabellone'.CY41:'Calendario e Tabellone'.DH41">
            <calcext:condition calcext:apply-style-name="ConditionalStyle_222" calcext:value="formula-is(IF(#REF!=#REF!;1;IF(#REF!=#REF!;1;0)))" calcext:base-cell-address="'Calendario e Tabellone'.CY41"/>
          </calcext:conditional-format>
          <calcext:conditional-format calcext:target-range-address="'Calendario e Tabellone'.CY19:'Calendario e Tabellone'.CY19 'Calendario e Tabellone'.DA19:'Calendario e Tabellone'.DH19">
            <calcext:condition calcext:apply-style-name="ConditionalStyle_221" calcext:value="formula-is(IF(#REF!=#REF!;1;IF(#REF!=#REF!;1;0)))" calcext:base-cell-address="'Calendario e Tabellone'.CY19"/>
          </calcext:conditional-format>
          <calcext:conditional-format calcext:target-range-address="'Calendario e Tabellone'.CY24:'Calendario e Tabellone'.CY24 'Calendario e Tabellone'.DA24:'Calendario e Tabellone'.DH24">
            <calcext:condition calcext:apply-style-name="ConditionalStyle_220" calcext:value="formula-is(IF(#REF!=#REF!;1;IF(#REF!=#REF!;1;0)))" calcext:base-cell-address="'Calendario e Tabellone'.CY24"/>
          </calcext:conditional-format>
          <calcext:conditional-format calcext:target-range-address="'Calendario e Tabellone'.X12:'Calendario e Tabellone'.X12">
            <calcext:condition calcext:apply-style-name="ConditionalStyle_219" calcext:value="formula-is(IF([.$AX12]=#REF!;1;0))" calcext:base-cell-address="'Calendario e Tabellone'.X12"/>
            <calcext:condition calcext:apply-style-name="ConditionalStyle_218" calcext:value="formula-is(IF([.$AX11]=#REF!;1;0))" calcext:base-cell-address="'Calendario e Tabellone'.X12"/>
          </calcext:conditional-format>
          <calcext:conditional-format calcext:target-range-address="'Calendario e Tabellone'.X32:'Calendario e Tabellone'.X32">
            <calcext:condition calcext:apply-style-name="ConditionalStyle_217" calcext:value="formula-is(IF([.$AX32]=#REF!;1;0))" calcext:base-cell-address="'Calendario e Tabellone'.X32"/>
            <calcext:condition calcext:apply-style-name="ConditionalStyle_216" calcext:value="formula-is(IF([.$AX31]=#REF!;1;0))" calcext:base-cell-address="'Calendario e Tabellone'.X32"/>
          </calcext:conditional-format>
          <calcext:conditional-format calcext:target-range-address="'Calendario e Tabellone'.X24:'Calendario e Tabellone'.X24">
            <calcext:condition calcext:apply-style-name="ConditionalStyle_215" calcext:value="formula-is(IF([.$AX24]=#REF!;1;0))" calcext:base-cell-address="'Calendario e Tabellone'.X24"/>
            <calcext:condition calcext:apply-style-name="ConditionalStyle_214" calcext:value="formula-is(IF([.$AX23]=#REF!;1;0))" calcext:base-cell-address="'Calendario e Tabellone'.X24"/>
          </calcext:conditional-format>
          <calcext:conditional-format calcext:target-range-address="'Calendario e Tabellone'.X15:'Calendario e Tabellone'.X15 'Calendario e Tabellone'.X11:'Calendario e Tabellone'.X11 'Calendario e Tabellone'.X23:'Calendario e Tabellone'.X23 'Calendario e Tabellone'.X31:'Calendario e Tabellone'.X31 'Calendario e Tabellone'.X27:'Calendario e Tabellone'.X28 'Calendario e Tabellone'.X19:'Calendario e Tabellone'.X19">
            <calcext:condition calcext:apply-style-name="ConditionalStyle_213" calcext:value="formula-is(IF([.$AX11]=#REF!;1;0))" calcext:base-cell-address="'Calendario e Tabellone'.X11"/>
            <calcext:condition calcext:apply-style-name="ConditionalStyle_212" calcext:value="formula-is(IF([.$AX12]=#REF!;1;0))" calcext:base-cell-address="'Calendario e Tabellone'.X11"/>
          </calcext:conditional-format>
          <calcext:conditional-format calcext:target-range-address="'Calendario e Tabellone'.X16:'Calendario e Tabellone'.X16">
            <calcext:condition calcext:apply-style-name="ConditionalStyle_211" calcext:value="formula-is(IF([.$AX16]=#REF!;1;0))" calcext:base-cell-address="'Calendario e Tabellone'.X16"/>
            <calcext:condition calcext:apply-style-name="ConditionalStyle_210" calcext:value="formula-is(IF([.$AX15]=#REF!;1;0))" calcext:base-cell-address="'Calendario e Tabellone'.X16"/>
          </calcext:conditional-format>
          <calcext:conditional-format calcext:target-range-address="'Calendario e Tabellone'.A4:'Calendario e Tabellone'.A4 'Calendario e Tabellone'.C4:'Calendario e Tabellone'.F4 'Calendario e Tabellone'.H4:'Calendario e Tabellone'.J4">
            <calcext:condition calcext:apply-style-name="ConditionalStyle_209" calcext:value="formula-is([.$Q$5]=&quot;Black and White&quot;)" calcext:base-cell-address="'Calendario e Tabellone'.A4"/>
          </calcext:conditional-format>
          <calcext:conditional-format calcext:target-range-address="'Calendario e Tabellone'.L9:'Calendario e Tabellone'.T9 'Calendario e Tabellone'.L19:'Calendario e Tabellone'.T19 'Calendario e Tabellone'.L14:'Calendario e Tabellone'.T14">
            <calcext:condition calcext:apply-style-name="ConditionalStyle_208" calcext:value="formula-is([.$Q$5]=&quot;Black and White&quot;)" calcext:base-cell-address="'Calendario e Tabellone'.L9"/>
          </calcext:conditional-format>
          <calcext:conditional-format calcext:target-range-address="'Calendario e Tabellone'.L4:'Calendario e Tabellone'.T4">
            <calcext:condition calcext:apply-style-name="ConditionalStyle_206" calcext:value="formula-is([.$Q$5]=&quot;Black and White&quot;)" calcext:base-cell-address="'Calendario e Tabellone'.L4"/>
          </calcext:conditional-format>
          <calcext:conditional-format calcext:target-range-address="'Calendario e Tabellone'.A1:'Calendario e Tabellone'.A1">
            <calcext:condition calcext:apply-style-name="ConditionalStyle_204" calcext:value="formula-is([.$Q$5]=&quot;Black and White&quot;)" calcext:base-cell-address="'Calendario e Tabellone'.A1"/>
          </calcext:conditional-format>
          <calcext:conditional-format calcext:target-range-address="'Calendario e Tabellone'.D7:'Calendario e Tabellone'.D10">
            <calcext:condition calcext:apply-style-name="ConditionalStyle_203" calcext:value="formula-is(IF(#REF!=CONCATENATE([.$I7];&quot;_win&quot;);1;0))" calcext:base-cell-address="'Calendario e Tabellone'.D7"/>
          </calcext:conditional-format>
          <calcext:conditional-format calcext:target-range-address="'Calendario e Tabellone'.Y11:'Calendario e Tabellone'.Y11 'Calendario e Tabellone'.Y31:'Calendario e Tabellone'.Y31 'Calendario e Tabellone'.Y35:'Calendario e Tabellone'.Y35 'Calendario e Tabellone'.Y23:'Calendario e Tabellone'.Y23 'Calendario e Tabellone'.Y27:'Calendario e Tabellone'.Y27 'Calendario e Tabellone'.Y15:'Calendario e Tabellone'.Y15 'Calendario e Tabellone'.Y19:'Calendario e Tabellone'.Y19 'Calendario e Tabellone'.Y7:'Calendario e Tabellone'.Y7">
            <calcext:condition calcext:apply-style-name="ConditionalStyle_202" calcext:value="formula-is(IF(AND(#REF!&gt;#REF!;ISNUMBER(#REF!);ISNUMBER(#REF!));1;0))" calcext:base-cell-address="'Calendario e Tabellone'.Y7"/>
          </calcext:conditional-format>
          <calcext:conditional-format calcext:target-range-address="'Calendario e Tabellone'.Y12:'Calendario e Tabellone'.Y12 'Calendario e Tabellone'.Y32:'Calendario e Tabellone'.Y32 'Calendario e Tabellone'.Y36:'Calendario e Tabellone'.Y36 'Calendario e Tabellone'.Y24:'Calendario e Tabellone'.Y24 'Calendario e Tabellone'.Y28:'Calendario e Tabellone'.Y28 'Calendario e Tabellone'.Y16:'Calendario e Tabellone'.Y16 'Calendario e Tabellone'.Y20:'Calendario e Tabellone'.Y20 'Calendario e Tabellone'.Y8:'Calendario e Tabellone'.Y8">
            <calcext:condition calcext:apply-style-name="ConditionalStyle_201" calcext:value="formula-is(IF(AND(#REF!&lt;#REF!;ISNUMBER(#REF!);ISNUMBER(#REF!));1;0))" calcext:base-cell-address="'Calendario e Tabellone'.Y8"/>
          </calcext:conditional-format>
          <calcext:conditional-format calcext:target-range-address="'Calendario e Tabellone'.X7:'Calendario e Tabellone'.X7">
            <calcext:condition calcext:apply-style-name="ConditionalStyle_200" calcext:value="formula-is([.$Q$5]=&quot;Black and White&quot;)" calcext:base-cell-address="'Calendario e Tabellone'.X7"/>
          </calcext:conditional-format>
          <calcext:conditional-format calcext:target-range-address="'Calendario e Tabellone'.X8:'Calendario e Tabellone'.X8">
            <calcext:condition calcext:apply-style-name="ConditionalStyle_199" calcext:value="formula-is([.$Q$5]=&quot;Black and White&quot;)" calcext:base-cell-address="'Calendario e Tabellone'.X8"/>
          </calcext:conditional-format>
          <calcext:conditional-format calcext:target-range-address="'Calendario e Tabellone'.X20:'Calendario e Tabellone'.X20">
            <calcext:condition calcext:apply-style-name="ConditionalStyle_198" calcext:value="formula-is(IF([.$AX20]=#REF!;1;0))" calcext:base-cell-address="'Calendario e Tabellone'.X20"/>
            <calcext:condition calcext:apply-style-name="ConditionalStyle_197" calcext:value="formula-is(IF([.$AX19]=#REF!;1;0))" calcext:base-cell-address="'Calendario e Tabellone'.X20"/>
          </calcext:conditional-format>
          <calcext:conditional-format calcext:target-range-address="'Calendario e Tabellone'.X35:'Calendario e Tabellone'.X35">
            <calcext:condition calcext:apply-style-name="ConditionalStyle_196" calcext:value="formula-is(IF([.$AX35]=#REF!;1;0))" calcext:base-cell-address="'Calendario e Tabellone'.X35"/>
            <calcext:condition calcext:apply-style-name="ConditionalStyle_195" calcext:value="formula-is(IF([.$AX36]=#REF!;1;0))" calcext:base-cell-address="'Calendario e Tabellone'.X35"/>
          </calcext:conditional-format>
          <calcext:conditional-format calcext:target-range-address="'Calendario e Tabellone'.X36:'Calendario e Tabellone'.X36">
            <calcext:condition calcext:apply-style-name="ConditionalStyle_194" calcext:value="formula-is(IF([.$AX36]=#REF!;1;0))" calcext:base-cell-address="'Calendario e Tabellone'.X36"/>
            <calcext:condition calcext:apply-style-name="ConditionalStyle_193" calcext:value="formula-is(IF([.$AX35]=#REF!;1;0))" calcext:base-cell-address="'Calendario e Tabellone'.X36"/>
          </calcext:conditional-format>
          <calcext:conditional-format calcext:target-range-address="'Calendario e Tabellone'.L25:'Calendario e Tabellone'.T25">
            <calcext:condition calcext:apply-style-name="ConditionalStyle_192" calcext:value="formula-is([.$Q$5]=&quot;Black and White&quot;)" calcext:base-cell-address="'Calendario e Tabellone'.L25"/>
          </calcext:conditional-format>
          <calcext:conditional-format calcext:target-range-address="'Calendario e Tabellone'.L34:'Calendario e Tabellone'.L34">
            <calcext:condition calcext:apply-style-name="ConditionalStyle_191" calcext:value="formula-is([.$Q$5]=&quot;Black and White&quot;)" calcext:base-cell-address="'Calendario e Tabellone'.L34"/>
          </calcext:conditional-format>
          <calcext:conditional-format calcext:target-range-address="'Calendario e Tabellone'.M34:'Calendario e Tabellone'.M34">
            <calcext:condition calcext:apply-style-name="ConditionalStyle_190" calcext:value="formula-is([.$Q$5]=&quot;Black and White&quot;)" calcext:base-cell-address="'Calendario e Tabellone'.M34"/>
          </calcext:conditional-format>
          <calcext:conditional-format calcext:target-range-address="'Calendario e Tabellone'.N34:'Calendario e Tabellone'.T34">
            <calcext:condition calcext:apply-style-name="ConditionalStyle_189" calcext:value="formula-is([.$Q$5]=&quot;Black and White&quot;)" calcext:base-cell-address="'Calendario e Tabellone'.N34"/>
          </calcext:conditional-format>
          <calcext:conditional-format calcext:target-range-address="'Calendario e Tabellone'.I36:'Calendario e Tabellone'.I36">
            <calcext:condition calcext:apply-style-name="ConditionalStyle_186" calcext:value="formula-is(IF(#REF!=CONCATENATE([.$D36];&quot;_win&quot;);1;0))" calcext:base-cell-address="'Calendario e Tabellone'.I36"/>
          </calcext:conditional-format>
          <calcext:conditional-format calcext:target-range-address="'Calendario e Tabellone'.L27:'Calendario e Tabellone'.L28">
            <calcext:condition calcext:apply-style-name="ConditionalStyle_135" calcext:value="formula-is([.$Q$5]=&quot;Black and White&quot;)" calcext:base-cell-address="'Calendario e Tabellone'.L27"/>
          </calcext:conditional-format>
          <calcext:conditional-format calcext:target-range-address="'Calendario e Tabellone'.L26:'Calendario e Tabellone'.L26">
            <calcext:condition calcext:apply-style-name="ConditionalStyle_134" calcext:value="formula-is([.$Q$5]=&quot;Black and White&quot;)" calcext:base-cell-address="'Calendario e Tabellone'.L26"/>
          </calcext:conditional-format>
          <calcext:conditional-format calcext:target-range-address="'Calendario e Tabellone'.N27:'Calendario e Tabellone'.N27">
            <calcext:condition calcext:apply-style-name="ConditionalStyle_133" calcext:value="formula-is([.$Q$5]=&quot;Black and White&quot;)" calcext:base-cell-address="'Calendario e Tabellone'.N27"/>
          </calcext:conditional-format>
          <calcext:conditional-format calcext:target-range-address="'Calendario e Tabellone'.N28:'Calendario e Tabellone'.N28">
            <calcext:condition calcext:apply-style-name="ConditionalStyle_132" calcext:value="formula-is([.$Q$5]=&quot;Black and White&quot;)" calcext:base-cell-address="'Calendario e Tabellone'.N28"/>
          </calcext:conditional-format>
          <calcext:conditional-format calcext:target-range-address="'Calendario e Tabellone'.O27:'Calendario e Tabellone'.O28">
            <calcext:condition calcext:apply-style-name="ConditionalStyle_131" calcext:value="formula-is([.$Q$5]=&quot;Black and White&quot;)" calcext:base-cell-address="'Calendario e Tabellone'.O27"/>
          </calcext:conditional-format>
          <calcext:conditional-format calcext:target-range-address="'Calendario e Tabellone'.P27:'Calendario e Tabellone'.T28">
            <calcext:condition calcext:apply-style-name="ConditionalStyle_130" calcext:value="formula-is([.$Q$5]=&quot;Black and White&quot;)" calcext:base-cell-address="'Calendario e Tabellone'.P27"/>
          </calcext:conditional-format>
          <calcext:conditional-format calcext:target-range-address="'Calendario e Tabellone'.N26:'Calendario e Tabellone'.T26">
            <calcext:condition calcext:apply-style-name="ConditionalStyle_129" calcext:value="formula-is([.$Q$5]=&quot;Black and White&quot;)" calcext:base-cell-address="'Calendario e Tabellone'.N26"/>
          </calcext:conditional-format>
          <calcext:conditional-format calcext:target-range-address="'Calendario e Tabellone'.AD9:'Calendario e Tabellone'.AD9">
            <calcext:condition calcext:apply-style-name="ConditionalStyle_128" calcext:value="formula-is(IF(AND(#REF!&gt;#REF!;ISNUMBER(#REF!);ISNUMBER(#REF!));1;0))" calcext:base-cell-address="'Calendario e Tabellone'.AD9"/>
          </calcext:conditional-format>
          <calcext:conditional-format calcext:target-range-address="'Calendario e Tabellone'.AD10:'Calendario e Tabellone'.AD10">
            <calcext:condition calcext:apply-style-name="ConditionalStyle_127" calcext:value="formula-is(IF(AND(#REF!&lt;#REF!;ISNUMBER(#REF!);ISNUMBER(#REF!));1;0))" calcext:base-cell-address="'Calendario e Tabellone'.AD10"/>
          </calcext:conditional-format>
          <calcext:conditional-format calcext:target-range-address="'Calendario e Tabellone'.AD17:'Calendario e Tabellone'.AD17">
            <calcext:condition calcext:apply-style-name="ConditionalStyle_126" calcext:value="formula-is(IF(AND(#REF!&gt;#REF!;ISNUMBER(#REF!);ISNUMBER(#REF!));1;0))" calcext:base-cell-address="'Calendario e Tabellone'.AD17"/>
          </calcext:conditional-format>
          <calcext:conditional-format calcext:target-range-address="'Calendario e Tabellone'.AD18:'Calendario e Tabellone'.AD18">
            <calcext:condition calcext:apply-style-name="ConditionalStyle_125" calcext:value="formula-is(IF(AND(#REF!&lt;#REF!;ISNUMBER(#REF!);ISNUMBER(#REF!));1;0))" calcext:base-cell-address="'Calendario e Tabellone'.AD18"/>
          </calcext:conditional-format>
          <calcext:conditional-format calcext:target-range-address="'Calendario e Tabellone'.AD25:'Calendario e Tabellone'.AD25">
            <calcext:condition calcext:apply-style-name="ConditionalStyle_124" calcext:value="formula-is(IF(AND(#REF!&gt;#REF!;ISNUMBER(#REF!);ISNUMBER(#REF!));1;0))" calcext:base-cell-address="'Calendario e Tabellone'.AD25"/>
          </calcext:conditional-format>
          <calcext:conditional-format calcext:target-range-address="'Calendario e Tabellone'.AD26:'Calendario e Tabellone'.AD26">
            <calcext:condition calcext:apply-style-name="ConditionalStyle_123" calcext:value="formula-is(IF(AND(#REF!&lt;#REF!;ISNUMBER(#REF!);ISNUMBER(#REF!));1;0))" calcext:base-cell-address="'Calendario e Tabellone'.AD26"/>
          </calcext:conditional-format>
          <calcext:conditional-format calcext:target-range-address="'Calendario e Tabellone'.AD33:'Calendario e Tabellone'.AD33">
            <calcext:condition calcext:apply-style-name="ConditionalStyle_122" calcext:value="formula-is(IF(AND(#REF!&gt;#REF!;ISNUMBER(#REF!);ISNUMBER(#REF!));1;0))" calcext:base-cell-address="'Calendario e Tabellone'.AD33"/>
          </calcext:conditional-format>
          <calcext:conditional-format calcext:target-range-address="'Calendario e Tabellone'.AD34:'Calendario e Tabellone'.AD34">
            <calcext:condition calcext:apply-style-name="ConditionalStyle_121" calcext:value="formula-is(IF(AND(#REF!&lt;#REF!;ISNUMBER(#REF!);ISNUMBER(#REF!));1;0))" calcext:base-cell-address="'Calendario e Tabellone'.AD34"/>
          </calcext:conditional-format>
          <calcext:conditional-format calcext:target-range-address="'Calendario e Tabellone'.AI13:'Calendario e Tabellone'.AI13">
            <calcext:condition calcext:apply-style-name="ConditionalStyle_120" calcext:value="formula-is(IF(AND(#REF!&gt;#REF!;ISNUMBER(#REF!);ISNUMBER(#REF!));1;0))" calcext:base-cell-address="'Calendario e Tabellone'.AI13"/>
          </calcext:conditional-format>
          <calcext:conditional-format calcext:target-range-address="'Calendario e Tabellone'.AI14:'Calendario e Tabellone'.AI14">
            <calcext:condition calcext:apply-style-name="ConditionalStyle_119" calcext:value="formula-is(IF(AND(#REF!&lt;#REF!;ISNUMBER(#REF!);ISNUMBER(#REF!));1;0))" calcext:base-cell-address="'Calendario e Tabellone'.AI14"/>
          </calcext:conditional-format>
          <calcext:conditional-format calcext:target-range-address="'Calendario e Tabellone'.AI29:'Calendario e Tabellone'.AI29">
            <calcext:condition calcext:apply-style-name="ConditionalStyle_118" calcext:value="formula-is(IF(AND(#REF!&gt;#REF!;ISNUMBER(#REF!);ISNUMBER(#REF!));1;0))" calcext:base-cell-address="'Calendario e Tabellone'.AI29"/>
          </calcext:conditional-format>
          <calcext:conditional-format calcext:target-range-address="'Calendario e Tabellone'.AI30:'Calendario e Tabellone'.AI30">
            <calcext:condition calcext:apply-style-name="ConditionalStyle_117" calcext:value="formula-is(IF(AND(#REF!&lt;#REF!;ISNUMBER(#REF!);ISNUMBER(#REF!));1;0))" calcext:base-cell-address="'Calendario e Tabellone'.AI30"/>
          </calcext:conditional-format>
          <calcext:conditional-format calcext:target-range-address="'Calendario e Tabellone'.AN20:'Calendario e Tabellone'.AN20">
            <calcext:condition calcext:apply-style-name="ConditionalStyle_116" calcext:value="formula-is(IF(AND(#REF!&gt;#REF!;ISNUMBER(#REF!);ISNUMBER(#REF!));1;0))" calcext:base-cell-address="'Calendario e Tabellone'.AN20"/>
          </calcext:conditional-format>
          <calcext:conditional-format calcext:target-range-address="'Calendario e Tabellone'.AN21:'Calendario e Tabellone'.AN21">
            <calcext:condition calcext:apply-style-name="ConditionalStyle_115" calcext:value="formula-is(IF(AND(#REF!&lt;#REF!;ISNUMBER(#REF!);ISNUMBER(#REF!));1;0))" calcext:base-cell-address="'Calendario e Tabellone'.AN21"/>
          </calcext:conditional-format>
          <calcext:conditional-format calcext:target-range-address="'Calendario e Tabellone'.AC10:'Calendario e Tabellone'.AC10">
            <calcext:condition calcext:apply-style-name="ConditionalStyle_113" calcext:value="formula-is([.$Q$5]=&quot;Black and White&quot;)" calcext:base-cell-address="'Calendario e Tabellone'.AC10"/>
          </calcext:conditional-format>
          <calcext:conditional-format calcext:target-range-address="'Calendario e Tabellone'.AC18:'Calendario e Tabellone'.AC18">
            <calcext:condition calcext:apply-style-name="ConditionalStyle_111" calcext:value="formula-is([.$Q$5]=&quot;Black and White&quot;)" calcext:base-cell-address="'Calendario e Tabellone'.AC18"/>
          </calcext:conditional-format>
          <calcext:conditional-format calcext:target-range-address="'Calendario e Tabellone'.AC26:'Calendario e Tabellone'.AC26">
            <calcext:condition calcext:apply-style-name="ConditionalStyle_109" calcext:value="formula-is([.$Q$5]=&quot;Black and White&quot;)" calcext:base-cell-address="'Calendario e Tabellone'.AC26"/>
          </calcext:conditional-format>
          <calcext:conditional-format calcext:target-range-address="'Calendario e Tabellone'.AC34:'Calendario e Tabellone'.AC34">
            <calcext:condition calcext:apply-style-name="ConditionalStyle_107" calcext:value="formula-is([.$Q$5]=&quot;Black and White&quot;)" calcext:base-cell-address="'Calendario e Tabellone'.AC34"/>
          </calcext:conditional-format>
          <calcext:conditional-format calcext:target-range-address="'Calendario e Tabellone'.AH14:'Calendario e Tabellone'.AH14">
            <calcext:condition calcext:apply-style-name="ConditionalStyle_105" calcext:value="formula-is([.$Q$5]=&quot;Black and White&quot;)" calcext:base-cell-address="'Calendario e Tabellone'.AH14"/>
          </calcext:conditional-format>
          <calcext:conditional-format calcext:target-range-address="'Calendario e Tabellone'.AH30:'Calendario e Tabellone'.AH30">
            <calcext:condition calcext:apply-style-name="ConditionalStyle_103" calcext:value="formula-is([.$Q$5]=&quot;Black and White&quot;)" calcext:base-cell-address="'Calendario e Tabellone'.AH30"/>
          </calcext:conditional-format>
          <calcext:conditional-format calcext:target-range-address="'Calendario e Tabellone'.AM21:'Calendario e Tabellone'.AM21">
            <calcext:condition calcext:apply-style-name="ConditionalStyle_101" calcext:value="formula-is([.$Q$5]=&quot;Black and White&quot;)" calcext:base-cell-address="'Calendario e Tabellone'.AM21"/>
          </calcext:conditional-format>
          <calcext:conditional-format calcext:target-range-address="'Calendario e Tabellone'.M28:'Calendario e Tabellone'.M28">
            <calcext:condition calcext:apply-style-name="ConditionalStyle_85" calcext:value="formula-is([.$Q$5]=&quot;Black and White&quot;)" calcext:base-cell-address="'Calendario e Tabellone'.M28"/>
          </calcext:conditional-format>
          <calcext:conditional-format calcext:target-range-address="'Calendario e Tabellone'.M27:'Calendario e Tabellone'.M27">
            <calcext:condition calcext:apply-style-name="ConditionalStyle_84" calcext:value="formula-is([.$Q$5]=&quot;Black and White&quot;)" calcext:base-cell-address="'Calendario e Tabellone'.M27"/>
          </calcext:conditional-format>
          <calcext:conditional-format calcext:target-range-address="'Calendario e Tabellone'.M30:'Calendario e Tabellone'.T30 'Calendario e Tabellone'.M35:'Calendario e Tabellone'.T35 'Calendario e Tabellone'.M40:'Calendario e Tabellone'.T40">
            <calcext:condition calcext:apply-style-name="ConditionalStyle_83" calcext:value="formula-is([.$Q$5]=&quot;Black and White&quot;)" calcext:base-cell-address="'Calendario e Tabellone'.M30"/>
          </calcext:conditional-format>
          <calcext:conditional-format calcext:target-range-address="'Calendario e Tabellone'.M33:'Calendario e Tabellone'.M33 'Calendario e Tabellone'.M38:'Calendario e Tabellone'.M38">
            <calcext:condition calcext:apply-style-name="ConditionalStyle_82" calcext:value="formula-is([.$Q$5]=&quot;Black and White&quot;)" calcext:base-cell-address="'Calendario e Tabellone'.M33"/>
          </calcext:conditional-format>
          <calcext:conditional-format calcext:target-range-address="'Calendario e Tabellone'.M32:'Calendario e Tabellone'.M32 'Calendario e Tabellone'.M37:'Calendario e Tabellone'.M37">
            <calcext:condition calcext:apply-style-name="ConditionalStyle_81" calcext:value="formula-is([.$Q$5]=&quot;Black and White&quot;)" calcext:base-cell-address="'Calendario e Tabellone'.M32"/>
          </calcext:conditional-format>
          <calcext:conditional-format calcext:target-range-address="'Calendario e Tabellone'.L35:'Calendario e Tabellone'.L35 'Calendario e Tabellone'.L40:'Calendario e Tabellone'.L40 'Calendario e Tabellone'.L30:'Calendario e Tabellone'.L30">
            <calcext:condition calcext:apply-style-name="ConditionalStyle_80" calcext:value="formula-is([.$Q$5]=&quot;Black and White&quot;)" calcext:base-cell-address="'Calendario e Tabellone'.L30"/>
          </calcext:conditional-format>
          <calcext:conditional-format calcext:target-range-address="'Calendario e Tabellone'.L31:'Calendario e Tabellone'.L31 'Calendario e Tabellone'.L36:'Calendario e Tabellone'.L36 'Calendario e Tabellone'.L41:'Calendario e Tabellone'.L41">
            <calcext:condition calcext:apply-style-name="ConditionalStyle_79" calcext:value="formula-is([.$Q$5]=&quot;Black and White&quot;)" calcext:base-cell-address="'Calendario e Tabellone'.L31"/>
          </calcext:conditional-format>
          <calcext:conditional-format calcext:target-range-address="'Calendario e Tabellone'.L32:'Calendario e Tabellone'.L33 'Calendario e Tabellone'.L37:'Calendario e Tabellone'.L38">
            <calcext:condition calcext:apply-style-name="ConditionalStyle_78" calcext:value="formula-is([.$Q$5]=&quot;Black and White&quot;)" calcext:base-cell-address="'Calendario e Tabellone'.L32"/>
          </calcext:conditional-format>
          <calcext:conditional-format calcext:target-range-address="'Calendario e Tabellone'.L20:'Calendario e Tabellone'.L20">
            <calcext:condition calcext:apply-style-name="ConditionalStyle_77" calcext:value="formula-is([.$Q$5]=&quot;Black and White&quot;)" calcext:base-cell-address="'Calendario e Tabellone'.L20"/>
          </calcext:conditional-format>
          <calcext:conditional-format calcext:target-range-address="'Calendario e Tabellone'.L22:'Calendario e Tabellone'.L23">
            <calcext:condition calcext:apply-style-name="ConditionalStyle_76" calcext:value="formula-is([.$Q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75" calcext:value="formula-is([.$Q$5]=&quot;Black and White&quot;)" calcext:base-cell-address="'Calendario e Tabellone'.L21"/>
          </calcext:conditional-format>
          <calcext:conditional-format calcext:target-range-address="'Calendario e Tabellone'.L15:'Calendario e Tabellone'.L15">
            <calcext:condition calcext:apply-style-name="ConditionalStyle_74" calcext:value="formula-is([.$Q$5]=&quot;Black and White&quot;)" calcext:base-cell-address="'Calendario e Tabellone'.L15"/>
          </calcext:conditional-format>
          <calcext:conditional-format calcext:target-range-address="'Calendario e Tabellone'.L17:'Calendario e Tabellone'.L18">
            <calcext:condition calcext:apply-style-name="ConditionalStyle_73" calcext:value="formula-is([.$Q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72" calcext:value="formula-is([.$Q$5]=&quot;Black and White&quot;)" calcext:base-cell-address="'Calendario e Tabellone'.L16"/>
          </calcext:conditional-format>
          <calcext:conditional-format calcext:target-range-address="'Calendario e Tabellone'.L10:'Calendario e Tabellone'.L10">
            <calcext:condition calcext:apply-style-name="ConditionalStyle_71" calcext:value="formula-is([.$Q$5]=&quot;Black and White&quot;)" calcext:base-cell-address="'Calendario e Tabellone'.L10"/>
          </calcext:conditional-format>
          <calcext:conditional-format calcext:target-range-address="'Calendario e Tabellone'.L12:'Calendario e Tabellone'.L13">
            <calcext:condition calcext:apply-style-name="ConditionalStyle_70" calcext:value="formula-is([.$Q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69" calcext:value="formula-is([.$Q$5]=&quot;Black and White&quot;)" calcext:base-cell-address="'Calendario e Tabellone'.L11"/>
          </calcext:conditional-format>
          <calcext:conditional-format calcext:target-range-address="'Calendario e Tabellone'.L5:'Calendario e Tabellone'.L5">
            <calcext:condition calcext:apply-style-name="ConditionalStyle_68" calcext:value="formula-is([.$Q$5]=&quot;Black and White&quot;)" calcext:base-cell-address="'Calendario e Tabellone'.L5"/>
          </calcext:conditional-format>
          <calcext:conditional-format calcext:target-range-address="'Calendario e Tabellone'.L7:'Calendario e Tabellone'.L8">
            <calcext:condition calcext:apply-style-name="ConditionalStyle_67" calcext:value="formula-is([.$Q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66" calcext:value="formula-is([.$Q$5]=&quot;Black and White&quot;)" calcext:base-cell-address="'Calendario e Tabellone'.L6"/>
          </calcext:conditional-format>
          <calcext:conditional-format calcext:target-range-address="'Calendario e Tabellone'.M26:'Calendario e Tabellone'.M26">
            <calcext:condition calcext:apply-style-name="ConditionalStyle_65" calcext:value="formula-is([.$Q$5]=&quot;Black and White&quot;)" calcext:base-cell-address="'Calendario e Tabellone'.M26"/>
          </calcext:conditional-format>
          <calcext:conditional-format calcext:target-range-address="'Calendario e Tabellone'.M31:'Calendario e Tabellone'.T31 'Calendario e Tabellone'.M36:'Calendario e Tabellone'.T36 'Calendario e Tabellone'.M41:'Calendario e Tabellone'.T41">
            <calcext:condition calcext:apply-style-name="ConditionalStyle_64" calcext:value="formula-is([.$Q$5]=&quot;Black and White&quot;)" calcext:base-cell-address="'Calendario e Tabellone'.M31"/>
          </calcext:conditional-format>
          <calcext:conditional-format calcext:target-range-address="'Calendario e Tabellone'.N32:'Calendario e Tabellone'.T33 'Calendario e Tabellone'.N37:'Calendario e Tabellone'.T38">
            <calcext:condition calcext:apply-style-name="ConditionalStyle_63" calcext:value="formula-is([.$Q$5]=&quot;Black and White&quot;)" calcext:base-cell-address="'Calendario e Tabellone'.N32"/>
          </calcext:conditional-format>
          <calcext:conditional-format calcext:target-range-address="'Calendario e Tabellone'.M20:'Calendario e Tabellone'.T20">
            <calcext:condition calcext:apply-style-name="ConditionalStyle_62" calcext:value="formula-is([.$Q$5]=&quot;Black and White&quot;)" calcext:base-cell-address="'Calendario e Tabellone'.M20"/>
          </calcext:conditional-format>
          <calcext:conditional-format calcext:target-range-address="'Calendario e Tabellone'.N22:'Calendario e Tabellone'.N22">
            <calcext:condition calcext:apply-style-name="ConditionalStyle_61" calcext:value="formula-is([.$Q$5]=&quot;Black and White&quot;)" calcext:base-cell-address="'Calendario e Tabellone'.N22"/>
          </calcext:conditional-format>
          <calcext:conditional-format calcext:target-range-address="'Calendario e Tabellone'.N23:'Calendario e Tabellone'.N23">
            <calcext:condition calcext:apply-style-name="ConditionalStyle_60" calcext:value="formula-is([.$Q$5]=&quot;Black and White&quot;)" calcext:base-cell-address="'Calendario e Tabellone'.N23"/>
          </calcext:conditional-format>
          <calcext:conditional-format calcext:target-range-address="'Calendario e Tabellone'.O22:'Calendario e Tabellone'.O23">
            <calcext:condition calcext:apply-style-name="ConditionalStyle_59" calcext:value="formula-is([.$Q$5]=&quot;Black and White&quot;)" calcext:base-cell-address="'Calendario e Tabellone'.O22"/>
          </calcext:conditional-format>
          <calcext:conditional-format calcext:target-range-address="'Calendario e Tabellone'.P22:'Calendario e Tabellone'.T23">
            <calcext:condition calcext:apply-style-name="ConditionalStyle_58" calcext:value="formula-is([.$Q$5]=&quot;Black and White&quot;)" calcext:base-cell-address="'Calendario e Tabellone'.P22"/>
          </calcext:conditional-format>
          <calcext:conditional-format calcext:target-range-address="'Calendario e Tabellone'.N21:'Calendario e Tabellone'.T21">
            <calcext:condition calcext:apply-style-name="ConditionalStyle_57" calcext:value="formula-is([.$Q$5]=&quot;Black and White&quot;)" calcext:base-cell-address="'Calendario e Tabellone'.N21"/>
          </calcext:conditional-format>
          <calcext:conditional-format calcext:target-range-address="'Calendario e Tabellone'.M23:'Calendario e Tabellone'.M23">
            <calcext:condition calcext:apply-style-name="ConditionalStyle_56" calcext:value="formula-is([.$Q$5]=&quot;Black and White&quot;)" calcext:base-cell-address="'Calendario e Tabellone'.M23"/>
          </calcext:conditional-format>
          <calcext:conditional-format calcext:target-range-address="'Calendario e Tabellone'.M22:'Calendario e Tabellone'.M22">
            <calcext:condition calcext:apply-style-name="ConditionalStyle_55" calcext:value="formula-is([.$Q$5]=&quot;Black and White&quot;)" calcext:base-cell-address="'Calendario e Tabellone'.M22"/>
          </calcext:conditional-format>
          <calcext:conditional-format calcext:target-range-address="'Calendario e Tabellone'.M21:'Calendario e Tabellone'.M21">
            <calcext:condition calcext:apply-style-name="ConditionalStyle_54" calcext:value="formula-is([.$Q$5]=&quot;Black and White&quot;)" calcext:base-cell-address="'Calendario e Tabellone'.M21"/>
          </calcext:conditional-format>
          <calcext:conditional-format calcext:target-range-address="'Calendario e Tabellone'.M15:'Calendario e Tabellone'.T15">
            <calcext:condition calcext:apply-style-name="ConditionalStyle_53" calcext:value="formula-is([.$Q$5]=&quot;Black and White&quot;)" calcext:base-cell-address="'Calendario e Tabellone'.M15"/>
          </calcext:conditional-format>
          <calcext:conditional-format calcext:target-range-address="'Calendario e Tabellone'.N17:'Calendario e Tabellone'.N17">
            <calcext:condition calcext:apply-style-name="ConditionalStyle_52" calcext:value="formula-is([.$Q$5]=&quot;Black and White&quot;)" calcext:base-cell-address="'Calendario e Tabellone'.N17"/>
          </calcext:conditional-format>
          <calcext:conditional-format calcext:target-range-address="'Calendario e Tabellone'.N18:'Calendario e Tabellone'.N18">
            <calcext:condition calcext:apply-style-name="ConditionalStyle_51" calcext:value="formula-is([.$Q$5]=&quot;Black and White&quot;)" calcext:base-cell-address="'Calendario e Tabellone'.N18"/>
          </calcext:conditional-format>
          <calcext:conditional-format calcext:target-range-address="'Calendario e Tabellone'.O17:'Calendario e Tabellone'.O18">
            <calcext:condition calcext:apply-style-name="ConditionalStyle_50" calcext:value="formula-is([.$Q$5]=&quot;Black and White&quot;)" calcext:base-cell-address="'Calendario e Tabellone'.O17"/>
          </calcext:conditional-format>
          <calcext:conditional-format calcext:target-range-address="'Calendario e Tabellone'.P17:'Calendario e Tabellone'.T18">
            <calcext:condition calcext:apply-style-name="ConditionalStyle_49" calcext:value="formula-is([.$Q$5]=&quot;Black and White&quot;)" calcext:base-cell-address="'Calendario e Tabellone'.P17"/>
          </calcext:conditional-format>
          <calcext:conditional-format calcext:target-range-address="'Calendario e Tabellone'.N16:'Calendario e Tabellone'.T16">
            <calcext:condition calcext:apply-style-name="ConditionalStyle_48" calcext:value="formula-is([.$Q$5]=&quot;Black and White&quot;)" calcext:base-cell-address="'Calendario e Tabellone'.N16"/>
          </calcext:conditional-format>
          <calcext:conditional-format calcext:target-range-address="'Calendario e Tabellone'.M18:'Calendario e Tabellone'.M18">
            <calcext:condition calcext:apply-style-name="ConditionalStyle_47" calcext:value="formula-is([.$Q$5]=&quot;Black and White&quot;)" calcext:base-cell-address="'Calendario e Tabellone'.M18"/>
          </calcext:conditional-format>
          <calcext:conditional-format calcext:target-range-address="'Calendario e Tabellone'.M17:'Calendario e Tabellone'.M17">
            <calcext:condition calcext:apply-style-name="ConditionalStyle_46" calcext:value="formula-is([.$Q$5]=&quot;Black and White&quot;)" calcext:base-cell-address="'Calendario e Tabellone'.M17"/>
          </calcext:conditional-format>
          <calcext:conditional-format calcext:target-range-address="'Calendario e Tabellone'.M16:'Calendario e Tabellone'.M16">
            <calcext:condition calcext:apply-style-name="ConditionalStyle_45" calcext:value="formula-is([.$Q$5]=&quot;Black and White&quot;)" calcext:base-cell-address="'Calendario e Tabellone'.M16"/>
          </calcext:conditional-format>
          <calcext:conditional-format calcext:target-range-address="'Calendario e Tabellone'.M10:'Calendario e Tabellone'.T10">
            <calcext:condition calcext:apply-style-name="ConditionalStyle_44" calcext:value="formula-is([.$Q$5]=&quot;Black and White&quot;)" calcext:base-cell-address="'Calendario e Tabellone'.M10"/>
          </calcext:conditional-format>
          <calcext:conditional-format calcext:target-range-address="'Calendario e Tabellone'.N12:'Calendario e Tabellone'.N12">
            <calcext:condition calcext:apply-style-name="ConditionalStyle_43" calcext:value="formula-is([.$Q$5]=&quot;Black and White&quot;)" calcext:base-cell-address="'Calendario e Tabellone'.N12"/>
          </calcext:conditional-format>
          <calcext:conditional-format calcext:target-range-address="'Calendario e Tabellone'.N13:'Calendario e Tabellone'.N13">
            <calcext:condition calcext:apply-style-name="ConditionalStyle_42" calcext:value="formula-is([.$Q$5]=&quot;Black and White&quot;)" calcext:base-cell-address="'Calendario e Tabellone'.N13"/>
          </calcext:conditional-format>
          <calcext:conditional-format calcext:target-range-address="'Calendario e Tabellone'.O12:'Calendario e Tabellone'.O13">
            <calcext:condition calcext:apply-style-name="ConditionalStyle_41" calcext:value="formula-is([.$Q$5]=&quot;Black and White&quot;)" calcext:base-cell-address="'Calendario e Tabellone'.O12"/>
          </calcext:conditional-format>
          <calcext:conditional-format calcext:target-range-address="'Calendario e Tabellone'.P12:'Calendario e Tabellone'.T13">
            <calcext:condition calcext:apply-style-name="ConditionalStyle_40" calcext:value="formula-is([.$Q$5]=&quot;Black and White&quot;)" calcext:base-cell-address="'Calendario e Tabellone'.P12"/>
          </calcext:conditional-format>
          <calcext:conditional-format calcext:target-range-address="'Calendario e Tabellone'.N11:'Calendario e Tabellone'.T11">
            <calcext:condition calcext:apply-style-name="ConditionalStyle_39" calcext:value="formula-is([.$Q$5]=&quot;Black and White&quot;)" calcext:base-cell-address="'Calendario e Tabellone'.N11"/>
          </calcext:conditional-format>
          <calcext:conditional-format calcext:target-range-address="'Calendario e Tabellone'.M13:'Calendario e Tabellone'.M13">
            <calcext:condition calcext:apply-style-name="ConditionalStyle_38" calcext:value="formula-is([.$Q$5]=&quot;Black and White&quot;)" calcext:base-cell-address="'Calendario e Tabellone'.M13"/>
          </calcext:conditional-format>
          <calcext:conditional-format calcext:target-range-address="'Calendario e Tabellone'.M12:'Calendario e Tabellone'.M12">
            <calcext:condition calcext:apply-style-name="ConditionalStyle_37" calcext:value="formula-is([.$Q$5]=&quot;Black and White&quot;)" calcext:base-cell-address="'Calendario e Tabellone'.M12"/>
          </calcext:conditional-format>
          <calcext:conditional-format calcext:target-range-address="'Calendario e Tabellone'.M11:'Calendario e Tabellone'.M11">
            <calcext:condition calcext:apply-style-name="ConditionalStyle_36" calcext:value="formula-is([.$Q$5]=&quot;Black and White&quot;)" calcext:base-cell-address="'Calendario e Tabellone'.M11"/>
          </calcext:conditional-format>
          <calcext:conditional-format calcext:target-range-address="'Calendario e Tabellone'.M5:'Calendario e Tabellone'.T5">
            <calcext:condition calcext:apply-style-name="ConditionalStyle_35" calcext:value="formula-is([.$Q$5]=&quot;Black and White&quot;)" calcext:base-cell-address="'Calendario e Tabellone'.M5"/>
          </calcext:conditional-format>
          <calcext:conditional-format calcext:target-range-address="'Calendario e Tabellone'.N7:'Calendario e Tabellone'.N7">
            <calcext:condition calcext:apply-style-name="ConditionalStyle_34" calcext:value="formula-is([.$Q$5]=&quot;Black and White&quot;)" calcext:base-cell-address="'Calendario e Tabellone'.N7"/>
          </calcext:conditional-format>
          <calcext:conditional-format calcext:target-range-address="'Calendario e Tabellone'.N8:'Calendario e Tabellone'.N8">
            <calcext:condition calcext:apply-style-name="ConditionalStyle_33" calcext:value="formula-is([.$Q$5]=&quot;Black and White&quot;)" calcext:base-cell-address="'Calendario e Tabellone'.N8"/>
          </calcext:conditional-format>
          <calcext:conditional-format calcext:target-range-address="'Calendario e Tabellone'.O7:'Calendario e Tabellone'.O8">
            <calcext:condition calcext:apply-style-name="ConditionalStyle_32" calcext:value="formula-is([.$Q$5]=&quot;Black and White&quot;)" calcext:base-cell-address="'Calendario e Tabellone'.O7"/>
          </calcext:conditional-format>
          <calcext:conditional-format calcext:target-range-address="'Calendario e Tabellone'.P7:'Calendario e Tabellone'.T8">
            <calcext:condition calcext:apply-style-name="ConditionalStyle_31" calcext:value="formula-is([.$Q$5]=&quot;Black and White&quot;)" calcext:base-cell-address="'Calendario e Tabellone'.P7"/>
          </calcext:conditional-format>
          <calcext:conditional-format calcext:target-range-address="'Calendario e Tabellone'.N6:'Calendario e Tabellone'.T6">
            <calcext:condition calcext:apply-style-name="ConditionalStyle_30" calcext:value="formula-is([.$Q$5]=&quot;Black and White&quot;)" calcext:base-cell-address="'Calendario e Tabellone'.N6"/>
          </calcext:conditional-format>
          <calcext:conditional-format calcext:target-range-address="'Calendario e Tabellone'.M8:'Calendario e Tabellone'.M8">
            <calcext:condition calcext:apply-style-name="ConditionalStyle_29" calcext:value="formula-is([.$Q$5]=&quot;Black and White&quot;)" calcext:base-cell-address="'Calendario e Tabellone'.M8"/>
          </calcext:conditional-format>
          <calcext:conditional-format calcext:target-range-address="'Calendario e Tabellone'.M7:'Calendario e Tabellone'.M7">
            <calcext:condition calcext:apply-style-name="ConditionalStyle_28" calcext:value="formula-is([.$Q$5]=&quot;Black and White&quot;)" calcext:base-cell-address="'Calendario e Tabellone'.M7"/>
          </calcext:conditional-format>
          <calcext:conditional-format calcext:target-range-address="'Calendario e Tabellone'.M6:'Calendario e Tabellone'.M6">
            <calcext:condition calcext:apply-style-name="ConditionalStyle_27" calcext:value="formula-is([.$Q$5]=&quot;Black and White&quot;)" calcext:base-cell-address="'Calendario e Tabellone'.M6"/>
          </calcext:conditional-format>
          <calcext:conditional-format calcext:target-range-address="'Calendario e Tabellone'.L42:'Calendario e Tabellone'.L42">
            <calcext:condition calcext:apply-style-name="ConditionalStyle_14" calcext:value="formula-is([.$Q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13" calcext:value="formula-is([.$Q$5]=&quot;Black and White&quot;)" calcext:base-cell-address="'Calendario e Tabellone'.L43"/>
          </calcext:conditional-format>
          <calcext:conditional-format calcext:target-range-address="'Calendario e Tabellone'.M42:'Calendario e Tabellone'.M42">
            <calcext:condition calcext:apply-style-name="ConditionalStyle_4" calcext:value="formula-is([.$Q$5]=&quot;Black and White&quot;)" calcext:base-cell-address="'Calendario e Tabellone'.M42"/>
          </calcext:conditional-format>
          <calcext:conditional-format calcext:target-range-address="'Calendario e Tabellone'.M43:'Calendario e Tabellone'.M43">
            <calcext:condition calcext:apply-style-name="ConditionalStyle_3" calcext:value="formula-is([.$Q$5]=&quot;Black and White&quot;)" calcext:base-cell-address="'Calendario e Tabellone'.M43"/>
          </calcext:conditional-format>
          <calcext:conditional-format calcext:target-range-address="'Calendario e Tabellone'.N43:'Calendario e Tabellone'.T43">
            <calcext:condition calcext:apply-style-name="ConditionalStyle_2" calcext:value="formula-is([.$Q$5]=&quot;Black and White&quot;)" calcext:base-cell-address="'Calendario e Tabellone'.N43"/>
          </calcext:conditional-format>
          <calcext:conditional-format calcext:target-range-address="'Calendario e Tabellone'.N42:'Calendario e Tabellone'.T42">
            <calcext:condition calcext:apply-style-name="ConditionalStyle_1" calcext:value="formula-is([.$Q$5]=&quot;Black and White&quot;)" calcext:base-cell-address="'Calendario e Tabellone'.N42"/>
          </calcext:conditional-format>
          <calcext:conditional-format calcext:target-range-address="'Calendario e Tabellone'.AC9:'Calendario e Tabellone'.AC9 'Calendario e Tabellone'.AC17:'Calendario e Tabellone'.AC17 'Calendario e Tabellone'.AC25:'Calendario e Tabellone'.AC25 'Calendario e Tabellone'.AC33:'Calendario e Tabellone'.AC33 'Calendario e Tabellone'.AH13:'Calendario e Tabellone'.AH13 'Calendario e Tabellone'.AH29:'Calendario e Tabellone'.AH29 'Calendario e Tabellone'.AM20:'Calendario e Tabellone'.AM20">
            <calcext:condition calcext:apply-style-name="ConditionalStyle_114" calcext:value="formula-is([.$Q$5]=&quot;Black and White&quot;)" calcext:base-cell-address="'Calendario e Tabellone'.A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number-style style:name="N127P0" style:volatile="true">
      <number:text>+</number:text>
      <number:number number:decimal-places="0" loext:min-decimal-places="0" number:min-integer-digits="1"/>
    </number:number-style>
    <number:number-style style:name="N127">
      <number:text>-</number:text>
      <number:number number:decimal-places="0" loext:min-decimal-places="0" number:min-integer-digits="1"/>
      <style:map style:condition="value()&gt;=0" style:apply-style-name="N127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yr" fo:font-family="'Arial Cyr'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family-generic-complex="swiss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nditionalStyle_5f_228" style:display-name="ConditionalStyle_228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7" style:display-name="ConditionalStyle_227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4" style:display-name="ConditionalStyle_224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3" style:display-name="ConditionalStyle_223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2" style:display-name="ConditionalStyle_222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1" style:display-name="ConditionalStyle_221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0" style:display-name="ConditionalStyle_220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19" style:display-name="ConditionalStyle_219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ext-properties fo:color="#ff0000"/>
    </style:style>
    <style:style style:name="ConditionalStyle_5f_217" style:display-name="ConditionalStyle_2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6" style:display-name="ConditionalStyle_216" style:family="table-cell" style:parent-style-name="Default">
      <style:text-properties fo:color="#ff0000"/>
    </style:style>
    <style:style style:name="ConditionalStyle_5f_215" style:display-name="ConditionalStyle_215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4" style:display-name="ConditionalStyle_214" style:family="table-cell" style:parent-style-name="Default">
      <style:text-properties fo:color="#ff0000"/>
    </style:style>
    <style:style style:name="ConditionalStyle_5f_213" style:display-name="ConditionalStyle_213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2" style:display-name="ConditionalStyle_212" style:family="table-cell" style:parent-style-name="Default">
      <style:text-properties fo:color="#ff0000"/>
    </style:style>
    <style:style style:name="ConditionalStyle_5f_211" style:display-name="ConditionalStyle_21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0" style:display-name="ConditionalStyle_210" style:family="table-cell" style:parent-style-name="Default">
      <style:text-properties fo:color="#ff0000"/>
    </style:style>
    <style:style style:name="ConditionalStyle_5f_209" style:display-name="ConditionalStyle_2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8" style:display-name="ConditionalStyle_2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7" style:display-name="ConditionalStyle_20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6" style:display-name="ConditionalStyle_2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4" style:display-name="ConditionalStyle_2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3" style:display-name="ConditionalStyle_203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02" style:display-name="ConditionalStyle_20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1" style:display-name="ConditionalStyle_2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0" style:display-name="ConditionalStyle_20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9" style:display-name="ConditionalStyle_19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8" style:display-name="ConditionalStyle_198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7" style:display-name="ConditionalStyle_197" style:family="table-cell" style:parent-style-name="Default">
      <style:text-properties fo:color="#ff0000"/>
    </style:style>
    <style:style style:name="ConditionalStyle_5f_196" style:display-name="ConditionalStyle_196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5" style:display-name="ConditionalStyle_195" style:family="table-cell" style:parent-style-name="Default">
      <style:text-properties fo:color="#ff0000"/>
    </style:style>
    <style:style style:name="ConditionalStyle_5f_194" style:display-name="ConditionalStyle_194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3" style:display-name="ConditionalStyle_193" style:family="table-cell" style:parent-style-name="Default">
      <style:text-properties fo:color="#ff0000"/>
    </style:style>
    <style:style style:name="ConditionalStyle_5f_192" style:display-name="ConditionalStyle_1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1" style:display-name="ConditionalStyle_1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9" style:display-name="ConditionalStyle_1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6" style:display-name="ConditionalStyle_186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185" style:display-name="ConditionalStyle_18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4" style:display-name="ConditionalStyle_18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3" style:display-name="ConditionalStyle_1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2" style:display-name="ConditionalStyle_18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1" style:display-name="ConditionalStyle_18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80" style:display-name="ConditionalStyle_1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9" style:display-name="ConditionalStyle_17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8" style:display-name="ConditionalStyle_17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7" style:display-name="ConditionalStyle_1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6" style:display-name="ConditionalStyle_17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5" style:display-name="ConditionalStyle_17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4" style:display-name="ConditionalStyle_1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3" style:display-name="ConditionalStyle_17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2" style:display-name="ConditionalStyle_17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1" style:display-name="ConditionalStyle_1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0" style:display-name="ConditionalStyle_17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9" style:display-name="ConditionalStyle_16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5" style:display-name="ConditionalStyle_16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" style:display-name="ConditionalStyle_15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" style:display-name="ConditionalStyle_15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" style:display-name="ConditionalStyle_1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" style:display-name="ConditionalStyle_14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4" style:display-name="ConditionalStyle_13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1" style:display-name="ConditionalStyle_1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0" style:display-name="ConditionalStyle_13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29" style:display-name="ConditionalStyle_12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4" style:display-name="ConditionalStyle_8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3" style:display-name="ConditionalStyle_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1" style:display-name="ConditionalStyle_8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0" style:display-name="ConditionalStyle_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7" style:display-name="ConditionalStyle_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5" style:display-name="ConditionalStyle_7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2" style:display-name="ConditionalStyle_7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9" style:display-name="ConditionalStyle_6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6" style:display-name="ConditionalStyle_6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2" style:display-name="ConditionalStyle_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0" style:display-name="ConditionalStyle_6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9" style:display-name="ConditionalStyle_5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8" style:display-name="ConditionalStyle_5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7" style:display-name="ConditionalStyle_5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5" style:display-name="ConditionalStyle_5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4" style:display-name="ConditionalStyle_5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1" style:display-name="ConditionalStyle_5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0" style:display-name="ConditionalStyle_5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9" style:display-name="ConditionalStyle_4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8" style:display-name="ConditionalStyle_4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5" style:display-name="ConditionalStyle_4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2" style:display-name="ConditionalStyle_4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1" style:display-name="ConditionalStyle_4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0" style:display-name="ConditionalStyle_4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9" style:display-name="ConditionalStyle_3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7" style:display-name="ConditionalStyle_3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6" style:display-name="ConditionalStyle_3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3" style:display-name="ConditionalStyle_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2" style:display-name="ConditionalStyle_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1" style:display-name="ConditionalStyle_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0" style:display-name="ConditionalStyle_3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8" style:display-name="ConditionalStyle_2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" style:display-name="ConditionalStyle_1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" style:display-name="ConditionalStyle_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2" style:display-name="ConditionalStyle_2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0:44:24.6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1T12:26:45.866000000</dc:date>
    <meta:editing-duration>PT2H18M51S</meta:editing-duration>
    <meta:editing-cycles>31</meta:editing-cycles>
    <meta:document-statistic meta:table-count="5" meta:cell-count="2748" meta:object-count="0"/>
  </office:meta>
</office:document-meta>
</file>